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cm"/>
    </style:style>
    <style:style style:name="co2" style:family="table-column">
      <style:table-column-properties fo:break-before="auto" style:column-width="10.5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8.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a07074b" style:family="table-cell" style:parent-style-name="Default" style:data-style-name="N30">
      <style:table-cell-properties fo:border="0.51pt solid #000000"/>
      <style:text-properties style:font-name="Arial"/>
    </style:style>
    <style:style style:name="a77eba7" style:family="table-cell" style:parent-style-name="Default">
      <style:table-cell-properties style:text-align-source="fix" style:repeat-content="false" fo:border="0.51pt solid #000000"/>
      <style:paragraph-properties fo:text-align="center"/>
      <style:text-properties style:font-name="Arial" fo:font-weight="bold" style:font-weight-asian="bold" style:font-weight-complex="bold"/>
    </style:style>
    <style:style style:name="acc98ee" style:family="table-cell" style:parent-style-name="Default">
      <style:table-cell-properties fo:border="0.51pt solid #000000"/>
      <style:text-properties style:font-name="Arial"/>
    </style:style>
    <style:style style:name="ce4" style:family="table-cell" style:parent-style-name="Default">
      <style:table-cell-properties style:text-align-source="fix" style:repeat-content="false" fo:border="0.51pt solid #000000"/>
      <style:paragraph-properties fo:text-align="center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border="0.51pt solid #000000"/>
      <style:text-properties style:font-name="Arial"/>
    </style:style>
    <style:style style:name="ce6" style:family="table-cell" style:parent-style-name="Default" style:data-style-name="N30">
      <style:table-cell-properties fo:border="0.51pt solid #000000"/>
      <style:text-properties style:font-name="Arial"/>
    </style:style>
  </office:automatic-styles>
  <office:body>
    <office:spreadsheet>
      <table:table table:name="Export" table:style-name="ta1">
        <table:table-column table:style-name="co1" table:default-cell-style-name="ce5"/>
        <table:table-column table:style-name="co2" table:number-columns-repeated="3" table:default-cell-style-name="ce5"/>
        <table:table-column table:style-name="co1" table:default-cell-style-name="ce5"/>
        <table:table-column table:style-name="co2" table:default-cell-style-name="ce6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4" table:default-cell-style-name="ce5"/>
        <table:table-row table:style-name="ro1">
          <table:table-cell table:style-name="ce4" office:value-type="string" calcext:value-type="string">
            <text:p>Identifiant Agrégée</text:p>
          </table:table-cell>
          <table:table-cell table:style-name="ce4" office:value-type="string" calcext:value-type="string">
            <text:p>Localisation</text:p>
          </table:table-cell>
          <table:table-cell table:style-name="ce4" office:value-type="string" calcext:value-type="string">
            <text:p>Appellation de l'unité de patrimoine</text:p>
          </table:table-cell>
          <table:table-cell table:style-name="ce4" office:value-type="string" calcext:value-type="string">
            <text:p>Statut du propriétaire</text:p>
          </table:table-cell>
          <table:table-cell table:style-name="ce4" office:value-type="string" calcext:value-type="string">
            <text:p>Type de protection</text:p>
          </table:table-cell>
          <table:table-cell table:style-name="ce4" office:value-type="string" calcext:value-type="string">
            <text:p>Date du dernier état sanitaire d'Agrégée</text:p>
          </table:table-cell>
          <table:table-cell table:style-name="ce4" office:value-type="string" calcext:value-type="string">
            <text:p>Dernier État sanitaire d'Agrégée</text:p>
          </table:table-cell>
          <table:table-cell table:style-name="ce4" office:value-type="string" calcext:value-type="string">
            <text:p>Année du constat</text:p>
          </table:table-cell>
          <table:table-cell table:style-name="ce4" office:value-type="string" calcext:value-type="string">
            <text:p>État sanitaire</text:p>
          </table:table-cell>
          <table:table-cell table:style-name="ce4" office:value-type="string" calcext:value-type="string">
            <text:p>Pourcentage de dégradation</text:p>
          </table:table-cell>
          <table:table-cell table:style-name="ce4" office:value-type="string" calcext:value-type="string">
            <text:p>Commentaires</text:p>
          </table:table-cell>
          <table:table-cell table:style-name="ce4" office:value-type="string" calcext:value-type="string">
            <text:p>Utilisateur</text:p>
          </table:table-cell>
        </table:table-row>
        <table:table-row table:style-name="ro1">
          <table:table-cell office:value-type="string" calcext:value-type="string">
            <text:p>I01QT1</text:p>
          </table:table-cell>
          <table:table-cell office:value-type="string" calcext:value-type="string">
            <text:p>67 - Bas-Rhin | Kleingoeft | A 2km au nord de Kleingoeft</text:p>
          </table:table-cell>
          <table:table-cell office:value-type="string" calcext:value-type="string">
            <text:p>Cimetière et sa chape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s et joints du murs de clôture durs. Révision couverture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02WCG</text:p>
          </table:table-cell>
          <table:table-cell office:value-type="string" calcext:value-type="string">
            <text:p>68 - Haut-Rhin | Rouffach | 008 010 rue Rettig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03G8Q</text:p>
          </table:table-cell>
          <table:table-cell office:value-type="string" calcext:value-type="string">
            <text:p>67 - Bas-Rhin | Lauterbourg | 021 rue de la Première-Armée</text:p>
          </table:table-cell>
          <table:table-cell office:value-type="string" calcext:value-type="string">
            <text:p>Hotel de Vil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03JBB</text:p>
          </table:table-cell>
          <table:table-cell office:value-type="string" calcext:value-type="string">
            <text:p>68 - Haut-Rhin | Colmar | place du Champ-de-Mars</text:p>
          </table:table-cell>
          <table:table-cell office:value-type="string" calcext:value-type="string">
            <text:p>Statue de l'amiral Bruat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oxydation généralisée, craquelures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03V4O</text:p>
          </table:table-cell>
          <table:table-cell office:value-type="string" calcext:value-type="string">
            <text:p>67 - Bas-Rhin | Strasbourg | 033 rue du Maréchal-Lefebvre</text:p>
          </table:table-cell>
          <table:table-cell office:value-type="string" calcext:value-type="string">
            <text:p>Usine Junkers Flugzeug-und-Motorenwerke A.G.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éton , menuiseries, serrurerie à restaure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05QM1</text:p>
          </table:table-cell>
          <table:table-cell office:value-type="string" calcext:value-type="string">
            <text:p>68 - Haut-Rhin | Turckheim | Grand' rue 085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çade arrière non vu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07RQ4</text:p>
          </table:table-cell>
          <table:table-cell office:value-type="string" calcext:value-type="string">
            <text:p>67 - Bas-Rhin | Strasbourg | 011 avenue de la Liberté</text:p>
          </table:table-cell>
          <table:table-cell office:value-type="string" calcext:value-type="string">
            <text:p>Direction régionale des Douanes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08ZA2</text:p>
          </table:table-cell>
          <table:table-cell office:value-type="string" calcext:value-type="string">
            <text:p>68 - Haut-Rhin | Meyenheim | 010 rue de l'Eglise</text:p>
          </table:table-cell>
          <table:table-cell office:value-type="string" calcext:value-type="string">
            <text:p>Eglise catholique Saints-Pierre-et-Paul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vérification couvertur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0A6Z4</text:p>
          </table:table-cell>
          <table:table-cell office:value-type="string" calcext:value-type="string">
            <text:p>67 - Bas-Rhin | Wasselonne | cour du Château</text:p>
          </table:table-cell>
          <table:table-cell office:value-type="string" calcext:value-type="string">
            <text:p>Château (restes de l'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légères efflorescenc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0AEGQ</text:p>
          </table:table-cell>
          <table:table-cell office:value-type="string" calcext:value-type="string">
            <text:p>68 - Haut-Rhin | Colmar | 036 rue des Marchands</text:p>
          </table:table-cell>
          <table:table-cell office:value-type="string" calcext:value-type="string">
            <text:p>Maison Schongauer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nduit en surépaisseur du pan de bois, soubassement ciment et peinture plastique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0AGOA</text:p>
          </table:table-cell>
          <table:table-cell office:value-type="string" calcext:value-type="string">
            <text:p>67 - Bas-Rhin | Dachstein | 031 rue Principale</text:p>
          </table:table-cell>
          <table:table-cell office:value-type="string" calcext:value-type="string">
            <text:p>Château Bourcart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6-12-31" calcext:value-type="date">
            <text:p>31/12/2016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xtérieur très cimenté, grosses efflorescenc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0AVQI</text:p>
          </table:table-cell>
          <table:table-cell office:value-type="string" calcext:value-type="string">
            <text:p>68 - Haut-Rhin | Riquewihr</text:p>
          </table:table-cell>
          <table:table-cell office:value-type="string" calcext:value-type="string">
            <text:p>Fortifications (anciennes)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Ouest: bastionSO/dévégét./arase/maçon. -Est: relancis/socle TourNE/dévégé./arase -Nord: dév./maçon. 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0AWMW</text:p>
          </table:table-cell>
          <table:table-cell office:value-type="string" calcext:value-type="string">
            <text:p>67 - Bas-Rhin | Sommerau | C.D. 817 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2-12-31" calcext:value-type="date">
            <text:p>31/12/2012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éplacement et reconstruction en 2012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0BVBE</text:p>
          </table:table-cell>
          <table:table-cell office:value-type="string" calcext:value-type="string">
            <text:p>67 - Bas-Rhin | Strasbourg | 035 rue de la Tour</text:p>
          </table:table-cell>
          <table:table-cell office:value-type="string" calcext:value-type="string">
            <text:p>Presbytère protestant Saint-Pau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oujours affecté à la paroisse et régulièrement entretenu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0BZL7</text:p>
          </table:table-cell>
          <table:table-cell office:value-type="string" calcext:value-type="string">
            <text:p>67 - Bas-Rhin | Neuwiller-lès-Saverne | 104 105 impasse Léopold</text:p>
          </table:table-cell>
          <table:table-cell office:value-type="string" calcext:value-type="string">
            <text:p>Puit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0CZGK</text:p>
          </table:table-cell>
          <table:table-cell office:value-type="string" calcext:value-type="string">
            <text:p>67 - Bas-Rhin | Sélestat | 010 boulevard Leclerc</text:p>
          </table:table-cell>
          <table:table-cell office:value-type="string" calcext:value-type="string">
            <text:p>Commanderie de Saint-Jean (ancienne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écemment restauré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0D1BN</text:p>
          </table:table-cell>
          <table:table-cell office:value-type="string" calcext:value-type="string">
            <text:p>67 - Bas-Rhin | Neuwiller-lès-Saverne | 105 impasse Leopold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s à prévoir.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0FRVY</text:p>
          </table:table-cell>
          <table:table-cell office:value-type="string" calcext:value-type="string">
            <text:p>67 - Bas-Rhin | Obernai | 020 place du Marché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estauration récente. Peinture en partie acrylique et sol imperméabl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0FW20</text:p>
          </table:table-cell>
          <table:table-cell office:value-type="string" calcext:value-type="string">
            <text:p>68 - Haut-Rhin | Hagenthal-le-Bas | Im Gucker (lieudit)</text:p>
          </table:table-cell>
          <table:table-cell office:value-type="string" calcext:value-type="string">
            <text:p>Cimetière israélit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non entretenu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0H2WQ</text:p>
          </table:table-cell>
          <table:table-cell office:value-type="string" calcext:value-type="string">
            <text:p>67 - Bas-Rhin | Saint-Jean-Saverne</text:p>
          </table:table-cell>
          <table:table-cell office:value-type="string" calcext:value-type="string">
            <text:p>Eglise abbatiale (ancienne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Humidité en façade Nord-Ouest. Révision de la couverture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0ISBA</text:p>
          </table:table-cell>
          <table:table-cell office:value-type="string" calcext:value-type="string">
            <text:p>68 - Haut-Rhin | Oberlarg | Ferme Morimont (lieudit)</text:p>
          </table:table-cell>
          <table:table-cell office:value-type="string" calcext:value-type="string">
            <text:p>Château de Morimont (rui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Non entretenu, nécessite des travaux de restauration.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0JAPF</text:p>
          </table:table-cell>
          <table:table-cell office:value-type="string" calcext:value-type="string">
            <text:p>67 - Bas-Rhin | Saverne | 006 rue des Eglise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Enduits/Peinture non adaptés. Rev sol étanche pied façade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0JWGW</text:p>
          </table:table-cell>
          <table:table-cell office:value-type="string" calcext:value-type="string">
            <text:p>67 - Bas-Rhin | Obernai | 043 rue du Général-Gouraud</text:p>
          </table:table-cell>
          <table:table-cell office:value-type="string" calcext:value-type="string">
            <text:p>Synagogue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on état général, travaux d'entretien courant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0K49C</text:p>
          </table:table-cell>
          <table:table-cell office:value-type="string" calcext:value-type="string">
            <text:p>67 - Bas-Rhin | Weyer | C.D. 40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0K6W8</text:p>
          </table:table-cell>
          <table:table-cell office:value-type="string" calcext:value-type="string">
            <text:p>67 - Bas-Rhin | Obenheim | rue de Strasbourg</text:p>
          </table:table-cell>
          <table:table-cell office:value-type="string" calcext:value-type="string">
            <text:p>Eglise protestant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0KUEL</text:p>
          </table:table-cell>
          <table:table-cell office:value-type="string" calcext:value-type="string">
            <text:p>67 - Bas-Rhin | Dachstein | 4 et 4 C rue Principale</text:p>
          </table:table-cell>
          <table:table-cell office:value-type="string" calcext:value-type="string">
            <text:p>Ancien château des évêques de Strasbourg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couverture tour défectueuse, PDT à consolider, joints de clôture à rejointoyer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0LEEQ</text:p>
          </table:table-cell>
          <table:table-cell office:value-type="string" calcext:value-type="string">
            <text:p>67 - Bas-Rhin | Dambach</text:p>
          </table:table-cell>
          <table:table-cell office:value-type="string" calcext:value-type="string">
            <text:p>Vestiges du château de Wineck 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0LZAS</text:p>
          </table:table-cell>
          <table:table-cell office:value-type="string" calcext:value-type="string">
            <text:p>67 - Bas-Rhin | Weitbruch | District 39 de la forêt communale</text:p>
          </table:table-cell>
          <table:table-cell office:value-type="string" calcext:value-type="string">
            <text:p>Borne milliaire gallo-romai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important développement cryptogamique, fortes salissures, forte exposition à l'humidité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0MAJ1</text:p>
          </table:table-cell>
          <table:table-cell office:value-type="string" calcext:value-type="string">
            <text:p>68 - Haut-Rhin | Riquewihr | 025 rue Saint-Nicolas</text:p>
          </table:table-cell>
          <table:table-cell office:value-type="string" calcext:value-type="string">
            <text:p>Puits 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émoussage et nettoyage des grès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0OG84</text:p>
          </table:table-cell>
          <table:table-cell office:value-type="string" calcext:value-type="string">
            <text:p>68 - Haut-Rhin | Niedermorschwihr | place de l'Eglise</text:p>
          </table:table-cell>
          <table:table-cell office:value-type="string" calcext:value-type="string">
            <text:p>Eglise catholique Saint-Gal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protection mixte</text:p>
          </table:table-cell>
          <table:table-cell office:value-type="date" office:date-value="2017-12-31" calcext:value-type="date">
            <text:p>31/12/2017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xtérieurs restaurés 2012/2013. Intérieurs: humidité dans les soubassement. Travaux en cour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0OPEJ</text:p>
          </table:table-cell>
          <table:table-cell office:value-type="string" calcext:value-type="string">
            <text:p>67 - Bas-Rhin | Lauterbourg | rue Vauban</text:p>
          </table:table-cell>
          <table:table-cell office:value-type="string" calcext:value-type="string">
            <text:p>Porte de Landau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mportantes efflorescences, zone de marnage haute, bas-relief pulvérulent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0R26L</text:p>
          </table:table-cell>
          <table:table-cell office:value-type="string" calcext:value-type="string">
            <text:p>67 - Bas-Rhin | Diemeringen | 027 impasse du Château</text:p>
          </table:table-cell>
          <table:table-cell office:value-type="string" calcext:value-type="string">
            <text:p>Enceinte urbaine médiévale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Vestiges recouverts de végétation. Absence de joints. Risques d'effondrement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0R84H</text:p>
          </table:table-cell>
          <table:table-cell office:value-type="string" calcext:value-type="string">
            <text:p>67 - Bas-Rhin | Strasbourg | 026 allée de la Robertsau</text:p>
          </table:table-cell>
          <table:table-cell office:value-type="string" calcext:value-type="string">
            <text:p>Immeuble</text:p>
          </table:table-cell>
          <table:table-cell office:value-type="string" calcext:value-type="string">
            <text:p>copropriété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0RQRF</text:p>
          </table:table-cell>
          <table:table-cell office:value-type="string" calcext:value-type="string">
            <text:p>67 - Bas-Rhin | Kintzheim</text:p>
          </table:table-cell>
          <table:table-cell office:value-type="string" calcext:value-type="string">
            <text:p>Château (rui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uines à consolider, projet de restauration en cour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0TKJW</text:p>
          </table:table-cell>
          <table:table-cell office:value-type="string" calcext:value-type="string">
            <text:p>67 - Bas-Rhin | Willgottheim | place du Curé-Bertome</text:p>
          </table:table-cell>
          <table:table-cell office:value-type="string" calcext:value-type="string">
            <text:p>Eglise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07-09-13" calcext:value-type="date">
            <text:p>13/09/2007</text:p>
          </table:table-cell>
          <table:table-cell office:value-type="string" calcext:value-type="string">
            <text:p>b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0V3RK</text:p>
          </table:table-cell>
          <table:table-cell office:value-type="string" calcext:value-type="string">
            <text:p>67 - Bas-Rhin | Matzenheim | 003 route de Strasbourg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mise hors d'eau et hors air urgente. flambements importants, colombages dégradés,remplissage absent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0VJZK</text:p>
          </table:table-cell>
          <table:table-cell office:value-type="string" calcext:value-type="string">
            <text:p>67 - Bas-Rhin | Obernai | 061 anciennement Clemenceau (rue rue Général-Gouraud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nduit de façade à reprendr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0VOAD</text:p>
          </table:table-cell>
          <table:table-cell office:value-type="string" calcext:value-type="string">
            <text:p>67 - Bas-Rhin | Strasbourg | quai Saint-Jean</text:p>
          </table:table-cell>
          <table:table-cell office:value-type="string" calcext:value-type="string">
            <text:p>Eglise catholique Saint-Jea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Chute d'éléments galerie sur rue, mise sous filet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0W46R</text:p>
          </table:table-cell>
          <table:table-cell office:value-type="string" calcext:value-type="string">
            <text:p>67 - Bas-Rhin | Boersch | 015 rue du Rempart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ouverture en mauvais état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0W609</text:p>
          </table:table-cell>
          <table:table-cell office:value-type="string" calcext:value-type="string">
            <text:p>67 - Bas-Rhin | Strasbourg | 013 rue Brûlée</text:p>
          </table:table-cell>
          <table:table-cell office:value-type="string" calcext:value-type="string">
            <text:p>Hôtel du Gouverneur militaire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ssin rénovée en 2015. Etude réalisée pour la toiture et le péristyle en 2016. 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0WWO9</text:p>
          </table:table-cell>
          <table:table-cell office:value-type="string" calcext:value-type="string">
            <text:p>67 - Bas-Rhin | Strasbourg | avenue de l'Europe</text:p>
          </table:table-cell>
          <table:table-cell office:value-type="string" calcext:value-type="string">
            <text:p>Parc de l'Orangeri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vx en cours mini-ferme, groupe hercule, bancs exèdre, soubassements pavillon J, kiosque bois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0X4QE</text:p>
          </table:table-cell>
          <table:table-cell office:value-type="string" calcext:value-type="string">
            <text:p>67 - Bas-Rhin | Plobsheim</text:p>
          </table:table-cell>
          <table:table-cell office:value-type="string" calcext:value-type="string">
            <text:p>Château des Zorn de Plobsheim (ancien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10E86</text:p>
          </table:table-cell>
          <table:table-cell office:value-type="string" calcext:value-type="string">
            <text:p>67 - Bas-Rhin | Sarrewerden | C.D. 096</text:p>
          </table:table-cell>
          <table:table-cell office:value-type="string" calcext:value-type="string">
            <text:p>Banc-reposoir napoléonien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inscription</text:p>
          </table:table-cell>
          <table:table-cell office:value-type="date" office:date-value="2013-12-31" calcext:value-type="date">
            <text:p>31/12/2013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éplacement et reconstruction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11HFN</text:p>
          </table:table-cell>
          <table:table-cell office:value-type="string" calcext:value-type="string">
            <text:p>67 - Bas-Rhin | Still | Grand' rue</text:p>
          </table:table-cell>
          <table:table-cell office:value-type="string" calcext:value-type="string">
            <text:p>Eglise catholiqu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12C8C</text:p>
          </table:table-cell>
          <table:table-cell office:value-type="string" calcext:value-type="string">
            <text:p>67 - Bas-Rhin | Molsheim | cour des Chartreux</text:p>
          </table:table-cell>
          <table:table-cell office:value-type="string" calcext:value-type="string">
            <text:p>Chartreuse (ancienne)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2-12-31" calcext:value-type="date">
            <text:p>31/12/2012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13BUG</text:p>
          </table:table-cell>
          <table:table-cell office:value-type="string" calcext:value-type="string">
            <text:p>67 - Bas-Rhin | Dambach-la-Ville | 055 anciennement 079 rue du Maréchal-Foch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14606</text:p>
          </table:table-cell>
          <table:table-cell office:value-type="string" calcext:value-type="string">
            <text:p>68 - Haut-Rhin | Soultzmatt | 025 rue de la Vallée</text:p>
          </table:table-cell>
          <table:table-cell office:value-type="string" calcext:value-type="string">
            <text:p>Château Wagenbourg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érification couvertur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146G7</text:p>
          </table:table-cell>
          <table:table-cell office:value-type="string" calcext:value-type="string">
            <text:p>67 - Bas-Rhin | Reichstett | rue de Champagne</text:p>
          </table:table-cell>
          <table:table-cell office:value-type="string" calcext:value-type="string">
            <text:p>Fort Rapp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avaux de mise hors d'eau,plancher sur plots disparus, présence de mérules, travaux de maçonneri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15062</text:p>
          </table:table-cell>
          <table:table-cell office:value-type="string" calcext:value-type="string">
            <text:p>67 - Bas-Rhin | Sélestat | place de la Porte de Strasbourg</text:p>
          </table:table-cell>
          <table:table-cell office:value-type="string" calcext:value-type="string">
            <text:p>Porte de Strasbourg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reprise des enduits en parties basses et vérification de la couvertur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1564G</text:p>
          </table:table-cell>
          <table:table-cell office:value-type="string" calcext:value-type="string">
            <text:p>67 - Bas-Rhin | Châtenois</text:p>
          </table:table-cell>
          <table:table-cell office:value-type="string" calcext:value-type="string">
            <text:p>Eglise catholique Saint-Georg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restauration de la couverture et de la charpente récente. Prévoir purge des enduits ciment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162QM</text:p>
          </table:table-cell>
          <table:table-cell office:value-type="string" calcext:value-type="string">
            <text:p>68 - Haut-Rhin | Kaysersberg Vignoble | 042 anciennement Grand'Rue rue du Général-de-Gaulle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166NO</text:p>
          </table:table-cell>
          <table:table-cell office:value-type="string" calcext:value-type="string">
            <text:p>67 - Bas-Rhin | Benfeld | 010 rue du Châtelet</text:p>
          </table:table-cell>
          <table:table-cell office:value-type="string" calcext:value-type="string">
            <text:p>Maison le Châtelet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nduits au ciment en partie basse, travaux d'entretien à prévoir sur la couvertur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1670M</text:p>
          </table:table-cell>
          <table:table-cell office:value-type="string" calcext:value-type="string">
            <text:p>67 - Bas-Rhin | Strasbourg | 017 rue de l'Ail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ortail déplacé au fond de la cour, immeuble démoli lors des bombardements de 1944, végétation trop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16SCN</text:p>
          </table:table-cell>
          <table:table-cell office:value-type="string" calcext:value-type="string">
            <text:p>68 - Haut-Rhin | Thann | 104 anciennement Grand'Rue rue de la Première-Armée</text:p>
          </table:table-cell>
          <table:table-cell office:value-type="string" calcext:value-type="string">
            <text:p>Maison Moosbrugger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ntretien couverture à prévoir(qq tuiles cassées)badigeon dégradé en pied 1cheminée à surveiller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16TZG</text:p>
          </table:table-cell>
          <table:table-cell office:value-type="string" calcext:value-type="string">
            <text:p>67 - Bas-Rhin | Strasbourg | place Sainte-Madeleine</text:p>
          </table:table-cell>
          <table:table-cell office:value-type="string" calcext:value-type="string">
            <text:p>Eglise Sainte-Madelein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des enfeus en 2013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19D33</text:p>
          </table:table-cell>
          <table:table-cell office:value-type="string" calcext:value-type="string">
            <text:p>68 - Haut-Rhin | Guebwiller | 104 rue de la République</text:p>
          </table:table-cell>
          <table:table-cell office:value-type="string" calcext:value-type="string">
            <text:p>Immeubl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isque de chute d'éléments ornementaux, tuiles manquantes, infiltrations, peinture façade inadapatée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19HTO</text:p>
          </table:table-cell>
          <table:table-cell office:value-type="string" calcext:value-type="string">
            <text:p>67 - Bas-Rhin | Balbronn | rue du fossé de l'église</text:p>
          </table:table-cell>
          <table:table-cell office:value-type="string" calcext:value-type="string">
            <text:p>Eglise protestante et cimetiè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ntérieurs restaurés en 2016, assainissement extérieur à réaliser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19JCS</text:p>
          </table:table-cell>
          <table:table-cell office:value-type="string" calcext:value-type="string">
            <text:p>67 - Bas-Rhin | Lochwiller | place de l'Eglise</text:p>
          </table:table-cell>
          <table:table-cell office:value-type="string" calcext:value-type="string">
            <text:p>Eglise catholique Saint-Jacques-le-Majeur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1AJ40</text:p>
          </table:table-cell>
          <table:table-cell office:value-type="string" calcext:value-type="string">
            <text:p>67 - Bas-Rhin | Marmoutier</text:p>
          </table:table-cell>
          <table:table-cell office:value-type="string" calcext:value-type="string">
            <text:p>Cimetière 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7-12-31" calcext:value-type="date">
            <text:p>31/12/2017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Diag 2017. Fondations découvertes, désordres charpente, enduits ciments, efflorescences, remontée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1AZSB</text:p>
          </table:table-cell>
          <table:table-cell office:value-type="string" calcext:value-type="string">
            <text:p>67 - Bas-Rhin | Châtenois</text:p>
          </table:table-cell>
          <table:table-cell office:value-type="string" calcext:value-type="string">
            <text:p>Double enceinte du cimetière fortifié et du château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avaux d'entretien régulier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1B3GI</text:p>
          </table:table-cell>
          <table:table-cell office:value-type="string" calcext:value-type="string">
            <text:p>67 - Bas-Rhin | Strasbourg | place Broglie</text:p>
          </table:table-cell>
          <table:table-cell office:value-type="string" calcext:value-type="string">
            <text:p>Grenier d'abondance (ancien)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oir état 2014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1BL6W</text:p>
          </table:table-cell>
          <table:table-cell office:value-type="string" calcext:value-type="string">
            <text:p>68 - Haut-Rhin | Guebwiller | Hugstein (lieudit)</text:p>
          </table:table-cell>
          <table:table-cell office:value-type="string" calcext:value-type="string">
            <text:p>Château de Hugstein (ruines)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avaux de consolidation à réaliser sur l'ensemble des ruines - AC accordée (campagne pluriannuelle)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1EGIQ</text:p>
          </table:table-cell>
          <table:table-cell office:value-type="string" calcext:value-type="string">
            <text:p>67 - Bas-Rhin | Wissembourg | 010 rue du Chapitre</text:p>
          </table:table-cell>
          <table:table-cell office:value-type="string" calcext:value-type="string">
            <text:p>Doyenné (ancien)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arc et dépendances non vus. 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1ENPN</text:p>
          </table:table-cell>
          <table:table-cell office:value-type="string" calcext:value-type="string">
            <text:p>67 - Bas-Rhin | Weyersheim | rue Baldung-Grien</text:p>
          </table:table-cell>
          <table:table-cell office:value-type="string" calcext:value-type="string">
            <text:p>Eglise catholique Saint-Michel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xtérieurs restaurés en 2016 - Études sur intérieurs en cour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1GFXD</text:p>
          </table:table-cell>
          <table:table-cell office:value-type="string" calcext:value-type="string">
            <text:p>68 - Haut-Rhin | Ensisheim | place de l'Eglise</text:p>
          </table:table-cell>
          <table:table-cell office:value-type="string" calcext:value-type="string">
            <text:p>Hôtel de Vill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1IXAY</text:p>
          </table:table-cell>
          <table:table-cell office:value-type="string" calcext:value-type="string">
            <text:p>68 - Haut-Rhin | Riquewihr | Herrenwald (lieudit)</text:p>
          </table:table-cell>
          <table:table-cell office:value-type="string" calcext:value-type="string">
            <text:p>Château de Reichenstein (ruines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Mise en sécurité - limite péril (accès difficile)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1KUEJ</text:p>
          </table:table-cell>
          <table:table-cell office:value-type="string" calcext:value-type="string">
            <text:p>68 - Haut-Rhin | Neuf-Brisach | 016 anciennement 157 place d'Armes</text:p>
          </table:table-cell>
          <table:table-cell office:value-type="string" calcext:value-type="string">
            <text:p>Maison des Lieutenants du Roi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1LSYX</text:p>
          </table:table-cell>
          <table:table-cell office:value-type="string" calcext:value-type="string">
            <text:p>68 - Haut-Rhin | Mulhouse | rue Saint-Jean</text:p>
          </table:table-cell>
          <table:table-cell office:value-type="string" calcext:value-type="string">
            <text:p>Chapelle Saint-Jean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écors muraux:dégradation rapide par encrassement, révision couverture globale à prévoir rapidement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1N9NF</text:p>
          </table:table-cell>
          <table:table-cell office:value-type="string" calcext:value-type="string">
            <text:p>67 - Bas-Rhin | Châtenois | 081 rue du Maréchal-Foch</text:p>
          </table:table-cell>
          <table:table-cell office:value-type="string" calcext:value-type="string">
            <text:p>Hôtel de Vi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1OA5Z</text:p>
          </table:table-cell>
          <table:table-cell office:value-type="string" calcext:value-type="string">
            <text:p>68 - Haut-Rhin | Soultz-Haut-Rhin | anciennement Ballon (rue du rue De-Lattre-de-Tassigny</text:p>
          </table:table-cell>
          <table:table-cell office:value-type="string" calcext:value-type="string">
            <text:p>Statue de Saint-Mauric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1OY40</text:p>
          </table:table-cell>
          <table:table-cell office:value-type="string" calcext:value-type="string">
            <text:p>67 - Bas-Rhin | Westhoffen | 001 <text:s/>anciennement Stadtrain 071 rue des Rempart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1OYVW</text:p>
          </table:table-cell>
          <table:table-cell office:value-type="string" calcext:value-type="string">
            <text:p>67 - Bas-Rhin | Sarre-Union | 001 rue de l'Ecole</text:p>
          </table:table-cell>
          <table:table-cell office:value-type="string" calcext:value-type="string">
            <text:p>Ecole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7-12-31" calcext:value-type="date">
            <text:p>31/12/2017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oubassements dégradés (remontées capillaires, enduits cimenté). Couverture restauré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1RWNV</text:p>
          </table:table-cell>
          <table:table-cell office:value-type="string" calcext:value-type="string">
            <text:p>67 - Bas-Rhin | Strasbourg | 002 rue des Hallebarde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1S87J</text:p>
          </table:table-cell>
          <table:table-cell office:value-type="string" calcext:value-type="string">
            <text:p>67 - Bas-Rhin | Wolfisheim | rue de l'Eglise</text:p>
          </table:table-cell>
          <table:table-cell office:value-type="string" calcext:value-type="string">
            <text:p>Eglise protestante Saint-Pier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1S8J7</text:p>
          </table:table-cell>
          <table:table-cell office:value-type="string" calcext:value-type="string">
            <text:p>67 - Bas-Rhin | Boersch | 001 place de l'Hôtel-de-Ville</text:p>
          </table:table-cell>
          <table:table-cell office:value-type="string" calcext:value-type="string">
            <text:p>Hôtel de Vi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avaux de mise aux normes + restauration de la toiture de la tour d'escalier 2018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1UEK3</text:p>
          </table:table-cell>
          <table:table-cell office:value-type="string" calcext:value-type="string">
            <text:p>67 - Bas-Rhin | Marmoutier | 006 anciennement Grand'Rue 333 rue du Général-Leclerc</text:p>
          </table:table-cell>
          <table:table-cell office:value-type="string" calcext:value-type="string">
            <text:p>Musée d'Arts et Traditions populair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Enrobé en pied d'édifice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1UYI5</text:p>
          </table:table-cell>
          <table:table-cell office:value-type="string" calcext:value-type="string">
            <text:p>67 - Bas-Rhin | Fegersheim | 027 route de Lyon</text:p>
          </table:table-cell>
          <table:table-cell office:value-type="string" calcext:value-type="string">
            <text:p>Ancienne auberge Au Soleil d'Or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stauration récente y compris escalier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1VUT3</text:p>
          </table:table-cell>
          <table:table-cell office:value-type="string" calcext:value-type="string">
            <text:p>67 - Bas-Rhin | Strasbourg | rue de Molsheim</text:p>
          </table:table-cell>
          <table:table-cell office:value-type="string" calcext:value-type="string">
            <text:p>Barrage Vauban et ses abords fortifiés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1XR52</text:p>
          </table:table-cell>
          <table:table-cell office:value-type="string" calcext:value-type="string">
            <text:p>67 - Bas-Rhin | Mackwiller | rue de l'Ecole</text:p>
          </table:table-cell>
          <table:table-cell office:value-type="string" calcext:value-type="string">
            <text:p>Thermes gallo-romains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rases traitées par chape ciment. Restauration à prévoir d'un des hypocaustes (chute de dalle grès)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1YLB4</text:p>
          </table:table-cell>
          <table:table-cell office:value-type="string" calcext:value-type="string">
            <text:p>67 - Bas-Rhin | Strasbourg | 031 rue Bain-aux-Plante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uiles rives maçonnées et couverture à remplacer en totalité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1YOGZ</text:p>
          </table:table-cell>
          <table:table-cell office:value-type="string" calcext:value-type="string">
            <text:p>68 - Haut-Rhin | Hirtzbach | rue du Château</text:p>
          </table:table-cell>
          <table:table-cell office:value-type="string" calcext:value-type="string">
            <text:p>Parc de Reinach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halet restaurer en 2015.hangar a charette en cours de restauration. glacier et grenier en péril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1YZAJ</text:p>
          </table:table-cell>
          <table:table-cell office:value-type="string" calcext:value-type="string">
            <text:p>68 - Haut-Rhin | Ribeauvillé</text:p>
          </table:table-cell>
          <table:table-cell office:value-type="string" calcext:value-type="string">
            <text:p>Enceintes fortifiées urbaines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-Tour des Cigognes enduits-Tour de Bergheim couverture-Tour des Bouchers RAS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1ZRCQ</text:p>
          </table:table-cell>
          <table:table-cell office:value-type="string" calcext:value-type="string">
            <text:p>67 - Bas-Rhin | Villé | 15 rue du Général-Leclerc</text:p>
          </table:table-cell>
          <table:table-cell office:value-type="string" calcext:value-type="string">
            <text:p>Presbytère catholiqu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2199A</text:p>
          </table:table-cell>
          <table:table-cell office:value-type="string" calcext:value-type="string">
            <text:p>68 - Haut-Rhin | Moosch | rue du Cimetière-Militaire</text:p>
          </table:table-cell>
          <table:table-cell office:value-type="string" calcext:value-type="string">
            <text:p>Cimetière militaire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ntretenu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21VSM</text:p>
          </table:table-cell>
          <table:table-cell office:value-type="string" calcext:value-type="string">
            <text:p>68 - Haut-Rhin | Landser | place de la Paix</text:p>
          </table:table-cell>
          <table:table-cell office:value-type="string" calcext:value-type="string">
            <text:p>Fontaine publiqu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refaite en 2010 sans autorisation (cuve du bassin en béton)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229F5</text:p>
          </table:table-cell>
          <table:table-cell office:value-type="string" calcext:value-type="string">
            <text:p>68 - Haut-Rhin | Illfurth | place de l'Abbé-Bochelen</text:p>
          </table:table-cell>
          <table:table-cell office:value-type="string" calcext:value-type="string">
            <text:p>Eglise catholique Saint-Martin (ancienne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éfaut d'entretien façade et couverture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22LD3</text:p>
          </table:table-cell>
          <table:table-cell office:value-type="string" calcext:value-type="string">
            <text:p>67 - Bas-Rhin | Strasbourg | boulevard Président-Wilson</text:p>
          </table:table-cell>
          <table:table-cell office:value-type="string" calcext:value-type="string">
            <text:p>Enceinte urbaine médiévale</text:p>
          </table:table-cell>
          <table:table-cell office:value-type="string" calcext:value-type="string">
            <text:p>établissement public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22UYC</text:p>
          </table:table-cell>
          <table:table-cell office:value-type="string" calcext:value-type="string">
            <text:p>67 - Bas-Rhin | Haguenau | rue du Grand-Rabbin-Joseph-Bloch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Mérule charpente + pignon nord. Intérieur bon état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24OFT</text:p>
          </table:table-cell>
          <table:table-cell office:value-type="string" calcext:value-type="string">
            <text:p>67 - Bas-Rhin | Froeschwiller | 021 rue Principale</text:p>
          </table:table-cell>
          <table:table-cell office:value-type="string" calcext:value-type="string">
            <text:p>Château 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Château bon état - Parc et dépendances mauvais état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24YOT</text:p>
          </table:table-cell>
          <table:table-cell office:value-type="string" calcext:value-type="string">
            <text:p>67 - Bas-Rhin | Strasbourg | 003 005 rue de l'Epine</text:p>
          </table:table-cell>
          <table:table-cell office:value-type="string" calcext:value-type="string">
            <text:p>Maisons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fissure importante en façade RDCH et 3ème étage n°5, fenêtres neuve 3ème étage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269AR</text:p>
          </table:table-cell>
          <table:table-cell office:value-type="string" calcext:value-type="string">
            <text:p>67 - Bas-Rhin | Kuttolsheim</text:p>
          </table:table-cell>
          <table:table-cell office:value-type="string" calcext:value-type="string">
            <text:p>Chapelle Sainte-Barb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Remontées capillaires en partie basse des façade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2AJV6</text:p>
          </table:table-cell>
          <table:table-cell office:value-type="string" calcext:value-type="string">
            <text:p>68 - Haut-Rhin | Soultz-Haut-Rhin | 059 rue Jean-Jaurès</text:p>
          </table:table-cell>
          <table:table-cell office:value-type="string" calcext:value-type="string">
            <text:p>Auberge de la Couronn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Enduit lacunaire, maçonneries exposées, grès très dégradés, menuiseries vétustes voire inexistantes 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2BJ1O</text:p>
          </table:table-cell>
          <table:table-cell office:value-type="string" calcext:value-type="string">
            <text:p>68 - Haut-Rhin | Wintzenheim</text:p>
          </table:table-cell>
          <table:table-cell office:value-type="string" calcext:value-type="string">
            <text:p>Château de Hohlandsbourg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stauré en 2011, nécessite un entretien continu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2C4XF</text:p>
          </table:table-cell>
          <table:table-cell office:value-type="string" calcext:value-type="string">
            <text:p>67 - Bas-Rhin | Haegen</text:p>
          </table:table-cell>
          <table:table-cell office:value-type="string" calcext:value-type="string">
            <text:p>Ruines du château du Petit-Geroldseck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ierres instables. Traitement des arases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2CZOA</text:p>
          </table:table-cell>
          <table:table-cell office:value-type="string" calcext:value-type="string">
            <text:p>67 - Bas-Rhin | Wissembourg | place de la République</text:p>
          </table:table-cell>
          <table:table-cell office:value-type="string" calcext:value-type="string">
            <text:p>Hôtel de Ville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2DD4U</text:p>
          </table:table-cell>
          <table:table-cell office:value-type="string" calcext:value-type="string">
            <text:p>68 - Haut-Rhin | Niederhergheim | rue d'Oberhergheim</text:p>
          </table:table-cell>
          <table:table-cell office:value-type="string" calcext:value-type="string">
            <text:p>Eglise catholique Sainte-Luci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Décors en bon état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2DMAL</text:p>
          </table:table-cell>
          <table:table-cell office:value-type="string" calcext:value-type="string">
            <text:p>67 - Bas-Rhin | Oermingen | 029 rue de la Mairie</text:p>
          </table:table-cell>
          <table:table-cell office:value-type="string" calcext:value-type="string">
            <text:p>Mairie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2DYG2</text:p>
          </table:table-cell>
          <table:table-cell office:value-type="string" calcext:value-type="string">
            <text:p>67 - Bas-Rhin | Rosheim | 001 rue des Violette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an de bois à entretenir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2FFKX</text:p>
          </table:table-cell>
          <table:table-cell office:value-type="string" calcext:value-type="string">
            <text:p>68 - Haut-Rhin | Colmar | 015 rue Chauffour</text:p>
          </table:table-cell>
          <table:table-cell office:value-type="string" calcext:value-type="string">
            <text:p>Maison Pfeffel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élitement base du portail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2FFO4</text:p>
          </table:table-cell>
          <table:table-cell office:value-type="string" calcext:value-type="string">
            <text:p>67 - Bas-Rhin | Strasbourg | 020 rue Gutenberg anciennement 131 Grand Ru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inteau de la baie tripartite à remplacer, fer plat mis en place en façade et retour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2HANX</text:p>
          </table:table-cell>
          <table:table-cell office:value-type="string" calcext:value-type="string">
            <text:p>68 - Haut-Rhin | Cernay | place de l'Eglise</text:p>
          </table:table-cell>
          <table:table-cell office:value-type="string" calcext:value-type="string">
            <text:p>Eglise catholique Saint-Etienn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9-10-23" calcext:value-type="date">
            <text:p>23/10/2019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étanchéité vitraux à vérifier (importantes coulures sur une des scènes au droit d'une baie)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2HPER</text:p>
          </table:table-cell>
          <table:table-cell office:value-type="string" calcext:value-type="string">
            <text:p>68 - Haut-Rhin | Guebwiller | place Saint-Léger</text:p>
          </table:table-cell>
          <table:table-cell office:value-type="string" calcext:value-type="string">
            <text:p>Puits Saint-Léger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avaux de restauration été 2018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2JGON</text:p>
          </table:table-cell>
          <table:table-cell office:value-type="string" calcext:value-type="string">
            <text:p>67 - Bas-Rhin | Strasbourg | 003 rue du Parchemin</text:p>
          </table:table-cell>
          <table:table-cell office:value-type="string" calcext:value-type="string">
            <text:p>Palais épiscopal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estauration des menuiseries prévues en 2018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2JPOQ</text:p>
          </table:table-cell>
          <table:table-cell office:value-type="string" calcext:value-type="string">
            <text:p>68 - Haut-Rhin | Eguisheim | Grand' rue</text:p>
          </table:table-cell>
          <table:table-cell office:value-type="string" calcext:value-type="string">
            <text:p>Fontaine 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Quelques réparations cimentées ?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2KA8H</text:p>
          </table:table-cell>
          <table:table-cell office:value-type="string" calcext:value-type="string">
            <text:p>68 - Haut-Rhin | Colmar | 009 place de la Gare</text:p>
          </table:table-cell>
          <table:table-cell office:value-type="string" calcext:value-type="string">
            <text:p>Gare centrale des voyageurs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avaux de reprise des menuiseries+ lucarnes projeté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2KMHM</text:p>
          </table:table-cell>
          <table:table-cell office:value-type="string" calcext:value-type="string">
            <text:p>68 - Haut-Rhin | Mulhouse | 044 rue des Franciscains</text:p>
          </table:table-cell>
          <table:table-cell office:value-type="string" calcext:value-type="string">
            <text:p>Hôtel Loewenfels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Qq joints &amp; décors sculptés dégradés, menuiseries sans entretien récent, croûtes noires en formation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2MH9W</text:p>
          </table:table-cell>
          <table:table-cell office:value-type="string" calcext:value-type="string">
            <text:p>67 - Bas-Rhin | Benfeld | 1 place de la République</text:p>
          </table:table-cell>
          <table:table-cell office:value-type="string" calcext:value-type="string">
            <text:p>Hôtel de vi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2PO16</text:p>
          </table:table-cell>
          <table:table-cell office:value-type="string" calcext:value-type="string">
            <text:p>67 - Bas-Rhin | Haguenau | rue Saint-Georges</text:p>
          </table:table-cell>
          <table:table-cell office:value-type="string" calcext:value-type="string">
            <text:p>Eglise Saint-Georg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Couverture fatiguée, effl. enduit int. parties basses, soubassement grès ext. très dégradé, salissur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2PPI1</text:p>
          </table:table-cell>
          <table:table-cell office:value-type="string" calcext:value-type="string">
            <text:p>67 - Bas-Rhin | Strasbourg | 2 rue du Poumon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complète en 2015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2PRZE</text:p>
          </table:table-cell>
          <table:table-cell office:value-type="string" calcext:value-type="string">
            <text:p>67 - Bas-Rhin | Strasbourg | 002 rue Mercièr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2PUE3</text:p>
          </table:table-cell>
          <table:table-cell office:value-type="string" calcext:value-type="string">
            <text:p>68 - Haut-Rhin | Jungholtz | Thierenbach (lieudit)</text:p>
          </table:table-cell>
          <table:table-cell office:value-type="string" calcext:value-type="string">
            <text:p>Basilique Notre-Dame-de-Thierenbach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2PZS5</text:p>
          </table:table-cell>
          <table:table-cell office:value-type="string" calcext:value-type="string">
            <text:p>67 - Bas-Rhin | La Petite-Pierre | place du Château</text:p>
          </table:table-cell>
          <table:table-cell office:value-type="string" calcext:value-type="string">
            <text:p>Eglise mixte de l'Assompti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alles funéraires dans un état passabl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2RC2A</text:p>
          </table:table-cell>
          <table:table-cell office:value-type="string" calcext:value-type="string">
            <text:p>68 - Haut-Rhin | Le Haut Soultzbach | rue de l'Eglise</text:p>
          </table:table-cell>
          <table:table-cell office:value-type="string" calcext:value-type="string">
            <text:p>Eglise catholique Sainte-Marguerit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2RNR4</text:p>
          </table:table-cell>
          <table:table-cell office:value-type="string" calcext:value-type="string">
            <text:p>67 - Bas-Rhin | Obernai | rue du Chanoine-Gyss</text:p>
          </table:table-cell>
          <table:table-cell office:value-type="string" calcext:value-type="string">
            <text:p>Puits à six seaux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iges supports des gargouilles en acier oxydées à remplacer par des tiges en inox, coulures visibles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2S66G</text:p>
          </table:table-cell>
          <table:table-cell office:value-type="string" calcext:value-type="string">
            <text:p>67 - Bas-Rhin | Haguenau</text:p>
          </table:table-cell>
          <table:table-cell office:value-type="string" calcext:value-type="string">
            <text:p>Porte de Wissembourg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Salissur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2VMQI</text:p>
          </table:table-cell>
          <table:table-cell office:value-type="string" calcext:value-type="string">
            <text:p>67 - Bas-Rhin | Geispolsheim | route des Romains</text:p>
          </table:table-cell>
          <table:table-cell office:value-type="string" calcext:value-type="string">
            <text:p>Croix de chemin du Moulin des Pierr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manque d'entretien - Mh soumis aux intempéri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2VT2U</text:p>
          </table:table-cell>
          <table:table-cell office:value-type="string" calcext:value-type="string">
            <text:p>67 - Bas-Rhin | Wissembourg</text:p>
          </table:table-cell>
          <table:table-cell office:value-type="string" calcext:value-type="string">
            <text:p>Fortifications (restes des anciennes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2WZP2</text:p>
          </table:table-cell>
          <table:table-cell office:value-type="string" calcext:value-type="string">
            <text:p>67 - Bas-Rhin | Wasselonne | 054 route de Cosswiller</text:p>
          </table:table-cell>
          <table:table-cell office:value-type="string" calcext:value-type="string">
            <text:p>Papeterie Pasquay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Quelques bâtiments réhabilités - majorité du site désaffecté et en mauvais état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2X2GK</text:p>
          </table:table-cell>
          <table:table-cell office:value-type="string" calcext:value-type="string">
            <text:p>67 - Bas-Rhin | Wissembourg | 001 rue Traversière</text:p>
          </table:table-cell>
          <table:table-cell office:value-type="string" calcext:value-type="string">
            <text:p>Hôtel du prêteur royal Von Neubeck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nt. non vus. Porte cochère en grès à consolider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2X4I9</text:p>
          </table:table-cell>
          <table:table-cell office:value-type="string" calcext:value-type="string">
            <text:p>67 - Bas-Rhin | Niedermodern | C.D. 110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2YT8Q</text:p>
          </table:table-cell>
          <table:table-cell office:value-type="string" calcext:value-type="string">
            <text:p>67 - Bas-Rhin | Westhoffen | 002 anciennement 107 anciennement Principale (rue rue Birri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avaux de traitement du pan de bois à faire. Forte infiltration sur façade Nord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2ZLEY</text:p>
          </table:table-cell>
          <table:table-cell office:value-type="string" calcext:value-type="string">
            <text:p>67 - Bas-Rhin | Saverne | place de l'Eglise</text:p>
          </table:table-cell>
          <table:table-cell office:value-type="string" calcext:value-type="string">
            <text:p>Sous-Préfectur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Nettoyage et consolidation encadrement grès à prévoir. Revêtement sol étanch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33AQ6</text:p>
          </table:table-cell>
          <table:table-cell office:value-type="string" calcext:value-type="string">
            <text:p>67 - Bas-Rhin | Windstein</text:p>
          </table:table-cell>
          <table:table-cell office:value-type="string" calcext:value-type="string">
            <text:p>Château du Vieux-Windstein (ruines)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33EIT</text:p>
          </table:table-cell>
          <table:table-cell office:value-type="string" calcext:value-type="string">
            <text:p>67 - Bas-Rhin | Itterswiller | route du Vin</text:p>
          </table:table-cell>
          <table:table-cell office:value-type="string" calcext:value-type="string">
            <text:p>Eglise paroissiale Saint-Rémi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couverture à réviser, et entretien des élévation intérieures et extérieur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33KTX</text:p>
          </table:table-cell>
          <table:table-cell office:value-type="string" calcext:value-type="string">
            <text:p>67 - Bas-Rhin | Strasbourg | 009 rue des Dentelles</text:p>
          </table:table-cell>
          <table:table-cell office:value-type="string" calcext:value-type="string">
            <text:p>Hôtel de Rathsamhausen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orte d'entrée de la tourelle, corniche détériorations, encadrement de bois 1er et 2ème niveau 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35T28</text:p>
          </table:table-cell>
          <table:table-cell office:value-type="string" calcext:value-type="string">
            <text:p>68 - Haut-Rhin | Biesheim</text:p>
          </table:table-cell>
          <table:table-cell office:value-type="string" calcext:value-type="string">
            <text:p>Vicus gallo-romain de la Oedenbourg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36DR0</text:p>
          </table:table-cell>
          <table:table-cell office:value-type="string" calcext:value-type="string">
            <text:p>67 - Bas-Rhin | Lembach</text:p>
          </table:table-cell>
          <table:table-cell office:value-type="string" calcext:value-type="string">
            <text:p>Château du Froensbourg (ruines du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37CQF</text:p>
          </table:table-cell>
          <table:table-cell office:value-type="string" calcext:value-type="string">
            <text:p>68 - Haut-Rhin | Soultz-Haut-Rhin | 007 rue des Bouchers</text:p>
          </table:table-cell>
          <table:table-cell office:value-type="string" calcext:value-type="string">
            <text:p>Maison "Auf der Hölle"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Enduit extérieur ciment + dégradations superficielles des grès (intérieurs non visités)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38SCI</text:p>
          </table:table-cell>
          <table:table-cell office:value-type="string" calcext:value-type="string">
            <text:p>67 - Bas-Rhin | Boersch | 001 rue du Rempart</text:p>
          </table:table-cell>
          <table:table-cell office:value-type="string" calcext:value-type="string">
            <text:p>Maison du Conseil et annexe (ancienne) 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Salissures, léger développement cryptogamiqu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39KFN</text:p>
          </table:table-cell>
          <table:table-cell office:value-type="string" calcext:value-type="string">
            <text:p>67 - Bas-Rhin | Scherwiller | 002 rue de la Mairi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/>
          <table:table-cell office:value-type="string" calcext:value-type="string">
            <text:p>Travaux de couverture à réaliser, remplacement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3ALLG</text:p>
          </table:table-cell>
          <table:table-cell office:value-type="string" calcext:value-type="string">
            <text:p>68 - Haut-Rhin | Rouffach | 001 anciennement Poincaré (rue rue du Quatrième-Régiment-des-Spahis-Marocain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Couverture, toiture, enduits et peintures défectueux, infiltrations, encadrements et porte abîmés. 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3B5RQ</text:p>
          </table:table-cell>
          <table:table-cell office:value-type="string" calcext:value-type="string">
            <text:p>68 - Haut-Rhin | Rouffach | 009 011 rue du Quatrième-Régiment-des-Spahis-Marocains</text:p>
          </table:table-cell>
          <table:table-cell office:value-type="string" calcext:value-type="string">
            <text:p>Couvent des Récollets (ancien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ésolidarisation du pignon occidental, désordres en pieds de murs intérieurs, étaiements inadaptés. 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3BAFU</text:p>
          </table:table-cell>
          <table:table-cell office:value-type="string" calcext:value-type="string">
            <text:p>67 - Bas-Rhin | Dahlenheim | place de l'Eglise</text:p>
          </table:table-cell>
          <table:table-cell office:value-type="string" calcext:value-type="string">
            <text:p>Puit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encrassement+fût comblé avec terre et plant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3BOJM</text:p>
          </table:table-cell>
          <table:table-cell office:value-type="string" calcext:value-type="string">
            <text:p>67 - Bas-Rhin | Strasbourg | 019 rue de la Douane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3D6RR</text:p>
          </table:table-cell>
          <table:table-cell office:value-type="string" calcext:value-type="string">
            <text:p>67 - Bas-Rhin | Sommerau | 3 rue de l'Eglise</text:p>
          </table:table-cell>
          <table:table-cell office:value-type="string" calcext:value-type="string">
            <text:p>Eglise catholique Saint-Loui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ntérieur non visités. Peinture des soubassements dégradées. Entretien de la couverture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3E23C</text:p>
          </table:table-cell>
          <table:table-cell office:value-type="string" calcext:value-type="string">
            <text:p>68 - Haut-Rhin | Rouffach | 023 rue Poincaré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avaux de restauration prévus (façades, toiture et menuiseries) - PC accordé (chantier 2018?2019?) 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3EAKQ</text:p>
          </table:table-cell>
          <table:table-cell office:value-type="string" calcext:value-type="string">
            <text:p>67 - Bas-Rhin | Lorentzen | 010 rue Principale</text:p>
          </table:table-cell>
          <table:table-cell office:value-type="string" calcext:value-type="string">
            <text:p>Eglise catholique Saint-Lauren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fflorescences salines. Restauration des bandeaux du clocher à prévoir. Int. non vu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3EVLD</text:p>
          </table:table-cell>
          <table:table-cell office:value-type="string" calcext:value-type="string">
            <text:p>67 - Bas-Rhin | Bischheim | rue Nationale</text:p>
          </table:table-cell>
          <table:table-cell office:value-type="string" calcext:value-type="string">
            <text:p>Eglise protestant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couverture à réviser (travaux d'entretien) 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3FJKC</text:p>
          </table:table-cell>
          <table:table-cell office:value-type="string" calcext:value-type="string">
            <text:p>68 - Haut-Rhin | Colmar | place de la Cathédrale</text:p>
          </table:table-cell>
          <table:table-cell office:value-type="string" calcext:value-type="string">
            <text:p>Collégiale Saint-Martin (ancien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restauration vitraux, pierres de tailles, chute d'éléments sculptés possible, couverture.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3G0DA</text:p>
          </table:table-cell>
          <table:table-cell office:value-type="string" calcext:value-type="string">
            <text:p>68 - Haut-Rhin | Thann | place des Vignerons</text:p>
          </table:table-cell>
          <table:table-cell office:value-type="string" calcext:value-type="string">
            <text:p>Fontaine des Vigneron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Phase étude diagnostic - grès mauvais état, parties manquantes à restituer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3GII9</text:p>
          </table:table-cell>
          <table:table-cell office:value-type="string" calcext:value-type="string">
            <text:p>68 - Haut-Rhin | Riquewihr | 005 rue des Trois-Eglises</text:p>
          </table:table-cell>
          <table:table-cell office:value-type="string" calcext:value-type="string">
            <text:p>Maison du maire Eberlin (ancienne)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Cave à rafraîchir - Tvx ponctuels sur Pignon : rives, grès, peinture des volets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3GRGV</text:p>
          </table:table-cell>
          <table:table-cell office:value-type="string" calcext:value-type="string">
            <text:p>68 - Haut-Rhin | Kaysersberg Vignoble | rue Rempart</text:p>
          </table:table-cell>
          <table:table-cell office:value-type="string" calcext:value-type="string">
            <text:p>Tour de l'Hôpital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- Prévoir enlèvement végétation au sommet de la tour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3GTB0</text:p>
          </table:table-cell>
          <table:table-cell office:value-type="string" calcext:value-type="string">
            <text:p>67 - Bas-Rhin | Schwenheim | 131 rue Principale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Enduit/Peinture non adapté =&gt; dégradation des maçonneries. Grès porche dégradé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3GXDO</text:p>
          </table:table-cell>
          <table:table-cell office:value-type="string" calcext:value-type="string">
            <text:p>68 - Haut-Rhin | Riquewihr | 003 rue des Ecuries seigneuriale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açade avec oriel : réparation ponctuelle grès - Révision couverture - (enduit organique)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3GY9S</text:p>
          </table:table-cell>
          <table:table-cell office:value-type="string" calcext:value-type="string">
            <text:p>67 - Bas-Rhin | Baldenheim | 004 rue Principale</text:p>
          </table:table-cell>
          <table:table-cell office:value-type="string" calcext:value-type="string">
            <text:p>Immeuble Boegler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3H0NA</text:p>
          </table:table-cell>
          <table:table-cell office:value-type="string" calcext:value-type="string">
            <text:p>68 - Haut-Rhin | Sainte-Marie-aux-Mines | lieu-dit Rain de l'Horloge</text:p>
          </table:table-cell>
          <table:table-cell office:value-type="string" calcext:value-type="string">
            <text:p>Mines d'argent du massif de Neuenberg (anciennes)</text:p>
          </table:table-cell>
          <table:table-cell/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3H8LC</text:p>
          </table:table-cell>
          <table:table-cell office:value-type="string" calcext:value-type="string">
            <text:p>67 - Bas-Rhin | Wissembourg | 003 anciennement 199 rue du Musée</text:p>
          </table:table-cell>
          <table:table-cell office:value-type="string" calcext:value-type="string">
            <text:p>Musée Westercamp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ortes desquamations et pulvérulences du grès, pan de bois sec, enduit lacunaire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3HEYJ</text:p>
          </table:table-cell>
          <table:table-cell office:value-type="string" calcext:value-type="string">
            <text:p>67 - Bas-Rhin | Strasbourg | 5 place de la République</text:p>
          </table:table-cell>
          <table:table-cell office:value-type="string" calcext:value-type="string">
            <text:p>Préfecture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22-01-18" calcext:value-type="date">
            <text:p>18/01/2022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avaux de sécurisation et rénovation en cours en 2018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3ILED</text:p>
          </table:table-cell>
          <table:table-cell office:value-type="string" calcext:value-type="string">
            <text:p>67 - Bas-Rhin | Sarre-Union | 022 rue Frédéric-Flurer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7-12-31" calcext:value-type="date">
            <text:p>31/12/2017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Vantaux remplacés. Grès dégradés (remontées capillaires)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3J0TC</text:p>
          </table:table-cell>
          <table:table-cell office:value-type="string" calcext:value-type="string">
            <text:p>68 - Haut-Rhin | Guebwiller | route de Colmar</text:p>
          </table:table-cell>
          <table:table-cell office:value-type="string" calcext:value-type="string">
            <text:p>Chapelle Notre-Dame-du-Sehring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Édifice très cimenté - Infiltrations - Décors intérieurs et objets menacé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3K8MC</text:p>
          </table:table-cell>
          <table:table-cell office:value-type="string" calcext:value-type="string">
            <text:p>67 - Bas-Rhin | Sélestat | 001 place du Vieux-Port</text:p>
          </table:table-cell>
          <table:table-cell office:value-type="string" calcext:value-type="string">
            <text:p>Hôpital bourgeois (ancien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3L35E</text:p>
          </table:table-cell>
          <table:table-cell office:value-type="string" calcext:value-type="string">
            <text:p>67 - Bas-Rhin | Saint-Jean-Saverne | rue de la Forêt</text:p>
          </table:table-cell>
          <table:table-cell office:value-type="string" calcext:value-type="string">
            <text:p>Cimetièr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émoussage et quelques réparations à prévoir. Fixation de la pierre supérieure à vérifie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3LKH3</text:p>
          </table:table-cell>
          <table:table-cell office:value-type="string" calcext:value-type="string">
            <text:p>67 - Bas-Rhin | Domfessel | rue Principale</text:p>
          </table:table-cell>
          <table:table-cell office:value-type="string" calcext:value-type="string">
            <text:p>Eglise protestant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our restaurée 2017. Remontées capillaires, efflorescences salines, infiltration d'eau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3M8GY</text:p>
          </table:table-cell>
          <table:table-cell office:value-type="string" calcext:value-type="string">
            <text:p>67 - Bas-Rhin | Ottrott</text:p>
          </table:table-cell>
          <table:table-cell office:value-type="string" calcext:value-type="string">
            <text:p>Château de Rathsamhausen (ruines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fissures structurelles inquiétant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3MCNN</text:p>
          </table:table-cell>
          <table:table-cell office:value-type="string" calcext:value-type="string">
            <text:p>68 - Haut-Rhin | Turckheim | 001 rue du Conseil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 remplissage dégradé 1/3 supérieur pignon. Enduit RDC non adapté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3MDPB</text:p>
          </table:table-cell>
          <table:table-cell office:value-type="string" calcext:value-type="string">
            <text:p>67 - Bas-Rhin | Schillersdorf | C.D. 105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ntretenu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3NKIT</text:p>
          </table:table-cell>
          <table:table-cell office:value-type="string" calcext:value-type="string">
            <text:p>67 - Bas-Rhin | Strasbourg | 4 place de la République</text:p>
          </table:table-cell>
          <table:table-cell office:value-type="string" calcext:value-type="string">
            <text:p>Trésorerie Générale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avaux intérieurs (sécurité incendie) en 2016. Travaux prévus sur fronton sud en 2018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3NM3V</text:p>
          </table:table-cell>
          <table:table-cell office:value-type="string" calcext:value-type="string">
            <text:p>67 - Bas-Rhin | Strasbourg | 008 rue des Hallebarde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estion peu qualitative de la porte d'entrée. avis défavorable sur PC en 2018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3O2K7</text:p>
          </table:table-cell>
          <table:table-cell office:value-type="string" calcext:value-type="string">
            <text:p>67 - Bas-Rhin | Strasbourg | 040 rue du Vieux-Marché-aux-Poisson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classement partiel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3QGTV</text:p>
          </table:table-cell>
          <table:table-cell office:value-type="string" calcext:value-type="string">
            <text:p>68 - Haut-Rhin | Rouffach | 004 rue de la Prévôté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3QR5H</text:p>
          </table:table-cell>
          <table:table-cell office:value-type="string" calcext:value-type="string">
            <text:p>67 - Bas-Rhin | Niedernai</text:p>
          </table:table-cell>
          <table:table-cell office:value-type="string" calcext:value-type="string">
            <text:p>Le Glockenturm et les deux tours de défense Est et Ouest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manque d'entretien,végétation,maçonnerie,joints travaux de restauration à prévoir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3QTE1</text:p>
          </table:table-cell>
          <table:table-cell office:value-type="string" calcext:value-type="string">
            <text:p>67 - Bas-Rhin | Eschau | 038 rue de la Première-Division-Blindée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einture acrylique et sol étanche favorisent les remontées capillair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3RBOS</text:p>
          </table:table-cell>
          <table:table-cell office:value-type="string" calcext:value-type="string">
            <text:p>68 - Haut-Rhin | Ferrette | 038 rue du Château</text:p>
          </table:table-cell>
          <table:table-cell office:value-type="string" calcext:value-type="string">
            <text:p>Hôtel de Vi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restauration des enduits, rdc à restaurer (projet 2016) pour musées ? 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3T8RR</text:p>
          </table:table-cell>
          <table:table-cell office:value-type="string" calcext:value-type="string">
            <text:p>68 - Haut-Rhin | Colmar | 007 place du Deux-Février</text:p>
          </table:table-cell>
          <table:table-cell office:value-type="string" calcext:value-type="string">
            <text:p>Hôpital (ancien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estauration complète 2009, qq pierres dégradées, joints ouverts sur le fronton, cassures au Nord 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3TEYJ</text:p>
          </table:table-cell>
          <table:table-cell office:value-type="string" calcext:value-type="string">
            <text:p>67 - Bas-Rhin | Dorlisheim | rue de l'Eglise</text:p>
          </table:table-cell>
          <table:table-cell office:value-type="string" calcext:value-type="string">
            <text:p>Eglise protestante Saint-Lauren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ntérieurs non vus.Encrassement + développement cryptogamique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3VFQC</text:p>
          </table:table-cell>
          <table:table-cell office:value-type="string" calcext:value-type="string">
            <text:p>68 - Haut-Rhin | Sainte-Marie-aux-Mines</text:p>
          </table:table-cell>
          <table:table-cell office:value-type="string" calcext:value-type="string">
            <text:p>Eglise Saint-Pierre-sur-l'Hât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nt. non vus. Enduits dur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3W2BY</text:p>
          </table:table-cell>
          <table:table-cell office:value-type="string" calcext:value-type="string">
            <text:p>67 - Bas-Rhin | Strasbourg | 013 rue Martin-Bucer</text:p>
          </table:table-cell>
          <table:table-cell office:value-type="string" calcext:value-type="string">
            <text:p>Immeubl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avaux de reprise enduit, couverture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3W6IK</text:p>
          </table:table-cell>
          <table:table-cell office:value-type="string" calcext:value-type="string">
            <text:p>67 - Bas-Rhin | Obernai | 028 rue Dietrich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en cour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3Y0MZ</text:p>
          </table:table-cell>
          <table:table-cell office:value-type="string" calcext:value-type="string">
            <text:p>68 - Haut-Rhin | Beblenheim | rue de Hoen</text:p>
          </table:table-cell>
          <table:table-cell office:value-type="string" calcext:value-type="string">
            <text:p>Fontaine gothiqu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3YHVC</text:p>
          </table:table-cell>
          <table:table-cell office:value-type="string" calcext:value-type="string">
            <text:p>68 - Haut-Rhin | Riquewihr | 030 anciennement Grand'Rue 030 rue du Général-de-Gaul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° 29 - (charpente non visitée)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3YXL6</text:p>
          </table:table-cell>
          <table:table-cell office:value-type="string" calcext:value-type="string">
            <text:p>67 - Bas-Rhin | Haguenau | 59 Grand' rue .</text:p>
          </table:table-cell>
          <table:table-cell office:value-type="string" calcext:value-type="string">
            <text:p>Ancien hôtel Barth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3ZKLX</text:p>
          </table:table-cell>
          <table:table-cell office:value-type="string" calcext:value-type="string">
            <text:p>68 - Haut-Rhin | Issenheim | 053 rue de Guebwiller</text:p>
          </table:table-cell>
          <table:table-cell office:value-type="string" calcext:value-type="string">
            <text:p>Préceptorerie des Antonins (ancienne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stauration des intérieurs et aménagement muséographique 2018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40MIU</text:p>
          </table:table-cell>
          <table:table-cell office:value-type="string" calcext:value-type="string">
            <text:p>67 - Bas-Rhin | Osthouse | 002 rue du Château</text:p>
          </table:table-cell>
          <table:table-cell office:value-type="string" calcext:value-type="string">
            <text:p>Château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41JWE</text:p>
          </table:table-cell>
          <table:table-cell office:value-type="string" calcext:value-type="string">
            <text:p>67 - Bas-Rhin | Plobsheim</text:p>
          </table:table-cell>
          <table:table-cell office:value-type="string" calcext:value-type="string">
            <text:p>Chapelle Sainte-Marie-du-Chê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41OP8</text:p>
          </table:table-cell>
          <table:table-cell office:value-type="string" calcext:value-type="string">
            <text:p>67 - Bas-Rhin | Marmoutier | 018 020 rue des Ecoles</text:p>
          </table:table-cell>
          <table:table-cell office:value-type="string" calcext:value-type="string">
            <text:p>Hôtel de Wangen (ancien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elux en toiture, menuiserie bois et rejet d'eau aluminium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42QBS</text:p>
          </table:table-cell>
          <table:table-cell office:value-type="string" calcext:value-type="string">
            <text:p>67 - Bas-Rhin | Strasbourg | 012 rue de l'Ail</text:p>
          </table:table-cell>
          <table:table-cell office:value-type="string" calcext:value-type="string">
            <text:p>Maison (DEMOLIE)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43KY0</text:p>
          </table:table-cell>
          <table:table-cell office:value-type="string" calcext:value-type="string">
            <text:p>67 - Bas-Rhin | Westhoffen | rue s diverses</text:p>
          </table:table-cell>
          <table:table-cell office:value-type="string" calcext:value-type="string">
            <text:p>Fortifications (vestiges des anciennes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43R3Y</text:p>
          </table:table-cell>
          <table:table-cell office:value-type="string" calcext:value-type="string">
            <text:p>67 - Bas-Rhin | Sélestat | 007 place de la Victoir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447LF</text:p>
          </table:table-cell>
          <table:table-cell office:value-type="string" calcext:value-type="string">
            <text:p>67 - Bas-Rhin | Benfeld</text:p>
          </table:table-cell>
          <table:table-cell office:value-type="string" calcext:value-type="string">
            <text:p>Site archéologiqu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site archéo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44GJG</text:p>
          </table:table-cell>
          <table:table-cell office:value-type="string" calcext:value-type="string">
            <text:p>68 - Haut-Rhin | Sainte-Marie-aux-Mines | Echery n°43</text:p>
          </table:table-cell>
          <table:table-cell office:value-type="string" calcext:value-type="string">
            <text:p>Tour des mineurs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46RS9</text:p>
          </table:table-cell>
          <table:table-cell office:value-type="string" calcext:value-type="string">
            <text:p>68 - Haut-Rhin | Kaysersberg Vignoble</text:p>
          </table:table-cell>
          <table:table-cell office:value-type="string" calcext:value-type="string">
            <text:p>Eglise catholique Saints-Pierre-et-Paul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nfiltrations d'eau au niveau de la croisée du transept. Efflorescences saline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47S3L</text:p>
          </table:table-cell>
          <table:table-cell office:value-type="string" calcext:value-type="string">
            <text:p>67 - Bas-Rhin | Strasbourg | 002 rue de l'Abreuvoir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47T7D</text:p>
          </table:table-cell>
          <table:table-cell office:value-type="string" calcext:value-type="string">
            <text:p>68 - Haut-Rhin | Kaysersberg Vignoble | 009 rue du Général-de-Gaulle</text:p>
          </table:table-cell>
          <table:table-cell office:value-type="string" calcext:value-type="string">
            <text:p>Tour des Sorcière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- Prévoir enlèvement végétation au sommet de la tour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49CJZ</text:p>
          </table:table-cell>
          <table:table-cell office:value-type="string" calcext:value-type="string">
            <text:p>67 - Bas-Rhin | Soultz-sous-Forêts | 048 rue du Docteur-Deutsch</text:p>
          </table:table-cell>
          <table:table-cell office:value-type="string" calcext:value-type="string">
            <text:p>Maison Müntz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ntérieurs non visités, soubassement en grès à reprendr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4B3WL</text:p>
          </table:table-cell>
          <table:table-cell office:value-type="string" calcext:value-type="string">
            <text:p>67 - Bas-Rhin | Goersdorf | route de Mitschdorf</text:p>
          </table:table-cell>
          <table:table-cell office:value-type="string" calcext:value-type="string">
            <text:p>Eglise protestante de Mitschdorf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4BTUZ</text:p>
          </table:table-cell>
          <table:table-cell office:value-type="string" calcext:value-type="string">
            <text:p>68 - Haut-Rhin | Gueberschwihr | place de Eglise</text:p>
          </table:table-cell>
          <table:table-cell office:value-type="string" calcext:value-type="string">
            <text:p>Eglise catholique Saint-Pantalé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xtension de protection prévue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4BVGK</text:p>
          </table:table-cell>
          <table:table-cell office:value-type="string" calcext:value-type="string">
            <text:p>67 - Bas-Rhin | Schiltigheim | 008 rue de la Patrie</text:p>
          </table:table-cell>
          <table:table-cell office:value-type="string" calcext:value-type="string">
            <text:p>Ancienne grande brasserie de la Patrie Schutzenberger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Projet de transformation partiel en micro-brasserie remis à plus tard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4C9Y3</text:p>
          </table:table-cell>
          <table:table-cell office:value-type="string" calcext:value-type="string">
            <text:p>67 - Bas-Rhin | Strasbourg | 022 rue des Balayeur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rniches, volets et encadrement de fenêtres en bois, oscillo-battants, mousse en toiture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4COTE</text:p>
          </table:table-cell>
          <table:table-cell office:value-type="string" calcext:value-type="string">
            <text:p>67 - Bas-Rhin | Strasbourg | 007 rue de l'Epin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légère fissure en façade panneau de grès au rez-de-chaussée, légère efflorescence de sel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4DH3B</text:p>
          </table:table-cell>
          <table:table-cell office:value-type="string" calcext:value-type="string">
            <text:p>68 - Haut-Rhin | Riquewihr | 001 rue des Trois-Eglise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copropriét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6-12-31" calcext:value-type="date">
            <text:p>31/12/2016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égradation des grès sur la façade gouttereau. Remplissage en surépaisseur. Enduit non respirant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4ENMG</text:p>
          </table:table-cell>
          <table:table-cell office:value-type="string" calcext:value-type="string">
            <text:p>68 - Haut-Rhin | Ensisheim | 004 rue de l'Eglis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4F4KW</text:p>
          </table:table-cell>
          <table:table-cell office:value-type="string" calcext:value-type="string">
            <text:p>67 - Bas-Rhin | Lembach | 007 rue du Château</text:p>
          </table:table-cell>
          <table:table-cell office:value-type="string" calcext:value-type="string">
            <text:p>Manoir de Vitzthum d'Egersberg (ancien)</text:p>
          </table:table-cell>
          <table:table-cell office:value-type="string" calcext:value-type="string">
            <text:p>personne privée moral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é en 2017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4FHSJ</text:p>
          </table:table-cell>
          <table:table-cell office:value-type="string" calcext:value-type="string">
            <text:p>67 - Bas-Rhin | Reipertswiller | rue de l'Eglise</text:p>
          </table:table-cell>
          <table:table-cell office:value-type="string" calcext:value-type="string">
            <text:p>Eglise mixte Saint-Jacques-le-Majeur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2-09-26" calcext:value-type="date">
            <text:p>26/09/2012</text:p>
          </table:table-cell>
          <table:table-cell office:value-type="string" calcext:value-type="string">
            <text:p>b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4FXW7</text:p>
          </table:table-cell>
          <table:table-cell office:value-type="string" calcext:value-type="string">
            <text:p>68 - Haut-Rhin | Ribeauvillé | place de la République</text:p>
          </table:table-cell>
          <table:table-cell office:value-type="string" calcext:value-type="string">
            <text:p>Fontai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4G2MG</text:p>
          </table:table-cell>
          <table:table-cell office:value-type="string" calcext:value-type="string">
            <text:p>68 - Haut-Rhin | Reiningue | rue Georges-Alter</text:p>
          </table:table-cell>
          <table:table-cell office:value-type="string" calcext:value-type="string">
            <text:p>Monument funéraire de Catherine Ko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ntretien à poursuivr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4IW59</text:p>
          </table:table-cell>
          <table:table-cell office:value-type="string" calcext:value-type="string">
            <text:p>67 - Bas-Rhin | Niederbronn-les-Bains | rue de Reichshoffen</text:p>
          </table:table-cell>
          <table:table-cell office:value-type="string" calcext:value-type="string">
            <text:p>Usine d'électricité (ancienne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4IXOF</text:p>
          </table:table-cell>
          <table:table-cell office:value-type="string" calcext:value-type="string">
            <text:p>68 - Haut-Rhin | Munster | 012 rue Saint-Grégoire</text:p>
          </table:table-cell>
          <table:table-cell office:value-type="string" calcext:value-type="string">
            <text:p>Bâtiment "La Laub"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6-12-31" calcext:value-type="date">
            <text:p>31/12/2016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Enduit non adapté. Humidité des façades liées présence arrosage automatiqu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4J0AI</text:p>
          </table:table-cell>
          <table:table-cell office:value-type="string" calcext:value-type="string">
            <text:p>67 - Bas-Rhin | Strasbourg | 025 rue de la Nuée-Bleue</text:p>
          </table:table-cell>
          <table:table-cell office:value-type="string" calcext:value-type="string">
            <text:p>Hôtel d'Andlau-Klinglin (ancien)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couverture et éléments de corniche en grès à observe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4JBL4</text:p>
          </table:table-cell>
          <table:table-cell office:value-type="string" calcext:value-type="string">
            <text:p>67 - Bas-Rhin | Heiligenstein | rue Principale</text:p>
          </table:table-cell>
          <table:table-cell office:value-type="string" calcext:value-type="string">
            <text:p>Fontaine de l'Our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Margelles à restaurer 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4JEO5</text:p>
          </table:table-cell>
          <table:table-cell office:value-type="string" calcext:value-type="string">
            <text:p>67 - Bas-Rhin | Mutzig | rue Haute</text:p>
          </table:table-cell>
          <table:table-cell office:value-type="string" calcext:value-type="string">
            <text:p>Synagogu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4JSI7</text:p>
          </table:table-cell>
          <table:table-cell office:value-type="string" calcext:value-type="string">
            <text:p>68 - Haut-Rhin | Colmar | 004 rue des Artisans</text:p>
          </table:table-cell>
          <table:table-cell office:value-type="string" calcext:value-type="string">
            <text:p>Immeub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ierres soubassement dégradées, délitement corniche, sculptures d'acrotère très dégradées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4JW98</text:p>
          </table:table-cell>
          <table:table-cell office:value-type="string" calcext:value-type="string">
            <text:p>68 - Haut-Rhin | Kembs | CD n° 468</text:p>
          </table:table-cell>
          <table:table-cell office:value-type="string" calcext:value-type="string">
            <text:p>Bâtiments de l'écluse de Kembs-Niffer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Corrosion des fers à béton, éclatements des bétons.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4KDUM</text:p>
          </table:table-cell>
          <table:table-cell office:value-type="string" calcext:value-type="string">
            <text:p>67 - Bas-Rhin | Haguenau | 011 rue Georges-Clemenceau</text:p>
          </table:table-cell>
          <table:table-cell office:value-type="string" calcext:value-type="string">
            <text:p>Ancien hôtel du Commandant-de-la-Place 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ouverture en mauvais état à restaurer en urgenc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4L76Z</text:p>
          </table:table-cell>
          <table:table-cell office:value-type="string" calcext:value-type="string">
            <text:p>67 - Bas-Rhin | Haegen</text:p>
          </table:table-cell>
          <table:table-cell office:value-type="string" calcext:value-type="string">
            <text:p>Site archéologique du Wasserwald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4NY07</text:p>
          </table:table-cell>
          <table:table-cell office:value-type="string" calcext:value-type="string">
            <text:p>67 - Bas-Rhin | Sélestat | C.D. 021</text:p>
          </table:table-cell>
          <table:table-cell office:value-type="string" calcext:value-type="string">
            <text:p>Banc-reposoir </text:p>
          </table:table-cell>
          <table:table-cell/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4PPWE</text:p>
          </table:table-cell>
          <table:table-cell office:value-type="string" calcext:value-type="string">
            <text:p>67 - Bas-Rhin | Obernai</text:p>
          </table:table-cell>
          <table:table-cell office:value-type="string" calcext:value-type="string">
            <text:p>Couvent des chanoines réguliers de Saint-Augustin (ancien)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anque d'entretien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4QE68</text:p>
          </table:table-cell>
          <table:table-cell office:value-type="string" calcext:value-type="string">
            <text:p>68 - Haut-Rhin | Colmar | 011 rue Pfeffel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élitement base du portail d'entrée sur cours (non MH?)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4S20Z</text:p>
          </table:table-cell>
          <table:table-cell office:value-type="string" calcext:value-type="string">
            <text:p>67 - Bas-Rhin | Strasbourg | 002 place Brogli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4T3FQ</text:p>
          </table:table-cell>
          <table:table-cell office:value-type="string" calcext:value-type="string">
            <text:p>68 - Haut-Rhin | Altkirch | 001 rue de l'Hôtel-de-Ville</text:p>
          </table:table-cell>
          <table:table-cell office:value-type="string" calcext:value-type="string">
            <text:p>Musée Sundgauvie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rnière porte au sommet de l'escalier, ancienne réparation du linteau défectueuse. 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4VCS1</text:p>
          </table:table-cell>
          <table:table-cell office:value-type="string" calcext:value-type="string">
            <text:p>68 - Haut-Rhin | Altkirch | 005 anciennement 009 rue de la Cure</text:p>
          </table:table-cell>
          <table:table-cell office:value-type="string" calcext:value-type="string">
            <text:p>Presbytère catholiqu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4W2G2</text:p>
          </table:table-cell>
          <table:table-cell office:value-type="string" calcext:value-type="string">
            <text:p>67 - Bas-Rhin | Bernardswiller | 26 rue de l'Ecole</text:p>
          </table:table-cell>
          <table:table-cell office:value-type="string" calcext:value-type="string">
            <text:p>Puit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ntretien régulier, mousse localisé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4WU5W</text:p>
          </table:table-cell>
          <table:table-cell office:value-type="string" calcext:value-type="string">
            <text:p>67 - Bas-Rhin | Strasbourg | place Saint-Pierre-le-Jeune</text:p>
          </table:table-cell>
          <table:table-cell office:value-type="string" calcext:value-type="string">
            <text:p>Eglise protestante Saint-Pierre-le-Jeune et ses dépendances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égradation sensible des décors peints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4ZCH1</text:p>
          </table:table-cell>
          <table:table-cell office:value-type="string" calcext:value-type="string">
            <text:p>67 - Bas-Rhin | Wissembourg | 001 avenue de la Sous-Préfecture</text:p>
          </table:table-cell>
          <table:table-cell office:value-type="string" calcext:value-type="string">
            <text:p>Maison des Chevaliers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einture étanche écaillé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50BPJ</text:p>
          </table:table-cell>
          <table:table-cell office:value-type="string" calcext:value-type="string">
            <text:p>67 - Bas-Rhin | Altorf | place Saint-Cyriaque</text:p>
          </table:table-cell>
          <table:table-cell office:value-type="string" calcext:value-type="string">
            <text:p>Abbay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Couverture tour de croisée, escalier tribune et intrados des voûtes à réviser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50Z25</text:p>
          </table:table-cell>
          <table:table-cell office:value-type="string" calcext:value-type="string">
            <text:p>68 - Haut-Rhin | Kaysersberg Vignoble | 078 anciennement Grand'Rue rue du Général-de-Gaul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- Prévoir nettoyage &amp; remise en teinte du pignon; présence de moisissures en partie haute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5210L</text:p>
          </table:table-cell>
          <table:table-cell office:value-type="string" calcext:value-type="string">
            <text:p>68 - Haut-Rhin | Kaysersberg Vignoble</text:p>
          </table:table-cell>
          <table:table-cell office:value-type="string" calcext:value-type="string">
            <text:p>Chapelle Sainte-An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ntérieurs non visités. Soubassement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52M53</text:p>
          </table:table-cell>
          <table:table-cell office:value-type="string" calcext:value-type="string">
            <text:p>68 - Haut-Rhin | Heidwiller | 001 rue du Château</text:p>
          </table:table-cell>
          <table:table-cell office:value-type="string" calcext:value-type="string">
            <text:p>Château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restauration de la couverture+ charpente+enduits, infiltration d'eau, pignon envahi par végétaux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54AV3</text:p>
          </table:table-cell>
          <table:table-cell office:value-type="string" calcext:value-type="string">
            <text:p>67 - Bas-Rhin | Dambach-la-Ville</text:p>
          </table:table-cell>
          <table:table-cell office:value-type="string" calcext:value-type="string">
            <text:p>Chapelle de Saint-Sébastien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enduits ciment et peintures acrylique, problème de gestion des eaux de pluies, sol imperméabl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54E91</text:p>
          </table:table-cell>
          <table:table-cell office:value-type="string" calcext:value-type="string">
            <text:p>68 - Haut-Rhin | Mulhouse | 21 avenue Robert-Schuman</text:p>
          </table:table-cell>
          <table:table-cell office:value-type="string" calcext:value-type="string">
            <text:p>Tribunal de Grande Instance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florescences grès, qq épaufrures et mousse &gt;entretien courant façade et toiture à prévoir. 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55TBP</text:p>
          </table:table-cell>
          <table:table-cell office:value-type="string" calcext:value-type="string">
            <text:p>67 - Bas-Rhin | Strasbourg | 002 rue du Vieux-Marché-aux-Grains</text:p>
          </table:table-cell>
          <table:table-cell office:value-type="string" calcext:value-type="string">
            <text:p>Chambre de la taille et des subhastations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57O5C</text:p>
          </table:table-cell>
          <table:table-cell office:value-type="string" calcext:value-type="string">
            <text:p>67 - Bas-Rhin | Mutzig | 004 rue de l'Eglise</text:p>
          </table:table-cell>
          <table:table-cell office:value-type="string" calcext:value-type="string">
            <text:p>Hôtel de Vil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effroi à restaurer (essentes à remplacer, balustrade bois à reprendre)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5CPQI</text:p>
          </table:table-cell>
          <table:table-cell office:value-type="string" calcext:value-type="string">
            <text:p>68 - Haut-Rhin | Illfurth</text:p>
          </table:table-cell>
          <table:table-cell office:value-type="string" calcext:value-type="string">
            <text:p>Enceinte protohistorique de Britzgyberg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vestiges archéo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5DI9G</text:p>
          </table:table-cell>
          <table:table-cell office:value-type="string" calcext:value-type="string">
            <text:p>67 - Bas-Rhin | Scherwiller</text:p>
          </table:table-cell>
          <table:table-cell office:value-type="string" calcext:value-type="string">
            <text:p>Châteaux de Ortenbourg et de Ramstein (rui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érils sur la tour du château du ramstein et entretien régulier à faire sur l'ortenbourg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5GJZU</text:p>
          </table:table-cell>
          <table:table-cell office:value-type="string" calcext:value-type="string">
            <text:p>68 - Haut-Rhin | Riquewihr | 042 anciennement Grand'Rue 040 rue du Général-de-Gaulle</text:p>
          </table:table-cell>
          <table:table-cell office:value-type="string" calcext:value-type="string">
            <text:p>Maison "A l'Etoile"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ppuis des lucarne dans brisis dégradés.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5H5AT</text:p>
          </table:table-cell>
          <table:table-cell office:value-type="string" calcext:value-type="string">
            <text:p>68 - Haut-Rhin | Herrlisheim-près-Colmar | place de l'Eglise</text:p>
          </table:table-cell>
          <table:table-cell office:value-type="string" calcext:value-type="string">
            <text:p>Remparts (anciens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évégétalisation et entretien des parties haute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5JKYL</text:p>
          </table:table-cell>
          <table:table-cell office:value-type="string" calcext:value-type="string">
            <text:p>68 - Haut-Rhin | Huningue | rue de la Pyramide</text:p>
          </table:table-cell>
          <table:table-cell office:value-type="string" calcext:value-type="string">
            <text:p>Monument du général Chéri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6-05-03" calcext:value-type="date">
            <text:p>03/05/2016</text:p>
          </table:table-cell>
          <table:table-cell office:value-type="string" calcext:value-type="string">
            <text:p>moy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5JMCA</text:p>
          </table:table-cell>
          <table:table-cell office:value-type="string" calcext:value-type="string">
            <text:p>67 - Bas-Rhin | Haguenau | 142 Grand' rue .</text:p>
          </table:table-cell>
          <table:table-cell office:value-type="string" calcext:value-type="string">
            <text:p>Ancien hôtel de Koenigsbruck 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esquamations importantes sur le soubassement en grè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5KQ4G</text:p>
          </table:table-cell>
          <table:table-cell office:value-type="string" calcext:value-type="string">
            <text:p>67 - Bas-Rhin | Strasbourg | 020 rue des Veaux</text:p>
          </table:table-cell>
          <table:table-cell office:value-type="string" calcext:value-type="string">
            <text:p>Hôtel de Gayling d'Altheim (ancien)</text:p>
          </table:table-cell>
          <table:table-cell office:value-type="string" calcext:value-type="string">
            <text:p>personne privée moral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ltération de l'enduit, fissures, infiltrations en corniche, témoins en façade sur rue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5L3X8</text:p>
          </table:table-cell>
          <table:table-cell office:value-type="string" calcext:value-type="string">
            <text:p>68 - Haut-Rhin | Bollwiller | avenue du Château</text:p>
          </table:table-cell>
          <table:table-cell office:value-type="string" calcext:value-type="string">
            <text:p>Château de Bollwiller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mousse sur les ardoises, remontées de capillarités ponctuelle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5LQIH</text:p>
          </table:table-cell>
          <table:table-cell office:value-type="string" calcext:value-type="string">
            <text:p>68 - Haut-Rhin | Sausheim | C.D. 201</text:p>
          </table:table-cell>
          <table:table-cell office:value-type="string" calcext:value-type="string">
            <text:p>Stèle géodésiqu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diagnostic réalisé en 2011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5M72V</text:p>
          </table:table-cell>
          <table:table-cell office:value-type="string" calcext:value-type="string">
            <text:p>67 - Bas-Rhin | Sarre-Union | 006 rue du Couvent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tatue à l'angle de l'oriel et dallette, fissures et détachement du <text:s/>du grès à l'angle en-dessous <text:s/>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5NJHU</text:p>
          </table:table-cell>
          <table:table-cell office:value-type="string" calcext:value-type="string">
            <text:p>67 - Bas-Rhin | Huttenheim | rue du Premier-Décembre</text:p>
          </table:table-cell>
          <table:table-cell office:value-type="string" calcext:value-type="string">
            <text:p>Chapelle Notre-Dame du Grasweg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estauration des décors du choeur, prévoir purge des enduits ciment sur l'ensemble de l'édific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5O0FX</text:p>
          </table:table-cell>
          <table:table-cell office:value-type="string" calcext:value-type="string">
            <text:p>68 - Haut-Rhin | Merxheim | rue de Guebwiller</text:p>
          </table:table-cell>
          <table:table-cell office:value-type="string" calcext:value-type="string">
            <text:p>Eglise catholique Saints-Pierre-et-Paul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alissur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5O4V2</text:p>
          </table:table-cell>
          <table:table-cell office:value-type="string" calcext:value-type="string">
            <text:p>68 - Haut-Rhin | Soultzmatt | rue des Boulangers</text:p>
          </table:table-cell>
          <table:table-cell office:value-type="string" calcext:value-type="string">
            <text:p>Fontai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ès à assainir et consolider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5OFE5</text:p>
          </table:table-cell>
          <table:table-cell office:value-type="string" calcext:value-type="string">
            <text:p>68 - Haut-Rhin | Guebwiller | 045 rue de la Républiqu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Peinture inadaptée, nombreuses épaufrures, enduit de façade inadapté. 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5OGBD</text:p>
          </table:table-cell>
          <table:table-cell office:value-type="string" calcext:value-type="string">
            <text:p>67 - Bas-Rhin | Ohlungen</text:p>
          </table:table-cell>
          <table:table-cell office:value-type="string" calcext:value-type="string">
            <text:p>Chapelle de la Vierge (ancienne)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5P7SH</text:p>
          </table:table-cell>
          <table:table-cell office:value-type="string" calcext:value-type="string">
            <text:p>68 - Haut-Rhin | Sainte-Marie-aux-Mines | 001 anciennement Hôpital (rue de l' rue Jean-Paul-Kuhn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Absence de joints, casse, délitage et desquamation des encadrements pierre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5QQ7V</text:p>
          </table:table-cell>
          <table:table-cell office:value-type="string" calcext:value-type="string">
            <text:p>67 - Bas-Rhin | Strasbourg | Grand' rue 008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5T9Y9</text:p>
          </table:table-cell>
          <table:table-cell office:value-type="string" calcext:value-type="string">
            <text:p>67 - Bas-Rhin | Westhoffen | place de l'Eglise</text:p>
          </table:table-cell>
          <table:table-cell office:value-type="string" calcext:value-type="string">
            <text:p>Eglise protestante Saint-Martin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ée en 2016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5TBMV</text:p>
          </table:table-cell>
          <table:table-cell office:value-type="string" calcext:value-type="string">
            <text:p>67 - Bas-Rhin | Grandfontaine</text:p>
          </table:table-cell>
          <table:table-cell office:value-type="string" calcext:value-type="string">
            <text:p>Sommet et musée du Dono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5TYK2</text:p>
          </table:table-cell>
          <table:table-cell office:value-type="string" calcext:value-type="string">
            <text:p>67 - Bas-Rhin | Oberbronn</text:p>
          </table:table-cell>
          <table:table-cell office:value-type="string" calcext:value-type="string">
            <text:p>Eglise mixte d'Oberbron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5U8JW</text:p>
          </table:table-cell>
          <table:table-cell office:value-type="string" calcext:value-type="string">
            <text:p>68 - Haut-Rhin | Ungersheim | rue de l'Ecole</text:p>
          </table:table-cell>
          <table:table-cell office:value-type="string" calcext:value-type="string">
            <text:p>Eglise catholique Saint-Miche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ntérieurs non visité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5W03J</text:p>
          </table:table-cell>
          <table:table-cell office:value-type="string" calcext:value-type="string">
            <text:p>67 - Bas-Rhin | Sélestat | rue du Cimetière-Israélite</text:p>
          </table:table-cell>
          <table:table-cell office:value-type="string" calcext:value-type="string">
            <text:p>Cimetière juif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avaux de dévégétalisation réalisé en 2013. 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5WUAU</text:p>
          </table:table-cell>
          <table:table-cell office:value-type="string" calcext:value-type="string">
            <text:p>68 - Haut-Rhin | Westhalten | Devant la mairie</text:p>
          </table:table-cell>
          <table:table-cell office:value-type="string" calcext:value-type="string">
            <text:p>Fontaine et puit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égradations avancées des grès, peinture étanche, fers oxydés, reprises au ciment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5XABE</text:p>
          </table:table-cell>
          <table:table-cell office:value-type="string" calcext:value-type="string">
            <text:p>67 - Bas-Rhin | Dambach-la-Ville | 2 rue Notre Dame</text:p>
          </table:table-cell>
          <table:table-cell office:value-type="string" calcext:value-type="string">
            <text:p>Chapelle Notre-Dam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à fait l'objet d'une récente restauration des élévations et de la couvertur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5XBSM</text:p>
          </table:table-cell>
          <table:table-cell office:value-type="string" calcext:value-type="string">
            <text:p>67 - Bas-Rhin | Wissembourg | rue du Faubourg de Bitche</text:p>
          </table:table-cell>
          <table:table-cell office:value-type="string" calcext:value-type="string">
            <text:p>Canal et écluse de la Lauter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Joints lavés, enduit fissuré, maçonnerie instable par endroits. Développement crypto important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5YS1Q</text:p>
          </table:table-cell>
          <table:table-cell office:value-type="string" calcext:value-type="string">
            <text:p>68 - Haut-Rhin | Soultzmatt | Klostergarten (lieudit)</text:p>
          </table:table-cell>
          <table:table-cell office:value-type="string" calcext:value-type="string">
            <text:p>Couvent de Schwartzenthann (ruines de l'ancien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évégétalisation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5Z4L1</text:p>
          </table:table-cell>
          <table:table-cell office:value-type="string" calcext:value-type="string">
            <text:p>68 - Haut-Rhin | Colmar | place Rapp</text:p>
          </table:table-cell>
          <table:table-cell office:value-type="string" calcext:value-type="string">
            <text:p>Statue du Général Rapp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61DAR</text:p>
          </table:table-cell>
          <table:table-cell office:value-type="string" calcext:value-type="string">
            <text:p>67 - Bas-Rhin | Wissembourg | avenue de la Sous-Préfecture</text:p>
          </table:table-cell>
          <table:table-cell office:value-type="string" calcext:value-type="string">
            <text:p>Chapelle Saint-Pierre-et-Pau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Intérieur très cimenté, épaufrures + desquamations. Forte humidité dallage + parties bass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61OZB</text:p>
          </table:table-cell>
          <table:table-cell office:value-type="string" calcext:value-type="string">
            <text:p>67 - Bas-Rhin | Wasselonne | C.D. 54</text:p>
          </table:table-cell>
          <table:table-cell office:value-type="string" calcext:value-type="string">
            <text:p>Cimetière protestant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épaufrures, desquamations, développement cryptogamique, comblement de bai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61RX4</text:p>
          </table:table-cell>
          <table:table-cell office:value-type="string" calcext:value-type="string">
            <text:p>67 - Bas-Rhin | Strasbourg | 011 rue de l'Epine</text:p>
          </table:table-cell>
          <table:table-cell office:value-type="string" calcext:value-type="string">
            <text:p>Hôtel Brackenhoffer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ur cour sous balcon, travaux de remplacement de grèa sculpté en 2017 sans autorisation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64TLF</text:p>
          </table:table-cell>
          <table:table-cell office:value-type="string" calcext:value-type="string">
            <text:p>68 - Haut-Rhin | Ammerschwihr | Grand' rue</text:p>
          </table:table-cell>
          <table:table-cell office:value-type="string" calcext:value-type="string">
            <text:p>Hôtel de Ville (restes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aitement des arases, épaufrures, dévégétalisation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66ZSH</text:p>
          </table:table-cell>
          <table:table-cell office:value-type="string" calcext:value-type="string">
            <text:p>67 - Bas-Rhin | Wasselonne | 003 anciennement 067 place du Marché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671BQ</text:p>
          </table:table-cell>
          <table:table-cell office:value-type="string" calcext:value-type="string">
            <text:p>68 - Haut-Rhin | Soultzmatt | Wintzfelden (lieudit)</text:p>
          </table:table-cell>
          <table:table-cell office:value-type="string" calcext:value-type="string">
            <text:p>Eglise catholique Sainte-Odi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enduits extérieurs et couverture à reprendr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672WI</text:p>
          </table:table-cell>
          <table:table-cell office:value-type="string" calcext:value-type="string">
            <text:p>67 - Bas-Rhin | Strasbourg | 020 quai Saint-Nicola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21-10-28" calcext:value-type="date">
            <text:p>28/10/2021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67FD9</text:p>
          </table:table-cell>
          <table:table-cell office:value-type="string" calcext:value-type="string">
            <text:p>67 - Bas-Rhin | La Petite-Pierre</text:p>
          </table:table-cell>
          <table:table-cell office:value-type="string" calcext:value-type="string">
            <text:p>Château (ruines) et enceintes fortifiées (rest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avaux de restauration en cour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68ANZ</text:p>
          </table:table-cell>
          <table:table-cell office:value-type="string" calcext:value-type="string">
            <text:p>67 - Bas-Rhin | Oberhaslach</text:p>
          </table:table-cell>
          <table:table-cell office:value-type="string" calcext:value-type="string">
            <text:p>Château de Hohenstein (rui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68KDD</text:p>
          </table:table-cell>
          <table:table-cell office:value-type="string" calcext:value-type="string">
            <text:p>67 - Bas-Rhin | Strasbourg | 046 avenue des Vosges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aces d'humidité sur le garde-corps en pierre du balcon, couverture à observer. 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68QML</text:p>
          </table:table-cell>
          <table:table-cell office:value-type="string" calcext:value-type="string">
            <text:p>68 - Haut-Rhin | Ribeauvillé | Grand' rue 041</text:p>
          </table:table-cell>
          <table:table-cell office:value-type="string" calcext:value-type="string">
            <text:p>Hôpital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 extérieur dégradé en parties basses. Peintures intérieures présentent des dégradation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68RL1</text:p>
          </table:table-cell>
          <table:table-cell office:value-type="string" calcext:value-type="string">
            <text:p>67 - Bas-Rhin | Andlau | 008 anciennement 013 rue Docteur-Stoltz</text:p>
          </table:table-cell>
          <table:table-cell office:value-type="string" calcext:value-type="string">
            <text:p>Ancien Hôtel d'Andlau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69JXS</text:p>
          </table:table-cell>
          <table:table-cell office:value-type="string" calcext:value-type="string">
            <text:p>67 - Bas-Rhin | Sarre-Union | 029 rue du Couvent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7-12-31" calcext:value-type="date">
            <text:p>31/12/2017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antail moderne. Peinture non adaptée à la nature de la pierre, remontée capillaires (piédroits)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69KEA</text:p>
          </table:table-cell>
          <table:table-cell office:value-type="string" calcext:value-type="string">
            <text:p>68 - Haut-Rhin | Guebwiller | 002 004 rue des Blés</text:p>
          </table:table-cell>
          <table:table-cell office:value-type="string" calcext:value-type="string">
            <text:p>Immeubl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ntérieurs non visités - Grès des façades à consolider rapidement + enduit à restaurer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69ZRY</text:p>
          </table:table-cell>
          <table:table-cell office:value-type="string" calcext:value-type="string">
            <text:p>67 - Bas-Rhin | Dorlisheim | 41 Grand rue anciennement rue Principale</text:p>
          </table:table-cell>
          <table:table-cell office:value-type="string" calcext:value-type="string">
            <text:p>Puit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ès à consolider. Nombreuses desquamations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6BNQ5</text:p>
          </table:table-cell>
          <table:table-cell office:value-type="string" calcext:value-type="string">
            <text:p>67 - Bas-Rhin | Sélestat | 004 006 rue Sainte-Barbe</text:p>
          </table:table-cell>
          <table:table-cell office:value-type="string" calcext:value-type="string">
            <text:p>Hôtel du Prêteur Royal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é en 2014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6BOOH</text:p>
          </table:table-cell>
          <table:table-cell office:value-type="string" calcext:value-type="string">
            <text:p>67 - Bas-Rhin | Molsheim</text:p>
          </table:table-cell>
          <table:table-cell office:value-type="string" calcext:value-type="string">
            <text:p>Enceinte médiéval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6CHX1</text:p>
          </table:table-cell>
          <table:table-cell office:value-type="string" calcext:value-type="string">
            <text:p>68 - Haut-Rhin | Niederhergheim | 002 rue des Vignes</text:p>
          </table:table-cell>
          <table:table-cell office:value-type="string" calcext:value-type="string">
            <text:p>Ferme (ancienne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entretenu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6D13I</text:p>
          </table:table-cell>
          <table:table-cell office:value-type="string" calcext:value-type="string">
            <text:p>67 - Bas-Rhin | Oberhaslach</text:p>
          </table:table-cell>
          <table:table-cell office:value-type="string" calcext:value-type="string">
            <text:p>Fortifications gallo-romaines sur le Ringelsberg (rest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6DOET</text:p>
          </table:table-cell>
          <table:table-cell office:value-type="string" calcext:value-type="string">
            <text:p>68 - Haut-Rhin | Colmar | place des Dominicains</text:p>
          </table:table-cell>
          <table:table-cell office:value-type="string" calcext:value-type="string">
            <text:p>Couvent des Dominicain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stauration prévue pour 2019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6EUO3</text:p>
          </table:table-cell>
          <table:table-cell office:value-type="string" calcext:value-type="string">
            <text:p>67 - Bas-Rhin | Ernolsheim-lès-Saverne</text:p>
          </table:table-cell>
          <table:table-cell office:value-type="string" calcext:value-type="string">
            <text:p>Château fort du Warthenberg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ierres instables, traitement des arases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6FQ6Y</text:p>
          </table:table-cell>
          <table:table-cell office:value-type="string" calcext:value-type="string">
            <text:p>67 - Bas-Rhin | Obernai | 007 place de l'Etoi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uiles poreuses, enduit au ciment et peinture acrylique entraîne des remontées capillair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6G8RN</text:p>
          </table:table-cell>
          <table:table-cell office:value-type="string" calcext:value-type="string">
            <text:p>67 - Bas-Rhin | Sarre-Union | 001 anciennement 003 rue des Potier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moyen</text:p>
          </table:table-cell>
          <table:table-cell/>
          <table:table-cell office:value-type="string" calcext:value-type="string">
            <text:p>Traitement biocide + réparations mortier + étanchéité plomb (linteau) + dégagement sol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6JGZ8</text:p>
          </table:table-cell>
          <table:table-cell office:value-type="string" calcext:value-type="string">
            <text:p>68 - Haut-Rhin | Masevaux-Niederbruck</text:p>
          </table:table-cell>
          <table:table-cell office:value-type="string" calcext:value-type="string">
            <text:p>Statue monumentale de la Vierge à l'Enfant </text:p>
          </table:table-cell>
          <table:table-cell/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6JJC2</text:p>
          </table:table-cell>
          <table:table-cell office:value-type="string" calcext:value-type="string">
            <text:p>68 - Haut-Rhin | Niedermorschwihr | 133 anciennement Grand'Rue 163 rue des Trois-Epi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6JZTX</text:p>
          </table:table-cell>
          <table:table-cell office:value-type="string" calcext:value-type="string">
            <text:p>68 - Haut-Rhin | Colmar | 001 rue du Conseil-Souverain</text:p>
          </table:table-cell>
          <table:table-cell office:value-type="string" calcext:value-type="string">
            <text:p>Maison Ker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issure jusqu'au 1er étage rue du Conseil Souverain. Stucs intérieurs décollés + petites fissures.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6LJVK</text:p>
          </table:table-cell>
          <table:table-cell office:value-type="string" calcext:value-type="string">
            <text:p>68 - Haut-Rhin | Herrlisheim-près-Colmar | place de l'Eglise</text:p>
          </table:table-cell>
          <table:table-cell office:value-type="string" calcext:value-type="string">
            <text:p>Eglise catholique Saint-Miche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hoeur: peinture qui se détache en partie basse, revêtement sol étanche en pied de façad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6M6HA</text:p>
          </table:table-cell>
          <table:table-cell office:value-type="string" calcext:value-type="string">
            <text:p>67 - Bas-Rhin | Neuwiller-lès-Saverne</text:p>
          </table:table-cell>
          <table:table-cell office:value-type="string" calcext:value-type="string">
            <text:p>Eglise Saint-Adelph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6MF98</text:p>
          </table:table-cell>
          <table:table-cell office:value-type="string" calcext:value-type="string">
            <text:p>67 - Bas-Rhin | Strasbourg | 003 rue de l'Ail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6MTO4</text:p>
          </table:table-cell>
          <table:table-cell office:value-type="string" calcext:value-type="string">
            <text:p>67 - Bas-Rhin | La Broque</text:p>
          </table:table-cell>
          <table:table-cell office:value-type="string" calcext:value-type="string">
            <text:p>Cimetière mennoni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6NKCH</text:p>
          </table:table-cell>
          <table:table-cell office:value-type="string" calcext:value-type="string">
            <text:p>67 - Bas-Rhin | Molsheim | 020 anciennement 009 rue Jenner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nduit ciment+enrobé+peinture étanche. PDT à consolider (desquamations + fissures)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6O42U</text:p>
          </table:table-cell>
          <table:table-cell office:value-type="string" calcext:value-type="string">
            <text:p>67 - Bas-Rhin | Barembach | 5 rue du Presbytère</text:p>
          </table:table-cell>
          <table:table-cell office:value-type="string" calcext:value-type="string">
            <text:p>Auberge à la Couronne verte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6OJ8Y</text:p>
          </table:table-cell>
          <table:table-cell office:value-type="string" calcext:value-type="string">
            <text:p>67 - Bas-Rhin | Lembach</text:p>
          </table:table-cell>
          <table:table-cell office:value-type="string" calcext:value-type="string">
            <text:p>Château de Fleckenstein (rui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6QAPV</text:p>
          </table:table-cell>
          <table:table-cell office:value-type="string" calcext:value-type="string">
            <text:p>67 - Bas-Rhin | Sélestat | rue Sainte-Foy</text:p>
          </table:table-cell>
          <table:table-cell office:value-type="string" calcext:value-type="string">
            <text:p>Grenier du Prieuré des Bénédictins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avaux enduits, corniches, menuiseries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6RWSF</text:p>
          </table:table-cell>
          <table:table-cell office:value-type="string" calcext:value-type="string">
            <text:p>68 - Haut-Rhin | Sondersdorf | Hippoltskirch (lieudit)</text:p>
          </table:table-cell>
          <table:table-cell office:value-type="string" calcext:value-type="string">
            <text:p>Chapelle Saint-Marti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entretenu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6RXV6</text:p>
          </table:table-cell>
          <table:table-cell office:value-type="string" calcext:value-type="string">
            <text:p>67 - Bas-Rhin | Westhoffen | place de la Synagogue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xt. restaurés. Enduits et décors intérieurs à restaurer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6TJS9</text:p>
          </table:table-cell>
          <table:table-cell office:value-type="string" calcext:value-type="string">
            <text:p>67 - Bas-Rhin | Eckwersheim | rue du Presbytère</text:p>
          </table:table-cell>
          <table:table-cell office:value-type="string" calcext:value-type="string">
            <text:p>Eglise protestant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térieurs pas vus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6VQ1Z</text:p>
          </table:table-cell>
          <table:table-cell office:value-type="string" calcext:value-type="string">
            <text:p>67 - Bas-Rhin | Molsheim | 015 rue de Strasbourg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égradation en sous face de balcon en grès, pas d'étanchéité, une menuiserie neuve au rez-de-chaussé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6VZ93</text:p>
          </table:table-cell>
          <table:table-cell office:value-type="string" calcext:value-type="string">
            <text:p>68 - Haut-Rhin | Turckheim | Grand' rue 014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6-12-31" calcext:value-type="date">
            <text:p>31/12/2016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rise du soubassement et restauration motif oriel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6W431</text:p>
          </table:table-cell>
          <table:table-cell office:value-type="string" calcext:value-type="string">
            <text:p>67 - Bas-Rhin | Haguenau | 002 place du Maire-Guntz</text:p>
          </table:table-cell>
          <table:table-cell office:value-type="string" calcext:value-type="string">
            <text:p>Théâtre municipa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6WYHI</text:p>
          </table:table-cell>
          <table:table-cell office:value-type="string" calcext:value-type="string">
            <text:p>67 - Bas-Rhin | Val de Moder | rue des Tanneurs</text:p>
          </table:table-cell>
          <table:table-cell office:value-type="string" calcext:value-type="string">
            <text:p>Ossuaire du cimetière (ancien) 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édifice à assainir, enduits très cimentés, maçonnerie très humide, couverture à revoir, int.non vu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6X7IT</text:p>
          </table:table-cell>
          <table:table-cell office:value-type="string" calcext:value-type="string">
            <text:p>67 - Bas-Rhin | Strasbourg | 004 quai de Paris</text:p>
          </table:table-cell>
          <table:table-cell office:value-type="string" calcext:value-type="string">
            <text:p>Hôtel de Neuwiller (ancien)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ntretien de la couverture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6XJKJ</text:p>
          </table:table-cell>
          <table:table-cell office:value-type="string" calcext:value-type="string">
            <text:p>68 - Haut-Rhin | Hunawihr | Grand' rue 005</text:p>
          </table:table-cell>
          <table:table-cell office:value-type="string" calcext:value-type="string">
            <text:p>Poêle du conseil (ancien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ntérieurs non visités. Prévoir révision couverture. Soubassements cimenté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6YAMH</text:p>
          </table:table-cell>
          <table:table-cell office:value-type="string" calcext:value-type="string">
            <text:p>67 - Bas-Rhin | Wissembourg | 020 022 rue de la Lain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térieurs pas vus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70SA7</text:p>
          </table:table-cell>
          <table:table-cell office:value-type="string" calcext:value-type="string">
            <text:p>67 - Bas-Rhin | Dettwiller | rue de l'Eglise</text:p>
          </table:table-cell>
          <table:table-cell office:value-type="string" calcext:value-type="string">
            <text:p>Eglise simultanée Saint-Jacques-le-Majeur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70SUB</text:p>
          </table:table-cell>
          <table:table-cell office:value-type="string" calcext:value-type="string">
            <text:p>67 - Bas-Rhin | Strasbourg | place de l'Hôpital</text:p>
          </table:table-cell>
          <table:table-cell office:value-type="string" calcext:value-type="string">
            <text:p>Hôpital civil (ancien)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71TYV</text:p>
          </table:table-cell>
          <table:table-cell office:value-type="string" calcext:value-type="string">
            <text:p>67 - Bas-Rhin | Strasbourg | 042 rue Bain-aux-Plantes</text:p>
          </table:table-cell>
          <table:table-cell office:value-type="string" calcext:value-type="string">
            <text:p>Maison des Tanneurs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avaux en programmation, remplissage des miroirs en maçonneries et ravalement à prévoir <text:s text:c="5"/>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720A2</text:p>
          </table:table-cell>
          <table:table-cell office:value-type="string" calcext:value-type="string">
            <text:p>67 - Bas-Rhin | Strasbourg | 010 boulevard de la Victoire</text:p>
          </table:table-cell>
          <table:table-cell office:value-type="string" calcext:value-type="string">
            <text:p>Bains municipau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onsultation en cours en 2018 pour une rénovation complète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72GBA</text:p>
          </table:table-cell>
          <table:table-cell office:value-type="string" calcext:value-type="string">
            <text:p>68 - Haut-Rhin | Ingersheim | 002 rue de la République</text:p>
          </table:table-cell>
          <table:table-cell office:value-type="string" calcext:value-type="string">
            <text:p>Mairie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3-12-31" calcext:value-type="date">
            <text:p>31/12/2013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C 2013 - Remplacement menuiseries. Remontées capillaires visibles sur le placage du soubassement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73AQE</text:p>
          </table:table-cell>
          <table:table-cell office:value-type="string" calcext:value-type="string">
            <text:p>67 - Bas-Rhin | Obernai | 008 anciennement 009 rue des Pèlerin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rge des enduits ciment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7485O</text:p>
          </table:table-cell>
          <table:table-cell office:value-type="string" calcext:value-type="string">
            <text:p>67 - Bas-Rhin | Lauterbourg | rue de l'Eglise</text:p>
          </table:table-cell>
          <table:table-cell office:value-type="string" calcext:value-type="string">
            <text:p>Eglise catholique de la Trinité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é en 2013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74AXE</text:p>
          </table:table-cell>
          <table:table-cell office:value-type="string" calcext:value-type="string">
            <text:p>67 - Bas-Rhin | Strasbourg | place Kléber</text:p>
          </table:table-cell>
          <table:table-cell office:value-type="string" calcext:value-type="string">
            <text:p>Bâtiment de l'Aubet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74ST5</text:p>
          </table:table-cell>
          <table:table-cell office:value-type="string" calcext:value-type="string">
            <text:p>67 - Bas-Rhin | Kogenheim | rue de l'Eglise</text:p>
          </table:table-cell>
          <table:table-cell office:value-type="string" calcext:value-type="string">
            <text:p>Eglise catholique Saint-Léger</text:p>
          </table:table-cell>
          <table:table-cell/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76N6W</text:p>
          </table:table-cell>
          <table:table-cell office:value-type="string" calcext:value-type="string">
            <text:p>68 - Haut-Rhin | Ribeauvillé | Grand' rue 081</text:p>
          </table:table-cell>
          <table:table-cell office:value-type="string" calcext:value-type="string">
            <text:p>Fontaine du Cerf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- Prévoir réparation pierre de taille côté gauche au niveau du trop-plein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7870Y</text:p>
          </table:table-cell>
          <table:table-cell office:value-type="string" calcext:value-type="string">
            <text:p>67 - Bas-Rhin | Hoerdt | 026 rue de la République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oitures des dépendances défectueus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78TEM</text:p>
          </table:table-cell>
          <table:table-cell office:value-type="string" calcext:value-type="string">
            <text:p>67 - Bas-Rhin | Sélestat | 008 rue de l'Eglise</text:p>
          </table:table-cell>
          <table:table-cell office:value-type="string" calcext:value-type="string">
            <text:p>Hôtel d'Ebersmunster (ancien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remontées de capillarité au niveau des 2 avancées de bâtiment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7A92M</text:p>
          </table:table-cell>
          <table:table-cell office:value-type="string" calcext:value-type="string">
            <text:p>68 - Haut-Rhin | Niedermorschwihr | 072 rue des Trois-Epi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7AKXU</text:p>
          </table:table-cell>
          <table:table-cell office:value-type="string" calcext:value-type="string">
            <text:p>67 - Bas-Rhin | Ernolsheim-Bruche | 001 rue du Château</text:p>
          </table:table-cell>
          <table:table-cell office:value-type="string" calcext:value-type="string">
            <text:p>Château d'Urendorf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nt. pas vus. Décollements, voies d'eau et efflorescences sur enduits + couverture vétust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7AQYY</text:p>
          </table:table-cell>
          <table:table-cell office:value-type="string" calcext:value-type="string">
            <text:p>67 - Bas-Rhin | Obernai | 003 rue de la Croix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oiture en tuiles plates durée de vie dépassée, tuiles faitière manquantes, <text:s/>zinguerie, fenêtres PVC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7B4TE</text:p>
          </table:table-cell>
          <table:table-cell office:value-type="string" calcext:value-type="string">
            <text:p>68 - Haut-Rhin | Orschwihr | place de l'Eglise</text:p>
          </table:table-cell>
          <table:table-cell office:value-type="string" calcext:value-type="string">
            <text:p>Fontai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/>
          <table:table-cell office:value-type="string" calcext:value-type="string">
            <text:p>fontaine déplacée, fût délité, pas en eau.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7BCC8</text:p>
          </table:table-cell>
          <table:table-cell office:value-type="string" calcext:value-type="string">
            <text:p>68 - Haut-Rhin | Bennwihr | rue du Général-de-Gaulle</text:p>
          </table:table-cell>
          <table:table-cell office:value-type="string" calcext:value-type="string">
            <text:p>Eglise catholique Saints-Pierre-et-Paul (DETRUITE)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7CSF1</text:p>
          </table:table-cell>
          <table:table-cell office:value-type="string" calcext:value-type="string">
            <text:p>67 - Bas-Rhin | Surbourg | 004 rue du Général-Leclerc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Enduit ciment fissuré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7FG4H</text:p>
          </table:table-cell>
          <table:table-cell office:value-type="string" calcext:value-type="string">
            <text:p>67 - Bas-Rhin | Valff | rue du Château</text:p>
          </table:table-cell>
          <table:table-cell office:value-type="string" calcext:value-type="string">
            <text:p>Eglise Saint-Blais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affaissement important du chœur travaux d'urgence et retrait des vitraux. enduit ciment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7G43O</text:p>
          </table:table-cell>
          <table:table-cell office:value-type="string" calcext:value-type="string">
            <text:p>68 - Haut-Rhin | Rouffach | 004 place de la Républiqu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éparations anciennes inadaptées, nombreuses épaufrures, motifs piochés, désquamation. <text:s/>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7JZ3B</text:p>
          </table:table-cell>
          <table:table-cell office:value-type="string" calcext:value-type="string">
            <text:p>68 - Haut-Rhin | Wattwiller | rue du Moulin</text:p>
          </table:table-cell>
          <table:table-cell office:value-type="string" calcext:value-type="string">
            <text:p>Eglise catholique Saint-Jean-Baptist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ntérieur bon état mais extérieurs très cimentés avec efflorescences, zone de marnage haut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7KC21</text:p>
          </table:table-cell>
          <table:table-cell office:value-type="string" calcext:value-type="string">
            <text:p>67 - Bas-Rhin | Froeschwiller</text:p>
          </table:table-cell>
          <table:table-cell office:value-type="string" calcext:value-type="string">
            <text:p>Eglise de la Paix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7LRZG</text:p>
          </table:table-cell>
          <table:table-cell office:value-type="string" calcext:value-type="string">
            <text:p>67 - Bas-Rhin | Val de Moder | 017 anciennement Marché (rue du rue du Docteur-Schweitzer</text:p>
          </table:table-cell>
          <table:table-cell office:value-type="string" calcext:value-type="string">
            <text:p>Mairi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7LZE3</text:p>
          </table:table-cell>
          <table:table-cell office:value-type="string" calcext:value-type="string">
            <text:p>68 - Haut-Rhin | Soultz-Haut-Rhin | 012 rue Jean-Jaurès</text:p>
          </table:table-cell>
          <table:table-cell office:value-type="string" calcext:value-type="string">
            <text:p>Commanderie des Hospitaliers de Saint-Jean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alissures couverture (chapelle non visitée)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7LZY3</text:p>
          </table:table-cell>
          <table:table-cell office:value-type="string" calcext:value-type="string">
            <text:p>67 - Bas-Rhin | Strasbourg | 015 rue du Faubourg-de-Saverne</text:p>
          </table:table-cell>
          <table:table-cell office:value-type="string" calcext:value-type="string">
            <text:p>Maison du négociant Rubin (ancienne)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é 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7MLST</text:p>
          </table:table-cell>
          <table:table-cell office:value-type="string" calcext:value-type="string">
            <text:p>68 - Haut-Rhin | Kaysersberg Vignoble | 062 064 rue du Général-de-Gaulle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- Prévoir démoussage toiture.- Côté cour intérieure pierre d'angle détériorée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7NDJB</text:p>
          </table:table-cell>
          <table:table-cell office:value-type="string" calcext:value-type="string">
            <text:p>67 - Bas-Rhin | Gerstheim</text:p>
          </table:table-cell>
          <table:table-cell office:value-type="string" calcext:value-type="string">
            <text:p>Eglise protestant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7O4C5</text:p>
          </table:table-cell>
          <table:table-cell office:value-type="string" calcext:value-type="string">
            <text:p>67 - Bas-Rhin | Strasbourg | 002 rue de l'Hôpital-Militaire</text:p>
          </table:table-cell>
          <table:table-cell office:value-type="string" calcext:value-type="string">
            <text:p>Hôpital militaire Gaujot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enduits de façades irréguliers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7OMRE</text:p>
          </table:table-cell>
          <table:table-cell office:value-type="string" calcext:value-type="string">
            <text:p>67 - Bas-Rhin | Strasbourg | 008 rue des Pucelles</text:p>
          </table:table-cell>
          <table:table-cell office:value-type="string" calcext:value-type="string">
            <text:p>Hôtel de Furstemberg (ancien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7PCJK</text:p>
          </table:table-cell>
          <table:table-cell office:value-type="string" calcext:value-type="string">
            <text:p>68 - Haut-Rhin | Zillisheim</text:p>
          </table:table-cell>
          <table:table-cell office:value-type="string" calcext:value-type="string">
            <text:p>Plate-forme et constructions attenantes de la pièce 380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évégétalisation, entretien à prévoir avant restauration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7PTCV</text:p>
          </table:table-cell>
          <table:table-cell office:value-type="string" calcext:value-type="string">
            <text:p>68 - Haut-Rhin | Hunawihr | Grand' rue 031</text:p>
          </table:table-cell>
          <table:table-cell office:value-type="string" calcext:value-type="string">
            <text:p>Presbytère protestan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térieurs non visité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7RBJ1</text:p>
          </table:table-cell>
          <table:table-cell office:value-type="string" calcext:value-type="string">
            <text:p>67 - Bas-Rhin | Strasbourg | 007 rue des Hallebarde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7RF1W</text:p>
          </table:table-cell>
          <table:table-cell office:value-type="string" calcext:value-type="string">
            <text:p>68 - Haut-Rhin | Riquewihr | rue du Général-de-Gaulle</text:p>
          </table:table-cell>
          <table:table-cell office:value-type="string" calcext:value-type="string">
            <text:p>Puit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Démoussage + nettoyage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7RRLQ</text:p>
          </table:table-cell>
          <table:table-cell office:value-type="string" calcext:value-type="string">
            <text:p>68 - Haut-Rhin | Riquewihr | 013 anciennement 015 rue Latéra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ase de la Tourelle à démousser - enduit chaux d'assainissement à <text:s/>appliquer (cour pavée humide) 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7SQUC</text:p>
          </table:table-cell>
          <table:table-cell office:value-type="string" calcext:value-type="string">
            <text:p>67 - Bas-Rhin | Wingen</text:p>
          </table:table-cell>
          <table:table-cell office:value-type="string" calcext:value-type="string">
            <text:p>Château de Hohenbourg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7T5X8</text:p>
          </table:table-cell>
          <table:table-cell office:value-type="string" calcext:value-type="string">
            <text:p>67 - Bas-Rhin | Haguenau | 104 Grand' rue .</text:p>
          </table:table-cell>
          <table:table-cell office:value-type="string" calcext:value-type="string">
            <text:p>Ancienne maison Zuckmantel 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squamations sur oriel, salissures sur enduit (cimenté ?)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7VZ52</text:p>
          </table:table-cell>
          <table:table-cell office:value-type="string" calcext:value-type="string">
            <text:p>67 - Bas-Rhin | Saint-Nabor</text:p>
          </table:table-cell>
          <table:table-cell office:value-type="string" calcext:value-type="string">
            <text:p>Abbaye de Niedermunster (rui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stauré 2017-2018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7X41X</text:p>
          </table:table-cell>
          <table:table-cell office:value-type="string" calcext:value-type="string">
            <text:p>68 - Haut-Rhin | Cernay | rue de Thann</text:p>
          </table:table-cell>
          <table:table-cell office:value-type="string" calcext:value-type="string">
            <text:p>Porte de Thann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récent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7XT2E</text:p>
          </table:table-cell>
          <table:table-cell office:value-type="string" calcext:value-type="string">
            <text:p>67 - Bas-Rhin | Strasbourg | 040 quai des Batelier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florescence en sous face du balcon sur rue. Balcon sur cour et départ escalier pas visités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7Y72V</text:p>
          </table:table-cell>
          <table:table-cell office:value-type="string" calcext:value-type="string">
            <text:p>67 - Bas-Rhin | Bischheim | 017 rue Nationale</text:p>
          </table:table-cell>
          <table:table-cell office:value-type="string" calcext:value-type="string">
            <text:p>Bain rituel juif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2-09-26" calcext:value-type="date">
            <text:p>26/09/2012</text:p>
          </table:table-cell>
          <table:table-cell office:value-type="string" calcext:value-type="string">
            <text:p>moy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8024Z</text:p>
          </table:table-cell>
          <table:table-cell office:value-type="string" calcext:value-type="string">
            <text:p>67 - Bas-Rhin | Wissembourg | 035 anciennement 052 rue Nationale</text:p>
          </table:table-cell>
          <table:table-cell office:value-type="string" calcext:value-type="string">
            <text:p>Maison Bürgerhof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Encroutements noirs, joints ciment fissurés, bas-relief pulvérulent, enduit pignon très lacunaire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80JDL</text:p>
          </table:table-cell>
          <table:table-cell office:value-type="string" calcext:value-type="string">
            <text:p>68 - Haut-Rhin | Riquewihr | 006 008 rue Saint-Nicola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Façade sur cour : réparation ponctu. appuis grès, fenêtres en mvs état - Puits dans cour à restaurer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8199K</text:p>
          </table:table-cell>
          <table:table-cell office:value-type="string" calcext:value-type="string">
            <text:p>67 - Bas-Rhin | Strasbourg | 029 rue des Frères</text:p>
          </table:table-cell>
          <table:table-cell office:value-type="string" calcext:value-type="string">
            <text:p>Immeuble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Efflorescence en rdc, enduit altéré, volets à reprendre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81HAS</text:p>
          </table:table-cell>
          <table:table-cell office:value-type="string" calcext:value-type="string">
            <text:p>68 - Haut-Rhin | Colmar | Grand' rue 040</text:p>
          </table:table-cell>
          <table:table-cell office:value-type="string" calcext:value-type="string">
            <text:p>Maisonnette Boh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construite et déplacée en 2008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83IPC</text:p>
          </table:table-cell>
          <table:table-cell office:value-type="string" calcext:value-type="string">
            <text:p>68 - Haut-Rhin | Colmar | 009 rue du Lycée</text:p>
          </table:table-cell>
          <table:table-cell office:value-type="string" calcext:value-type="string">
            <text:p>Lycée Bartholdi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salle des actes et bibliothèque dégradées, stucs épaufrés, infiltrations d'eau, fresques à restaure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83Q2D</text:p>
          </table:table-cell>
          <table:table-cell office:value-type="string" calcext:value-type="string">
            <text:p>67 - Bas-Rhin | Dorlisheim | Entre Molsheim et Altorf</text:p>
          </table:table-cell>
          <table:table-cell office:value-type="string" calcext:value-type="string">
            <text:p>Menhir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é en 2016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84R2A</text:p>
          </table:table-cell>
          <table:table-cell office:value-type="string" calcext:value-type="string">
            <text:p>67 - Bas-Rhin | Boersch | rue de l'Eglise</text:p>
          </table:table-cell>
          <table:table-cell office:value-type="string" calcext:value-type="string">
            <text:p>Eglise catholique Saint-Médard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Rejointoiement de l'embase de l'édifice en grès, tuiles faîtière à revoir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84RQ1</text:p>
          </table:table-cell>
          <table:table-cell office:value-type="string" calcext:value-type="string">
            <text:p>67 - Bas-Rhin | Dambach-la-Ville | 011 place du Marché</text:p>
          </table:table-cell>
          <table:table-cell office:value-type="string" calcext:value-type="string">
            <text:p>Hôtel de Vi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86PBQ</text:p>
          </table:table-cell>
          <table:table-cell office:value-type="string" calcext:value-type="string">
            <text:p>68 - Haut-Rhin | Riquewihr | 045 anciennement Grand'Rue 048 rue du Général-de-Gaul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87X6C</text:p>
          </table:table-cell>
          <table:table-cell office:value-type="string" calcext:value-type="string">
            <text:p>68 - Haut-Rhin | Soultzmatt | 012 avenue de la Source Nessel</text:p>
          </table:table-cell>
          <table:table-cell office:value-type="string" calcext:value-type="string">
            <text:p>Bâtiments de la source Lisbeth et de la cure Nesse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2011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88EPF</text:p>
          </table:table-cell>
          <table:table-cell office:value-type="string" calcext:value-type="string">
            <text:p>67 - Bas-Rhin | Orschwiller</text:p>
          </table:table-cell>
          <table:table-cell office:value-type="string" calcext:value-type="string">
            <text:p>Château du Petit-Koenigsbourg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projet de valorisation prévu par le CD67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88PV5</text:p>
          </table:table-cell>
          <table:table-cell office:value-type="string" calcext:value-type="string">
            <text:p>67 - Bas-Rhin | Rosheim | rue du Général-de-Gaulle</text:p>
          </table:table-cell>
          <table:table-cell office:value-type="string" calcext:value-type="string">
            <text:p>Eglise Saints-Pierre-et-Pau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8BXKX</text:p>
          </table:table-cell>
          <table:table-cell office:value-type="string" calcext:value-type="string">
            <text:p>68 - Haut-Rhin | Orbey | carrefour Duchêne</text:p>
          </table:table-cell>
          <table:table-cell office:value-type="string" calcext:value-type="string">
            <text:p>Cimetière militair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travaux d'entretien dans le cadre du centena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8EMTH</text:p>
          </table:table-cell>
          <table:table-cell office:value-type="string" calcext:value-type="string">
            <text:p>67 - Bas-Rhin | Strasbourg | Grand' rue 126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voir état 2016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8EYRQ</text:p>
          </table:table-cell>
          <table:table-cell office:value-type="string" calcext:value-type="string">
            <text:p>67 - Bas-Rhin | Strasbourg | 019 rue de l'Ail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oir état 2014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8GKE1</text:p>
          </table:table-cell>
          <table:table-cell office:value-type="string" calcext:value-type="string">
            <text:p>68 - Haut-Rhin | Bergheim</text:p>
          </table:table-cell>
          <table:table-cell office:value-type="string" calcext:value-type="string">
            <text:p>Fortifications (vestiges des anciennes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égulièrement entretenu par tranch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8HQN3</text:p>
          </table:table-cell>
          <table:table-cell office:value-type="string" calcext:value-type="string">
            <text:p>68 - Haut-Rhin | Colmar | 023 025 rue des Marchand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orniche plâtre dégradée et fissure dans l'enduit au 25, 23 rue des marchands en bon état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8JXD0</text:p>
          </table:table-cell>
          <table:table-cell office:value-type="string" calcext:value-type="string">
            <text:p>67 - Bas-Rhin | Haguenau | place Saint-Georges</text:p>
          </table:table-cell>
          <table:table-cell office:value-type="string" calcext:value-type="string">
            <text:p>Fontai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éveloppement cryptogamique et arrangements floraux très invasif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8LAXE</text:p>
          </table:table-cell>
          <table:table-cell office:value-type="string" calcext:value-type="string">
            <text:p>67 - Bas-Rhin | Sélestat | 004 rue du Babil</text:p>
          </table:table-cell>
          <table:table-cell office:value-type="string" calcext:value-type="string">
            <text:p>Hôtel d'Andlau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vérification couvertur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8LKPD</text:p>
          </table:table-cell>
          <table:table-cell office:value-type="string" calcext:value-type="string">
            <text:p>67 - Bas-Rhin | Haguenau | 005 rue des Anneaux</text:p>
          </table:table-cell>
          <table:table-cell office:value-type="string" calcext:value-type="string">
            <text:p>Maison des Anneaux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ntérieurs non visité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8LTL1</text:p>
          </table:table-cell>
          <table:table-cell office:value-type="string" calcext:value-type="string">
            <text:p>68 - Haut-Rhin | Walheim | 26 rue du Stade</text:p>
          </table:table-cell>
          <table:table-cell office:value-type="string" calcext:value-type="string">
            <text:p>Moulin Bas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restauration du pont à prévoir. Menuiseries, bardage, couverture défecteux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8N2ZH</text:p>
          </table:table-cell>
          <table:table-cell office:value-type="string" calcext:value-type="string">
            <text:p>67 - Bas-Rhin | Wangenbourg-Engenthal | rue de l'Eglise</text:p>
          </table:table-cell>
          <table:table-cell office:value-type="string" calcext:value-type="string">
            <text:p>Ancien monastère d'Obersteige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açades à restaurer, joints lavés, désordres maçonneries, salissures, mouss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8OEI2</text:p>
          </table:table-cell>
          <table:table-cell office:value-type="string" calcext:value-type="string">
            <text:p>68 - Haut-Rhin | Leimbach</text:p>
          </table:table-cell>
          <table:table-cell office:value-type="string" calcext:value-type="string">
            <text:p>Eglise catholique Saint-Blaise (ruines de l'ancienne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2-10-01" calcext:value-type="date">
            <text:p>01/10/2012</text:p>
          </table:table-cell>
          <table:table-cell office:value-type="string" calcext:value-type="string">
            <text:p>moy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8PCPS</text:p>
          </table:table-cell>
          <table:table-cell office:value-type="string" calcext:value-type="string">
            <text:p>68 - Haut-Rhin | Thann | 068 anciennement Grand'Rue rue de la Première-Armée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ez-de-chaussée restauré en 2017 - reste de la façade + oriel à consolider 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8PHQQ</text:p>
          </table:table-cell>
          <table:table-cell office:value-type="string" calcext:value-type="string">
            <text:p>68 - Haut-Rhin | Colmar | Grand' rue 036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ierres cassées sur oriel, sculpture du faîtage altérée par les intempéries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8UDZE</text:p>
          </table:table-cell>
          <table:table-cell office:value-type="string" calcext:value-type="string">
            <text:p>67 - Bas-Rhin | Knoersheim | C.D. 068</text:p>
          </table:table-cell>
          <table:table-cell office:value-type="string" calcext:value-type="string">
            <text:p>Banc-reposoir napoléonien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8UEM6</text:p>
          </table:table-cell>
          <table:table-cell office:value-type="string" calcext:value-type="string">
            <text:p>68 - Haut-Rhin | Colmar | Grand' rue 043</text:p>
          </table:table-cell>
          <table:table-cell office:value-type="string" calcext:value-type="string">
            <text:p>Maison Saint-Jean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Restauré 2016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8VCPC</text:p>
          </table:table-cell>
          <table:table-cell office:value-type="string" calcext:value-type="string">
            <text:p>68 - Haut-Rhin | Colmar | 23 rue Berthe-Molly</text:p>
          </table:table-cell>
          <table:table-cell office:value-type="string" calcext:value-type="string">
            <text:p>Immeuble, actuellement ministère de la Justice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enduits en partie basse dégradés, couverture à vérifie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8WPR7</text:p>
          </table:table-cell>
          <table:table-cell office:value-type="string" calcext:value-type="string">
            <text:p>67 - Bas-Rhin | Valff | rue Principale</text:p>
          </table:table-cell>
          <table:table-cell office:value-type="string" calcext:value-type="string">
            <text:p>Chapelle Sainte-Marguerit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estion des eaux de pluies très mauvais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8WUSR</text:p>
          </table:table-cell>
          <table:table-cell office:value-type="string" calcext:value-type="string">
            <text:p>67 - Bas-Rhin | Eschbourg</text:p>
          </table:table-cell>
          <table:table-cell office:value-type="string" calcext:value-type="string">
            <text:p>Maisons troglodytiques de Graufthal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site fortement impacté par l'humidité, massif rocheux relativement stabl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8YD13</text:p>
          </table:table-cell>
          <table:table-cell office:value-type="string" calcext:value-type="string">
            <text:p>67 - Bas-Rhin | Geispolsheim | rue de la Liberté</text:p>
          </table:table-cell>
          <table:table-cell office:value-type="string" calcext:value-type="string">
            <text:p>Eglise Sainte-Thérèse de l'Enfant-Jésu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ol étanche, couverture à réviser dans le cadre des travaux d'entretien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8ZYZR</text:p>
          </table:table-cell>
          <table:table-cell office:value-type="string" calcext:value-type="string">
            <text:p>67 - Bas-Rhin | Mollkirch | Route de la Chapelle Laubenheim (lieudit)</text:p>
          </table:table-cell>
          <table:table-cell office:value-type="string" calcext:value-type="string">
            <text:p>Kloesterlé Chapelle de l'ancien prieuré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é en 2014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90HTJ</text:p>
          </table:table-cell>
          <table:table-cell office:value-type="string" calcext:value-type="string">
            <text:p>67 - Bas-Rhin | Strasbourg | 014 quai Saint-Nicola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rise ponctuelle des grès en sous bassement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90NZ7</text:p>
          </table:table-cell>
          <table:table-cell office:value-type="string" calcext:value-type="string">
            <text:p>67 - Bas-Rhin | Dachstein | rue Principale</text:p>
          </table:table-cell>
          <table:table-cell office:value-type="string" calcext:value-type="string">
            <text:p>Porte de la Bruch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93EHW</text:p>
          </table:table-cell>
          <table:table-cell office:value-type="string" calcext:value-type="string">
            <text:p>68 - Haut-Rhin | Hunawihr | 001 rue de la Mairie</text:p>
          </table:table-cell>
          <table:table-cell office:value-type="string" calcext:value-type="string">
            <text:p>Hôtel de vi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s non adaptés. Remontées capillaires et efflorescences salins (soubassement notamment)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93QIK</text:p>
          </table:table-cell>
          <table:table-cell office:value-type="string" calcext:value-type="string">
            <text:p>68 - Haut-Rhin | Sainte-Marie-aux-Mines | 009 rue du Docteur-Muhlenbeck</text:p>
          </table:table-cell>
          <table:table-cell office:value-type="string" calcext:value-type="string">
            <text:p>Chapelle de l'ancien cimetièr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ntérieurs non vus. Enduits durs saillants sur éléments grès. Peinture qui se décolle partie bass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94XYJ</text:p>
          </table:table-cell>
          <table:table-cell office:value-type="string" calcext:value-type="string">
            <text:p>67 - Bas-Rhin | Bouxwiller | 3 place du Château</text:p>
          </table:table-cell>
          <table:table-cell office:value-type="string" calcext:value-type="string">
            <text:p>Ancienne chapelle castrale Saint-Georges et halle aux blé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ampagne de restauration 2013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95N8D</text:p>
          </table:table-cell>
          <table:table-cell office:value-type="string" calcext:value-type="string">
            <text:p>67 - Bas-Rhin | Ettendorf</text:p>
          </table:table-cell>
          <table:table-cell office:value-type="string" calcext:value-type="string">
            <text:p>Cimetière juif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</text:p>
          </table:table-cell>
          <table:table-cell office:value-type="date" office:date-value="2017-12-31" calcext:value-type="date">
            <text:p>31/12/2017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Murs de clôture et stèles dégradées. Aménagements sans autorisation. Stèles enfouies cassée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9677R</text:p>
          </table:table-cell>
          <table:table-cell office:value-type="string" calcext:value-type="string">
            <text:p>67 - Bas-Rhin | Strasbourg | 022 rue des Hallebardes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Intérieurs non visités.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989M7</text:p>
          </table:table-cell>
          <table:table-cell office:value-type="string" calcext:value-type="string">
            <text:p>68 - Haut-Rhin | Oltingue | Auf der Au (lieudit)</text:p>
          </table:table-cell>
          <table:table-cell office:value-type="string" calcext:value-type="string">
            <text:p>Chapelle Saint-Martin 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avaux de restauration des enduits+couverture en cours, mousse verte au sol à l'intérieu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9C0LT</text:p>
          </table:table-cell>
          <table:table-cell office:value-type="string" calcext:value-type="string">
            <text:p>67 - Bas-Rhin | Rosheim | 031 anciennement 113 rue du Général-de-Gaul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9CVIG</text:p>
          </table:table-cell>
          <table:table-cell office:value-type="string" calcext:value-type="string">
            <text:p>68 - Haut-Rhin | Neuf-Brisach | 006 place d'Armes</text:p>
          </table:table-cell>
          <table:table-cell office:value-type="string" calcext:value-type="string">
            <text:p>Hôtel du Gouvernement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Etude en cours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9EXWP</text:p>
          </table:table-cell>
          <table:table-cell office:value-type="string" calcext:value-type="string">
            <text:p>67 - Bas-Rhin | Ottersthal | R.N. 004 <text:s/>(au col de Saverne)</text:p>
          </table:table-cell>
          <table:table-cell office:value-type="string" calcext:value-type="string">
            <text:p>Fontaine monumental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Colonisée par la végétation. Manque d'entretien. restauration générale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9G17P</text:p>
          </table:table-cell>
          <table:table-cell office:value-type="string" calcext:value-type="string">
            <text:p>68 - Haut-Rhin | Goldbach-Altenbach</text:p>
          </table:table-cell>
          <table:table-cell office:value-type="string" calcext:value-type="string">
            <text:p>Château de Freundstein (rui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arases instables, certaines maçonneries déverse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9GBQ8</text:p>
          </table:table-cell>
          <table:table-cell office:value-type="string" calcext:value-type="string">
            <text:p>67 - Bas-Rhin | Mittelbergheim | 002 rue Principale</text:p>
          </table:table-cell>
          <table:table-cell office:value-type="string" calcext:value-type="string">
            <text:p>Hôtel de Vi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ensemble sain.enduits récemment restaurer avec des mortiers mis en œuvre durant mauvaise saison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9GCX8</text:p>
          </table:table-cell>
          <table:table-cell office:value-type="string" calcext:value-type="string">
            <text:p>67 - Bas-Rhin | Obernai | Cimetière</text:p>
          </table:table-cell>
          <table:table-cell office:value-type="string" calcext:value-type="string">
            <text:p>Cimetière (Mont des Oliviers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resques en bon état datée de 1586, légère effervescence de sel en buste, clé de voûte jointoiement 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9IJIV</text:p>
          </table:table-cell>
          <table:table-cell office:value-type="string" calcext:value-type="string">
            <text:p>67 - Bas-Rhin | Strasbourg | 031 rue des Frères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voir état 2014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9ISWB</text:p>
          </table:table-cell>
          <table:table-cell office:value-type="string" calcext:value-type="string">
            <text:p>67 - Bas-Rhin | Mutzig</text:p>
          </table:table-cell>
          <table:table-cell office:value-type="string" calcext:value-type="string">
            <text:p>Chapelle Saint-Wendeli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ntérieurs non vus. Reprises ciment étendues, couverture à réviser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9JBN5</text:p>
          </table:table-cell>
          <table:table-cell office:value-type="string" calcext:value-type="string">
            <text:p>68 - Haut-Rhin | Ottmarsheim | 3 rue du Couvent</text:p>
          </table:table-cell>
          <table:table-cell office:value-type="string" calcext:value-type="string">
            <text:p>Chapelle Sainte-Anne du Prieuré Saint-Bernard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vérification vitraux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9JL4L</text:p>
          </table:table-cell>
          <table:table-cell office:value-type="string" calcext:value-type="string">
            <text:p>68 - Haut-Rhin | Mulhouse | 011 place de la Réunion</text:p>
          </table:table-cell>
          <table:table-cell office:value-type="string" calcext:value-type="string">
            <text:p>Maison Mieg (ancienne)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maçonneries altéré par endroit,encadrement oriel délité,prévoir travaux chéneaux,enduits,menuiseri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9L756</text:p>
          </table:table-cell>
          <table:table-cell office:value-type="string" calcext:value-type="string">
            <text:p>67 - Bas-Rhin | Benfeld | rue de Strasbourg</text:p>
          </table:table-cell>
          <table:table-cell office:value-type="string" calcext:value-type="string">
            <text:p>Ancien relais de poste à chevaux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Le bâtiment principal est restauré. Projets de restauration des annexes en cour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9NIA3</text:p>
          </table:table-cell>
          <table:table-cell office:value-type="string" calcext:value-type="string">
            <text:p>67 - Bas-Rhin | Nothalten | route du Vin</text:p>
          </table:table-cell>
          <table:table-cell office:value-type="string" calcext:value-type="string">
            <text:p>Fontai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9OHE9</text:p>
          </table:table-cell>
          <table:table-cell office:value-type="string" calcext:value-type="string">
            <text:p>68 - Haut-Rhin | Bennwihr | 003 rue du Général-de-Gaulle</text:p>
          </table:table-cell>
          <table:table-cell office:value-type="string" calcext:value-type="string">
            <text:p>Puit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évégétalisation à prévoir + traitement des agrafes métallique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9P2M4</text:p>
          </table:table-cell>
          <table:table-cell office:value-type="string" calcext:value-type="string">
            <text:p>67 - Bas-Rhin | Sarre-Union | 027 rue de Verdu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aison: couv neuve + fissures et étanchéité soub faç Est. Bergerie: hors d'eau et d'air non assuré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9Q6ZO</text:p>
          </table:table-cell>
          <table:table-cell office:value-type="string" calcext:value-type="string">
            <text:p>68 - Haut-Rhin | Thann | place Joffre</text:p>
          </table:table-cell>
          <table:table-cell office:value-type="string" calcext:value-type="string">
            <text:p>Collégiale Saint-Thiebault (ancienne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estauration portail nord et pilier des anges 2018-2019 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9R5RD</text:p>
          </table:table-cell>
          <table:table-cell office:value-type="string" calcext:value-type="string">
            <text:p>68 - Haut-Rhin | Riquewihr | 003 cour du Château</text:p>
          </table:table-cell>
          <table:table-cell office:value-type="string" calcext:value-type="string">
            <text:p>Château des comtes de Montbéliard-Wurtemberg (ancien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montées capillaires soubassement - Cause à définir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9RP9U</text:p>
          </table:table-cell>
          <table:table-cell office:value-type="string" calcext:value-type="string">
            <text:p>67 - Bas-Rhin | Bouxwiller | 1 place du Château</text:p>
          </table:table-cell>
          <table:table-cell office:value-type="string" calcext:value-type="string">
            <text:p>Hôtel de Vi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Enduit cimenté non adapté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9RPI5</text:p>
          </table:table-cell>
          <table:table-cell office:value-type="string" calcext:value-type="string">
            <text:p>67 - Bas-Rhin | Barr | 1 place de l'Hôtel de ville</text:p>
          </table:table-cell>
          <table:table-cell office:value-type="string" calcext:value-type="string">
            <text:p>Hôtel de Vi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9T3J3</text:p>
          </table:table-cell>
          <table:table-cell office:value-type="string" calcext:value-type="string">
            <text:p>68 - Haut-Rhin | Colmar | 012 014 016 rue des Marchands</text:p>
          </table:table-cell>
          <table:table-cell office:value-type="string" calcext:value-type="string">
            <text:p>Ancien grenier médiéval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oiture fatiguée avec infiltrations, affaissement des lucarnes, pierres se délitant, voisin restauré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9U0GC</text:p>
          </table:table-cell>
          <table:table-cell office:value-type="string" calcext:value-type="string">
            <text:p>68 - Haut-Rhin | Colmar | rue de la Cigogne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micro-fissures dans l'enduit, pierres abîmées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9U0ZF</text:p>
          </table:table-cell>
          <table:table-cell office:value-type="string" calcext:value-type="string">
            <text:p>68 - Haut-Rhin | Guebwiller</text:p>
          </table:table-cell>
          <table:table-cell office:value-type="string" calcext:value-type="string">
            <text:p>Couvent des Dominicains (ancien)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érification couverture, restauration de meneaux instables et tourelle d'escalier sculptée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9W4UZ</text:p>
          </table:table-cell>
          <table:table-cell office:value-type="string" calcext:value-type="string">
            <text:p>68 - Haut-Rhin | Colmar | 001 rue Woelfelin</text:p>
          </table:table-cell>
          <table:table-cell office:value-type="string" calcext:value-type="string">
            <text:p>Couvent Sainte-Catherin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ccessibilité PMR 2017, travaux de couverture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9XJR7</text:p>
          </table:table-cell>
          <table:table-cell office:value-type="string" calcext:value-type="string">
            <text:p>67 - Bas-Rhin | Strasbourg</text:p>
          </table:table-cell>
          <table:table-cell office:value-type="string" calcext:value-type="string">
            <text:p>Ponts Couverts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9XUIG</text:p>
          </table:table-cell>
          <table:table-cell office:value-type="string" calcext:value-type="string">
            <text:p>67 - Bas-Rhin | Reinhardsmunster</text:p>
          </table:table-cell>
          <table:table-cell office:value-type="string" calcext:value-type="string">
            <text:p>Château de l'Ochsenstein (ruines)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rases: traitement à prévoir. Pierres instable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9YQXY</text:p>
          </table:table-cell>
          <table:table-cell office:value-type="string" calcext:value-type="string">
            <text:p>67 - Bas-Rhin | Strasbourg | 016 anciennement Grand'Rue 137 rue Gutenberg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étanchéité au plomb à réaliser, remise en peinture, montant grès de gauche fissuré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9ZAD6</text:p>
          </table:table-cell>
          <table:table-cell office:value-type="string" calcext:value-type="string">
            <text:p>67 - Bas-Rhin | Strasbourg | Grand' rue 098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voir état 2016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A1XPO</text:p>
          </table:table-cell>
          <table:table-cell office:value-type="string" calcext:value-type="string">
            <text:p>68 - Haut-Rhin | Riquewihr | 006 anciennement 007 rue Latéra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reprise d'enduit en soubassement - Réparation grès en façade sur rue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A3YIA</text:p>
          </table:table-cell>
          <table:table-cell office:value-type="string" calcext:value-type="string">
            <text:p>67 - Bas-Rhin | Strasbourg | 007 rue des Ecrivains</text:p>
          </table:table-cell>
          <table:table-cell office:value-type="string" calcext:value-type="string">
            <text:p>Maison William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A48CP</text:p>
          </table:table-cell>
          <table:table-cell office:value-type="string" calcext:value-type="string">
            <text:p>68 - Haut-Rhin | Colmar | 008 rue des Augustins</text:p>
          </table:table-cell>
          <table:table-cell office:value-type="string" calcext:value-type="string">
            <text:p>Cour des Ribeaupierre (ancienne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inteau brisé, micro-fissures dans l'enduit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A4YPL</text:p>
          </table:table-cell>
          <table:table-cell office:value-type="string" calcext:value-type="string">
            <text:p>67 - Bas-Rhin | Strasbourg | 022 rue Sleidan</text:p>
          </table:table-cell>
          <table:table-cell office:value-type="string" calcext:value-type="string">
            <text:p>Hôtel Bri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ien entretenu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A5EB8</text:p>
          </table:table-cell>
          <table:table-cell office:value-type="string" calcext:value-type="string">
            <text:p>67 - Bas-Rhin | Westhoffen | 029 anciennement 127 anciennement Principale (rue rue Birri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A5SLX</text:p>
          </table:table-cell>
          <table:table-cell office:value-type="string" calcext:value-type="string">
            <text:p>67 - Bas-Rhin | Molsheim</text:p>
          </table:table-cell>
          <table:table-cell office:value-type="string" calcext:value-type="string">
            <text:p>Croix du cimetière (grande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6-12-31" calcext:value-type="date">
            <text:p>31/12/2016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A65PS</text:p>
          </table:table-cell>
          <table:table-cell office:value-type="string" calcext:value-type="string">
            <text:p>67 - Bas-Rhin | Nothalten</text:p>
          </table:table-cell>
          <table:table-cell office:value-type="string" calcext:value-type="string">
            <text:p>Fontai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2016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A71AG</text:p>
          </table:table-cell>
          <table:table-cell office:value-type="string" calcext:value-type="string">
            <text:p>67 - Bas-Rhin | Strasbourg | 002 004 impasse de la Bière</text:p>
          </table:table-cell>
          <table:table-cell office:value-type="string" calcext:value-type="string">
            <text:p>Immeubles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uites en toiture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A733G</text:p>
          </table:table-cell>
          <table:table-cell office:value-type="string" calcext:value-type="string">
            <text:p>67 - Bas-Rhin | Wittersheim | rue de l'Eglise</text:p>
          </table:table-cell>
          <table:table-cell office:value-type="string" calcext:value-type="string">
            <text:p>Eglise catholique Saint-Ulrich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A8OV4</text:p>
          </table:table-cell>
          <table:table-cell office:value-type="string" calcext:value-type="string">
            <text:p>67 - Bas-Rhin | Rosheim</text:p>
          </table:table-cell>
          <table:table-cell office:value-type="string" calcext:value-type="string">
            <text:p>Remparts et quatre anciennes portes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AA7FF</text:p>
          </table:table-cell>
          <table:table-cell office:value-type="string" calcext:value-type="string">
            <text:p>68 - Haut-Rhin | Bellemagny | 006 rue du Moulin</text:p>
          </table:table-cell>
          <table:table-cell office:value-type="string" calcext:value-type="string">
            <text:p>Maison et mouli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éléments de mécanisme en bois endommagé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AE1TY</text:p>
          </table:table-cell>
          <table:table-cell office:value-type="string" calcext:value-type="string">
            <text:p>67 - Bas-Rhin | Mittelbergheim | 007 rue Principale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AEJRD</text:p>
          </table:table-cell>
          <table:table-cell office:value-type="string" calcext:value-type="string">
            <text:p>67 - Bas-Rhin | Stutzheim-Offenheim | rue de l'Eglise</text:p>
          </table:table-cell>
          <table:table-cell office:value-type="string" calcext:value-type="string">
            <text:p>Eglise d'Offenheim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2-09-26" calcext:value-type="date">
            <text:p>26/09/2012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AFDPB</text:p>
          </table:table-cell>
          <table:table-cell office:value-type="string" calcext:value-type="string">
            <text:p>67 - Bas-Rhin | Haguenau</text:p>
          </table:table-cell>
          <table:table-cell office:value-type="string" calcext:value-type="string">
            <text:p>Porte des Chevalier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ouverture vétust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AHGW0</text:p>
          </table:table-cell>
          <table:table-cell office:value-type="string" calcext:value-type="string">
            <text:p>67 - Bas-Rhin | Obersteinbach</text:p>
          </table:table-cell>
          <table:table-cell office:value-type="string" calcext:value-type="string">
            <text:p>Château Petit-Arnsberg (rui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AIIZI</text:p>
          </table:table-cell>
          <table:table-cell office:value-type="string" calcext:value-type="string">
            <text:p>67 - Bas-Rhin | Woerth | 002 010 rue du Moulin</text:p>
          </table:table-cell>
          <table:table-cell office:value-type="string" calcext:value-type="string">
            <text:p>Château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ntérieurs restaurés en 2015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AIJWB</text:p>
          </table:table-cell>
          <table:table-cell office:value-type="string" calcext:value-type="string">
            <text:p>67 - Bas-Rhin | Mutzig</text:p>
          </table:table-cell>
          <table:table-cell office:value-type="string" calcext:value-type="string">
            <text:p>Chapelle Saint-Jacque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ntérieurs non vus. Couverture défectueuse, probables voies d'eau, tags, enduits à reprendr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AJ8WR</text:p>
          </table:table-cell>
          <table:table-cell office:value-type="string" calcext:value-type="string">
            <text:p>68 - Haut-Rhin | Katzenthal</text:p>
          </table:table-cell>
          <table:table-cell office:value-type="string" calcext:value-type="string">
            <text:p>Château de Wineck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rases à entreten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AKX4J</text:p>
          </table:table-cell>
          <table:table-cell office:value-type="string" calcext:value-type="string">
            <text:p>67 - Bas-Rhin | Strasbourg | 003 allée Kastner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AMEY0</text:p>
          </table:table-cell>
          <table:table-cell office:value-type="string" calcext:value-type="string">
            <text:p>67 - Bas-Rhin | Sélestat | 006 rue de la Grande-Boucheri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ès et éléments moulurés très délité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AN82V</text:p>
          </table:table-cell>
          <table:table-cell office:value-type="string" calcext:value-type="string">
            <text:p>68 - Haut-Rhin | Rouffach | 008 rue Ullin</text:p>
          </table:table-cell>
          <table:table-cell office:value-type="string" calcext:value-type="string">
            <text:p>Synagogue (ancienne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Remontées capillaires, humidité persistante.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ANLRS</text:p>
          </table:table-cell>
          <table:table-cell office:value-type="string" calcext:value-type="string">
            <text:p>67 - Bas-Rhin | Rosheim | 023 025 anciennement 063 rue du Général-de-Gaulle</text:p>
          </table:table-cell>
          <table:table-cell office:value-type="string" calcext:value-type="string">
            <text:p>Maison roman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AONPA</text:p>
          </table:table-cell>
          <table:table-cell office:value-type="string" calcext:value-type="string">
            <text:p>67 - Bas-Rhin | Strasbourg | 28 rue Goethe</text:p>
          </table:table-cell>
          <table:table-cell office:value-type="string" calcext:value-type="string">
            <text:p>Jardin botanique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avaux prévus sur la serre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API3L</text:p>
          </table:table-cell>
          <table:table-cell office:value-type="string" calcext:value-type="string">
            <text:p>68 - Haut-Rhin | Buhl | place de l'Eglise</text:p>
          </table:table-cell>
          <table:table-cell office:value-type="string" calcext:value-type="string">
            <text:p>[A RADIER] Eglise catholique Saint-Jean-Baptiste</text:p>
          </table:table-cell>
          <table:table-cell/>
          <table:table-cell office:value-type="string" calcext:value-type="string">
            <text:p>classement partiel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AQ5P4</text:p>
          </table:table-cell>
          <table:table-cell office:value-type="string" calcext:value-type="string">
            <text:p>68 - Haut-Rhin | Wittenheim | 035 rue du Géneral-de-Gaulle</text:p>
          </table:table-cell>
          <table:table-cell office:value-type="string" calcext:value-type="string">
            <text:p>Remise de matériel d'incendie du puits Théodo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couverture restaurée en 2009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AQ8X0</text:p>
          </table:table-cell>
          <table:table-cell office:value-type="string" calcext:value-type="string">
            <text:p>67 - Bas-Rhin | Schwenheim</text:p>
          </table:table-cell>
          <table:table-cell office:value-type="string" calcext:value-type="string">
            <text:p>Eglise paroissiale Saints-Vincent-et-Anastas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ettoyage et dégagement revêtement sol étanche sur une face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AR0T0</text:p>
          </table:table-cell>
          <table:table-cell office:value-type="string" calcext:value-type="string">
            <text:p>68 - Haut-Rhin | Bergheim | 062 rue des Vignerons</text:p>
          </table:table-cell>
          <table:table-cell office:value-type="string" calcext:value-type="string">
            <text:p>Maison Boh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Face intérieure avec colonne torse non visité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ARNP7</text:p>
          </table:table-cell>
          <table:table-cell office:value-type="string" calcext:value-type="string">
            <text:p>67 - Bas-Rhin | Mutzig | rue du Château</text:p>
          </table:table-cell>
          <table:table-cell office:value-type="string" calcext:value-type="string">
            <text:p>Château de Rohan (ancien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Nombreuses efflorescences, dégradations plus ou moins profondes de la PDT, volets vétust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AS4Q9</text:p>
          </table:table-cell>
          <table:table-cell office:value-type="string" calcext:value-type="string">
            <text:p>67 - Bas-Rhin | Sélestat | 006 place du Marché-aux-Choux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ASJDI</text:p>
          </table:table-cell>
          <table:table-cell office:value-type="string" calcext:value-type="string">
            <text:p>67 - Bas-Rhin | Strasbourg | 017 rue du Dôme</text:p>
          </table:table-cell>
          <table:table-cell office:value-type="string" calcext:value-type="string">
            <text:p>Maison Saré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voir état 2016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ASZVU</text:p>
          </table:table-cell>
          <table:table-cell office:value-type="string" calcext:value-type="string">
            <text:p>67 - Bas-Rhin | Strasbourg | 020 rue des Serruriers</text:p>
          </table:table-cell>
          <table:table-cell office:value-type="string" calcext:value-type="string">
            <text:p>Hôtel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voir état 2016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AT4GY</text:p>
          </table:table-cell>
          <table:table-cell office:value-type="string" calcext:value-type="string">
            <text:p>68 - Haut-Rhin | Illfurth</text:p>
          </table:table-cell>
          <table:table-cell office:value-type="string" calcext:value-type="string">
            <text:p>Chapelle Burnkirch (vocable Saint-Martin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4-12-31" calcext:value-type="date">
            <text:p>31/12/2014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2013/14-PC restauration couverture (charpente y/c) + confortation assise. Intérieurs ?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ATPDW</text:p>
          </table:table-cell>
          <table:table-cell office:value-type="string" calcext:value-type="string">
            <text:p>68 - Haut-Rhin | Riquewihr | 006 rue de la Couronne</text:p>
          </table:table-cell>
          <table:table-cell office:value-type="string" calcext:value-type="string">
            <text:p>Maison Dissler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vx en faç. princi. : grès à réparer/nettoyer, qq fenêtres à restaurer- <text:s/>Dégât des eaux plafond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AUBZE</text:p>
          </table:table-cell>
          <table:table-cell office:value-type="string" calcext:value-type="string">
            <text:p>67 - Bas-Rhin | Benfeld | 003 rue du Château</text:p>
          </table:table-cell>
          <table:table-cell office:value-type="string" calcext:value-type="string">
            <text:p>Ancien château épiscopa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es éléments de sous bassement sont dégradés(remontées capillaires) sol étanche à déposer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AUE21</text:p>
          </table:table-cell>
          <table:table-cell office:value-type="string" calcext:value-type="string">
            <text:p>68 - Haut-Rhin | Katzenthal | Grand' rue 019</text:p>
          </table:table-cell>
          <table:table-cell office:value-type="string" calcext:value-type="string">
            <text:p>Cour noble des Rathsamhausen (ancienne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avaux de remplacement de la couverture réalisés en 2014, escalier à vis de la tourelle en bon état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AVDP5</text:p>
          </table:table-cell>
          <table:table-cell office:value-type="string" calcext:value-type="string">
            <text:p>67 - Bas-Rhin | Roeschwoog | R.N. 063</text:p>
          </table:table-cell>
          <table:table-cell office:value-type="string" calcext:value-type="string">
            <text:p>Banc-reposoir 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9-04-09" calcext:value-type="date">
            <text:p>09/04/2019</text:p>
          </table:table-cell>
          <table:table-cell office:value-type="string" calcext:value-type="string">
            <text:p>pér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AVR11</text:p>
          </table:table-cell>
          <table:table-cell office:value-type="string" calcext:value-type="string">
            <text:p>67 - Bas-Rhin | Wissembourg | place Saint-Jean</text:p>
          </table:table-cell>
          <table:table-cell office:value-type="string" calcext:value-type="string">
            <text:p>Eglise protestante Saint-Jean-l'Evangélist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issures maçonneries clocher, enduit ciment façade ouest + intérieur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AXFW6</text:p>
          </table:table-cell>
          <table:table-cell office:value-type="string" calcext:value-type="string">
            <text:p>67 - Bas-Rhin | Strasbourg | 006 rue Pierre-Bucher</text:p>
          </table:table-cell>
          <table:table-cell office:value-type="string" calcext:value-type="string">
            <text:p>Pfälzerhaus (ancienne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avaux de couverture , menuiseries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B0UAD</text:p>
          </table:table-cell>
          <table:table-cell office:value-type="string" calcext:value-type="string">
            <text:p>68 - Haut-Rhin | Guebwiller | rue de l'Ancien-Hôpital</text:p>
          </table:table-cell>
          <table:table-cell office:value-type="string" calcext:value-type="string">
            <text:p>Synagogu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20-06-24" calcext:value-type="date">
            <text:p>24/06/2020</text:p>
          </table:table-cell>
          <table:table-cell/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Problèmes d'étanchéité réglés en 2016, mais édifice vétust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B29R3</text:p>
          </table:table-cell>
          <table:table-cell office:value-type="string" calcext:value-type="string">
            <text:p>67 - Bas-Rhin | Bouxwiller | C.D. 232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éléments métalliques corrodés, éclatements de grès en partie haut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B2EJ2</text:p>
          </table:table-cell>
          <table:table-cell office:value-type="string" calcext:value-type="string">
            <text:p>67 - Bas-Rhin | Strasbourg | 008 place du Marché-aux-Cochons-de-Lait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B2QMX</text:p>
          </table:table-cell>
          <table:table-cell office:value-type="string" calcext:value-type="string">
            <text:p>67 - Bas-Rhin | Westhoffen | 001 anciennement Quartier-Vert 061 rue du Klingeltor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B33X1</text:p>
          </table:table-cell>
          <table:table-cell office:value-type="string" calcext:value-type="string">
            <text:p>67 - Bas-Rhin | Saint-Nabor</text:p>
          </table:table-cell>
          <table:table-cell office:value-type="string" calcext:value-type="string">
            <text:p>Chapelle Saint-Nicolas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07-09-12" calcext:value-type="date">
            <text:p>12/09/2007</text:p>
          </table:table-cell>
          <table:table-cell office:value-type="string" calcext:value-type="string">
            <text:p>moy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4MP6</text:p>
          </table:table-cell>
          <table:table-cell office:value-type="string" calcext:value-type="string">
            <text:p>67 - Bas-Rhin | Ebersheim | rue de l'église</text:p>
          </table:table-cell>
          <table:table-cell office:value-type="string" calcext:value-type="string">
            <text:p>Eglise catholique Saint-Marti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ntérieurs pas vus. Couverture et enduits extérieurs : développement cryptogamique et salissures 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B5SWJ</text:p>
          </table:table-cell>
          <table:table-cell office:value-type="string" calcext:value-type="string">
            <text:p>68 - Haut-Rhin | Guebwiller | avenue des Chasseurs-Alpins</text:p>
          </table:table-cell>
          <table:table-cell office:value-type="string" calcext:value-type="string">
            <text:p>Parc de la Marseillais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Kiosque base de pilier cassée; puits bases de colonnes et rebords fissurés /cassés; mur de clôture.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B6KMJ</text:p>
          </table:table-cell>
          <table:table-cell office:value-type="string" calcext:value-type="string">
            <text:p>67 - Bas-Rhin | Sarrewerden | 010 rue des Tanneur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Consolidation de l'encadrement pierre + Purge des réparations ciments accolée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B72MJ</text:p>
          </table:table-cell>
          <table:table-cell office:value-type="string" calcext:value-type="string">
            <text:p>67 - Bas-Rhin | Wissembourg | 028 rue de l'Etoile</text:p>
          </table:table-cell>
          <table:table-cell office:value-type="string" calcext:value-type="string">
            <text:p>Maison Ster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B7412</text:p>
          </table:table-cell>
          <table:table-cell office:value-type="string" calcext:value-type="string">
            <text:p>67 - Bas-Rhin | Molsheim | 016 anciennement 008 rue Jenner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oint du grès et remontée capillaires, linteau grès fissuré, couvertines en plomb inexistantes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B81CI</text:p>
          </table:table-cell>
          <table:table-cell office:value-type="string" calcext:value-type="string">
            <text:p>67 - Bas-Rhin | Haguenau | <text:s/>127 Grand' rue .</text:p>
          </table:table-cell>
          <table:table-cell office:value-type="string" calcext:value-type="string">
            <text:p>Ancienne maison "A la Cour verte"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our pas visitée. Efflorescences parties basses enduit ciment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B8AGZ</text:p>
          </table:table-cell>
          <table:table-cell office:value-type="string" calcext:value-type="string">
            <text:p>67 - Bas-Rhin | Diedendorf | 051 rue Principale</text:p>
          </table:table-cell>
          <table:table-cell office:value-type="string" calcext:value-type="string">
            <text:p>Ancien château Streif de Lauenstein 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7-12-31" calcext:value-type="date">
            <text:p>31/12/2017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Mur d'enceinte et tours en mauvais état, décors peints intérieurs à restaurer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B9T7B</text:p>
          </table:table-cell>
          <table:table-cell office:value-type="string" calcext:value-type="string">
            <text:p>68 - Haut-Rhin | Kaysersberg Vignoble | rue du Général-de-Gaulle</text:p>
          </table:table-cell>
          <table:table-cell office:value-type="string" calcext:value-type="string">
            <text:p>Pont sur la Weiss et sa chapell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- Prévoir éliminatation des différents végétaux au niveau des arches &amp; contreforts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BDBVD</text:p>
          </table:table-cell>
          <table:table-cell office:value-type="string" calcext:value-type="string">
            <text:p>67 - Bas-Rhin | Gresswiller</text:p>
          </table:table-cell>
          <table:table-cell office:value-type="string" calcext:value-type="string">
            <text:p>Etablissement régional du matériel de l'armée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BDR94</text:p>
          </table:table-cell>
          <table:table-cell office:value-type="string" calcext:value-type="string">
            <text:p>67 - Bas-Rhin | Strasbourg | 018 place Broglie</text:p>
          </table:table-cell>
          <table:table-cell office:value-type="string" calcext:value-type="string">
            <text:p>Fonderie de canons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enuiseries et enduits partiellement défectueux. Travaux prévus sur le portail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BDY1Z</text:p>
          </table:table-cell>
          <table:table-cell office:value-type="string" calcext:value-type="string">
            <text:p>68 - Haut-Rhin | Eguisheim</text:p>
          </table:table-cell>
          <table:table-cell office:value-type="string" calcext:value-type="string">
            <text:p>Abbaye de Marbach 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7-12-31" calcext:value-type="date">
            <text:p>31/12/2017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avaux sur le mur d'enceinte réalisés au ciment. Effondrement déc 2017 portion mur à entrée du site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BEA2R</text:p>
          </table:table-cell>
          <table:table-cell office:value-type="string" calcext:value-type="string">
            <text:p>67 - Bas-Rhin | Dambach-la-Ville</text:p>
          </table:table-cell>
          <table:table-cell office:value-type="string" calcext:value-type="string">
            <text:p>Chapelle Saint-Jean-Bapt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BG1OC</text:p>
          </table:table-cell>
          <table:table-cell office:value-type="string" calcext:value-type="string">
            <text:p>68 - Haut-Rhin | Sainte-Croix-aux-Mines | 001 A rue Maurice-Burrus</text:p>
          </table:table-cell>
          <table:table-cell office:value-type="string" calcext:value-type="string">
            <text:p>Scierie Vincent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Fissuration maçonnerie (briques) près du portail en boi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BJ42U</text:p>
          </table:table-cell>
          <table:table-cell office:value-type="string" calcext:value-type="string">
            <text:p>67 - Bas-Rhin | Brumath | Forêt de Brumath</text:p>
          </table:table-cell>
          <table:table-cell office:value-type="string" calcext:value-type="string">
            <text:p>Nécropoles protohistoriques et gallo-romain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BJN6S</text:p>
          </table:table-cell>
          <table:table-cell office:value-type="string" calcext:value-type="string">
            <text:p>67 - Bas-Rhin | Strasbourg | 010 rue Mercièr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BJOWG</text:p>
          </table:table-cell>
          <table:table-cell office:value-type="string" calcext:value-type="string">
            <text:p>67 - Bas-Rhin | Niederhaslach | place de l'Eglise</text:p>
          </table:table-cell>
          <table:table-cell office:value-type="string" calcext:value-type="string">
            <text:p>Eglise catholique Saint-Floren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BKS38</text:p>
          </table:table-cell>
          <table:table-cell office:value-type="string" calcext:value-type="string">
            <text:p>68 - Haut-Rhin | Blotzheim | rue de la Chapelle</text:p>
          </table:table-cell>
          <table:table-cell office:value-type="string" calcext:value-type="string">
            <text:p>Chapelle Notre-Dame du Chên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ien entretenu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BKS77</text:p>
          </table:table-cell>
          <table:table-cell office:value-type="string" calcext:value-type="string">
            <text:p>67 - Bas-Rhin | Oberschaeffolsheim | rue du Ried</text:p>
          </table:table-cell>
          <table:table-cell office:value-type="string" calcext:value-type="string">
            <text:p>Cimetière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BL7JN</text:p>
          </table:table-cell>
          <table:table-cell office:value-type="string" calcext:value-type="string">
            <text:p>67 - Bas-Rhin | Windstein</text:p>
          </table:table-cell>
          <table:table-cell office:value-type="string" calcext:value-type="string">
            <text:p>Château du Nouveau-Windstein (ruines)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BLFVH</text:p>
          </table:table-cell>
          <table:table-cell office:value-type="string" calcext:value-type="string">
            <text:p>68 - Haut-Rhin | Kaysersberg Vignoble | 049 anciennement Grand'Rue rue du Général-de-Gaulle</text:p>
          </table:table-cell>
          <table:table-cell office:value-type="string" calcext:value-type="string">
            <text:p>Maison Keith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- Prévoir réfection partie inférieure poteau cornier sur rue (présence de plâtre ou ciment)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BM7ZS</text:p>
          </table:table-cell>
          <table:table-cell office:value-type="string" calcext:value-type="string">
            <text:p>67 - Bas-Rhin | Strasbourg | quai Finkmatt</text:p>
          </table:table-cell>
          <table:table-cell office:value-type="string" calcext:value-type="string">
            <text:p>Palais de Justic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énovation complète en 2014-2017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BOR91</text:p>
          </table:table-cell>
          <table:table-cell office:value-type="string" calcext:value-type="string">
            <text:p>68 - Haut-Rhin | Ammerschwihr | place de l'Abbé-Ignace-Simonis</text:p>
          </table:table-cell>
          <table:table-cell office:value-type="string" calcext:value-type="string">
            <text:p>Eglise catholique Saint-Marti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Reprise des enduits et peintures extérieur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BP5W9</text:p>
          </table:table-cell>
          <table:table-cell office:value-type="string" calcext:value-type="string">
            <text:p>67 - Bas-Rhin | Saverne | Grand' rue 092</text:p>
          </table:table-cell>
          <table:table-cell office:value-type="string" calcext:value-type="string">
            <text:p>Maison (DEMOLIE)</text:p>
          </table:table-cell>
          <table:table-cell/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BPFBA</text:p>
          </table:table-cell>
          <table:table-cell office:value-type="string" calcext:value-type="string">
            <text:p>67 - Bas-Rhin | Boersch | place de l'Hôtel de Ville</text:p>
          </table:table-cell>
          <table:table-cell office:value-type="string" calcext:value-type="string">
            <text:p>Puits à six seaux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aitement biocide à prévoir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BQ4S3</text:p>
          </table:table-cell>
          <table:table-cell office:value-type="string" calcext:value-type="string">
            <text:p>67 - Bas-Rhin | Strasbourg | Grand' rue 120</text:p>
          </table:table-cell>
          <table:table-cell office:value-type="string" calcext:value-type="string">
            <text:p>Hôtel des Zorn de Bulach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Oriel, menuiserie et façade sur rue sans entretien, toiture en bon état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BQS56</text:p>
          </table:table-cell>
          <table:table-cell office:value-type="string" calcext:value-type="string">
            <text:p>68 - Haut-Rhin | Colmar | 019 rue des Têtes</text:p>
          </table:table-cell>
          <table:table-cell office:value-type="string" calcext:value-type="string">
            <text:p>Maison des Têtes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é en 2012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BRDS0</text:p>
          </table:table-cell>
          <table:table-cell office:value-type="string" calcext:value-type="string">
            <text:p>68 - Haut-Rhin | Thann | place de l'Eglise</text:p>
          </table:table-cell>
          <table:table-cell office:value-type="string" calcext:value-type="string">
            <text:p>Fontaine Saint-Thiébaut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BRVQI</text:p>
          </table:table-cell>
          <table:table-cell office:value-type="string" calcext:value-type="string">
            <text:p>67 - Bas-Rhin | Altorf | 010 cour de la Dîme</text:p>
          </table:table-cell>
          <table:table-cell office:value-type="string" calcext:value-type="string">
            <text:p>Grange dîmiè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éfection complète récente, enduits extérieurs très durs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BSGBS</text:p>
          </table:table-cell>
          <table:table-cell office:value-type="string" calcext:value-type="string">
            <text:p>68 - Haut-Rhin | Ensisheim | 012 rue de l'Eglis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BSN58</text:p>
          </table:table-cell>
          <table:table-cell office:value-type="string" calcext:value-type="string">
            <text:p>68 - Haut-Rhin | Cernay | 5 rue Georges Risler</text:p>
          </table:table-cell>
          <table:table-cell office:value-type="string" calcext:value-type="string">
            <text:p>Tribunal d'instance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9-10-23" calcext:value-type="date">
            <text:p>23/10/2019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é 2013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BT498</text:p>
          </table:table-cell>
          <table:table-cell office:value-type="string" calcext:value-type="string">
            <text:p>67 - Bas-Rhin | Strasbourg | 007 rue de l'Ail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voir état 2014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BT8KL</text:p>
          </table:table-cell>
          <table:table-cell office:value-type="string" calcext:value-type="string">
            <text:p>67 - Bas-Rhin | Bouxwiller | 018 rue du Canal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BTN14</text:p>
          </table:table-cell>
          <table:table-cell office:value-type="string" calcext:value-type="string">
            <text:p>67 - Bas-Rhin | Blienschwiller | rue du Winzenberg</text:p>
          </table:table-cell>
          <table:table-cell office:value-type="string" calcext:value-type="string">
            <text:p>Fontai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BVQFF</text:p>
          </table:table-cell>
          <table:table-cell office:value-type="string" calcext:value-type="string">
            <text:p>67 - Bas-Rhin | Strasbourg | 59 rue du Faubourg de Pierre</text:p>
          </table:table-cell>
          <table:table-cell office:value-type="string" calcext:value-type="string">
            <text:p>Hôtel particulier dit Hôtel Magnus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voir état 2014. Travaux prévus, mais pas entrepris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BWBFL</text:p>
          </table:table-cell>
          <table:table-cell office:value-type="string" calcext:value-type="string">
            <text:p>67 - Bas-Rhin | Soultz-sous-Forêts | rue de la Bergerie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ntérieur non vu. Façades+toiture encrassées, certains grès à consolider, verrières de doublage PVC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BWNKK</text:p>
          </table:table-cell>
          <table:table-cell office:value-type="string" calcext:value-type="string">
            <text:p>68 - Haut-Rhin | Riquewihr | 007 rue des Cordier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Travaux de ravalement non enregistrés dans Agrégée)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BX8RZ</text:p>
          </table:table-cell>
          <table:table-cell office:value-type="string" calcext:value-type="string">
            <text:p>68 - Haut-Rhin | Bruebach | 008 rue de Landser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certains travaux ont été réalisés sans autorisation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BYIB1</text:p>
          </table:table-cell>
          <table:table-cell office:value-type="string" calcext:value-type="string">
            <text:p>67 - Bas-Rhin | Saverne | Grand' rue 022</text:p>
          </table:table-cell>
          <table:table-cell office:value-type="string" calcext:value-type="string">
            <text:p>Hôtel du Boeuf Noir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Peinture non adaptée. Corbeau oriel remplacé par équerre métallique. Nettoyage statuette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BZ329</text:p>
          </table:table-cell>
          <table:table-cell office:value-type="string" calcext:value-type="string">
            <text:p>67 - Bas-Rhin | Blienschwiller</text:p>
          </table:table-cell>
          <table:table-cell office:value-type="string" calcext:value-type="string">
            <text:p>Eglise catholique des Saints-Innocents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ouverture mauvais état. Intérieurs pas vus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BZ9F9</text:p>
          </table:table-cell>
          <table:table-cell office:value-type="string" calcext:value-type="string">
            <text:p>68 - Haut-Rhin | Oberhergheim | Maschinenzug (lieudit)</text:p>
          </table:table-cell>
          <table:table-cell office:value-type="string" calcext:value-type="string">
            <text:p>Stèle géodésiqu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travaux de mise en valeur des abords en 2013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BZL6X</text:p>
          </table:table-cell>
          <table:table-cell office:value-type="string" calcext:value-type="string">
            <text:p>67 - Bas-Rhin | Strasbourg | 009 rue de la Minoterie</text:p>
          </table:table-cell>
          <table:table-cell office:value-type="string" calcext:value-type="string">
            <text:p>Silo à céréales (ancien) (DETRUIT)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C03SQ</text:p>
          </table:table-cell>
          <table:table-cell office:value-type="string" calcext:value-type="string">
            <text:p>68 - Haut-Rhin | Buhl | 130 rue du Florival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nduits réalisés en 2018 + bandes soline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C0RN5</text:p>
          </table:table-cell>
          <table:table-cell office:value-type="string" calcext:value-type="string">
            <text:p>67 - Bas-Rhin | Andlau | rue Deharbe</text:p>
          </table:table-cell>
          <table:table-cell office:value-type="string" calcext:value-type="string">
            <text:p>Puits Sainte-Richard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Le puit n'est plus en eau, victime des intempéries les elements en grès se délitent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C0SI9</text:p>
          </table:table-cell>
          <table:table-cell office:value-type="string" calcext:value-type="string">
            <text:p>67 - Bas-Rhin | Strasbourg | 001 quai Saint-Nicola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orte d'entrée comportant colonnes ioniques sans entretien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C1LU2</text:p>
          </table:table-cell>
          <table:table-cell office:value-type="string" calcext:value-type="string">
            <text:p>68 - Haut-Rhin | Riquewihr | 014 rue des Juif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Révision couverture - Restaur. ponctuelle pans de bois - Peinture façade à reprendre (décollement) <text:s/>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C20HI</text:p>
          </table:table-cell>
          <table:table-cell office:value-type="string" calcext:value-type="string">
            <text:p>67 - Bas-Rhin | Ingwiller | rue du Général-Goureau</text:p>
          </table:table-cell>
          <table:table-cell office:value-type="string" calcext:value-type="string">
            <text:p>Hôtel de Ville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C35E4</text:p>
          </table:table-cell>
          <table:table-cell office:value-type="string" calcext:value-type="string">
            <text:p>67 - Bas-Rhin | Barr | 004 place de l'Hôtel-de-Ville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C3EK8</text:p>
          </table:table-cell>
          <table:table-cell office:value-type="string" calcext:value-type="string">
            <text:p>67 - Bas-Rhin | Niederhausbergen | rue du Fort Foch</text:p>
          </table:table-cell>
          <table:table-cell office:value-type="string" calcext:value-type="string">
            <text:p>Fort Foch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manque d'entretien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C42KN</text:p>
          </table:table-cell>
          <table:table-cell office:value-type="string" calcext:value-type="string">
            <text:p>67 - Bas-Rhin | Sarrewerden | anciennement Grand'Rue 026 rue des Tanneurs</text:p>
          </table:table-cell>
          <table:table-cell office:value-type="string" calcext:value-type="string">
            <text:p>Hotel de Vil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paufrure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C4G45</text:p>
          </table:table-cell>
          <table:table-cell office:value-type="string" calcext:value-type="string">
            <text:p>67 - Bas-Rhin | Erstein | R.N. 83</text:p>
          </table:table-cell>
          <table:table-cell office:value-type="string" calcext:value-type="string">
            <text:p>Banc-reposoir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situé à proximité d'un axe routier important et sans protection son intégrité est menacé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C6X4Y</text:p>
          </table:table-cell>
          <table:table-cell office:value-type="string" calcext:value-type="string">
            <text:p>67 - Bas-Rhin | Dambach-la-Ville | 053 anciennement 078 rue du Maréchal-Foch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C7FDU</text:p>
          </table:table-cell>
          <table:table-cell office:value-type="string" calcext:value-type="string">
            <text:p>67 - Bas-Rhin | Strasbourg | Grand' rue 001</text:p>
          </table:table-cell>
          <table:table-cell office:value-type="string" calcext:value-type="string">
            <text:p>Eglise protestante Saint-Pierre-le-Vieux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C délivré en 2017 pour travaux intérieurs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C8PVM</text:p>
          </table:table-cell>
          <table:table-cell office:value-type="string" calcext:value-type="string">
            <text:p>68 - Haut-Rhin | Steinbrunn-le-Bas | 018 020 rue du Château</text:p>
          </table:table-cell>
          <table:table-cell office:value-type="string" calcext:value-type="string">
            <text:p>Manoir seigneurial (ancien)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jambage de la porte repris sans autorisation (élargissement), fronton en grès calcareux érodé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C9FQD</text:p>
          </table:table-cell>
          <table:table-cell office:value-type="string" calcext:value-type="string">
            <text:p>68 - Haut-Rhin | Saint-Hippolyte | 003 rue de la Gare</text:p>
          </table:table-cell>
          <table:table-cell office:value-type="string" calcext:value-type="string">
            <text:p>Gare ferroviaire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Édifice victime d'un incendie en 2010. Aucun travaux depui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C9H9Q</text:p>
          </table:table-cell>
          <table:table-cell office:value-type="string" calcext:value-type="string">
            <text:p>67 - Bas-Rhin | Mutzig | boulevard Clemenceau</text:p>
          </table:table-cell>
          <table:table-cell office:value-type="string" calcext:value-type="string">
            <text:p>Brasserie (ancienne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C9UUD</text:p>
          </table:table-cell>
          <table:table-cell office:value-type="string" calcext:value-type="string">
            <text:p>67 - Bas-Rhin | Strasbourg | quai Saint-Thomas</text:p>
          </table:table-cell>
          <table:table-cell office:value-type="string" calcext:value-type="string">
            <text:p>Pont Saint-Thoma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lassement</text:p>
          </table:table-cell>
          <table:table-cell office:value-type="date" office:date-value="2014-07-22" calcext:value-type="date">
            <text:p>22/07/2014</text:p>
          </table:table-cell>
          <table:table-cell office:value-type="string" calcext:value-type="string">
            <text:p>moy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A4SZ</text:p>
          </table:table-cell>
          <table:table-cell office:value-type="string" calcext:value-type="string">
            <text:p>67 - Bas-Rhin | Lorentzen | place du Château</text:p>
          </table:table-cell>
          <table:table-cell office:value-type="string" calcext:value-type="string">
            <text:p>Château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hâteau hors d'eau l'une des deux tourelles vers la rue a été remplacée en ardoises pose "schuppen" 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CAZAW</text:p>
          </table:table-cell>
          <table:table-cell office:value-type="string" calcext:value-type="string">
            <text:p>67 - Bas-Rhin | Strasbourg | 008 rue d'Austerlitz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an de bois sculpté en façade sur rue, immeuble "radié par erreur", faîtage non aligné, OB/lucarnes 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CBH2U</text:p>
          </table:table-cell>
          <table:table-cell office:value-type="string" calcext:value-type="string">
            <text:p>68 - Haut-Rhin | Neuf-Brisach | 024 place d'Armes</text:p>
          </table:table-cell>
          <table:table-cell office:value-type="string" calcext:value-type="string">
            <text:p>Maison Grünwasser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CC0LS</text:p>
          </table:table-cell>
          <table:table-cell office:value-type="string" calcext:value-type="string">
            <text:p>67 - Bas-Rhin | Wissembourg</text:p>
          </table:table-cell>
          <table:table-cell office:value-type="string" calcext:value-type="string">
            <text:p>Château Saint-Rémy d'Altenstad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CCAT6</text:p>
          </table:table-cell>
          <table:table-cell office:value-type="string" calcext:value-type="string">
            <text:p>68 - Haut-Rhin | Ammerschwihr | Grand' rue</text:p>
          </table:table-cell>
          <table:table-cell office:value-type="string" calcext:value-type="string">
            <text:p>Tour des Voleur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ccord sur PC pour travaux de restauration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CCC4M</text:p>
          </table:table-cell>
          <table:table-cell office:value-type="string" calcext:value-type="string">
            <text:p>67 - Bas-Rhin | Reichshoffen | rue de l'Eglise</text:p>
          </table:table-cell>
          <table:table-cell office:value-type="string" calcext:value-type="string">
            <text:p>Eglise catholique Saint-Miche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CE4QT</text:p>
          </table:table-cell>
          <table:table-cell office:value-type="string" calcext:value-type="string">
            <text:p>68 - Haut-Rhin | Sainte-Croix-aux-Mines | Sur la rivière Lièpvrette</text:p>
          </table:table-cell>
          <table:table-cell office:value-type="string" calcext:value-type="string">
            <text:p>Pont de la Timbach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7-12-31" calcext:value-type="date">
            <text:p>31/12/2017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urge interventions au ciment. Traitement biocide et dévégétalisation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CFAAS</text:p>
          </table:table-cell>
          <table:table-cell office:value-type="string" calcext:value-type="string">
            <text:p>67 - Bas-Rhin | Rosheim | 065 anciennement 211 rue du Général-de-Gaul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fflorescences parties basses, enduit cimenté à purger en pied de mur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CFKLC</text:p>
          </table:table-cell>
          <table:table-cell office:value-type="string" calcext:value-type="string">
            <text:p>68 - Haut-Rhin | Reiningue | rue d'Oelenberg</text:p>
          </table:table-cell>
          <table:table-cell office:value-type="string" calcext:value-type="string">
            <text:p>Couvent d'Oelenberg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prise structurelle à prévoir sous la chapell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CFVIL</text:p>
          </table:table-cell>
          <table:table-cell office:value-type="string" calcext:value-type="string">
            <text:p>67 - Bas-Rhin | Orschwiller | rue de l'Eglise</text:p>
          </table:table-cell>
          <table:table-cell office:value-type="string" calcext:value-type="string">
            <text:p>Eglise catholique Saint-Mauric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protection mixt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CG6M2</text:p>
          </table:table-cell>
          <table:table-cell office:value-type="string" calcext:value-type="string">
            <text:p>67 - Bas-Rhin | Saverne | Grand' rue 076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s/Peinture non adaptés. Rev sol étanche. Tourelle non visité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CK8TT</text:p>
          </table:table-cell>
          <table:table-cell office:value-type="string" calcext:value-type="string">
            <text:p>67 - Bas-Rhin | Natzwiller | Départementale 130</text:p>
          </table:table-cell>
          <table:table-cell office:value-type="string" calcext:value-type="string">
            <text:p>Camp du Struthof</text:p>
          </table:table-cell>
          <table:table-cell office:value-type="string" calcext:value-type="string">
            <text:p>établissement public de l'État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CLSY2</text:p>
          </table:table-cell>
          <table:table-cell office:value-type="string" calcext:value-type="string">
            <text:p>67 - Bas-Rhin | Strasbourg | rue de Koenigshoffen</text:p>
          </table:table-cell>
          <table:table-cell office:value-type="string" calcext:value-type="string">
            <text:p>Château d'eau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énovation complète en 2013, installation musée Vaudou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CQ725</text:p>
          </table:table-cell>
          <table:table-cell office:value-type="string" calcext:value-type="string">
            <text:p>67 - Bas-Rhin | Strasbourg | 008 rue Modeste Schickelé</text:p>
          </table:table-cell>
          <table:table-cell office:value-type="string" calcext:value-type="string">
            <text:p>Grenie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CQZBC</text:p>
          </table:table-cell>
          <table:table-cell office:value-type="string" calcext:value-type="string">
            <text:p>68 - Haut-Rhin | Colmar | 007 rue Vauban</text:p>
          </table:table-cell>
          <table:table-cell office:value-type="string" calcext:value-type="string">
            <text:p>Poêle des Laboureurs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avaux de couverture à prévoir, enduits et portail sculpté dégradés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CSI1H</text:p>
          </table:table-cell>
          <table:table-cell office:value-type="string" calcext:value-type="string">
            <text:p>67 - Bas-Rhin | Struth | rue Principale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évision de la couverture, enduit à purger en embase et enduit d'uniformisation à la chaux à prévoir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CVELK</text:p>
          </table:table-cell>
          <table:table-cell office:value-type="string" calcext:value-type="string">
            <text:p>67 - Bas-Rhin | Brumath | avenue de Strasbourg</text:p>
          </table:table-cell>
          <table:table-cell office:value-type="string" calcext:value-type="string">
            <text:p>Ancienne église de Stephansfeld 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CVLWZ</text:p>
          </table:table-cell>
          <table:table-cell office:value-type="string" calcext:value-type="string">
            <text:p>67 - Bas-Rhin | Harskirchen</text:p>
          </table:table-cell>
          <table:table-cell office:value-type="string" calcext:value-type="string">
            <text:p>Eglise protestant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montées capillaires façade principale. Intérieurs non visités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CXTD2</text:p>
          </table:table-cell>
          <table:table-cell office:value-type="string" calcext:value-type="string">
            <text:p>68 - Haut-Rhin | Leymen</text:p>
          </table:table-cell>
          <table:table-cell office:value-type="string" calcext:value-type="string">
            <text:p>Château de Landskron (ruines)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avaux d'entretien réalisés par l'association Pro Landskron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CYH60</text:p>
          </table:table-cell>
          <table:table-cell office:value-type="string" calcext:value-type="string">
            <text:p>67 - Bas-Rhin | Molsheim | 014 anciennement 042 rue de Savern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Oriel sur l'angle, traitement des boiseries et du pan de bois à prévoir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D0XTM</text:p>
          </table:table-cell>
          <table:table-cell office:value-type="string" calcext:value-type="string">
            <text:p>68 - Haut-Rhin | Riquewihr | 005 rue du Cheval</text:p>
          </table:table-cell>
          <table:table-cell office:value-type="string" calcext:value-type="string">
            <text:p>Cour de l'abbaye d'Autrey (ancienne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nnexe : couverture complète à refaire - Ravalement façades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D0XTP</text:p>
          </table:table-cell>
          <table:table-cell office:value-type="string" calcext:value-type="string">
            <text:p>68 - Haut-Rhin | Riquewihr | 016 anciennement Grand'Rue 015 rue du Général-de-Gaulle</text:p>
          </table:table-cell>
          <table:table-cell office:value-type="string" calcext:value-type="string">
            <text:p>Maison "Cour des Cigognes"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ouvertures des galeries à réviser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D5ZG7</text:p>
          </table:table-cell>
          <table:table-cell office:value-type="string" calcext:value-type="string">
            <text:p>67 - Bas-Rhin | Obernai</text:p>
          </table:table-cell>
          <table:table-cell office:value-type="string" calcext:value-type="string">
            <text:p>Domaine de la Léonardsau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D65KX</text:p>
          </table:table-cell>
          <table:table-cell office:value-type="string" calcext:value-type="string">
            <text:p>68 - Haut-Rhin | Rouffach | 004 rue de Lucelle</text:p>
          </table:table-cell>
          <table:table-cell office:value-type="string" calcext:value-type="string">
            <text:p>Enceinte fortifiée (vestiges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mbreux joints défectueux, végétalisation. 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D7H84</text:p>
          </table:table-cell>
          <table:table-cell office:value-type="string" calcext:value-type="string">
            <text:p>67 - Bas-Rhin | Strasbourg | 001 place de Broglie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voir état 2016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D7KHE</text:p>
          </table:table-cell>
          <table:table-cell office:value-type="string" calcext:value-type="string">
            <text:p>68 - Haut-Rhin | Turckheim | Grand' rue 071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mplacement encadrement porte en grès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D86UL</text:p>
          </table:table-cell>
          <table:table-cell office:value-type="string" calcext:value-type="string">
            <text:p>68 - Haut-Rhin | Urschenheim | Grand' rue</text:p>
          </table:table-cell>
          <table:table-cell office:value-type="string" calcext:value-type="string">
            <text:p>Eglise catholique Saint-Georges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montées capillaires (haute), mousse sur façad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D8O9E</text:p>
          </table:table-cell>
          <table:table-cell office:value-type="string" calcext:value-type="string">
            <text:p>67 - Bas-Rhin | Strasbourg | place du Troisième-Régiment-de-Tirailleurs-Algériens</text:p>
          </table:table-cell>
          <table:table-cell office:value-type="string" calcext:value-type="string">
            <text:p>Citadelle et abord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D9MB8</text:p>
          </table:table-cell>
          <table:table-cell office:value-type="string" calcext:value-type="string">
            <text:p>67 - Bas-Rhin | Sarre-Union | Grand' rue 034</text:p>
          </table:table-cell>
          <table:table-cell office:value-type="string" calcext:value-type="string">
            <text:p>Hôtel de Vi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orte à fronton et pilastres chapiteau corinthien daté de 1718, encroûtement des pilastres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DAGZ7</text:p>
          </table:table-cell>
          <table:table-cell office:value-type="string" calcext:value-type="string">
            <text:p>67 - Bas-Rhin | Mackenheim | Judengarten (lieudit)</text:p>
          </table:table-cell>
          <table:table-cell office:value-type="string" calcext:value-type="string">
            <text:p>Cimetière juif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certaines pierres tombales sont en périls, inscriptions effacé, débordement du cour d'eau proch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DBUUH</text:p>
          </table:table-cell>
          <table:table-cell office:value-type="string" calcext:value-type="string">
            <text:p>67 - Bas-Rhin | Sélestat | place du Général-de-Gaulle</text:p>
          </table:table-cell>
          <table:table-cell office:value-type="string" calcext:value-type="string">
            <text:p>Château d'eau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encore en fonction (Véolia)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DDAY0</text:p>
          </table:table-cell>
          <table:table-cell office:value-type="string" calcext:value-type="string">
            <text:p>67 - Bas-Rhin | Strasbourg | 004 quai Saint-Thomas</text:p>
          </table:table-cell>
          <table:table-cell office:value-type="string" calcext:value-type="string">
            <text:p>Immeubl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DDS6W</text:p>
          </table:table-cell>
          <table:table-cell office:value-type="string" calcext:value-type="string">
            <text:p>67 - Bas-Rhin | Villé | rue du Général-Leclerc</text:p>
          </table:table-cell>
          <table:table-cell office:value-type="string" calcext:value-type="string">
            <text:p>Cimetière bourgeois (ancien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DE0HU</text:p>
          </table:table-cell>
          <table:table-cell office:value-type="string" calcext:value-type="string">
            <text:p>67 - Bas-Rhin | Sélestat | 001 rue des Serrurier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ntretenu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DEEFD</text:p>
          </table:table-cell>
          <table:table-cell office:value-type="string" calcext:value-type="string">
            <text:p>68 - Haut-Rhin | Riquewihr | 014 place des Trois-Eglises</text:p>
          </table:table-cell>
          <table:table-cell office:value-type="string" calcext:value-type="string">
            <text:p>Eglise Saint-Erard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(Intérieurs non visités - Travaux 2011 intérieurs et extérieurs)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DFO0H</text:p>
          </table:table-cell>
          <table:table-cell office:value-type="string" calcext:value-type="string">
            <text:p>68 - Haut-Rhin | Ensisheim | 016 anciennement Grand'Rue 016 B rue de la Première-Armée-Française</text:p>
          </table:table-cell>
          <table:table-cell office:value-type="string" calcext:value-type="string">
            <text:p>Hôtel particulier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DFQC6</text:p>
          </table:table-cell>
          <table:table-cell office:value-type="string" calcext:value-type="string">
            <text:p>67 - Bas-Rhin | Niedersteinbach</text:p>
          </table:table-cell>
          <table:table-cell office:value-type="string" calcext:value-type="string">
            <text:p>Château Wasigenstein (rui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DGEP2</text:p>
          </table:table-cell>
          <table:table-cell office:value-type="string" calcext:value-type="string">
            <text:p>68 - Haut-Rhin | Thann | 007 anciennement Grand'Rue rue de la Première-Armée</text:p>
          </table:table-cell>
          <table:table-cell office:value-type="string" calcext:value-type="string">
            <text:p>Maison Ehrhard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ntretien couverture à prévoir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DGK5F</text:p>
          </table:table-cell>
          <table:table-cell office:value-type="string" calcext:value-type="string">
            <text:p>67 - Bas-Rhin | Scherwiller</text:p>
          </table:table-cell>
          <table:table-cell office:value-type="string" calcext:value-type="string">
            <text:p>Ponts sur l'ancienne route du sel (4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aucun entretien et édifice isolé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DGOD4</text:p>
          </table:table-cell>
          <table:table-cell office:value-type="string" calcext:value-type="string">
            <text:p>68 - Haut-Rhin | Colmar | place de la Montagne-Verte</text:p>
          </table:table-cell>
          <table:table-cell office:value-type="string" calcext:value-type="string">
            <text:p>Enceinte médiévale (vestiges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Joints disparus ou au ciment, briques pulvérulentes, arases ciment partiellement disparues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DH3IV</text:p>
          </table:table-cell>
          <table:table-cell office:value-type="string" calcext:value-type="string">
            <text:p>68 - Haut-Rhin | Ensisheim | 019 rue du Rempart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DIESB</text:p>
          </table:table-cell>
          <table:table-cell office:value-type="string" calcext:value-type="string">
            <text:p>67 - Bas-Rhin | Châtenois | rue Maréchal Foch</text:p>
          </table:table-cell>
          <table:table-cell office:value-type="string" calcext:value-type="string">
            <text:p>Fontai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le puits en eau ne fait pas état de travaux d'entretien régulier un ragréage est nécessair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DJQZ8</text:p>
          </table:table-cell>
          <table:table-cell office:value-type="string" calcext:value-type="string">
            <text:p>67 - Bas-Rhin | Scharrachbergheim-Irmstett | 092 rue du Château</text:p>
          </table:table-cell>
          <table:table-cell office:value-type="string" calcext:value-type="string">
            <text:p>Château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DK070</text:p>
          </table:table-cell>
          <table:table-cell office:value-type="string" calcext:value-type="string">
            <text:p>67 - Bas-Rhin | Lauterbourg | place de l'Eglise</text:p>
          </table:table-cell>
          <table:table-cell office:value-type="string" calcext:value-type="string">
            <text:p>Calvai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DMQNB</text:p>
          </table:table-cell>
          <table:table-cell office:value-type="string" calcext:value-type="string">
            <text:p>67 - Bas-Rhin | Diemeringen | rue du Vin</text:p>
          </table:table-cell>
          <table:table-cell office:value-type="string" calcext:value-type="string">
            <text:p>Ancienne école juive et mikvé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ntérieurs non visités. Reprise des enduits ancien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DN9IX</text:p>
          </table:table-cell>
          <table:table-cell office:value-type="string" calcext:value-type="string">
            <text:p>67 - Bas-Rhin | Saverne | place de l'Eglise</text:p>
          </table:table-cell>
          <table:table-cell office:value-type="string" calcext:value-type="string">
            <text:p>Eglise paroissiale Notre-Dame-de-la-Nativité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issure clocher. Efflorescences salines et humidité. Revêtement sol étanche extérieu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DOYU9</text:p>
          </table:table-cell>
          <table:table-cell office:value-type="string" calcext:value-type="string">
            <text:p>67 - Bas-Rhin | Sélestat | 009 place d'Armes</text:p>
          </table:table-cell>
          <table:table-cell office:value-type="string" calcext:value-type="string">
            <text:p>Hôtel de Vil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nettoyage des grès, menuiseries à reprendre, lucarnes à fermer. Charpente à vérifier.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DQ3W4</text:p>
          </table:table-cell>
          <table:table-cell office:value-type="string" calcext:value-type="string">
            <text:p>67 - Bas-Rhin | Saverne</text:p>
          </table:table-cell>
          <table:table-cell office:value-type="string" calcext:value-type="string">
            <text:p>Château de Haut-Barr (ruines) et la chape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ierres instable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DQ5GN</text:p>
          </table:table-cell>
          <table:table-cell office:value-type="string" calcext:value-type="string">
            <text:p>67 - Bas-Rhin | Wissembourg | 007 rue Stanislas</text:p>
          </table:table-cell>
          <table:table-cell office:value-type="string" calcext:value-type="string">
            <text:p>Hôpital Stanislas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Restauration complète 2017-2018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DQKJ3</text:p>
          </table:table-cell>
          <table:table-cell office:value-type="string" calcext:value-type="string">
            <text:p>68 - Haut-Rhin | Guebwiller | place Saint-Léger</text:p>
          </table:table-cell>
          <table:table-cell office:value-type="string" calcext:value-type="string">
            <text:p>Eglise Saint-Léger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ombreuses fissures/cassures en façade, végétalisation, infiltrations, remontées capillaires. 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DS0SZ</text:p>
          </table:table-cell>
          <table:table-cell office:value-type="string" calcext:value-type="string">
            <text:p>67 - Bas-Rhin | Ottrott</text:p>
          </table:table-cell>
          <table:table-cell office:value-type="string" calcext:value-type="string">
            <text:p>Château de Dreistei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DSCZE</text:p>
          </table:table-cell>
          <table:table-cell office:value-type="string" calcext:value-type="string">
            <text:p>67 - Bas-Rhin | Strasbourg | 001 rue Sainte-Elisabeth</text:p>
          </table:table-cell>
          <table:table-cell office:value-type="string" calcext:value-type="string">
            <text:p>Haras national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complète en 2013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DSPP2</text:p>
          </table:table-cell>
          <table:table-cell office:value-type="string" calcext:value-type="string">
            <text:p>68 - Haut-Rhin | Neuf-Brisach</text:p>
          </table:table-cell>
          <table:table-cell office:value-type="string" calcext:value-type="string">
            <text:p>Fortifications militair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DT5WX</text:p>
          </table:table-cell>
          <table:table-cell office:value-type="string" calcext:value-type="string">
            <text:p>67 - Bas-Rhin | Bouxwiller | rue des Mines</text:p>
          </table:table-cell>
          <table:table-cell office:value-type="string" calcext:value-type="string">
            <text:p>Eglise catholique Saint-Léger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s, couverture et joints clocher dégradés. Mérule (sacristie). Humidité. Tvx prévus 2018/19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DTWQ6</text:p>
          </table:table-cell>
          <table:table-cell office:value-type="string" calcext:value-type="string">
            <text:p>68 - Haut-Rhin | Turckheim | Grand' rue 062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20-09-15" calcext:value-type="date">
            <text:p>15/09/2020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DU98E</text:p>
          </table:table-cell>
          <table:table-cell office:value-type="string" calcext:value-type="string">
            <text:p>68 - Haut-Rhin | Pfaffenheim | place de la Mairie</text:p>
          </table:table-cell>
          <table:table-cell office:value-type="string" calcext:value-type="string">
            <text:p>Grand calvaire du cimetiè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DUFQJ</text:p>
          </table:table-cell>
          <table:table-cell office:value-type="string" calcext:value-type="string">
            <text:p>67 - Bas-Rhin | Andlau</text:p>
          </table:table-cell>
          <table:table-cell office:value-type="string" calcext:value-type="string">
            <text:p>Château Haut-Andlau (ruines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massif rocheux en cours d'étude BRGM.consolidation au ciment ont accentués les risqu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DUS4P</text:p>
          </table:table-cell>
          <table:table-cell office:value-type="string" calcext:value-type="string">
            <text:p>67 - Bas-Rhin | Geiswiller-Zœbersdorf | 026 rue de la Montée</text:p>
          </table:table-cell>
          <table:table-cell office:value-type="string" calcext:value-type="string">
            <text:p>Ferme Wendling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DV456</text:p>
          </table:table-cell>
          <table:table-cell office:value-type="string" calcext:value-type="string">
            <text:p>68 - Haut-Rhin | Ribeauvillé | rue du Château</text:p>
          </table:table-cell>
          <table:table-cell office:value-type="string" calcext:value-type="string">
            <text:p>Eglise Saint-Grégoi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- Prévoir rénovation complète couverture. Bac acier sur bas côtés; évacuation pigeons morts combles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DX2LW</text:p>
          </table:table-cell>
          <table:table-cell office:value-type="string" calcext:value-type="string">
            <text:p>68 - Haut-Rhin | Lautenbach | 049 051 rue Principale</text:p>
          </table:table-cell>
          <table:table-cell office:value-type="string" calcext:value-type="string">
            <text:p>Bâtiment conventuel (ancien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DXH1X</text:p>
          </table:table-cell>
          <table:table-cell office:value-type="string" calcext:value-type="string">
            <text:p>67 - Bas-Rhin | Hochfelden | rue des Quatre-Vents</text:p>
          </table:table-cell>
          <table:table-cell office:value-type="string" calcext:value-type="string">
            <text:p>Chapelle Saint-Wendeli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évision de la couverture à prévoir (tuiles dans la gouttière) et efflorescences salines bas façades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DZK3Q</text:p>
          </table:table-cell>
          <table:table-cell office:value-type="string" calcext:value-type="string">
            <text:p>68 - Haut-Rhin | Hartmannswiller | 006 rue du Château</text:p>
          </table:table-cell>
          <table:table-cell office:value-type="string" calcext:value-type="string">
            <text:p>Château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enduits extérieurs + couverture à reprendr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E0YPT</text:p>
          </table:table-cell>
          <table:table-cell office:value-type="string" calcext:value-type="string">
            <text:p>67 - Bas-Rhin | Ottrott | rue de Saint-Nicolas</text:p>
          </table:table-cell>
          <table:table-cell office:value-type="string" calcext:value-type="string">
            <text:p>Chapelle Saint-Nicola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 extérieur à reprendre en parties bass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E23IL</text:p>
          </table:table-cell>
          <table:table-cell office:value-type="string" calcext:value-type="string">
            <text:p>67 - Bas-Rhin | Strasbourg | 014 rue des Orfèvres</text:p>
          </table:table-cell>
          <table:table-cell office:value-type="string" calcext:value-type="string">
            <text:p>Maison "Aux Cigognes"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E34Y3</text:p>
          </table:table-cell>
          <table:table-cell office:value-type="string" calcext:value-type="string">
            <text:p>68 - Haut-Rhin | Colmar | 004 rue des Boulanger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égradation en partie supérieure, épaufrures, manque l'entablement (déposé)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E3WM5</text:p>
          </table:table-cell>
          <table:table-cell office:value-type="string" calcext:value-type="string">
            <text:p>67 - Bas-Rhin | Sélestat | 21 A rue des Chevaliers</text:p>
          </table:table-cell>
          <table:table-cell office:value-type="string" calcext:value-type="string">
            <text:p>Arsenal Saint-Hilaire (ancien)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ructuration complète en 2013-2018 à usage de logements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E4OBW</text:p>
          </table:table-cell>
          <table:table-cell office:value-type="string" calcext:value-type="string">
            <text:p>67 - Bas-Rhin | Neuve-Église | rue de l'Eglise</text:p>
          </table:table-cell>
          <table:table-cell office:value-type="string" calcext:value-type="string">
            <text:p>Eglise catholique Saint-Nicola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enduit cioment peinture acrylique. Entretien couverture principalement couverture du clocher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E52KP</text:p>
          </table:table-cell>
          <table:table-cell office:value-type="string" calcext:value-type="string">
            <text:p>67 - Bas-Rhin | Strasbourg | 007 place de la République</text:p>
          </table:table-cell>
          <table:table-cell office:value-type="string" calcext:value-type="string">
            <text:p>Théâtre national de Strasbourg</text:p>
          </table:table-cell>
          <table:table-cell office:value-type="string" calcext:value-type="string">
            <text:p>État ministère de la Cultur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çade légèrement dégradée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E6UCO</text:p>
          </table:table-cell>
          <table:table-cell office:value-type="string" calcext:value-type="string">
            <text:p>68 - Haut-Rhin | Colmar | Grand' rue</text:p>
          </table:table-cell>
          <table:table-cell office:value-type="string" calcext:value-type="string">
            <text:p>Eglise protestante Saint-Matthieu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Remontées d'eau surtout autours du choeur. Fresque jubé quasi-disparue. xylophages charpente traité 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E730L</text:p>
          </table:table-cell>
          <table:table-cell office:value-type="string" calcext:value-type="string">
            <text:p>67 - Bas-Rhin | Strasbourg | Grand' rue 089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voir état 2016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E7MA7</text:p>
          </table:table-cell>
          <table:table-cell office:value-type="string" calcext:value-type="string">
            <text:p>67 - Bas-Rhin | Schirmeck | rue des Ecoles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E7O6P</text:p>
          </table:table-cell>
          <table:table-cell office:value-type="string" calcext:value-type="string">
            <text:p>67 - Bas-Rhin | Bouxwiller | 002 rue de l'Eglise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Assainissement des façades (enduit et peinture non adaptés) et travaux de couverture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E7Z5K</text:p>
          </table:table-cell>
          <table:table-cell office:value-type="string" calcext:value-type="string">
            <text:p>67 - Bas-Rhin | Sarrewerden | 007 rue des Tanneur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Épaufrures sur le socl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E86LC</text:p>
          </table:table-cell>
          <table:table-cell office:value-type="string" calcext:value-type="string">
            <text:p>67 - Bas-Rhin | Froeschwiller | C.D. 28</text:p>
          </table:table-cell>
          <table:table-cell office:value-type="string" calcext:value-type="string">
            <text:p>Banc-reposoir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ntretenu et restauré en partie bass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E9O6A</text:p>
          </table:table-cell>
          <table:table-cell office:value-type="string" calcext:value-type="string">
            <text:p>67 - Bas-Rhin | Urbeis</text:p>
          </table:table-cell>
          <table:table-cell office:value-type="string" calcext:value-type="string">
            <text:p>Château Bilstein (rui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EBCJS</text:p>
          </table:table-cell>
          <table:table-cell office:value-type="string" calcext:value-type="string">
            <text:p>67 - Bas-Rhin | Val de Moder | rue du Temple</text:p>
          </table:table-cell>
          <table:table-cell office:value-type="string" calcext:value-type="string">
            <text:p>Synagogu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EBMJK</text:p>
          </table:table-cell>
          <table:table-cell office:value-type="string" calcext:value-type="string">
            <text:p>67 - Bas-Rhin | Sommerau | C.D. 229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ED5CG</text:p>
          </table:table-cell>
          <table:table-cell office:value-type="string" calcext:value-type="string">
            <text:p>68 - Haut-Rhin | Hausgauen | route de Schwoben</text:p>
          </table:table-cell>
          <table:table-cell office:value-type="string" calcext:value-type="string">
            <text:p>Chapelle Saint-Bric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avaux de restauration réalisé en 2016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EE5EM</text:p>
          </table:table-cell>
          <table:table-cell office:value-type="string" calcext:value-type="string">
            <text:p>68 - Haut-Rhin | Neuf-Brisach | 013 rue de Colmar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Restauration façades en cours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EG7XO</text:p>
          </table:table-cell>
          <table:table-cell office:value-type="string" calcext:value-type="string">
            <text:p>67 - Bas-Rhin | Wangen</text:p>
          </table:table-cell>
          <table:table-cell office:value-type="string" calcext:value-type="string">
            <text:p>Fortifications (anciennes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Remparts en cours de restauration (programme d'insertion) - Niedertor en mauvais état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EGE1B</text:p>
          </table:table-cell>
          <table:table-cell office:value-type="string" calcext:value-type="string">
            <text:p>67 - Bas-Rhin | Gresswiller | rue de l'Eglise</text:p>
          </table:table-cell>
          <table:table-cell office:value-type="string" calcext:value-type="string">
            <text:p>Eglise catholique Saint-Marti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légères épaufrur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ELOXO</text:p>
          </table:table-cell>
          <table:table-cell office:value-type="string" calcext:value-type="string">
            <text:p>67 - Bas-Rhin | Sommerau | 17 rue Général Leclerc - Birkenwald</text:p>
          </table:table-cell>
          <table:table-cell office:value-type="string" calcext:value-type="string">
            <text:p>Château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térieurs non visités. Entretien de la couvertur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EMMKY</text:p>
          </table:table-cell>
          <table:table-cell office:value-type="string" calcext:value-type="string">
            <text:p>67 - Bas-Rhin | Strasbourg | 004 rue Erckmann-Chatrian</text:p>
          </table:table-cell>
          <table:table-cell office:value-type="string" calcext:value-type="string">
            <text:p>Villa Stempel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ntretien régulie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EMMLV</text:p>
          </table:table-cell>
          <table:table-cell office:value-type="string" calcext:value-type="string">
            <text:p>67 - Bas-Rhin | Sélestat</text:p>
          </table:table-cell>
          <table:table-cell office:value-type="string" calcext:value-type="string">
            <text:p>Tour des Sorcière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stauration en 2013 importance de pérenniser les travaux par des travaux d'entretien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EP9L1</text:p>
          </table:table-cell>
          <table:table-cell office:value-type="string" calcext:value-type="string">
            <text:p>67 - Bas-Rhin | Wissembourg | 026 rue de l'Etoile</text:p>
          </table:table-cell>
          <table:table-cell office:value-type="string" calcext:value-type="string">
            <text:p>Maison Kobold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ntérieurs pas vus. Pan de bois sec + peinture étanche sur grès. Enduit ciment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EPHMH</text:p>
          </table:table-cell>
          <table:table-cell office:value-type="string" calcext:value-type="string">
            <text:p>67 - Bas-Rhin | Strasbourg | 015 rue de l'Arc-en-Ciel</text:p>
          </table:table-cell>
          <table:table-cell office:value-type="string" calcext:value-type="string">
            <text:p>Hôtel de Marabail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issurations en façade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EPZCI</text:p>
          </table:table-cell>
          <table:table-cell office:value-type="string" calcext:value-type="string">
            <text:p>67 - Bas-Rhin | Strasbourg | 016 rue du 22-Novembre</text:p>
          </table:table-cell>
          <table:table-cell office:value-type="string" calcext:value-type="string">
            <text:p>Immeuble d'habitati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Portes de l'ascenseur remplacées, vitraux et boiseries à petits carreaux en bons états, 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EQ05A</text:p>
          </table:table-cell>
          <table:table-cell office:value-type="string" calcext:value-type="string">
            <text:p>67 - Bas-Rhin | Rosheim | rue de la Dîme</text:p>
          </table:table-cell>
          <table:table-cell office:value-type="string" calcext:value-type="string">
            <text:p>Grange aux Dîm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Couverture et menuiseries vétustes, maçonneries à nu par endroit, pierre de taille fissuré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ESDRS</text:p>
          </table:table-cell>
          <table:table-cell office:value-type="string" calcext:value-type="string">
            <text:p>67 - Bas-Rhin | Westhouse-Marmoutier | C.D. 68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ntretenu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ESIVV</text:p>
          </table:table-cell>
          <table:table-cell office:value-type="string" calcext:value-type="string">
            <text:p>67 - Bas-Rhin | Bouxwiller | Grand' rue 046 anciennement 044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ès dégradés. Enduits à reprendre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ESLFJ</text:p>
          </table:table-cell>
          <table:table-cell office:value-type="string" calcext:value-type="string">
            <text:p>68 - Haut-Rhin | Kaysersberg Vignoble | 101 anciennement Grand'Rue ( rue du Général-de-Gaul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EV4UW</text:p>
          </table:table-cell>
          <table:table-cell office:value-type="string" calcext:value-type="string">
            <text:p>67 - Bas-Rhin | Seltz | Am Klostersand (lieudit)</text:p>
          </table:table-cell>
          <table:table-cell office:value-type="string" calcext:value-type="string">
            <text:p>Abbaye Saint Barthélémy (vestiges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EW4SM</text:p>
          </table:table-cell>
          <table:table-cell office:value-type="string" calcext:value-type="string">
            <text:p>68 - Haut-Rhin | Husseren-Wesserling | rue du Parc</text:p>
          </table:table-cell>
          <table:table-cell office:value-type="string" calcext:value-type="string">
            <text:p>Parc de Wesserling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9-05-24" calcext:value-type="date">
            <text:p>24/05/2019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Clos défectueux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EWJ8P</text:p>
          </table:table-cell>
          <table:table-cell office:value-type="string" calcext:value-type="string">
            <text:p>67 - Bas-Rhin | Strasbourg | 033 rue Bain-aux-Plante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as de zinguerie en toiture, fenêtres, volets, porte sans traitement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EYC3A</text:p>
          </table:table-cell>
          <table:table-cell office:value-type="string" calcext:value-type="string">
            <text:p>67 - Bas-Rhin | Strasbourg | 025 rue Bain-aux-Plante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é en 2014, restaurant au RDCH et 1er étage, logement en duplex en trois niveaux de combles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EYKLL</text:p>
          </table:table-cell>
          <table:table-cell office:value-type="string" calcext:value-type="string">
            <text:p>68 - Haut-Rhin | Ostheim | place des Cigognes</text:p>
          </table:table-cell>
          <table:table-cell office:value-type="string" calcext:value-type="string">
            <text:p>Mur des Cigogn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prise des arases et rejointoiment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EZA6A</text:p>
          </table:table-cell>
          <table:table-cell office:value-type="string" calcext:value-type="string">
            <text:p>68 - Haut-Rhin | Riquewihr | 002 rue du Cerf</text:p>
          </table:table-cell>
          <table:table-cell office:value-type="string" calcext:value-type="string">
            <text:p>Maison Kiener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artie supérieure de la Tourelle à reprendre (enduit + protection) - Plafonds peints à rafraîchir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EZY5V</text:p>
          </table:table-cell>
          <table:table-cell office:value-type="string" calcext:value-type="string">
            <text:p>68 - Haut-Rhin | Hartmannswiller | rue de l'Eglise</text:p>
          </table:table-cell>
          <table:table-cell office:value-type="string" calcext:value-type="string">
            <text:p>Cimetière fortifié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7-12-31" calcext:value-type="date">
            <text:p>31/12/2017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oiture du colombarium en mauvais état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F01J8</text:p>
          </table:table-cell>
          <table:table-cell office:value-type="string" calcext:value-type="string">
            <text:p>68 - Haut-Rhin | Thann | rue de l'Etang</text:p>
          </table:table-cell>
          <table:table-cell office:value-type="string" calcext:value-type="string">
            <text:p>Enceinte (ancienne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ntretien courant couv. à prévoir/humidité et fissurations à surveiller tour cigognes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F0PDB</text:p>
          </table:table-cell>
          <table:table-cell office:value-type="string" calcext:value-type="string">
            <text:p>68 - Haut-Rhin | Gueberschwihr | 04 (anciennement 27) rue du Nord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venu le 4 rue du nord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F28H6</text:p>
          </table:table-cell>
          <table:table-cell office:value-type="string" calcext:value-type="string">
            <text:p>67 - Bas-Rhin | Krautergersheim | 001 rue de l'Ecole</text:p>
          </table:table-cell>
          <table:table-cell office:value-type="string" calcext:value-type="string">
            <text:p>Mairie (ancienne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estauration des menuiseries récente, travaux d'entretien 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F2DPG</text:p>
          </table:table-cell>
          <table:table-cell office:value-type="string" calcext:value-type="string">
            <text:p>67 - Bas-Rhin | Dauendorf | rue du Monastère</text:p>
          </table:table-cell>
          <table:table-cell office:value-type="string" calcext:value-type="string">
            <text:p>Vestiges du couvent cistercien de Neubourg 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Maçonneries instables, joints lavés, végétation, dégradations du grè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F3KAM</text:p>
          </table:table-cell>
          <table:table-cell office:value-type="string" calcext:value-type="string">
            <text:p>67 - Bas-Rhin | Strasbourg | 002 rue de la Râp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F5O6G</text:p>
          </table:table-cell>
          <table:table-cell office:value-type="string" calcext:value-type="string">
            <text:p>67 - Bas-Rhin | Boofzheim | route de Rhinau</text:p>
          </table:table-cell>
          <table:table-cell office:value-type="string" calcext:value-type="string">
            <text:p>Eglise catholique Saint-Etienn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avaux d'entretien à prévoir sur porte et sur l'ensemble des pierres tombal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F7STK</text:p>
          </table:table-cell>
          <table:table-cell office:value-type="string" calcext:value-type="string">
            <text:p>68 - Haut-Rhin | Wintzenheim | Saint-Gilles (lieudit)</text:p>
          </table:table-cell>
          <table:table-cell office:value-type="string" calcext:value-type="string">
            <text:p>Ferme Saint-Gilles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on état général, centre équestre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F9B4S</text:p>
          </table:table-cell>
          <table:table-cell office:value-type="string" calcext:value-type="string">
            <text:p>67 - Bas-Rhin | Kolbsheim | place de la Mairie</text:p>
          </table:table-cell>
          <table:table-cell office:value-type="string" calcext:value-type="string">
            <text:p>Puit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Margelle en béton ou enduit épais au ciment, encadrement en gré à restaurer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F9GOD</text:p>
          </table:table-cell>
          <table:table-cell office:value-type="string" calcext:value-type="string">
            <text:p>67 - Bas-Rhin | Villé | 15 rue du Général leclerc</text:p>
          </table:table-cell>
          <table:table-cell office:value-type="string" calcext:value-type="string">
            <text:p>Église Notre-Dame de l'Assompti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5-10-12" calcext:value-type="date">
            <text:p>12/10/2015</text:p>
          </table:table-cell>
          <table:table-cell office:value-type="string" calcext:value-type="string">
            <text:p>moy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BYNR</text:p>
          </table:table-cell>
          <table:table-cell office:value-type="string" calcext:value-type="string">
            <text:p>68 - Haut-Rhin | Guebwiller | place Jeanne-d'Arc</text:p>
          </table:table-cell>
          <table:table-cell office:value-type="string" calcext:value-type="string">
            <text:p>Eglise Notre-Dam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mportants problèmes d'étanchéité - phase étude diagnostic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FC9FP</text:p>
          </table:table-cell>
          <table:table-cell office:value-type="string" calcext:value-type="string">
            <text:p>68 - Haut-Rhin | Ammerschwihr | Trois-Epis (lieudit)</text:p>
          </table:table-cell>
          <table:table-cell office:value-type="string" calcext:value-type="string">
            <text:p>Eglise de pèlerinage de la Visitation de la Bienheureuse Vierge Mari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Assainissement des façades (enduit bâtard) et révision couvertures à prévoir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FDZFR</text:p>
          </table:table-cell>
          <table:table-cell office:value-type="string" calcext:value-type="string">
            <text:p>67 - Bas-Rhin | Strasbourg | rue Saint-Guillaume</text:p>
          </table:table-cell>
          <table:table-cell office:value-type="string" calcext:value-type="string">
            <text:p>Eglise protestante Saint-Guillaum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avaux de réfection générale en cours en 2018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FE3DM</text:p>
          </table:table-cell>
          <table:table-cell office:value-type="string" calcext:value-type="string">
            <text:p>68 - Haut-Rhin | Volgelsheim | Port-Rhénan (lieudit)</text:p>
          </table:table-cell>
          <table:table-cell office:value-type="string" calcext:value-type="string">
            <text:p>Porte du Fort Mortier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état amélioré depuis 2010. restauration maçonnerie à prévoir. fermé au public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FEYSA</text:p>
          </table:table-cell>
          <table:table-cell office:value-type="string" calcext:value-type="string">
            <text:p>67 - Bas-Rhin | Strasbourg | 005 rue des Bouchers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ux vantaux, éclat poignée en partie basse, sous face balcon ragréée , prévoir étanchéité plomb 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FG72A</text:p>
          </table:table-cell>
          <table:table-cell office:value-type="string" calcext:value-type="string">
            <text:p>68 - Haut-Rhin | Kaysersberg Vignoble | place Jean-Ittel</text:p>
          </table:table-cell>
          <table:table-cell office:value-type="string" calcext:value-type="string">
            <text:p>Galerie du Mont-des-Olivier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- Prévoir démoussage toiture.- Prévoir réfection portail d'accès (corrosion)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FH59X</text:p>
          </table:table-cell>
          <table:table-cell office:value-type="string" calcext:value-type="string">
            <text:p>67 - Bas-Rhin | Rosteig | Forêt domaniale de la Petite-Pierre Nord</text:p>
          </table:table-cell>
          <table:table-cell office:value-type="string" calcext:value-type="string">
            <text:p>Trois pierres druidiques <text:s/>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2-09-26" calcext:value-type="date">
            <text:p>26/09/2012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FJ27B</text:p>
          </table:table-cell>
          <table:table-cell office:value-type="string" calcext:value-type="string">
            <text:p>67 - Bas-Rhin | Strasbourg | 056 allée de la Robertsau</text:p>
          </table:table-cell>
          <table:table-cell office:value-type="string" calcext:value-type="string">
            <text:p>Immeuble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évision de la couverture à prévoir, mousse (rdc)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FJHCB</text:p>
          </table:table-cell>
          <table:table-cell office:value-type="string" calcext:value-type="string">
            <text:p>68 - Haut-Rhin | Rouffach | 007 anciennement 011 rue du Maréchal-Joffr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einture inadaptée. 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FKX48</text:p>
          </table:table-cell>
          <table:table-cell office:value-type="string" calcext:value-type="string">
            <text:p>68 - Haut-Rhin | Ribeauvillé | place de l'Hôtel-de-Ville</text:p>
          </table:table-cell>
          <table:table-cell office:value-type="string" calcext:value-type="string">
            <text:p>Fontai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- Présence de rejointoiements à partir d'un mortier base de ciment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FLM61</text:p>
          </table:table-cell>
          <table:table-cell office:value-type="string" calcext:value-type="string">
            <text:p>68 - Haut-Rhin | Le Bonhomme</text:p>
          </table:table-cell>
          <table:table-cell office:value-type="string" calcext:value-type="string">
            <text:p>Champ de bataille de la Tête-des-Faux</text:p>
          </table:table-cell>
          <table:table-cell office:value-type="string" calcext:value-type="string">
            <text:p>État ministère de la Culture</text:p>
          </table:table-cell>
          <table:table-cell office:value-type="string" calcext:value-type="string">
            <text:p>classement partiel</text:p>
          </table:table-cell>
          <table:table-cell office:value-type="date" office:date-value="2012-09-26" calcext:value-type="date">
            <text:p>26/09/2012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mauvais</text:p>
          </table:table-cell>
          <table:table-cell table:number-columns-repeated="2"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FM4IX</text:p>
          </table:table-cell>
          <table:table-cell office:value-type="string" calcext:value-type="string">
            <text:p>68 - Haut-Rhin | Soultzmatt | 002 anciennement 024 place Kessler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FME3M</text:p>
          </table:table-cell>
          <table:table-cell office:value-type="string" calcext:value-type="string">
            <text:p>68 - Haut-Rhin | Wittelsheim | 111 rue de Reiningue</text:p>
          </table:table-cell>
          <table:table-cell office:value-type="string" calcext:value-type="string">
            <text:p>Salle des fêtes Grasseger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ntretenu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FMLNB</text:p>
          </table:table-cell>
          <table:table-cell office:value-type="string" calcext:value-type="string">
            <text:p>67 - Bas-Rhin | Strasbourg | 015 rue des Juifs</text:p>
          </table:table-cell>
          <table:table-cell office:value-type="string" calcext:value-type="string">
            <text:p>Hôtel des Joham de Mundolsheim (ancien)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FMN85</text:p>
          </table:table-cell>
          <table:table-cell office:value-type="string" calcext:value-type="string">
            <text:p>68 - Haut-Rhin | Mittelwihr | Bouxhof</text:p>
          </table:table-cell>
          <table:table-cell office:value-type="string" calcext:value-type="string">
            <text:p>Ancienne cour domaniale de l'abbaye de Pairis dite domaine du Bouxhof</text:p>
          </table:table-cell>
          <table:table-cell office:value-type="string" calcext:value-type="string">
            <text:p>privé indiv.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FO7PX</text:p>
          </table:table-cell>
          <table:table-cell office:value-type="string" calcext:value-type="string">
            <text:p>68 - Haut-Rhin | Bouxwiller</text:p>
          </table:table-cell>
          <table:table-cell office:value-type="string" calcext:value-type="string">
            <text:p>Couvent de Luppach (ancien)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micro algues, pb de ventilation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FQCA4</text:p>
          </table:table-cell>
          <table:table-cell office:value-type="string" calcext:value-type="string">
            <text:p>67 - Bas-Rhin | Strasbourg | 002 rue des Fleur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avaux de restauration prévu pour 2019 (couverture, menuiseries, galerie, enduits)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FQIS9</text:p>
          </table:table-cell>
          <table:table-cell office:value-type="string" calcext:value-type="string">
            <text:p>67 - Bas-Rhin | Strasbourg | 017 rue des Hallebardes</text:p>
          </table:table-cell>
          <table:table-cell office:value-type="string" calcext:value-type="string">
            <text:p>Immeuble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/>
          <table:table-cell office:value-type="string" calcext:value-type="string">
            <text:p>Consolidation d'urgence en 2018. Reste sous observation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FQWOE</text:p>
          </table:table-cell>
          <table:table-cell office:value-type="string" calcext:value-type="string">
            <text:p>67 - Bas-Rhin | Strasbourg | 001 rue Sainte-Marguerite</text:p>
          </table:table-cell>
          <table:table-cell office:value-type="string" calcext:value-type="string">
            <text:p>Commanderie Saint-Jean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de fenetres en 2015-2016. accueille l'ENA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FR8SH</text:p>
          </table:table-cell>
          <table:table-cell office:value-type="string" calcext:value-type="string">
            <text:p>68 - Haut-Rhin | Mulhouse | 011 013 015 rue des Franciscains</text:p>
          </table:table-cell>
          <table:table-cell office:value-type="string" calcext:value-type="string">
            <text:p>Cour des Chaîn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mportantes remontées capillaires sur rue:prévoir étude. Décors intérieurs dégradés par chauffage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FSGCD</text:p>
          </table:table-cell>
          <table:table-cell office:value-type="string" calcext:value-type="string">
            <text:p>68 - Haut-Rhin | Masevaux-Niederbruck | 007 rue de l'Ancien-Hôpital</text:p>
          </table:table-cell>
          <table:table-cell office:value-type="string" calcext:value-type="string">
            <text:p>Tannerie Chagué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reconstruit après incendie, enduits durs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FU7AD</text:p>
          </table:table-cell>
          <table:table-cell office:value-type="string" calcext:value-type="string">
            <text:p>67 - Bas-Rhin | Meistratzheim</text:p>
          </table:table-cell>
          <table:table-cell office:value-type="string" calcext:value-type="string">
            <text:p>Eglise paroissiale Saint-André (ancienne) 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accord sur AC restauration générale en 2017, démarrage des travaux en 2018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FV1IR</text:p>
          </table:table-cell>
          <table:table-cell office:value-type="string" calcext:value-type="string">
            <text:p>68 - Haut-Rhin | Huningue | 10 rue des Boulangers</text:p>
          </table:table-cell>
          <table:table-cell office:value-type="string" calcext:value-type="string">
            <text:p>Tribunal d'Instance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FVMQG</text:p>
          </table:table-cell>
          <table:table-cell office:value-type="string" calcext:value-type="string">
            <text:p>67 - Bas-Rhin | Wissembourg | 002 002 A rue du Marché-aux-Poissons</text:p>
          </table:table-cell>
          <table:table-cell office:value-type="string" calcext:value-type="string">
            <text:p>Maison du Sel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harpente déformée, peinture étanche, efflorescences salines, couverture vétust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FXYYO</text:p>
          </table:table-cell>
          <table:table-cell office:value-type="string" calcext:value-type="string">
            <text:p>68 - Haut-Rhin | Bergheim | 057 anciennement Hintergasse 072 A rue des Vignerons</text:p>
          </table:table-cell>
          <table:table-cell office:value-type="string" calcext:value-type="string">
            <text:p>Cour des Dîmes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Joints défectueux, réparations au ciment, épaufrures et encrassement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FXZ1Y</text:p>
          </table:table-cell>
          <table:table-cell office:value-type="string" calcext:value-type="string">
            <text:p>67 - Bas-Rhin | Strasbourg | 024 rue Twinger</text:p>
          </table:table-cell>
          <table:table-cell office:value-type="string" calcext:value-type="string">
            <text:p>Villa Faist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ien entretenu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FYR4R</text:p>
          </table:table-cell>
          <table:table-cell office:value-type="string" calcext:value-type="string">
            <text:p>68 - Haut-Rhin | Kaysersberg Vignoble | 039 rue du Général-de-Gaulle</text:p>
          </table:table-cell>
          <table:table-cell office:value-type="string" calcext:value-type="string">
            <text:p>Hôtel de Vi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 Désordres structurels sur l'escalier à vis de la tourelle (péril)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FZRSC</text:p>
          </table:table-cell>
          <table:table-cell office:value-type="string" calcext:value-type="string">
            <text:p>67 - Bas-Rhin | Grendelbruch | place de l'Eglise</text:p>
          </table:table-cell>
          <table:table-cell office:value-type="string" calcext:value-type="string">
            <text:p>Ancienne église Saint-Pancrace et Saint-Cyriaqu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récent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G1MAA</text:p>
          </table:table-cell>
          <table:table-cell office:value-type="string" calcext:value-type="string">
            <text:p>68 - Haut-Rhin | Colmar | 017 place de la Cathédrale</text:p>
          </table:table-cell>
          <table:table-cell office:value-type="string" calcext:value-type="string">
            <text:p>Corps de garde (ancien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couverture, enduits, menuiseries, pierres de taille à restaure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G275F</text:p>
          </table:table-cell>
          <table:table-cell office:value-type="string" calcext:value-type="string">
            <text:p>68 - Haut-Rhin | Thann | 006 anciennement Saint-Thiebaut (rue rue du Temp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légers éclats, grès mis en peinture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G2SGS</text:p>
          </table:table-cell>
          <table:table-cell office:value-type="string" calcext:value-type="string">
            <text:p>67 - Bas-Rhin | Strasbourg | 023 rue des Tonnelier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G3QJ9</text:p>
          </table:table-cell>
          <table:table-cell office:value-type="string" calcext:value-type="string">
            <text:p>68 - Haut-Rhin | Rouffach | 012 rue des Prêtres</text:p>
          </table:table-cell>
          <table:table-cell office:value-type="string" calcext:value-type="string">
            <text:p>Presbytère (ancien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Enduits, maçonneries et couvertine mur de clôture défectueux. Fissure importante sur pignon Nord. 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G71OP</text:p>
          </table:table-cell>
          <table:table-cell office:value-type="string" calcext:value-type="string">
            <text:p>67 - Bas-Rhin | Strasbourg | 001 place du Marché-aux-Cochons-de-Lait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voir état 2016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G73UR</text:p>
          </table:table-cell>
          <table:table-cell office:value-type="string" calcext:value-type="string">
            <text:p>68 - Haut-Rhin | Gundolsheim | place de l'Eglise</text:p>
          </table:table-cell>
          <table:table-cell office:value-type="string" calcext:value-type="string">
            <text:p>Eglise Sainte-Agathe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alissur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G9FHL</text:p>
          </table:table-cell>
          <table:table-cell office:value-type="string" calcext:value-type="string">
            <text:p>67 - Bas-Rhin | Schiltigheim | rue Principale</text:p>
          </table:table-cell>
          <table:table-cell office:value-type="string" calcext:value-type="string">
            <text:p>Eglise protestant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GAPZE</text:p>
          </table:table-cell>
          <table:table-cell office:value-type="string" calcext:value-type="string">
            <text:p>68 - Haut-Rhin | Riquewihr | 018 rue de la Couronn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Réparation ponctu. pan de bois - Lucarnes et façades à rafraîchir ( enduit, grès, volets, boiserie) 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GC83W</text:p>
          </table:table-cell>
          <table:table-cell office:value-type="string" calcext:value-type="string">
            <text:p>68 - Haut-Rhin | Sainte-Marie-aux-Mines | 008 anciennement Vandenberg (rue rue Weissgerber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mposte fissuré. Enduit en surépaisseur de l'encadrement, efflorescences salines.Porte ancienne bois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GCH61</text:p>
          </table:table-cell>
          <table:table-cell office:value-type="string" calcext:value-type="string">
            <text:p>67 - Bas-Rhin | Strasbourg | 023 quai des Batelier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voir état 2014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GH0M7</text:p>
          </table:table-cell>
          <table:table-cell office:value-type="string" calcext:value-type="string">
            <text:p>68 - Haut-Rhin | Kaysersberg Vignoble | 013-021 rue du Couvent</text:p>
          </table:table-cell>
          <table:table-cell office:value-type="string" calcext:value-type="string">
            <text:p>Cloître de l'Hôpital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- Prévoir remplacement des menuiseries en bois (fenêtres)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GJ1L9</text:p>
          </table:table-cell>
          <table:table-cell office:value-type="string" calcext:value-type="string">
            <text:p>68 - Haut-Rhin | Mulhouse | 006 place de la Réunion</text:p>
          </table:table-cell>
          <table:table-cell office:value-type="string" calcext:value-type="string">
            <text:p>Temple réformé Saint-Etienn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estauration partielle, tour restaurée en 2013 suivi d'autres restaurations sur différents parti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GJ871</text:p>
          </table:table-cell>
          <table:table-cell office:value-type="string" calcext:value-type="string">
            <text:p>67 - Bas-Rhin | Erstein | 001 rue du Moulin</text:p>
          </table:table-cell>
          <table:table-cell office:value-type="string" calcext:value-type="string">
            <text:p>Ancienne maison de tanneur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GJZ54</text:p>
          </table:table-cell>
          <table:table-cell office:value-type="string" calcext:value-type="string">
            <text:p>67 - Bas-Rhin | Niedernai | place du Château</text:p>
          </table:table-cell>
          <table:table-cell office:value-type="string" calcext:value-type="string">
            <text:p>Château de Landsberg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éril imminent couverture chapelle et donjon très dégradée,statues détruites,travaux de maçonneri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GK1C2</text:p>
          </table:table-cell>
          <table:table-cell office:value-type="string" calcext:value-type="string">
            <text:p>68 - Haut-Rhin | Wintzenheim | rue Herzog</text:p>
          </table:table-cell>
          <table:table-cell office:value-type="string" calcext:value-type="string">
            <text:p>Chapelle Sainte-Thérèse-de-l'Enfant-Jésu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avaux de restauration statuaire et parements en cours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GN4PA</text:p>
          </table:table-cell>
          <table:table-cell office:value-type="string" calcext:value-type="string">
            <text:p>68 - Haut-Rhin | Feldbach | rue de l'Eglise</text:p>
          </table:table-cell>
          <table:table-cell office:value-type="string" calcext:value-type="string">
            <text:p>Eglise catholique Saint-Jacques-le-Majeur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consolidation maçonneries,traitement de la charpente,remontées capillaires,couverture en cour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GNH7G</text:p>
          </table:table-cell>
          <table:table-cell office:value-type="string" calcext:value-type="string">
            <text:p>67 - Bas-Rhin | Haguenau | 010 rue du Grenier</text:p>
          </table:table-cell>
          <table:table-cell office:value-type="string" calcext:value-type="string">
            <text:p>Grenier Saint-Georg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Maçonnerie en briques dégradée. Joints lavés. Bcp de végétation. Intérieurs pas vus. 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GNIF7</text:p>
          </table:table-cell>
          <table:table-cell office:value-type="string" calcext:value-type="string">
            <text:p>68 - Haut-Rhin | Sainte-Marie-aux-Mines | 029 rue Réber</text:p>
          </table:table-cell>
          <table:table-cell office:value-type="string" calcext:value-type="string">
            <text:p>Maison Blech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s dur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GQ8WY</text:p>
          </table:table-cell>
          <table:table-cell office:value-type="string" calcext:value-type="string">
            <text:p>67 - Bas-Rhin | Strasbourg | 007 quai Saint-Nicolas</text:p>
          </table:table-cell>
          <table:table-cell office:value-type="string" calcext:value-type="string">
            <text:p>Hôtel de Franck (ancien)</text:p>
          </table:table-cell>
          <table:table-cell office:value-type="string" calcext:value-type="string">
            <text:p>autre personne privée moral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avaux de couverture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GQRPG</text:p>
          </table:table-cell>
          <table:table-cell office:value-type="string" calcext:value-type="string">
            <text:p>67 - Bas-Rhin | Bouxwiller | 001 rue du Sab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montées capillaires (soubassements)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GSEBK</text:p>
          </table:table-cell>
          <table:table-cell office:value-type="string" calcext:value-type="string">
            <text:p>67 - Bas-Rhin | Strasbourg | 003 rue du Bouclier</text:p>
          </table:table-cell>
          <table:table-cell office:value-type="string" calcext:value-type="string">
            <text:p>Maison Baehr (ancienne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montées capillaires en soubassement, fissures de l'enduit, balcon en grès sans étanchéité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GT3X7</text:p>
          </table:table-cell>
          <table:table-cell office:value-type="string" calcext:value-type="string">
            <text:p>67 - Bas-Rhin | Geispolsheim | place Sainte-Marguerite</text:p>
          </table:table-cell>
          <table:table-cell office:value-type="string" calcext:value-type="string">
            <text:p>Eglise catholique Sainte-Marguerit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charpente couverture mauvais état - élévations pathologies liées aux remontées capillair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GTQZC</text:p>
          </table:table-cell>
          <table:table-cell office:value-type="string" calcext:value-type="string">
            <text:p>68 - Haut-Rhin | Riquewihr | 018 anciennement Grand'Rue 016 rue du Général-de-Gaul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évision couverture 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GU6ZT</text:p>
          </table:table-cell>
          <table:table-cell office:value-type="string" calcext:value-type="string">
            <text:p>67 - Bas-Rhin | Scharrachbergheim-Irmstett | rue de l'Eglise</text:p>
          </table:table-cell>
          <table:table-cell office:value-type="string" calcext:value-type="string">
            <text:p>Eglise protestante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nt. non vus. Zone de marnage très haute. Soubassement pulvérulent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GUH51</text:p>
          </table:table-cell>
          <table:table-cell office:value-type="string" calcext:value-type="string">
            <text:p>68 - Haut-Rhin | Wihr-au-Val | Grand' rue</text:p>
          </table:table-cell>
          <table:table-cell office:value-type="string" calcext:value-type="string">
            <text:p>Porte de Ville (ancienne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ntérieur non vu. Enduit dur non adapté. Efflorescences soubassement en grè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GUXZQ</text:p>
          </table:table-cell>
          <table:table-cell office:value-type="string" calcext:value-type="string">
            <text:p>68 - Haut-Rhin | Dietwiller</text:p>
          </table:table-cell>
          <table:table-cell office:value-type="string" calcext:value-type="string">
            <text:p>Tour de l'ancienne églis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menuiseries, maçonneries, couverture et charpente.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GV2ED</text:p>
          </table:table-cell>
          <table:table-cell office:value-type="string" calcext:value-type="string">
            <text:p>68 - Haut-Rhin | Wintzenheim | 5 rue Herzog Logelbach</text:p>
          </table:table-cell>
          <table:table-cell office:value-type="string" calcext:value-type="string">
            <text:p>Eglise Notre-Dame-de-l'Assompti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GVD44</text:p>
          </table:table-cell>
          <table:table-cell office:value-type="string" calcext:value-type="string">
            <text:p>67 - Bas-Rhin | Neuwiller-lès-Saverne | rue du Général-Koenig</text:p>
          </table:table-cell>
          <table:table-cell office:value-type="string" calcext:value-type="string">
            <text:p>Abbaye bénédictine (ancienne)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avaux de couverture à prévoir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GVX4W</text:p>
          </table:table-cell>
          <table:table-cell office:value-type="string" calcext:value-type="string">
            <text:p>68 - Haut-Rhin | Bergholtzzell | 001 rue des Suisses</text:p>
          </table:table-cell>
          <table:table-cell office:value-type="string" calcext:value-type="string">
            <text:p>Eglise catholique Saint-Benoî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GYAAE</text:p>
          </table:table-cell>
          <table:table-cell office:value-type="string" calcext:value-type="string">
            <text:p>67 - Bas-Rhin | Ranrupt | R.N. 424</text:p>
          </table:table-cell>
          <table:table-cell office:value-type="string" calcext:value-type="string">
            <text:p>Scierie communa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nduits parties basses à reprendr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GYP4R</text:p>
          </table:table-cell>
          <table:table-cell office:value-type="string" calcext:value-type="string">
            <text:p>67 - Bas-Rhin | Strasbourg | 011 rue du Maroquin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GYU11</text:p>
          </table:table-cell>
          <table:table-cell office:value-type="string" calcext:value-type="string">
            <text:p>68 - Haut-Rhin | Thann | 010 rue Saint-Thiébaut</text:p>
          </table:table-cell>
          <table:table-cell office:value-type="string" calcext:value-type="string">
            <text:p>Maison "A l'Ours noir"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alissures et croûtes noires en couverture (ou matériau bitumineux?)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GYXYU</text:p>
          </table:table-cell>
          <table:table-cell office:value-type="string" calcext:value-type="string">
            <text:p>67 - Bas-Rhin | Betschdorf | rue du Village</text:p>
          </table:table-cell>
          <table:table-cell office:value-type="string" calcext:value-type="string">
            <text:p>Eglise protestante de Kuhlendorf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couverture vétuste à restaurer, enduits extérieurs en soubassement + menuiseries à entretenir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GZUI9</text:p>
          </table:table-cell>
          <table:table-cell office:value-type="string" calcext:value-type="string">
            <text:p>68 - Haut-Rhin | Ribeauvillé | Grand' rue 014</text:p>
          </table:table-cell>
          <table:table-cell office:value-type="string" calcext:value-type="string">
            <text:p>Maison des Ménétriers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H19EM</text:p>
          </table:table-cell>
          <table:table-cell office:value-type="string" calcext:value-type="string">
            <text:p>67 - Bas-Rhin | Dambach-la-Ville</text:p>
          </table:table-cell>
          <table:table-cell office:value-type="string" calcext:value-type="string">
            <text:p>Ruines du Château de Bernstein 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uines: conserver une gestion annuel des travaux d'entretien(dé-végétalisation,maçonneries)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H1VH5</text:p>
          </table:table-cell>
          <table:table-cell office:value-type="string" calcext:value-type="string">
            <text:p>67 - Bas-Rhin | Strasbourg | 022 rue des Serrurier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H42PK</text:p>
          </table:table-cell>
          <table:table-cell office:value-type="string" calcext:value-type="string">
            <text:p>67 - Bas-Rhin | Molsheim | rue Notre-Dame</text:p>
          </table:table-cell>
          <table:table-cell office:value-type="string" calcext:value-type="string">
            <text:p>Tour des Forgeron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 défectueux. Couverture à réviser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H4RI5</text:p>
          </table:table-cell>
          <table:table-cell office:value-type="string" calcext:value-type="string">
            <text:p>67 - Bas-Rhin | Reichshoffen | rue des Prés</text:p>
          </table:table-cell>
          <table:table-cell office:value-type="string" calcext:value-type="string">
            <text:p>Léproserie (ancienne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ée en 2013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H5SDY</text:p>
          </table:table-cell>
          <table:table-cell office:value-type="string" calcext:value-type="string">
            <text:p>67 - Bas-Rhin | Strasbourg | 003 rue des Francs-Bourgeois</text:p>
          </table:table-cell>
          <table:table-cell office:value-type="string" calcext:value-type="string">
            <text:p>Cinéma U.T. <text:s/>(ancien)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orniches en grès épaufré, balcon absence d'étanchéité, int. dorures, stucs et six lustres de 1913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H5YAY</text:p>
          </table:table-cell>
          <table:table-cell office:value-type="string" calcext:value-type="string">
            <text:p>67 - Bas-Rhin | Duttlenheim | 44 rue du Général de Gaulle</text:p>
          </table:table-cell>
          <table:table-cell office:value-type="string" calcext:value-type="string">
            <text:p>Crucifix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einture étanche cloquée sur le piédestal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H8TB4</text:p>
          </table:table-cell>
          <table:table-cell office:value-type="string" calcext:value-type="string">
            <text:p>67 - Bas-Rhin | Strasbourg | 019 place Broglie</text:p>
          </table:table-cell>
          <table:table-cell office:value-type="string" calcext:value-type="string">
            <text:p>Théâtre municipal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éristyle déjà restauré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H9AGK</text:p>
          </table:table-cell>
          <table:table-cell office:value-type="string" calcext:value-type="string">
            <text:p>68 - Haut-Rhin | Meyenheim | rue de l'Eglise</text:p>
          </table:table-cell>
          <table:table-cell office:value-type="string" calcext:value-type="string">
            <text:p>Motte castral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mise en valeu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H9MNJ</text:p>
          </table:table-cell>
          <table:table-cell office:value-type="string" calcext:value-type="string">
            <text:p>67 - Bas-Rhin | Dambach-la-Ville | place du Marché</text:p>
          </table:table-cell>
          <table:table-cell office:value-type="string" calcext:value-type="string">
            <text:p>Fontai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HALFT</text:p>
          </table:table-cell>
          <table:table-cell office:value-type="string" calcext:value-type="string">
            <text:p>68 - Haut-Rhin | Turckheim | place Turenne</text:p>
          </table:table-cell>
          <table:table-cell office:value-type="string" calcext:value-type="string">
            <text:p>Porte de Franc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HCFC7</text:p>
          </table:table-cell>
          <table:table-cell office:value-type="string" calcext:value-type="string">
            <text:p>68 - Haut-Rhin | Wittenheim | Schoenensteinbach (lieudit)</text:p>
          </table:table-cell>
          <table:table-cell office:value-type="string" calcext:value-type="string">
            <text:p>Couvent cistercien de Schoenensteinbach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ise en valeur des ruines,entretien continu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HD6RK</text:p>
          </table:table-cell>
          <table:table-cell office:value-type="string" calcext:value-type="string">
            <text:p>68 - Haut-Rhin | Mulhouse | rue de Metz</text:p>
          </table:table-cell>
          <table:table-cell office:value-type="string" calcext:value-type="string">
            <text:p>Fortifications (ancien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ltération superficielle de la toiture,développement cryptogamique,porte de la tour alétéré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HEDNN</text:p>
          </table:table-cell>
          <table:table-cell office:value-type="string" calcext:value-type="string">
            <text:p>67 - Bas-Rhin | Sélestat | 002 rue des Marchand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PC accordé en 2017, travaux non entrepris. Enduit à reprendre en totalité, rives en grès à observe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HG550</text:p>
          </table:table-cell>
          <table:table-cell office:value-type="string" calcext:value-type="string">
            <text:p>67 - Bas-Rhin | Strasbourg | 022 rue du Général-de-Castelnau</text:p>
          </table:table-cell>
          <table:table-cell office:value-type="string" calcext:value-type="string">
            <text:p>Immeuble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complète en 2015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HGD3A</text:p>
          </table:table-cell>
          <table:table-cell office:value-type="string" calcext:value-type="string">
            <text:p>67 - Bas-Rhin | Mollkirch</text:p>
          </table:table-cell>
          <table:table-cell office:value-type="string" calcext:value-type="string">
            <text:p>Château Guirbaden (ruines)</text:p>
          </table:table-cell>
          <table:table-cell office:value-type="string" calcext:value-type="string">
            <text:p>personne privée moral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onjon et citadelle très instables - risques d'effondrement - fermé à la visit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HGFM6</text:p>
          </table:table-cell>
          <table:table-cell office:value-type="string" calcext:value-type="string">
            <text:p>68 - Haut-Rhin | Turckheim | 003 rue du Conseil</text:p>
          </table:table-cell>
          <table:table-cell office:value-type="string" calcext:value-type="string">
            <text:p>Hôtel des Deux-Clefs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HHVZ1</text:p>
          </table:table-cell>
          <table:table-cell office:value-type="string" calcext:value-type="string">
            <text:p>67 - Bas-Rhin | Strasbourg | place de la Gare</text:p>
          </table:table-cell>
          <table:table-cell office:value-type="string" calcext:value-type="string">
            <text:p>Gare ferroviaire centra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énovation complète en 2007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HI1ZC</text:p>
          </table:table-cell>
          <table:table-cell office:value-type="string" calcext:value-type="string">
            <text:p>68 - Haut-Rhin | Saint-Amarin | site du Finsterbach</text:p>
          </table:table-cell>
          <table:table-cell office:value-type="string" calcext:value-type="string">
            <text:p>Carrière néolithique de lames polies du site du Finsterbach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HIC9C</text:p>
          </table:table-cell>
          <table:table-cell office:value-type="string" calcext:value-type="string">
            <text:p>67 - Bas-Rhin | Strasbourg | 037 allée de la Robertsau</text:p>
          </table:table-cell>
          <table:table-cell office:value-type="string" calcext:value-type="string">
            <text:p>Hôtel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HJ0WY</text:p>
          </table:table-cell>
          <table:table-cell office:value-type="string" calcext:value-type="string">
            <text:p>67 - Bas-Rhin | Strasbourg | 006 quai Kléber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couverture, solins des corniches intermédiaires, éléments de pinacles en grès à re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HJOJE</text:p>
          </table:table-cell>
          <table:table-cell office:value-type="string" calcext:value-type="string">
            <text:p>68 - Haut-Rhin | Colmar | 050 rue des Clefs</text:p>
          </table:table-cell>
          <table:table-cell office:value-type="string" calcext:value-type="string">
            <text:p>Hôtel de Reiset (ancien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menuiseries non adaptée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HJPF1</text:p>
          </table:table-cell>
          <table:table-cell office:value-type="string" calcext:value-type="string">
            <text:p>68 - Haut-Rhin | Jebsheim | Grand' rue</text:p>
          </table:table-cell>
          <table:table-cell office:value-type="string" calcext:value-type="string">
            <text:p>Eglise protestante Saint-Marti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HKB82</text:p>
          </table:table-cell>
          <table:table-cell office:value-type="string" calcext:value-type="string">
            <text:p>67 - Bas-Rhin | Strasbourg | 027 rue des Juifs</text:p>
          </table:table-cell>
          <table:table-cell office:value-type="string" calcext:value-type="string">
            <text:p>Hôtel de Saxe (ancien)</text:p>
          </table:table-cell>
          <table:table-cell office:value-type="string" calcext:value-type="string">
            <text:p>établissement public cultuel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voir état 2014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HKIAF</text:p>
          </table:table-cell>
          <table:table-cell office:value-type="string" calcext:value-type="string">
            <text:p>68 - Haut-Rhin | Pfaffenheim | Schauenberg (lieudit)</text:p>
          </table:table-cell>
          <table:table-cell office:value-type="string" calcext:value-type="string">
            <text:p>Chapelle de pèlerinage Notre-Dame-du-Schauenberg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HMU68</text:p>
          </table:table-cell>
          <table:table-cell office:value-type="string" calcext:value-type="string">
            <text:p>68 - Haut-Rhin | Thann | 017 rue Curiale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Maison en partie ruinée - Oriel en voie de désolidarisation et pignon sur rue très instabl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HNPJA</text:p>
          </table:table-cell>
          <table:table-cell office:value-type="string" calcext:value-type="string">
            <text:p>68 - Haut-Rhin | Soultz-Haut-Rhin | 023 025 027 029 rue Kageneck</text:p>
          </table:table-cell>
          <table:table-cell office:value-type="string" calcext:value-type="string">
            <text:p>Château de Bucheneck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Humidité et mousses sur les parties basses dans les anciennes douv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HNWNJ</text:p>
          </table:table-cell>
          <table:table-cell office:value-type="string" calcext:value-type="string">
            <text:p>67 - Bas-Rhin | Rosheim | rue de l'Eglise</text:p>
          </table:table-cell>
          <table:table-cell office:value-type="string" calcext:value-type="string">
            <text:p>Eglise catholique Saint-Etienn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stauré en 2016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HOCBY</text:p>
          </table:table-cell>
          <table:table-cell office:value-type="string" calcext:value-type="string">
            <text:p>68 - Haut-Rhin | Murbach | 003 003 A 004 rue Principale</text:p>
          </table:table-cell>
          <table:table-cell office:value-type="string" calcext:value-type="string">
            <text:p>Métairie de l'abbaye de Murbach (ancienne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érification de la couvertur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HP5N2</text:p>
          </table:table-cell>
          <table:table-cell office:value-type="string" calcext:value-type="string">
            <text:p>68 - Haut-Rhin | Kaysersberg Vignoble | route de Lapoutroie</text:p>
          </table:table-cell>
          <table:table-cell office:value-type="string" calcext:value-type="string">
            <text:p>Couvent d'Alspach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HPERK</text:p>
          </table:table-cell>
          <table:table-cell office:value-type="string" calcext:value-type="string">
            <text:p>68 - Haut-Rhin | Jungholtz | rue des Tuiles</text:p>
          </table:table-cell>
          <table:table-cell office:value-type="string" calcext:value-type="string">
            <text:p>Cimetière juif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éveloppement cryptogammique très important, dégradations superficielles des grè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HPIC7</text:p>
          </table:table-cell>
          <table:table-cell office:value-type="string" calcext:value-type="string">
            <text:p>67 - Bas-Rhin | Strasbourg | 005 rue du Vieux-Seigle</text:p>
          </table:table-cell>
          <table:table-cell office:value-type="string" calcext:value-type="string">
            <text:p>Maison (DETRUITE, éléments dispersés en remploi)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HRXJJ</text:p>
          </table:table-cell>
          <table:table-cell office:value-type="string" calcext:value-type="string">
            <text:p>67 - Bas-Rhin | Marmoutier</text:p>
          </table:table-cell>
          <table:table-cell office:value-type="string" calcext:value-type="string">
            <text:p>Eglise de Sindelsberg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eprise au mortier hydraulisé pour les soubassements, pignon adossé à la Nef présence d'algues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HS5IQ</text:p>
          </table:table-cell>
          <table:table-cell office:value-type="string" calcext:value-type="string">
            <text:p>68 - Haut-Rhin | Saint-Louis | 002 rue du Ballon</text:p>
          </table:table-cell>
          <table:table-cell office:value-type="string" calcext:value-type="string">
            <text:p>Distillerie Fernet-Branca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06-04-26" calcext:value-type="date">
            <text:p>26/04/2006</text:p>
          </table:table-cell>
          <table:table-cell office:value-type="string" calcext:value-type="string">
            <text:p>défectueu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HSQJB</text:p>
          </table:table-cell>
          <table:table-cell office:value-type="string" calcext:value-type="string">
            <text:p>67 - Bas-Rhin | Saint-Jean-Saverne</text:p>
          </table:table-cell>
          <table:table-cell office:value-type="string" calcext:value-type="string">
            <text:p>Site du Mont-Saint-Michel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avaux de maçonnerie à prévoir et entretien de la couvertur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HSRU5</text:p>
          </table:table-cell>
          <table:table-cell office:value-type="string" calcext:value-type="string">
            <text:p>67 - Bas-Rhin | Obernai | 005 rue Sainte-Odile</text:p>
          </table:table-cell>
          <table:table-cell office:value-type="string" calcext:value-type="string">
            <text:p>Maison (DEMOLIE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édifice démolie, l'édifice en place ne fait probablement pas partie de la protection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HU3YA</text:p>
          </table:table-cell>
          <table:table-cell office:value-type="string" calcext:value-type="string">
            <text:p>68 - Haut-Rhin | Oltingue | Britzgiwald (lieudit)</text:p>
          </table:table-cell>
          <table:table-cell office:value-type="string" calcext:value-type="string">
            <text:p>Chapelle Saint-Bric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ée en 2014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HWGBF</text:p>
          </table:table-cell>
          <table:table-cell office:value-type="string" calcext:value-type="string">
            <text:p>67 - Bas-Rhin | Strasbourg | 010 rue des Pucelle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HWGPF</text:p>
          </table:table-cell>
          <table:table-cell office:value-type="string" calcext:value-type="string">
            <text:p>67 - Bas-Rhin | Dambach-la-Ville</text:p>
          </table:table-cell>
          <table:table-cell office:value-type="string" calcext:value-type="string">
            <text:p>Fortifications (vestiges des anciennes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superficie importante relativement bien entretenue, rejointoiement à prévoir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HWUHJ</text:p>
          </table:table-cell>
          <table:table-cell office:value-type="string" calcext:value-type="string">
            <text:p>67 - Bas-Rhin | Sélestat | place du Marché Vert</text:p>
          </table:table-cell>
          <table:table-cell office:value-type="string" calcext:value-type="string">
            <text:p>Eglise Sainte-Foy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rotrection provisoire et travaux d'urgence en 2017.Gros travaux de restauration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HYY2O</text:p>
          </table:table-cell>
          <table:table-cell office:value-type="string" calcext:value-type="string">
            <text:p>68 - Haut-Rhin | Ribeauvillé | place de l'Hôtel-de-ville</text:p>
          </table:table-cell>
          <table:table-cell office:value-type="string" calcext:value-type="string">
            <text:p>Eglise des Augustins (ancienne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 Nombreuses remontées capillaires sur piètements de l'Église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I03D7</text:p>
          </table:table-cell>
          <table:table-cell office:value-type="string" calcext:value-type="string">
            <text:p>67 - Bas-Rhin | Boersch</text:p>
          </table:table-cell>
          <table:table-cell office:value-type="string" calcext:value-type="string">
            <text:p>Enceinte fortifiée</text:p>
          </table:table-cell>
          <table:table-cell office:value-type="string" calcext:value-type="string">
            <text:p>association cultuell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ertaines portions des remparts sont sur des parcelles privatisée et en mauvais état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I108C</text:p>
          </table:table-cell>
          <table:table-cell office:value-type="string" calcext:value-type="string">
            <text:p>67 - Bas-Rhin | Goersdorf | C.D. 28</text:p>
          </table:table-cell>
          <table:table-cell office:value-type="string" calcext:value-type="string">
            <text:p>Banc-reposoir 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éléments en grès désolidarisés en partie basse de la structure, restauration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I1X5L</text:p>
          </table:table-cell>
          <table:table-cell office:value-type="string" calcext:value-type="string">
            <text:p>68 - Haut-Rhin | Kaysersberg Vignoble | 003 rue de l'Oberhof</text:p>
          </table:table-cell>
          <table:table-cell office:value-type="string" calcext:value-type="string">
            <text:p>Chapelle Notre-Dame du Scapulair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 Révision couvertures à prévoir. Remplages fissuré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I3IDI</text:p>
          </table:table-cell>
          <table:table-cell office:value-type="string" calcext:value-type="string">
            <text:p>67 - Bas-Rhin | Saessolsheim</text:p>
          </table:table-cell>
          <table:table-cell office:value-type="string" calcext:value-type="string">
            <text:p>Eglise catholique Saint-Jean-Baptist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I4QDY</text:p>
          </table:table-cell>
          <table:table-cell office:value-type="string" calcext:value-type="string">
            <text:p>68 - Haut-Rhin | Kaysersberg Vignoble | 006 rue de la Commanderie</text:p>
          </table:table-cell>
          <table:table-cell office:value-type="string" calcext:value-type="string">
            <text:p>Maison Haffner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- Rénovation récente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I5SH0</text:p>
          </table:table-cell>
          <table:table-cell office:value-type="string" calcext:value-type="string">
            <text:p>67 - Bas-Rhin | Soultz-sous-Forêts | rue Principale</text:p>
          </table:table-cell>
          <table:table-cell office:value-type="string" calcext:value-type="string">
            <text:p>Eglise simultanée Saint-Jean-Baptiste de Hohwiller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Couverture vétuste, enduit extérieur et grès à restaurer. Peintures murales en bon état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I7QQK</text:p>
          </table:table-cell>
          <table:table-cell office:value-type="string" calcext:value-type="string">
            <text:p>68 - Haut-Rhin | Hégenheim | 027 rue de Bourgfelden</text:p>
          </table:table-cell>
          <table:table-cell office:value-type="string" calcext:value-type="string">
            <text:p>Château de Hegenheim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stauration de menuiseries projetée, remontée de capillarité escalier principal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I7XWR</text:p>
          </table:table-cell>
          <table:table-cell office:value-type="string" calcext:value-type="string">
            <text:p>68 - Haut-Rhin | Rouffach | place du Maréchal-Foch</text:p>
          </table:table-cell>
          <table:table-cell office:value-type="string" calcext:value-type="string">
            <text:p>Fontaine Stockbrunnen (ancienne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IAZ8R</text:p>
          </table:table-cell>
          <table:table-cell office:value-type="string" calcext:value-type="string">
            <text:p>67 - Bas-Rhin | Kuttolsheim</text:p>
          </table:table-cell>
          <table:table-cell office:value-type="string" calcext:value-type="string">
            <text:p>Eglise catholique Saint-Jacques-le-Majeur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alissure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IG7GO</text:p>
          </table:table-cell>
          <table:table-cell office:value-type="string" calcext:value-type="string">
            <text:p>67 - Bas-Rhin | Oberbronn | 14 rue du Tribunal, anciennement 212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ntérieurs pas vus. Enduit lacunaire. Altérations superficielles grès. Menuiseries défectueuses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IGEQQ</text:p>
          </table:table-cell>
          <table:table-cell office:value-type="string" calcext:value-type="string">
            <text:p>67 - Bas-Rhin | Dambach-la-Ville | 012 anciennement 182 place du Marché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IH0YY</text:p>
          </table:table-cell>
          <table:table-cell office:value-type="string" calcext:value-type="string">
            <text:p>68 - Haut-Rhin | Beblenheim | rue Chrétien-Pfister</text:p>
          </table:table-cell>
          <table:table-cell office:value-type="string" calcext:value-type="string">
            <text:p>Pierres tombales près de l'église protestant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Remontées capillaires en partie basse des pierre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IKU1H</text:p>
          </table:table-cell>
          <table:table-cell office:value-type="string" calcext:value-type="string">
            <text:p>67 - Bas-Rhin | Strasbourg | 007 rue de l'Abreuvoir</text:p>
          </table:table-cell>
          <table:table-cell office:value-type="string" calcext:value-type="string">
            <text:p>Magasin Neunreiter (ancien) 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scrit en 2014, accueille le CEAC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IMGOM</text:p>
          </table:table-cell>
          <table:table-cell office:value-type="string" calcext:value-type="string">
            <text:p>68 - Haut-Rhin | Turckheim | place de Turenne</text:p>
          </table:table-cell>
          <table:table-cell office:value-type="string" calcext:value-type="string">
            <text:p>Fontai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urge et ragréage au mortier de restauration. traitement biocide adapté à la nature de la pierr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IMID9</text:p>
          </table:table-cell>
          <table:table-cell office:value-type="string" calcext:value-type="string">
            <text:p>68 - Haut-Rhin | Vieux-Thann | rue Charles-de-Gaulle</text:p>
          </table:table-cell>
          <table:table-cell office:value-type="string" calcext:value-type="string">
            <text:p>Eglise catholique Saint-Dominiqu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Saint-Sépulcre et anciennes colonnes du jubé en péril (sol étanche, effet mèche, pierre pulvérulent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INE9H</text:p>
          </table:table-cell>
          <table:table-cell office:value-type="string" calcext:value-type="string">
            <text:p>67 - Bas-Rhin | Molsheim | 009 anciennement 020 rue de Strasbourg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olets roulants et caisson apparent, au deuxième niveau en façade sur rue. Maison à pdb _jardinières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IO5VG</text:p>
          </table:table-cell>
          <table:table-cell office:value-type="string" calcext:value-type="string">
            <text:p>67 - Bas-Rhin | Saverne | 005 route de Pari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é en 2015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IOXVE</text:p>
          </table:table-cell>
          <table:table-cell office:value-type="string" calcext:value-type="string">
            <text:p>67 - Bas-Rhin | Andlau | 012 cour de l'Abbaye</text:p>
          </table:table-cell>
          <table:table-cell office:value-type="string" calcext:value-type="string">
            <text:p>Hôpital Stolz-Grimm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IP90O</text:p>
          </table:table-cell>
          <table:table-cell office:value-type="string" calcext:value-type="string">
            <text:p>67 - Bas-Rhin | Obernai | 013 014 rue des Pèlerins</text:p>
          </table:table-cell>
          <table:table-cell office:value-type="string" calcext:value-type="string">
            <text:p>Immeubles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rge des enduits ciment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IPKOF</text:p>
          </table:table-cell>
          <table:table-cell office:value-type="string" calcext:value-type="string">
            <text:p>67 - Bas-Rhin | Fouday</text:p>
          </table:table-cell>
          <table:table-cell office:value-type="string" calcext:value-type="string">
            <text:p>Eglise protestante 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ntérieurs non vus. Enduits ext. cimentés, salissures, probable humidité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IQ0A1</text:p>
          </table:table-cell>
          <table:table-cell office:value-type="string" calcext:value-type="string">
            <text:p>67 - Bas-Rhin | Strasbourg | 017 place Saint-Etienne</text:p>
          </table:table-cell>
          <table:table-cell office:value-type="string" calcext:value-type="string">
            <text:p>Hôtel des Boecklin de Boecklinsau (ancien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avaux de restauration de la salle Léon XIII en 2017-2018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IRRRH</text:p>
          </table:table-cell>
          <table:table-cell office:value-type="string" calcext:value-type="string">
            <text:p>67 - Bas-Rhin | Stotzheim | 011 rue du Haut-Village</text:p>
          </table:table-cell>
          <table:table-cell office:value-type="string" calcext:value-type="string">
            <text:p>Château d'Andlau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IS12X</text:p>
          </table:table-cell>
          <table:table-cell office:value-type="string" calcext:value-type="string">
            <text:p>67 - Bas-Rhin | Ottrott</text:p>
          </table:table-cell>
          <table:table-cell office:value-type="string" calcext:value-type="string">
            <text:p>Pierre druidiqu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ISH1C</text:p>
          </table:table-cell>
          <table:table-cell office:value-type="string" calcext:value-type="string">
            <text:p>68 - Haut-Rhin | Rouffach | 008 place de la République</text:p>
          </table:table-cell>
          <table:table-cell office:value-type="string" calcext:value-type="string">
            <text:p>Hôtel de Ville (ancien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s extérieurs à assainir + restauration pierre de taille à prévoir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IV1QH</text:p>
          </table:table-cell>
          <table:table-cell office:value-type="string" calcext:value-type="string">
            <text:p>68 - Haut-Rhin | Kaysersberg Vignoble | 066 rue du Général-de-Gaulle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IV5YI</text:p>
          </table:table-cell>
          <table:table-cell office:value-type="string" calcext:value-type="string">
            <text:p>67 - Bas-Rhin | Strasbourg | 029 rue de la Tour</text:p>
          </table:table-cell>
          <table:table-cell office:value-type="string" calcext:value-type="string">
            <text:p>Cimetière juif de Koenigshoffe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IVCFC</text:p>
          </table:table-cell>
          <table:table-cell office:value-type="string" calcext:value-type="string">
            <text:p>68 - Haut-Rhin | Soultzmatt | rue de l'Hôpital</text:p>
          </table:table-cell>
          <table:table-cell office:value-type="string" calcext:value-type="string">
            <text:p>Eglise catholique Saint-Sébastien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nduit en partie basse à reprendre, altérations superficielles des grès, mouss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IVJ3L</text:p>
          </table:table-cell>
          <table:table-cell office:value-type="string" calcext:value-type="string">
            <text:p>68 - Haut-Rhin | Bergheim | place de l'Eglise</text:p>
          </table:table-cell>
          <table:table-cell office:value-type="string" calcext:value-type="string">
            <text:p>Eglise catholique de l'Assomption de la Bienheureuse Vierge Mari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mise en conformité PMR et incendie prévus en 2018-19, dépose de joints ciment à prévoir en façad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IXCWJ</text:p>
          </table:table-cell>
          <table:table-cell office:value-type="string" calcext:value-type="string">
            <text:p>68 - Haut-Rhin | Mulhouse | 019 rue de la Synagogue</text:p>
          </table:table-cell>
          <table:table-cell office:value-type="string" calcext:value-type="string">
            <text:p>Synagogu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vêtement soubassement inadapté, qq dégradation parements et décors en grès - int. non visité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IYC1L</text:p>
          </table:table-cell>
          <table:table-cell office:value-type="string" calcext:value-type="string">
            <text:p>68 - Haut-Rhin | Sainte-Marie-aux-Mines</text:p>
          </table:table-cell>
          <table:table-cell office:value-type="string" calcext:value-type="string">
            <text:p>Chapelle de l'Hôpital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07-09-13" calcext:value-type="date">
            <text:p>13/09/2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IYSYJ</text:p>
          </table:table-cell>
          <table:table-cell office:value-type="string" calcext:value-type="string">
            <text:p>67 - Bas-Rhin | Sélestat | 018 rue de Verdun</text:p>
          </table:table-cell>
          <table:table-cell office:value-type="string" calcext:value-type="string">
            <text:p>Maison Ziegler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ien entretenu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IZJEW</text:p>
          </table:table-cell>
          <table:table-cell office:value-type="string" calcext:value-type="string">
            <text:p>67 - Bas-Rhin | Andlau | 15 cours de l'Abbaye</text:p>
          </table:table-cell>
          <table:table-cell office:value-type="string" calcext:value-type="string">
            <text:p>Immeuble (ancienne salle capitulaire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sol étanch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J038W</text:p>
          </table:table-cell>
          <table:table-cell office:value-type="string" calcext:value-type="string">
            <text:p>67 - Bas-Rhin | Strasbourg | place Broglie</text:p>
          </table:table-cell>
          <table:table-cell office:value-type="string" calcext:value-type="string">
            <text:p>Hôtel de ville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estauration des toitures et de la cour conrath en 2018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J0M0R</text:p>
          </table:table-cell>
          <table:table-cell office:value-type="string" calcext:value-type="string">
            <text:p>68 - Haut-Rhin | Orbey | Pairis (hôpital rural) 230</text:p>
          </table:table-cell>
          <table:table-cell office:value-type="string" calcext:value-type="string">
            <text:p>Abbaye de Pairis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entretenu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J21EG</text:p>
          </table:table-cell>
          <table:table-cell office:value-type="string" calcext:value-type="string">
            <text:p>67 - Bas-Rhin | Saverne | Grand' rue 096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scalier et plafond non visité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J21FO</text:p>
          </table:table-cell>
          <table:table-cell office:value-type="string" calcext:value-type="string">
            <text:p>68 - Haut-Rhin | Altkirch | 014 rue Traversièr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MH régulièrement repeint sans autorisation. A déprotéger.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J21FX</text:p>
          </table:table-cell>
          <table:table-cell office:value-type="string" calcext:value-type="string">
            <text:p>68 - Haut-Rhin | Riquewihr | 013 anciennement Grand'Rue 017 rue du Général-de-Gaul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ntretien boiseries toiture et lucarnes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J3WPW</text:p>
          </table:table-cell>
          <table:table-cell office:value-type="string" calcext:value-type="string">
            <text:p>67 - Bas-Rhin | Hoffen | rue des Eglises</text:p>
          </table:table-cell>
          <table:table-cell office:value-type="string" calcext:value-type="string">
            <text:p>Eglise protestante de Leiterswiller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ntérieurs non visités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J6IY4</text:p>
          </table:table-cell>
          <table:table-cell office:value-type="string" calcext:value-type="string">
            <text:p>67 - Bas-Rhin | Lampertheim | 018 rue de Mundolsheim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eu d'entretien, peintures acrylique et couverture à réviser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J6R0C</text:p>
          </table:table-cell>
          <table:table-cell office:value-type="string" calcext:value-type="string">
            <text:p>68 - Haut-Rhin | Riquewihr | 014 anciennement Grand'Rue 012 014 rue du Général-de-Gaulle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Répara. ponctu. pan de bois / cloques peinture sur panneaux de remplissage + RDC (peint. organique) 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J7E00</text:p>
          </table:table-cell>
          <table:table-cell office:value-type="string" calcext:value-type="string">
            <text:p>67 - Bas-Rhin | Strasbourg | rue de la Tour</text:p>
          </table:table-cell>
          <table:table-cell office:value-type="string" calcext:value-type="string">
            <text:p>Eglise protestante Saint-Pau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oir état 2016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J7I69</text:p>
          </table:table-cell>
          <table:table-cell office:value-type="string" calcext:value-type="string">
            <text:p>68 - Haut-Rhin | Kaysersberg Vignoble | 103 anciennement Grand'Rue ( rue du Général-de-Gaulle</text:p>
          </table:table-cell>
          <table:table-cell office:value-type="string" calcext:value-type="string">
            <text:p>Maison des Bains (ancienne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Révision de la couverture. Nature des enduits et peintures à vérifier. Intérieurs non visité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J7XHZ</text:p>
          </table:table-cell>
          <table:table-cell office:value-type="string" calcext:value-type="string">
            <text:p>67 - Bas-Rhin | Strasbourg | 07 A rue de la Krutenau</text:p>
          </table:table-cell>
          <table:table-cell office:value-type="string" calcext:value-type="string">
            <text:p>Manufacture des Tabacs (ancienne)</text:p>
          </table:table-cell>
          <table:table-cell office:value-type="string" calcext:value-type="string">
            <text:p>État français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J8CO6</text:p>
          </table:table-cell>
          <table:table-cell office:value-type="string" calcext:value-type="string">
            <text:p>68 - Haut-Rhin | Rouffach | 015 rue du Maréchal-Lefebvre</text:p>
          </table:table-cell>
          <table:table-cell office:value-type="string" calcext:value-type="string">
            <text:p>Maison "Des Trois Dames"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emontées capillaires, enduits défectueux, suivi de couverture. 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J8VA6</text:p>
          </table:table-cell>
          <table:table-cell office:value-type="string" calcext:value-type="string">
            <text:p>67 - Bas-Rhin | Haguenau | 006 008 anciennement 005 impasse Fleckenstein</text:p>
          </table:table-cell>
          <table:table-cell office:value-type="string" calcext:value-type="string">
            <text:p>Ancien hôtel de Fleckenstein 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hapelle non vue. Couverture vétuste. Grès mauvais état. Enduits cimentés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JAYM1</text:p>
          </table:table-cell>
          <table:table-cell office:value-type="string" calcext:value-type="string">
            <text:p>68 - Haut-Rhin | Ribeauvillé</text:p>
          </table:table-cell>
          <table:table-cell office:value-type="string" calcext:value-type="string">
            <text:p>Châteaux de Guirsberg, de Haut-Ribeaupierre et de Saint-Ulrich (rui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ssentiellement le château du Haut-Ribeaupierre, arase du château du Guirsberg &amp; mur qui verse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JB7HO</text:p>
          </table:table-cell>
          <table:table-cell office:value-type="string" calcext:value-type="string">
            <text:p>67 - Bas-Rhin | Mutzig</text:p>
          </table:table-cell>
          <table:table-cell office:value-type="string" calcext:value-type="string">
            <text:p>Porte de la Ville (ancienne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Soubassement à consolider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JBLZY</text:p>
          </table:table-cell>
          <table:table-cell office:value-type="string" calcext:value-type="string">
            <text:p>67 - Bas-Rhin | Sélestat | 008 rue Bornert</text:p>
          </table:table-cell>
          <table:table-cell office:value-type="string" calcext:value-type="string">
            <text:p>Maison natale présumée de Beatus Rhenatus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avaux d'entretien couverture, enduit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JBQEG</text:p>
          </table:table-cell>
          <table:table-cell office:value-type="string" calcext:value-type="string">
            <text:p>67 - Bas-Rhin | Obernai | 090 rue du Général-Gouraud</text:p>
          </table:table-cell>
          <table:table-cell office:value-type="string" calcext:value-type="string">
            <text:p>Hôtel-restaurant "A la Cloche"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é-jointoiement irrégulier et partiel des maçonneries.remontées capillaires et peinture acryliqu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JCHW3</text:p>
          </table:table-cell>
          <table:table-cell office:value-type="string" calcext:value-type="string">
            <text:p>67 - Bas-Rhin | Dachstein</text:p>
          </table:table-cell>
          <table:table-cell office:value-type="string" calcext:value-type="string">
            <text:p>Tour de fortification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JCO5I</text:p>
          </table:table-cell>
          <table:table-cell office:value-type="string" calcext:value-type="string">
            <text:p>67 - Bas-Rhin | Boersch | 004 rue du Dôme</text:p>
          </table:table-cell>
          <table:table-cell office:value-type="string" calcext:value-type="string">
            <text:p>Ancienne maison du Commandeur de l'Ordre teutonique </text:p>
          </table:table-cell>
          <table:table-cell office:value-type="string" calcext:value-type="string">
            <text:p>privé indiv.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5-12-31" calcext:value-type="date">
            <text:p>31/12/2015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ouverture vétuste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JDXLF</text:p>
          </table:table-cell>
          <table:table-cell office:value-type="string" calcext:value-type="string">
            <text:p>67 - Bas-Rhin | Wissembourg</text:p>
          </table:table-cell>
          <table:table-cell office:value-type="string" calcext:value-type="string">
            <text:p>Obélisque du roi de Rom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ousses et salissur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JFL63</text:p>
          </table:table-cell>
          <table:table-cell office:value-type="string" calcext:value-type="string">
            <text:p>67 - Bas-Rhin | Strasbourg | 010 rue des Arquebusiers</text:p>
          </table:table-cell>
          <table:table-cell office:value-type="string" calcext:value-type="string">
            <text:p>Villa Osterloff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JFWXQ</text:p>
          </table:table-cell>
          <table:table-cell office:value-type="string" calcext:value-type="string">
            <text:p>67 - Bas-Rhin | Sarrewerden | rue des Comtes-de-Nassau</text:p>
          </table:table-cell>
          <table:table-cell office:value-type="string" calcext:value-type="string">
            <text:p>Eglise collégiale Sainte-Blaise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évision couv. Remontées capillaires visibles extérieur et intérieur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JHA5N</text:p>
          </table:table-cell>
          <table:table-cell office:value-type="string" calcext:value-type="string">
            <text:p>67 - Bas-Rhin | Strasbourg | 011 rue du Maréchal-Joffre</text:p>
          </table:table-cell>
          <table:table-cell office:value-type="string" calcext:value-type="string">
            <text:p>Loge maçonniqu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Intérieurs (temple) non visité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JIEC1</text:p>
          </table:table-cell>
          <table:table-cell office:value-type="string" calcext:value-type="string">
            <text:p>68 - Haut-Rhin | Orbey | Le Linge (lieudit)</text:p>
          </table:table-cell>
          <table:table-cell office:value-type="string" calcext:value-type="string">
            <text:p>Champ de bataille du Ling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travaux d'entretien dans le cadre du centenair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JIGMQ</text:p>
          </table:table-cell>
          <table:table-cell office:value-type="string" calcext:value-type="string">
            <text:p>67 - Bas-Rhin | Wingen-sur-Moder | 024 rue du Hochberg</text:p>
          </table:table-cell>
          <table:table-cell office:value-type="string" calcext:value-type="string">
            <text:p>Site du Hochberg</text:p>
          </table:table-cell>
          <table:table-cell office:value-type="string" calcext:value-type="string">
            <text:p>personne privée moral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JIMU2</text:p>
          </table:table-cell>
          <table:table-cell office:value-type="string" calcext:value-type="string">
            <text:p>67 - Bas-Rhin | Obernai | 001 rue Dietrich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avaux de couverture et purge des sols étanches en pieds de façad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JKPLQ</text:p>
          </table:table-cell>
          <table:table-cell office:value-type="string" calcext:value-type="string">
            <text:p>67 - Bas-Rhin | Woerth | C.D. 027</text:p>
          </table:table-cell>
          <table:table-cell office:value-type="string" calcext:value-type="string">
            <text:p>Banc-reposoir 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ntretenu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JL073</text:p>
          </table:table-cell>
          <table:table-cell office:value-type="string" calcext:value-type="string">
            <text:p>68 - Haut-Rhin | Colmar | 048 rue des Marchand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laveau de clé descendu, réparations au ciment, grille moderne fixée dans pierre, délitements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JMI7F</text:p>
          </table:table-cell>
          <table:table-cell office:value-type="string" calcext:value-type="string">
            <text:p>68 - Haut-Rhin | Sainte-Croix-aux-Mines | 074 rue Maurice-Burrus</text:p>
          </table:table-cell>
          <table:table-cell office:value-type="string" calcext:value-type="string">
            <text:p>Château Burrus (ancien)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7-12-31" calcext:value-type="date">
            <text:p>31/12/2017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Château non entretenu. Défaut de sécurisation du site. Intrusions régulières. Départs de feu en 2017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JMIFT</text:p>
          </table:table-cell>
          <table:table-cell office:value-type="string" calcext:value-type="string">
            <text:p>68 - Haut-Rhin | Sainte-Marie-aux-Mines | 237 rue Clemenceau</text:p>
          </table:table-cell>
          <table:table-cell office:value-type="string" calcext:value-type="string">
            <text:p>Château Lacour (ancien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nt. non vus. Traitement des grilles à prévoir. Quelques éléments de corniche manquant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JMUHZ</text:p>
          </table:table-cell>
          <table:table-cell office:value-type="string" calcext:value-type="string">
            <text:p>67 - Bas-Rhin | Lupstein | rue Principale</text:p>
          </table:table-cell>
          <table:table-cell office:value-type="string" calcext:value-type="string">
            <text:p>Ossuai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JOJRL</text:p>
          </table:table-cell>
          <table:table-cell office:value-type="string" calcext:value-type="string">
            <text:p>67 - Bas-Rhin | Strasbourg | rue de Koenigshoffen</text:p>
          </table:table-cell>
          <table:table-cell office:value-type="string" calcext:value-type="string">
            <text:p>Fortifications allemandes, front Nord et Nord-Oues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JOTPB</text:p>
          </table:table-cell>
          <table:table-cell office:value-type="string" calcext:value-type="string">
            <text:p>68 - Haut-Rhin | Steinbrunn-le-Haut | rue de l'Eglise</text:p>
          </table:table-cell>
          <table:table-cell office:value-type="string" calcext:value-type="string">
            <text:p>Eglise catholique Saint-Mauric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hute de tuile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JR8MA</text:p>
          </table:table-cell>
          <table:table-cell office:value-type="string" calcext:value-type="string">
            <text:p>68 - Haut-Rhin | Kaysersberg Vignoble | 088 anciennement Grand'Rue rue du Général-de-Gaulle</text:p>
          </table:table-cell>
          <table:table-cell office:value-type="string" calcext:value-type="string">
            <text:p>Maison Brief-Faller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- Révision couverture à prévoir. Enduits du Rdc non adapté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JRE7W</text:p>
          </table:table-cell>
          <table:table-cell office:value-type="string" calcext:value-type="string">
            <text:p>67 - Bas-Rhin | Obernai | rue Sainte-Odile</text:p>
          </table:table-cell>
          <table:table-cell office:value-type="string" calcext:value-type="string">
            <text:p>Beffroi et chape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démarrage des travaux de restauration juin 2018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JT8GX</text:p>
          </table:table-cell>
          <table:table-cell office:value-type="string" calcext:value-type="string">
            <text:p>68 - Haut-Rhin | Mulhouse | 13 rue de Pfastatt</text:p>
          </table:table-cell>
          <table:table-cell office:value-type="string" calcext:value-type="string">
            <text:p>Réfectoire usine DMC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JUANA</text:p>
          </table:table-cell>
          <table:table-cell office:value-type="string" calcext:value-type="string">
            <text:p>67 - Bas-Rhin | Strasbourg | 005 rue d'Austerlitz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euil de porte et amorces des jambages remplacés à neuf,cartouches décoratifs fort altérés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JUVLK</text:p>
          </table:table-cell>
          <table:table-cell office:value-type="string" calcext:value-type="string">
            <text:p>68 - Haut-Rhin | Colmar | 005 rue des Américains</text:p>
          </table:table-cell>
          <table:table-cell office:value-type="string" calcext:value-type="string">
            <text:p>Villa Boeschlin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einture écaillée sur socle. Edicule SO se tassant + fissure verticale. Intérieurs + arrière non vus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JVB6P</text:p>
          </table:table-cell>
          <table:table-cell office:value-type="string" calcext:value-type="string">
            <text:p>67 - Bas-Rhin | Soultz-les-Bains | 013 rue Saint-Maurice</text:p>
          </table:table-cell>
          <table:table-cell office:value-type="string" calcext:value-type="string">
            <text:p>Maison d'habitati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JW856</text:p>
          </table:table-cell>
          <table:table-cell office:value-type="string" calcext:value-type="string">
            <text:p>68 - Haut-Rhin | Ammerschwihr | rue de la Rivière-aux-Bains</text:p>
          </table:table-cell>
          <table:table-cell office:value-type="string" calcext:value-type="string">
            <text:p>Tour du Pétrole 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uiles à remplacer (projet de travaux de restauration façades et toiture en cours)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JY1R2</text:p>
          </table:table-cell>
          <table:table-cell office:value-type="string" calcext:value-type="string">
            <text:p>67 - Bas-Rhin | Strasbourg | place Kléber</text:p>
          </table:table-cell>
          <table:table-cell office:value-type="string" calcext:value-type="string">
            <text:p>Monument du général Kléber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erait déprotégé depuis 1952!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JYJ8B</text:p>
          </table:table-cell>
          <table:table-cell office:value-type="string" calcext:value-type="string">
            <text:p>67 - Bas-Rhin | Rountzenheim-Auenheim | rue de la Mairie</text:p>
          </table:table-cell>
          <table:table-cell office:value-type="string" calcext:value-type="string">
            <text:p>Eglise et calvaire situé devant la façad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Peinture étanche, désagrégation de l'enduit et du grès. Dév crypto important sur calvair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JZDR5</text:p>
          </table:table-cell>
          <table:table-cell office:value-type="string" calcext:value-type="string">
            <text:p>68 - Haut-Rhin | Riquewihr | 004 rue Kilian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avalement faç. : enduits, volets, corniche, réparation ponctu. grès - (protec. vestibule à revoir)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K205L</text:p>
          </table:table-cell>
          <table:table-cell office:value-type="string" calcext:value-type="string">
            <text:p>67 - Bas-Rhin | Molsheim | 016 anciennement 005 rue Liebermann</text:p>
          </table:table-cell>
          <table:table-cell office:value-type="string" calcext:value-type="string">
            <text:p>Cour d'Altorf (ancienne)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esquamations + épaufrur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K21VU</text:p>
          </table:table-cell>
          <table:table-cell office:value-type="string" calcext:value-type="string">
            <text:p>67 - Bas-Rhin | Bischwiller | 002 rue du Conseil</text:p>
          </table:table-cell>
          <table:table-cell office:value-type="string" calcext:value-type="string">
            <text:p>Ancienne pharmacie de la cour princière 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ée en 2013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K2VQU</text:p>
          </table:table-cell>
          <table:table-cell office:value-type="string" calcext:value-type="string">
            <text:p>68 - Haut-Rhin | Bergheim | 031 rue des Vigneron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ortail d'entrée à l'habitation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K2YKZ</text:p>
          </table:table-cell>
          <table:table-cell office:value-type="string" calcext:value-type="string">
            <text:p>68 - Haut-Rhin | Guebwiller | 073 rue de la République</text:p>
          </table:table-cell>
          <table:table-cell office:value-type="string" calcext:value-type="string">
            <text:p>Hôtel de Ville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K3DQU</text:p>
          </table:table-cell>
          <table:table-cell office:value-type="string" calcext:value-type="string">
            <text:p>67 - Bas-Rhin | Scherwiller | 006 008 rue du Giessen</text:p>
          </table:table-cell>
          <table:table-cell office:value-type="string" calcext:value-type="string">
            <text:p>Synagogue (ancienne) et maison du rabbi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Hormis le passage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K48J9</text:p>
          </table:table-cell>
          <table:table-cell office:value-type="string" calcext:value-type="string">
            <text:p>67 - Bas-Rhin | Strasbourg | 040 rue Bain-aux-Plante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on état général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K4BKR</text:p>
          </table:table-cell>
          <table:table-cell office:value-type="string" calcext:value-type="string">
            <text:p>67 - Bas-Rhin | Berg | rue Principale</text:p>
          </table:table-cell>
          <table:table-cell office:value-type="string" calcext:value-type="string">
            <text:p>Eglise protestant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térieurs non visité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K61E4</text:p>
          </table:table-cell>
          <table:table-cell office:value-type="string" calcext:value-type="string">
            <text:p>67 - Bas-Rhin | Sarre-Union | 016 rue de Verdun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7-12-31" calcext:value-type="date">
            <text:p>31/12/2017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euil à remplacer. Nombreux percements (décoration, main courante) dans le grè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K7XWC</text:p>
          </table:table-cell>
          <table:table-cell office:value-type="string" calcext:value-type="string">
            <text:p>67 - Bas-Rhin | Strasbourg | 002 rue de la Pierre-Large</text:p>
          </table:table-cell>
          <table:table-cell office:value-type="string" calcext:value-type="string">
            <text:p>Eglise Saint-Etienn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avaux d'accessibilité prévus en 2016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K7YYA</text:p>
          </table:table-cell>
          <table:table-cell office:value-type="string" calcext:value-type="string">
            <text:p>67 - Bas-Rhin | Sélestat | place du Marché-aux-Pots</text:p>
          </table:table-cell>
          <table:table-cell office:value-type="string" calcext:value-type="string">
            <text:p>Eglise des Récollets (ancienne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s à reprendre, remontées de capillarités , couverture à restaurer, passe pied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K806Q</text:p>
          </table:table-cell>
          <table:table-cell office:value-type="string" calcext:value-type="string">
            <text:p>67 - Bas-Rhin | Strasbourg | 008 rue des Ecrivains</text:p>
          </table:table-cell>
          <table:table-cell office:value-type="string" calcext:value-type="string">
            <text:p>Hôtel d'Andlau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rniches grès bon état, léger manque entre joints parement grès au rez-de-chaussée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K9QC0</text:p>
          </table:table-cell>
          <table:table-cell office:value-type="string" calcext:value-type="string">
            <text:p>68 - Haut-Rhin | Kaysersberg Vignoble | place Jean-Ittel</text:p>
          </table:table-cell>
          <table:table-cell office:value-type="string" calcext:value-type="string">
            <text:p>Fontaine Constanti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K9WVN</text:p>
          </table:table-cell>
          <table:table-cell office:value-type="string" calcext:value-type="string">
            <text:p>67 - Bas-Rhin | Mundolsheim | petite rue de l'Eglise</text:p>
          </table:table-cell>
          <table:table-cell office:value-type="string" calcext:value-type="string">
            <text:p>Eglise protestant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enduit et peinture extérieure à revoir. entretien couverture à prévoir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KA6O7</text:p>
          </table:table-cell>
          <table:table-cell office:value-type="string" calcext:value-type="string">
            <text:p>68 - Haut-Rhin | Soultz-Haut-Rhin | place de l'Eglise</text:p>
          </table:table-cell>
          <table:table-cell office:value-type="string" calcext:value-type="string">
            <text:p>Eglise Saint-Mauric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Enduits intérieurs cimentés et peinture étanche (pieds de murs à assainir)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KAHTB</text:p>
          </table:table-cell>
          <table:table-cell office:value-type="string" calcext:value-type="string">
            <text:p>67 - Bas-Rhin | Strasbourg | 003 place du Château</text:p>
          </table:table-cell>
          <table:table-cell office:value-type="string" calcext:value-type="string">
            <text:p>Maison de l'Oeuvre-Notre-Dame (ancienne)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des toitures en 2015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KAO6K</text:p>
          </table:table-cell>
          <table:table-cell office:value-type="string" calcext:value-type="string">
            <text:p>68 - Haut-Rhin | Sainte-Marie-aux-Mines | 023 rue du Temple</text:p>
          </table:table-cell>
          <table:table-cell office:value-type="string" calcext:value-type="string">
            <text:p>Temple réformé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s dur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KAPAX</text:p>
          </table:table-cell>
          <table:table-cell office:value-type="string" calcext:value-type="string">
            <text:p>67 - Bas-Rhin | Muhlbach-sur-Bruche</text:p>
          </table:table-cell>
          <table:table-cell office:value-type="string" calcext:value-type="string">
            <text:p>Chapelle funéraire de la famille Muller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7-12-31" calcext:value-type="date">
            <text:p>31/12/2017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KAXBS</text:p>
          </table:table-cell>
          <table:table-cell office:value-type="string" calcext:value-type="string">
            <text:p>67 - Bas-Rhin | Strasbourg | 6 place de la République</text:p>
          </table:table-cell>
          <table:table-cell office:value-type="string" calcext:value-type="string">
            <text:p>Bibliothèque Nationale et Universitaire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complète en 2014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KCFQY</text:p>
          </table:table-cell>
          <table:table-cell office:value-type="string" calcext:value-type="string">
            <text:p>68 - Haut-Rhin | Wattwiller | 011 rue des Bains</text:p>
          </table:table-cell>
          <table:table-cell office:value-type="string" calcext:value-type="string">
            <text:p>Tour d'enceinte (vestig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KD8RH</text:p>
          </table:table-cell>
          <table:table-cell office:value-type="string" calcext:value-type="string">
            <text:p>68 - Haut-Rhin | Turckheim | 004 rue Wickram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 non adapté. Remplacement menuiseries oriel sans autorisation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KDCMF</text:p>
          </table:table-cell>
          <table:table-cell office:value-type="string" calcext:value-type="string">
            <text:p>67 - Bas-Rhin | Strasbourg | 009 place Gutenberg</text:p>
          </table:table-cell>
          <table:table-cell office:value-type="string" calcext:value-type="string">
            <text:p>Tête romaine de Caracalla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KEBLT</text:p>
          </table:table-cell>
          <table:table-cell office:value-type="string" calcext:value-type="string">
            <text:p>67 - Bas-Rhin | Dambach-la-Ville | 082 anciennement 076 bis rue du Maréchal-Foch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KG2HU</text:p>
          </table:table-cell>
          <table:table-cell office:value-type="string" calcext:value-type="string">
            <text:p>67 - Bas-Rhin | Strasbourg | Stockfeld</text:p>
          </table:table-cell>
          <table:table-cell office:value-type="string" calcext:value-type="string">
            <text:p>Faubourg-jardin du Stockfeld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ensemble urbain comprenant plusieurs bâtiments plus ou moins bien entretenu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KH34B</text:p>
          </table:table-cell>
          <table:table-cell office:value-type="string" calcext:value-type="string">
            <text:p>67 - Bas-Rhin | Sélestat | 046 rue des Chevalier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écemment restauré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KL1EV</text:p>
          </table:table-cell>
          <table:table-cell office:value-type="string" calcext:value-type="string">
            <text:p>68 - Haut-Rhin | Husseren-les-Châteaux</text:p>
          </table:table-cell>
          <table:table-cell office:value-type="string" calcext:value-type="string">
            <text:p>Châteaux de Weckmund et de Wahlenbourg (rui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aitement des arases à prévoir. Pierres instable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KLZSR</text:p>
          </table:table-cell>
          <table:table-cell office:value-type="string" calcext:value-type="string">
            <text:p>67 - Bas-Rhin | Strasbourg | 002 place du Marché-aux-Poisson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sous bassement grès érodé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KN6G4</text:p>
          </table:table-cell>
          <table:table-cell office:value-type="string" calcext:value-type="string">
            <text:p>67 - Bas-Rhin | Kolbsheim | 021 rue de la Division-Leclerc</text:p>
          </table:table-cell>
          <table:table-cell office:value-type="string" calcext:value-type="string">
            <text:p>Domaine du château de Kolbsheim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manque d'entretien, revoir couverture, enduit et maçonnerie. entretien sur éléments archituré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KO6RY</text:p>
          </table:table-cell>
          <table:table-cell office:value-type="string" calcext:value-type="string">
            <text:p>67 - Bas-Rhin | Fegersheim | 023 route de Lyon</text:p>
          </table:table-cell>
          <table:table-cell office:value-type="string" calcext:value-type="string">
            <text:p>Maison 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enduits ciment provoque des dégradation importantes des enduit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KP0TZ</text:p>
          </table:table-cell>
          <table:table-cell office:value-type="string" calcext:value-type="string">
            <text:p>67 - Bas-Rhin | Rosenwiller | Chemin communal (ou Neuestrasse)</text:p>
          </table:table-cell>
          <table:table-cell office:value-type="string" calcext:value-type="string">
            <text:p>Cimetière juif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KPG8R</text:p>
          </table:table-cell>
          <table:table-cell office:value-type="string" calcext:value-type="string">
            <text:p>67 - Bas-Rhin | Sarrewerden | 022 anciennement Grand'Rue 046 rue des Tanneur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ncadrement: peinture non adaptée, délitement du grès. Porte modern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KPOZ3</text:p>
          </table:table-cell>
          <table:table-cell office:value-type="string" calcext:value-type="string">
            <text:p>68 - Haut-Rhin | Riquewihr | 016 anciennement Porte-Neuve rue de la Première-Armée</text:p>
          </table:table-cell>
          <table:table-cell office:value-type="string" calcext:value-type="string">
            <text:p>Maison de la Pomme d'Or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Fissure pignon + fissure intér. à sonder -Répara. ponctu. grès et enduit - Rafraîchiss. des façades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KQEYT</text:p>
          </table:table-cell>
          <table:table-cell office:value-type="string" calcext:value-type="string">
            <text:p>68 - Haut-Rhin | Lièpvre | rue de l'Eglise</text:p>
          </table:table-cell>
          <table:table-cell office:value-type="string" calcext:value-type="string">
            <text:p>Chapelle du cimetièr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s dur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KQOZQ</text:p>
          </table:table-cell>
          <table:table-cell office:value-type="string" calcext:value-type="string">
            <text:p>68 - Haut-Rhin | Bergheim | anciennement Marché (place du place du Docteur-Pierre-Walter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Dégradation très avancée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KRB28</text:p>
          </table:table-cell>
          <table:table-cell office:value-type="string" calcext:value-type="string">
            <text:p>68 - Haut-Rhin | Munster | 018 rue des Clefs</text:p>
          </table:table-cell>
          <table:table-cell office:value-type="string" calcext:value-type="string">
            <text:p>Comptoir de vente de la Manufacture Hartmann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as d'intervention urgente, dévégétalisation à l'arrière à prévoir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KRHP7</text:p>
          </table:table-cell>
          <table:table-cell office:value-type="string" calcext:value-type="string">
            <text:p>67 - Bas-Rhin | Strasbourg | 004 quai de la Bruch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KT1S3</text:p>
          </table:table-cell>
          <table:table-cell office:value-type="string" calcext:value-type="string">
            <text:p>68 - Haut-Rhin | Rouffach | 055 rue Rettig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Maison à l'état de ruines - Chutes occasionnelles de pierr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KTK3A</text:p>
          </table:table-cell>
          <table:table-cell office:value-type="string" calcext:value-type="string">
            <text:p>67 - Bas-Rhin | Fessenheim-le-Bas | Gloss (lieudit)</text:p>
          </table:table-cell>
          <table:table-cell office:value-type="string" calcext:value-type="string">
            <text:p>Chapelle Sainte-Marguerit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6-12-31" calcext:value-type="date">
            <text:p>31/12/2016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enuiseries PVC. Protection ouverture du clocher, entretien et passivation métallerie à prévoir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KTKMK</text:p>
          </table:table-cell>
          <table:table-cell office:value-type="string" calcext:value-type="string">
            <text:p>68 - Haut-Rhin | Eguisheim</text:p>
          </table:table-cell>
          <table:table-cell office:value-type="string" calcext:value-type="string">
            <text:p>Château de Dagsbourg (rui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isque de chute de pierres, arases à reprendr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KV0BW</text:p>
          </table:table-cell>
          <table:table-cell office:value-type="string" calcext:value-type="string">
            <text:p>67 - Bas-Rhin | Haguenau | 005 place d'Armes</text:p>
          </table:table-cell>
          <table:table-cell office:value-type="string" calcext:value-type="string">
            <text:p>Ancien hôpital civil 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KW3W8</text:p>
          </table:table-cell>
          <table:table-cell office:value-type="string" calcext:value-type="string">
            <text:p>68 - Haut-Rhin | Masevaux-Niederbruck | 022 place des Allié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xcellent état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KWF9A</text:p>
          </table:table-cell>
          <table:table-cell office:value-type="string" calcext:value-type="string">
            <text:p>68 - Haut-Rhin | Riquewihr | 012 rue du Général-de-Gaulle</text:p>
          </table:table-cell>
          <table:table-cell office:value-type="string" calcext:value-type="string">
            <text:p>Maison d'Ambroise Dieffenbach (ancienne)</text:p>
          </table:table-cell>
          <table:table-cell office:value-type="string" calcext:value-type="string">
            <text:p>copropriét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avalement façade latérale partie RDC - Révision couverture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KY9M8</text:p>
          </table:table-cell>
          <table:table-cell office:value-type="string" calcext:value-type="string">
            <text:p>68 - Haut-Rhin | Colmar | 004 rue Saint-Marti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aces d'humidité et cloques dans l'enduit dans les murs de l'escalier au sous-sol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KYSC7</text:p>
          </table:table-cell>
          <table:table-cell office:value-type="string" calcext:value-type="string">
            <text:p>67 - Bas-Rhin | Dambach</text:p>
          </table:table-cell>
          <table:table-cell office:value-type="string" calcext:value-type="string">
            <text:p>Ruines du château de Schoeneck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KZI0R</text:p>
          </table:table-cell>
          <table:table-cell office:value-type="string" calcext:value-type="string">
            <text:p>67 - Bas-Rhin | Strasbourg | 11 place de l'Université</text:p>
          </table:table-cell>
          <table:table-cell office:value-type="string" calcext:value-type="string">
            <text:p>Café BRANT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complète en 2014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L14TR</text:p>
          </table:table-cell>
          <table:table-cell office:value-type="string" calcext:value-type="string">
            <text:p>67 - Bas-Rhin | Wingersheim les Quatre Bans | rue Kirchgasse</text:p>
          </table:table-cell>
          <table:table-cell office:value-type="string" calcext:value-type="string">
            <text:p>Eglise Saint-Nicola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L15O0</text:p>
          </table:table-cell>
          <table:table-cell office:value-type="string" calcext:value-type="string">
            <text:p>68 - Haut-Rhin | Sainte-Marie-aux-Mines | côte d'Echery</text:p>
          </table:table-cell>
          <table:table-cell office:value-type="string" calcext:value-type="string">
            <text:p>Chalet Hôpital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avaux de gros-œuvre à prévoir pour les piscines, étanchéité des bassins, entretien des volets <text:s/>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L1CZR</text:p>
          </table:table-cell>
          <table:table-cell office:value-type="string" calcext:value-type="string">
            <text:p>68 - Haut-Rhin | Masevaux-Niederbruck | place des Alliés</text:p>
          </table:table-cell>
          <table:table-cell office:value-type="string" calcext:value-type="string">
            <text:p>Fontai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fntaine hors eau, fuyardes, oxydations, travaux prévus en 2018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L1RVZ</text:p>
          </table:table-cell>
          <table:table-cell office:value-type="string" calcext:value-type="string">
            <text:p>68 - Haut-Rhin | Ferrette | rue Zuber</text:p>
          </table:table-cell>
          <table:table-cell office:value-type="string" calcext:value-type="string">
            <text:p>Eglise catholique Saint-Bernard-de-Menthon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enduits partiellement dégradé, travaux d'entretien 2016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L2L79</text:p>
          </table:table-cell>
          <table:table-cell office:value-type="string" calcext:value-type="string">
            <text:p>67 - Bas-Rhin | Breuschwickersheim | 001 rue du Château</text:p>
          </table:table-cell>
          <table:table-cell office:value-type="string" calcext:value-type="string">
            <text:p>Château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avaux de restauration en cours d'achèvement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L2LH0</text:p>
          </table:table-cell>
          <table:table-cell office:value-type="string" calcext:value-type="string">
            <text:p>67 - Bas-Rhin | Benfeld | rue de la Dîme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érils sur les décors intérieurs, maçonneries a restaurer et mise hors d'eau urgent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L5SCX</text:p>
          </table:table-cell>
          <table:table-cell office:value-type="string" calcext:value-type="string">
            <text:p>67 - Bas-Rhin | Wasselonne | 055 anciennement Grand'Rue 119 rue du Général-de-Gaul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L6LH0</text:p>
          </table:table-cell>
          <table:table-cell office:value-type="string" calcext:value-type="string">
            <text:p>67 - Bas-Rhin | Dossenheim-sur-Zinsel | route forestière</text:p>
          </table:table-cell>
          <table:table-cell office:value-type="string" calcext:value-type="string">
            <text:p>Château de Hunebourg</text:p>
          </table:table-cell>
          <table:table-cell office:value-type="string" calcext:value-type="string">
            <text:p>personne privée moral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L7UNI</text:p>
          </table:table-cell>
          <table:table-cell office:value-type="string" calcext:value-type="string">
            <text:p>67 - Bas-Rhin | Ottrott</text:p>
          </table:table-cell>
          <table:table-cell office:value-type="string" calcext:value-type="string">
            <text:p>Château de Lutzelbourg (ruines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élévations à plusieurs niveaux instables et menaces de chut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L8O7J</text:p>
          </table:table-cell>
          <table:table-cell office:value-type="string" calcext:value-type="string">
            <text:p>67 - Bas-Rhin | Saverne | Grand' rue 080</text:p>
          </table:table-cell>
          <table:table-cell office:value-type="string" calcext:value-type="string">
            <text:p>Maison Katz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évision de la couverture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L8R4J</text:p>
          </table:table-cell>
          <table:table-cell office:value-type="string" calcext:value-type="string">
            <text:p>67 - Bas-Rhin | La Broque</text:p>
          </table:table-cell>
          <table:table-cell office:value-type="string" calcext:value-type="string">
            <text:p>Ancienne ferme mennoni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Enduit extérieur très lacunaire, maçonnerie grès exposée, menuiseries vétust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L9ATN</text:p>
          </table:table-cell>
          <table:table-cell office:value-type="string" calcext:value-type="string">
            <text:p>67 - Bas-Rhin | Reutenbourg | Ober-Reinacker (lieudit)</text:p>
          </table:table-cell>
          <table:table-cell office:value-type="string" calcext:value-type="string">
            <text:p>Eglise catholique de Reinacker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LA4E6</text:p>
          </table:table-cell>
          <table:table-cell office:value-type="string" calcext:value-type="string">
            <text:p>67 - Bas-Rhin | Thanvillé | 007 rue du Château</text:p>
          </table:table-cell>
          <table:table-cell office:value-type="string" calcext:value-type="string">
            <text:p>Château</text:p>
          </table:table-cell>
          <table:table-cell office:value-type="string" calcext:value-type="string">
            <text:p>autre personne privée morale</text:p>
          </table:table-cell>
          <table:table-cell office:value-type="string" calcext:value-type="string">
            <text:p>protection mixt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LCXK2</text:p>
          </table:table-cell>
          <table:table-cell office:value-type="string" calcext:value-type="string">
            <text:p>68 - Haut-Rhin | Masevaux-Niederbruck | place Clemenceau</text:p>
          </table:table-cell>
          <table:table-cell office:value-type="string" calcext:value-type="string">
            <text:p>Fontaine 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n eau, colonne penche légèrement, cerclage métallique à l'ext, peinture étanche à l'int, tvx prévus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LCYQX</text:p>
          </table:table-cell>
          <table:table-cell office:value-type="string" calcext:value-type="string">
            <text:p>67 - Bas-Rhin | Dambach</text:p>
          </table:table-cell>
          <table:table-cell office:value-type="string" calcext:value-type="string">
            <text:p>Vestiges du château de Hohenfels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LD0XN</text:p>
          </table:table-cell>
          <table:table-cell office:value-type="string" calcext:value-type="string">
            <text:p>67 - Bas-Rhin | Haguenau | square Saint-Georges</text:p>
          </table:table-cell>
          <table:table-cell office:value-type="string" calcext:value-type="string">
            <text:p>Fontaine aux Abeill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LEDRN</text:p>
          </table:table-cell>
          <table:table-cell office:value-type="string" calcext:value-type="string">
            <text:p>67 - Bas-Rhin | Haguenau | quai des Pêcheurs</text:p>
          </table:table-cell>
          <table:table-cell office:value-type="string" calcext:value-type="string">
            <text:p>Tour des Pêcheurs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LF456</text:p>
          </table:table-cell>
          <table:table-cell office:value-type="string" calcext:value-type="string">
            <text:p>67 - Bas-Rhin | Molsheim | 001 A 001 B rue de l'Eglis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A, volets manquants_1B,volet roulant au RDCHremontées capillaires, caniveau pavés rejaillissement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LF6LS</text:p>
          </table:table-cell>
          <table:table-cell office:value-type="string" calcext:value-type="string">
            <text:p>68 - Haut-Rhin | Kaysersberg Vignoble</text:p>
          </table:table-cell>
          <table:table-cell office:value-type="string" calcext:value-type="string">
            <text:p>Remparts (restes des)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murs instables en partie sommitale, risque de chute sur le public, diag en cour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LF7HB</text:p>
          </table:table-cell>
          <table:table-cell office:value-type="string" calcext:value-type="string">
            <text:p>68 - Haut-Rhin | Saint-Hippolyte | place de l'Hôtel-de-Ville</text:p>
          </table:table-cell>
          <table:table-cell office:value-type="string" calcext:value-type="string">
            <text:p>Fontai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résence de nombreuse agrafes métalliques. Grès de la cuve altéré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LGR54</text:p>
          </table:table-cell>
          <table:table-cell office:value-type="string" calcext:value-type="string">
            <text:p>67 - Bas-Rhin | Sarre-Union | 001 rue du Presbytèr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einture acrylique, joints à reprendre base et entre amorce de jambage et jambage, partie cintrée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LHXN1</text:p>
          </table:table-cell>
          <table:table-cell office:value-type="string" calcext:value-type="string">
            <text:p>68 - Haut-Rhin | Eguisheim | place du Château-Saint-Léon</text:p>
          </table:table-cell>
          <table:table-cell office:value-type="string" calcext:value-type="string">
            <text:p>Château des évêques de Strasbourg (ancien)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résence de développements cryptogamiques en contre-forts et statuaire sur l'angle, mur de bossage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LJLUM</text:p>
          </table:table-cell>
          <table:table-cell office:value-type="string" calcext:value-type="string">
            <text:p>67 - Bas-Rhin | Bouxwiller | 026 place du Marché-aux-Grains (anciennement 26 place Clémenceau)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emontées capillaires soubassements. Enduits à contrôle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LJO38</text:p>
          </table:table-cell>
          <table:table-cell office:value-type="string" calcext:value-type="string">
            <text:p>67 - Bas-Rhin | Lauterbourg | rue de la Gare</text:p>
          </table:table-cell>
          <table:table-cell office:value-type="string" calcext:value-type="string">
            <text:p>Tour des Boucher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é en 2018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LK11U</text:p>
          </table:table-cell>
          <table:table-cell office:value-type="string" calcext:value-type="string">
            <text:p>68 - Haut-Rhin | Colmar | 012 anciennement Juifs (rue des rue Berthe-Molly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ases en pierre délitées ou brisées, bois partiellement pourri, infiltrations, absence d'entretien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LK5XF</text:p>
          </table:table-cell>
          <table:table-cell office:value-type="string" calcext:value-type="string">
            <text:p>67 - Bas-Rhin | Marckolsheim | rue Le Bugue</text:p>
          </table:table-cell>
          <table:table-cell office:value-type="string" calcext:value-type="string">
            <text:p>Cité Paysanne 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mbreux bâtiments certains restaurés d'autres prévoir restauration couvertures maçonneries...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LL3QX</text:p>
          </table:table-cell>
          <table:table-cell office:value-type="string" calcext:value-type="string">
            <text:p>68 - Haut-Rhin | Sainte-Croix-aux-Mines | Lieudit SamsonVallon de Saint-Pierremont</text:p>
          </table:table-cell>
          <table:table-cell office:value-type="string" calcext:value-type="string">
            <text:p>Carreau minier du Samson (vestiges)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LLQ1O</text:p>
          </table:table-cell>
          <table:table-cell office:value-type="string" calcext:value-type="string">
            <text:p>67 - Bas-Rhin | Ottrott | Saint-Odile (Mont)</text:p>
          </table:table-cell>
          <table:table-cell office:value-type="string" calcext:value-type="string">
            <text:p>Monastère de Sainte-Odile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LMC79</text:p>
          </table:table-cell>
          <table:table-cell office:value-type="string" calcext:value-type="string">
            <text:p>68 - Haut-Rhin | Soultz-Haut-Rhin | Unterer Cornelysteg (lieudit)</text:p>
          </table:table-cell>
          <table:table-cell office:value-type="string" calcext:value-type="string">
            <text:p>Motte Saint-Georges-d'Alschwiller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LNIVK</text:p>
          </table:table-cell>
          <table:table-cell office:value-type="string" calcext:value-type="string">
            <text:p>68 - Haut-Rhin | Soultz-Haut-Rhin | rue de la Synagogue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Soubassement en grès très dégradé, enduits cimentés, fenêtres PVC (intérieurs non visités)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LTBU9</text:p>
          </table:table-cell>
          <table:table-cell office:value-type="string" calcext:value-type="string">
            <text:p>67 - Bas-Rhin | Strasbourg | 010 rue des Tonnelier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LV66M</text:p>
          </table:table-cell>
          <table:table-cell office:value-type="string" calcext:value-type="string">
            <text:p>67 - Bas-Rhin | Strasbourg | 017 rue des Serruriers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voir état 2014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LV8DX</text:p>
          </table:table-cell>
          <table:table-cell office:value-type="string" calcext:value-type="string">
            <text:p>68 - Haut-Rhin | Lautenbach | rue de la Lauch</text:p>
          </table:table-cell>
          <table:table-cell office:value-type="string" calcext:value-type="string">
            <text:p>Eglise catholique Saint-Jean-Baptist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oiture défectueuse, voies d'eau, chutes d'éléments de plafond, risque pour le public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LXC9S</text:p>
          </table:table-cell>
          <table:table-cell office:value-type="string" calcext:value-type="string">
            <text:p>68 - Haut-Rhin | Gueberschwihr | place de la Mairie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légère faiblesse des joints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LYRKF</text:p>
          </table:table-cell>
          <table:table-cell office:value-type="string" calcext:value-type="string">
            <text:p>67 - Bas-Rhin | Mussig</text:p>
          </table:table-cell>
          <table:table-cell office:value-type="string" calcext:value-type="string">
            <text:p>Nécropole de tumulus protohistoriques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2-09-26" calcext:value-type="date">
            <text:p>26/09/2012</text:p>
          </table:table-cell>
          <table:table-cell office:value-type="string" calcext:value-type="string">
            <text:p>moy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YYHA</text:p>
          </table:table-cell>
          <table:table-cell office:value-type="string" calcext:value-type="string">
            <text:p>68 - Haut-Rhin | Hunawihr | rue de l'Eglise</text:p>
          </table:table-cell>
          <table:table-cell office:value-type="string" calcext:value-type="string">
            <text:p>Eglise mixte Saint-Jacques-le-Majeur et son enceinte fortifié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emontées capillaires + efflorescences salines intérieurs. Sol (grès) altéré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M14TZ</text:p>
          </table:table-cell>
          <table:table-cell office:value-type="string" calcext:value-type="string">
            <text:p>67 - Bas-Rhin | Marlenheim | 066 anciennement Principale (rue rue du Général-de-Gaul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fflorescences parties bass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M1KWY</text:p>
          </table:table-cell>
          <table:table-cell office:value-type="string" calcext:value-type="string">
            <text:p>67 - Bas-Rhin | Wasselonne | 131 rue du Puits</text:p>
          </table:table-cell>
          <table:table-cell office:value-type="string" calcext:value-type="string">
            <text:p>Maison (DEMOLIE)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M1MQX</text:p>
          </table:table-cell>
          <table:table-cell office:value-type="string" calcext:value-type="string">
            <text:p>67 - Bas-Rhin | Osthoffen | rue du Château</text:p>
          </table:table-cell>
          <table:table-cell office:value-type="string" calcext:value-type="string">
            <text:p>Château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M3ETL</text:p>
          </table:table-cell>
          <table:table-cell office:value-type="string" calcext:value-type="string">
            <text:p>67 - Bas-Rhin | Bischoffsheim | rue du Couvent</text:p>
          </table:table-cell>
          <table:table-cell office:value-type="string" calcext:value-type="string">
            <text:p>Couvent de Bischenberg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térieurs pas visité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M3LA7</text:p>
          </table:table-cell>
          <table:table-cell office:value-type="string" calcext:value-type="string">
            <text:p>67 - Bas-Rhin | Seltz | rue Principale</text:p>
          </table:table-cell>
          <table:table-cell office:value-type="string" calcext:value-type="string">
            <text:p>Eglise paroissiale Saint-Etienn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M3NB5</text:p>
          </table:table-cell>
          <table:table-cell office:value-type="string" calcext:value-type="string">
            <text:p>68 - Haut-Rhin | Rouffach | 017 rue Poincaré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ouverture : quelques tuiles manquantes/descellées ou cassées. corniche. 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M3PYY</text:p>
          </table:table-cell>
          <table:table-cell office:value-type="string" calcext:value-type="string">
            <text:p>68 - Haut-Rhin | Colmar | rue du Ladhof</text:p>
          </table:table-cell>
          <table:table-cell office:value-type="string" calcext:value-type="string">
            <text:p>Calvaire du cimetiè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Épaufrures anciennes doigts de St Jean. Parties hautes du Christ peu visibles: verrière et trop haut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M3RF7</text:p>
          </table:table-cell>
          <table:table-cell office:value-type="string" calcext:value-type="string">
            <text:p>68 - Haut-Rhin | Ensisheim | 013 anciennement Grand'Rue 013 rue de la Première-Armée-Français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table:number-columns-repeated="2"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M5ZF8</text:p>
          </table:table-cell>
          <table:table-cell office:value-type="string" calcext:value-type="string">
            <text:p>67 - Bas-Rhin | Ingolsheim</text:p>
          </table:table-cell>
          <table:table-cell office:value-type="string" calcext:value-type="string">
            <text:p>Fort de Schoenenbourg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M72CF</text:p>
          </table:table-cell>
          <table:table-cell office:value-type="string" calcext:value-type="string">
            <text:p>68 - Haut-Rhin | Soultzbach-les-Bains | Grand' rue</text:p>
          </table:table-cell>
          <table:table-cell office:value-type="string" calcext:value-type="string">
            <text:p>Fontai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Éléments métalliques rouillés. Statue: nettoyage + traitement biocide à prévoir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M8UMN</text:p>
          </table:table-cell>
          <table:table-cell office:value-type="string" calcext:value-type="string">
            <text:p>67 - Bas-Rhin | Strasbourg | 020 rue des Boucher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voir état 2014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M9L31</text:p>
          </table:table-cell>
          <table:table-cell office:value-type="string" calcext:value-type="string">
            <text:p>68 - Haut-Rhin | Mulhouse | rue de la Tour-du-Diable</text:p>
          </table:table-cell>
          <table:table-cell office:value-type="string" calcext:value-type="string">
            <text:p>Tour du Diabl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staurée en 2014-enduits dégradés et joints soubassement défectueux, intrusion pigeons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MDAZR</text:p>
          </table:table-cell>
          <table:table-cell office:value-type="string" calcext:value-type="string">
            <text:p>67 - Bas-Rhin | Ottwiller | C.D. 013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résence de lichens. (pilier gauche remonté entre 2012 et 2018)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MDHPC</text:p>
          </table:table-cell>
          <table:table-cell office:value-type="string" calcext:value-type="string">
            <text:p>68 - Haut-Rhin | Mulhouse | place de la Réunion</text:p>
          </table:table-cell>
          <table:table-cell office:value-type="string" calcext:value-type="string">
            <text:p>Eglise médiévale Saint-Etien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MDJSO</text:p>
          </table:table-cell>
          <table:table-cell office:value-type="string" calcext:value-type="string">
            <text:p>67 - Bas-Rhin | Strasbourg | 047 049 rue des Grandes-Arcades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MEN5S</text:p>
          </table:table-cell>
          <table:table-cell office:value-type="string" calcext:value-type="string">
            <text:p>67 - Bas-Rhin | Struth | C.D. 78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résence de mortier de réparation aléatoire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MFNFE</text:p>
          </table:table-cell>
          <table:table-cell office:value-type="string" calcext:value-type="string">
            <text:p>67 - Bas-Rhin | Strasbourg | 002 rue du Vieux-Marché-aux-Poissons</text:p>
          </table:table-cell>
          <table:table-cell office:value-type="string" calcext:value-type="string">
            <text:p>Grandes Boucheries (ancien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MG45A</text:p>
          </table:table-cell>
          <table:table-cell office:value-type="string" calcext:value-type="string">
            <text:p>67 - Bas-Rhin | Strasbourg | place Saint-Joseph</text:p>
          </table:table-cell>
          <table:table-cell office:value-type="string" calcext:value-type="string">
            <text:p>Ensemble paroissial catholique Saint-Josep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MHGL8</text:p>
          </table:table-cell>
          <table:table-cell office:value-type="string" calcext:value-type="string">
            <text:p>67 - Bas-Rhin | Strasbourg | place de la Cathédrale</text:p>
          </table:table-cell>
          <table:table-cell office:value-type="string" calcext:value-type="string">
            <text:p>Cathédrale</text:p>
          </table:table-cell>
          <table:table-cell office:value-type="string" calcext:value-type="string">
            <text:p>État ministère de la Cultur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restauration transept Sud et galerie goetz en 2018. Travaux pévus portail St-Laurent et tourelle SE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MJX87</text:p>
          </table:table-cell>
          <table:table-cell office:value-type="string" calcext:value-type="string">
            <text:p>67 - Bas-Rhin | Strasbourg | 009 rue de l'Epine</text:p>
          </table:table-cell>
          <table:table-cell office:value-type="string" calcext:value-type="string">
            <text:p>Hôtel de l'Epin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MKKAR</text:p>
          </table:table-cell>
          <table:table-cell office:value-type="string" calcext:value-type="string">
            <text:p>67 - Bas-Rhin | Oberhaslach</text:p>
          </table:table-cell>
          <table:table-cell office:value-type="string" calcext:value-type="string">
            <text:p>Château Ringelsbourg (rui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MKX32</text:p>
          </table:table-cell>
          <table:table-cell office:value-type="string" calcext:value-type="string">
            <text:p>67 - Bas-Rhin | Strasbourg | 009 rue Sainte-Hélène</text:p>
          </table:table-cell>
          <table:table-cell office:value-type="string" calcext:value-type="string">
            <text:p>Immeubl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écessite des travaux de traitement des boiseries, balcons, balustres, pan de bois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ML84O</text:p>
          </table:table-cell>
          <table:table-cell office:value-type="string" calcext:value-type="string">
            <text:p>67 - Bas-Rhin | Sarre-Union | 014 rue de Verdun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einture couvrante non adaptée à la nature de la pierre. Piédroits à restaure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MLKSU</text:p>
          </table:table-cell>
          <table:table-cell office:value-type="string" calcext:value-type="string">
            <text:p>67 - Bas-Rhin | Strasbourg | Grand' rue 10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voir état 2016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MMHBA</text:p>
          </table:table-cell>
          <table:table-cell office:value-type="string" calcext:value-type="string">
            <text:p>67 - Bas-Rhin | Goxwiller | 142 rue Principale</text:p>
          </table:table-cell>
          <table:table-cell office:value-type="string" calcext:value-type="string">
            <text:p>Pressoir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ropriétaire privée non ouvert à la visite CST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MPECA</text:p>
          </table:table-cell>
          <table:table-cell office:value-type="string" calcext:value-type="string">
            <text:p>67 - Bas-Rhin | Molsheim</text:p>
          </table:table-cell>
          <table:table-cell office:value-type="string" calcext:value-type="string">
            <text:p>Eglise des Jésuites (ancienne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6-12-31" calcext:value-type="date">
            <text:p>31/12/2016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MSHMX</text:p>
          </table:table-cell>
          <table:table-cell office:value-type="string" calcext:value-type="string">
            <text:p>68 - Haut-Rhin | Mulhouse | 021 rue des Franciscains</text:p>
          </table:table-cell>
          <table:table-cell office:value-type="string" calcext:value-type="string">
            <text:p>Cour de Lorrain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avaux rénovation réceptionnés février 2017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MSOK5</text:p>
          </table:table-cell>
          <table:table-cell office:value-type="string" calcext:value-type="string">
            <text:p>67 - Bas-Rhin | Strasbourg | 003 place de la Grande-Boucheri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MTPW1</text:p>
          </table:table-cell>
          <table:table-cell office:value-type="string" calcext:value-type="string">
            <text:p>67 - Bas-Rhin | Benfeld | 004 anciennement Grand'Rue 004 rue du Général-de-Gaul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scalier sur cour pas vu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MUX0C</text:p>
          </table:table-cell>
          <table:table-cell office:value-type="string" calcext:value-type="string">
            <text:p>67 - Bas-Rhin | Geiswiller-Zœbersdorf | C.D. 632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arties en grès éclatées mais stabilisée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MV6NV</text:p>
          </table:table-cell>
          <table:table-cell office:value-type="string" calcext:value-type="string">
            <text:p>68 - Haut-Rhin | Baltzenheim</text:p>
          </table:table-cell>
          <table:table-cell office:value-type="string" calcext:value-type="string">
            <text:p>Eglise catholique Saint-Michel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C 2013 remplacement couv. nef. Révision couverture tvx à prévoir. Peintures non vue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MVAC4</text:p>
          </table:table-cell>
          <table:table-cell office:value-type="string" calcext:value-type="string">
            <text:p>67 - Bas-Rhin | Strasbourg | place Sainte-Madeleine</text:p>
          </table:table-cell>
          <table:table-cell office:value-type="string" calcext:value-type="string">
            <text:p>Enceinte du Moyen Age (restes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restauration prévue à l'été 2018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MVHLQ</text:p>
          </table:table-cell>
          <table:table-cell office:value-type="string" calcext:value-type="string">
            <text:p>67 - Bas-Rhin | Lauterbourg</text:p>
          </table:table-cell>
          <table:table-cell office:value-type="string" calcext:value-type="string">
            <text:p>Porte du Milieu (DETRUITE)</text:p>
          </table:table-cell>
          <table:table-cell/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MVQGV</text:p>
          </table:table-cell>
          <table:table-cell office:value-type="string" calcext:value-type="string">
            <text:p>67 - Bas-Rhin | Wissembourg | rue Principale</text:p>
          </table:table-cell>
          <table:table-cell office:value-type="string" calcext:value-type="string">
            <text:p>Eglise catholique Saint-Ulrich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Joints lavés, couverture vétuste, intérieur très humide, efflorescences + salpêtre + mouss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MVQL0</text:p>
          </table:table-cell>
          <table:table-cell office:value-type="string" calcext:value-type="string">
            <text:p>67 - Bas-Rhin | Sélestat</text:p>
          </table:table-cell>
          <table:table-cell office:value-type="string" calcext:value-type="string">
            <text:p>Rempart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avaux d'entretien régulier à prévoir + dévégétalisation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MW343</text:p>
          </table:table-cell>
          <table:table-cell office:value-type="string" calcext:value-type="string">
            <text:p>67 - Bas-Rhin | Strasbourg | 013 quai Saint-Nicola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oriel en façade sur rue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MWBWL</text:p>
          </table:table-cell>
          <table:table-cell office:value-type="string" calcext:value-type="string">
            <text:p>67 - Bas-Rhin | Oberbronn | 028 anciennement Grand'Rue 110 rue Principa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einture étanche écaillé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MXCY3</text:p>
          </table:table-cell>
          <table:table-cell office:value-type="string" calcext:value-type="string">
            <text:p>68 - Haut-Rhin | Hirtzbach | 002 rue du Château</text:p>
          </table:table-cell>
          <table:table-cell office:value-type="string" calcext:value-type="string">
            <text:p>Château de Reinach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menuiseries,couverture, grilles et élévations à restaurer. accès au château impossible 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MYOHW</text:p>
          </table:table-cell>
          <table:table-cell office:value-type="string" calcext:value-type="string">
            <text:p>68 - Haut-Rhin | Eguisheim | place de l'Eglise</text:p>
          </table:table-cell>
          <table:table-cell office:value-type="string" calcext:value-type="string">
            <text:p>Eglise catholique Saints-Pierre-et-Pau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ortail romain polychrome bhon état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N4AB4</text:p>
          </table:table-cell>
          <table:table-cell office:value-type="string" calcext:value-type="string">
            <text:p>67 - Bas-Rhin | Schiltigheim | 7 route Bischwiller</text:p>
          </table:table-cell>
          <table:table-cell office:value-type="string" calcext:value-type="string">
            <text:p>Ancienne brasserie Fischer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N4T5J</text:p>
          </table:table-cell>
          <table:table-cell office:value-type="string" calcext:value-type="string">
            <text:p>67 - Bas-Rhin | Strasbourg | 029 rue des Serruriers</text:p>
          </table:table-cell>
          <table:table-cell office:value-type="string" calcext:value-type="string">
            <text:p>Ancien poêle du Miroir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protection mixt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N5B7W</text:p>
          </table:table-cell>
          <table:table-cell office:value-type="string" calcext:value-type="string">
            <text:p>67 - Bas-Rhin | Adamswiller | C.D. 239 à proximité des parcelles 03 114 173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éléments verticaux restauré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N5XVT</text:p>
          </table:table-cell>
          <table:table-cell office:value-type="string" calcext:value-type="string">
            <text:p>68 - Haut-Rhin | Réguisheim | rue de l'Eglise</text:p>
          </table:table-cell>
          <table:table-cell office:value-type="string" calcext:value-type="string">
            <text:p>Eglise catholique Saint-Etienn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ouverture à vérifie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N6T99</text:p>
          </table:table-cell>
          <table:table-cell office:value-type="string" calcext:value-type="string">
            <text:p>67 - Bas-Rhin | Andlau | 011 rue de la Marne</text:p>
          </table:table-cell>
          <table:table-cell office:value-type="string" calcext:value-type="string">
            <text:p>Ancienne Bonneterie Allenbach 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N8165</text:p>
          </table:table-cell>
          <table:table-cell office:value-type="string" calcext:value-type="string">
            <text:p>68 - Haut-Rhin | Soultzbach-les-Bains | 030 rue du Rempart</text:p>
          </table:table-cell>
          <table:table-cell office:value-type="string" calcext:value-type="string">
            <text:p>Château Hattstatt-Schauenbourg</text:p>
          </table:table-cell>
          <table:table-cell office:value-type="string" calcext:value-type="string">
            <text:p>établissement public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térieurs non vu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NAJP5</text:p>
          </table:table-cell>
          <table:table-cell office:value-type="string" calcext:value-type="string">
            <text:p>67 - Bas-Rhin | Wissembourg | 002 anciennement 42 rue Nationale 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NB8VC</text:p>
          </table:table-cell>
          <table:table-cell office:value-type="string" calcext:value-type="string">
            <text:p>68 - Haut-Rhin | Koestlach | 035 rue des Romains</text:p>
          </table:table-cell>
          <table:table-cell office:value-type="string" calcext:value-type="string">
            <text:p>Installation de bains romains (vestig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évégétalisation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NDFA9</text:p>
          </table:table-cell>
          <table:table-cell office:value-type="string" calcext:value-type="string">
            <text:p>67 - Bas-Rhin | Bouxwiller | 3 rue du Canal</text:p>
          </table:table-cell>
          <table:table-cell office:value-type="string" calcext:value-type="string">
            <text:p>Jardin de l'Hôpital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assins et statue très dégradés. Risques de chute de pierre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NF37D</text:p>
          </table:table-cell>
          <table:table-cell office:value-type="string" calcext:value-type="string">
            <text:p>67 - Bas-Rhin | Strasbourg | 015 rue Mélani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aille des arbres avoisinants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NHRBZ</text:p>
          </table:table-cell>
          <table:table-cell office:value-type="string" calcext:value-type="string">
            <text:p>68 - Haut-Rhin | Mulhouse | 005-014 avenue Auguste-Wicky</text:p>
          </table:table-cell>
          <table:table-cell office:value-type="string" calcext:value-type="string">
            <text:p>Bâtiment annulair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ntômes du ferraillage apparents en sous-face balcon dernier niveau, légère carbonatation bétons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NJ14D</text:p>
          </table:table-cell>
          <table:table-cell office:value-type="string" calcext:value-type="string">
            <text:p>67 - Bas-Rhin | Neuwiller-lès-Saverne | 104 impasse Léopold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vx couverture sans autorisation. Enduits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NL6BV</text:p>
          </table:table-cell>
          <table:table-cell office:value-type="string" calcext:value-type="string">
            <text:p>68 - Haut-Rhin | Soultzbach-les-Bains | rue du Rebberg</text:p>
          </table:table-cell>
          <table:table-cell office:value-type="string" calcext:value-type="string">
            <text:p>Eglise catholique Saint-Jean-Baptist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NON6N</text:p>
          </table:table-cell>
          <table:table-cell office:value-type="string" calcext:value-type="string">
            <text:p>67 - Bas-Rhin | Mulhausen | rue de l'Eglise</text:p>
          </table:table-cell>
          <table:table-cell office:value-type="string" calcext:value-type="string">
            <text:p>Eglise protestante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NPB7H</text:p>
          </table:table-cell>
          <table:table-cell office:value-type="string" calcext:value-type="string">
            <text:p>68 - Haut-Rhin | Ensisheim</text:p>
          </table:table-cell>
          <table:table-cell office:value-type="string" calcext:value-type="string">
            <text:p>Ancien système fortifié urbai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table:number-columns-repeated="2"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NPPAM</text:p>
          </table:table-cell>
          <table:table-cell office:value-type="string" calcext:value-type="string">
            <text:p>68 - Haut-Rhin | Riquewihr | rue du Général-de-Gaulle</text:p>
          </table:table-cell>
          <table:table-cell office:value-type="string" calcext:value-type="string">
            <text:p>Fontaine de la Sin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Purge ciment du socle - démoussage + nettoyage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NRG4C</text:p>
          </table:table-cell>
          <table:table-cell office:value-type="string" calcext:value-type="string">
            <text:p>67 - Bas-Rhin | Avolsheim | place de l'Eglise</text:p>
          </table:table-cell>
          <table:table-cell office:value-type="string" calcext:value-type="string">
            <text:p>Chapelle Saint-Ulrich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édifice très cimenté &gt; humidité &gt; peintures murales en danger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NRVAR</text:p>
          </table:table-cell>
          <table:table-cell office:value-type="string" calcext:value-type="string">
            <text:p>67 - Bas-Rhin | Saverne | Grand' rue 027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Oriel fissuré, enduit+peinture non adaptés, humidité soubassement, révision couv. membron à prévoir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NS1EF</text:p>
          </table:table-cell>
          <table:table-cell office:value-type="string" calcext:value-type="string">
            <text:p>67 - Bas-Rhin | Altenheim | C.D. 230 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éléments en grès entièrement refait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NS7SJ</text:p>
          </table:table-cell>
          <table:table-cell office:value-type="string" calcext:value-type="string">
            <text:p>67 - Bas-Rhin | La Broque</text:p>
          </table:table-cell>
          <table:table-cell office:value-type="string" calcext:value-type="string">
            <text:p>Ruines du château de Salm 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NTHQC</text:p>
          </table:table-cell>
          <table:table-cell office:value-type="string" calcext:value-type="string">
            <text:p>67 - Bas-Rhin | Strasbourg | 034 quai des Batelier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florescence en rdc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NTXGN</text:p>
          </table:table-cell>
          <table:table-cell office:value-type="string" calcext:value-type="string">
            <text:p>68 - Haut-Rhin | Gueberschwihr | 018 (anciennement 11 Obergasse puis 11 rue Haute) rue Haut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venu le 18 rue haute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NWD2Z</text:p>
          </table:table-cell>
          <table:table-cell office:value-type="string" calcext:value-type="string">
            <text:p>67 - Bas-Rhin | Strasbourg | 033 035 037 rue des Grandes-Arcades</text:p>
          </table:table-cell>
          <table:table-cell office:value-type="string" calcext:value-type="string">
            <text:p>Immeuble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avaux réalisés en 2014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NX44Q</text:p>
          </table:table-cell>
          <table:table-cell office:value-type="string" calcext:value-type="string">
            <text:p>68 - Haut-Rhin | Lutter | 017 rue de Kiffis</text:p>
          </table:table-cell>
          <table:table-cell office:value-type="string" calcext:value-type="string">
            <text:p>Tribunal (ancien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avaux de couverture, enduit, menuiserie sur la 1/2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NYNU4</text:p>
          </table:table-cell>
          <table:table-cell office:value-type="string" calcext:value-type="string">
            <text:p>67 - Bas-Rhin | Wissembourg | 063 anciennement 099 rue du Faubourg-de-Bitche</text:p>
          </table:table-cell>
          <table:table-cell office:value-type="string" calcext:value-type="string">
            <text:p>Maison des Tanneurs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O0ETJ</text:p>
          </table:table-cell>
          <table:table-cell office:value-type="string" calcext:value-type="string">
            <text:p>67 - Bas-Rhin | Still</text:p>
          </table:table-cell>
          <table:table-cell office:value-type="string" calcext:value-type="string">
            <text:p>Chemin de croix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Bas-relief en grès en péril (ouvrage cimenté + peinture plastique &gt; à dérestaurer en urgence)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O0OEN</text:p>
          </table:table-cell>
          <table:table-cell office:value-type="string" calcext:value-type="string">
            <text:p>67 - Bas-Rhin | Wingersheim les Quatre Bans</text:p>
          </table:table-cell>
          <table:table-cell office:value-type="string" calcext:value-type="string">
            <text:p>Eglise Saints-Pierre-et-Paul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Humidité et salpêtre sur les ex-voto. Infiltrations d'eau. Projet de travaux en cour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O0PU2</text:p>
          </table:table-cell>
          <table:table-cell office:value-type="string" calcext:value-type="string">
            <text:p>68 - Haut-Rhin | Magstatt-le-Haut | 11 rue d'Alsace</text:p>
          </table:table-cell>
          <table:table-cell office:value-type="string" calcext:value-type="string">
            <text:p>Maison dîmière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O3XRH</text:p>
          </table:table-cell>
          <table:table-cell office:value-type="string" calcext:value-type="string">
            <text:p>67 - Bas-Rhin | Westhoffen | rue Staedel</text:p>
          </table:table-cell>
          <table:table-cell office:value-type="string" calcext:value-type="string">
            <text:p>Fontai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ès très desquamé voire pulvérulent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O6A3A</text:p>
          </table:table-cell>
          <table:table-cell office:value-type="string" calcext:value-type="string">
            <text:p>68 - Haut-Rhin | Rouffach | 005 rue du Marché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avaux prévus été 2018 sur les façades et toitures / Menuiseries état moyen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O7A9U</text:p>
          </table:table-cell>
          <table:table-cell office:value-type="string" calcext:value-type="string">
            <text:p>68 - Haut-Rhin | Hagenthal-le-Bas | 002 rue de Hagenthal-le-Haut</text:p>
          </table:table-cell>
          <table:table-cell office:value-type="string" calcext:value-type="string">
            <text:p>Château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avaux de restauration couverture, enduit, menuiseries, maçonneries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O7AQT</text:p>
          </table:table-cell>
          <table:table-cell office:value-type="string" calcext:value-type="string">
            <text:p>67 - Bas-Rhin | Strasbourg | Grand' rue 006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O8U9T</text:p>
          </table:table-cell>
          <table:table-cell office:value-type="string" calcext:value-type="string">
            <text:p>67 - Bas-Rhin | Schiltigheim | 55 route du Général de Gaulle</text:p>
          </table:table-cell>
          <table:table-cell office:value-type="string" calcext:value-type="string">
            <text:p>Villa Scheyder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O9JD0</text:p>
          </table:table-cell>
          <table:table-cell office:value-type="string" calcext:value-type="string">
            <text:p>67 - Bas-Rhin | Illkirch-Graffenstaden | 106 route de Lyon</text:p>
          </table:table-cell>
          <table:table-cell office:value-type="string" calcext:value-type="string">
            <text:p>Orangerie de l'ancien château Klingli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nécessite une restauration des grilles du parc, de la couverture et remontées d'humidité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O9N6H</text:p>
          </table:table-cell>
          <table:table-cell office:value-type="string" calcext:value-type="string">
            <text:p>68 - Haut-Rhin | Bergheim | 008 anciennement Marché (place du place du Docteur-Pierre-Walter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çade et toiture sur rue visitée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OAMYY</text:p>
          </table:table-cell>
          <table:table-cell office:value-type="string" calcext:value-type="string">
            <text:p>67 - Bas-Rhin | Harskirchen | C.D. 23</text:p>
          </table:table-cell>
          <table:table-cell office:value-type="string" calcext:value-type="string">
            <text:p>Banc-reposoir napoléonien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Présence de lichens, nombreuses épaufrure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OBF12</text:p>
          </table:table-cell>
          <table:table-cell office:value-type="string" calcext:value-type="string">
            <text:p>68 - Haut-Rhin | Obermorschwihr | place de la République</text:p>
          </table:table-cell>
          <table:table-cell office:value-type="string" calcext:value-type="string">
            <text:p>Eglise catholique Saints-Philippe-et-Jacqu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7-12-31" calcext:value-type="date">
            <text:p>31/12/2017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rès détériorés en partie basse. Surcharge d'enduit des panneaux miroir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OD6GG</text:p>
          </table:table-cell>
          <table:table-cell office:value-type="string" calcext:value-type="string">
            <text:p>67 - Bas-Rhin | Sélestat | 001 rue des Franciscains</text:p>
          </table:table-cell>
          <table:table-cell office:value-type="string" calcext:value-type="string">
            <text:p>Hôtel de Chanlas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revoir l'étanchéité , les grès des éléments mouluré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ODNHU</text:p>
          </table:table-cell>
          <table:table-cell office:value-type="string" calcext:value-type="string">
            <text:p>67 - Bas-Rhin | Strasbourg | 006 rue du Renard-Prêchant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/>
          <table:table-cell office:value-type="string" calcext:value-type="string">
            <text:p>voir état 2014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ODZM3</text:p>
          </table:table-cell>
          <table:table-cell office:value-type="string" calcext:value-type="string">
            <text:p>67 - Bas-Rhin | Orschwiller</text:p>
          </table:table-cell>
          <table:table-cell office:value-type="string" calcext:value-type="string">
            <text:p>Station de pompage du château du Haut-Koenigsbourg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projet de valorisation prévu par le CD67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OE9ZT</text:p>
          </table:table-cell>
          <table:table-cell office:value-type="string" calcext:value-type="string">
            <text:p>68 - Haut-Rhin | Vieux-Thann | place Thierry Mieg</text:p>
          </table:table-cell>
          <table:table-cell office:value-type="string" calcext:value-type="string">
            <text:p>Ancien magasin de la filature Duméril, Jaeglé &amp; Ci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hutes d'éléments de façades en béton sur la voie publique, toiture défectueuse, voies d'eau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OFSDO</text:p>
          </table:table-cell>
          <table:table-cell office:value-type="string" calcext:value-type="string">
            <text:p>67 - Bas-Rhin | Saint-Pierre</text:p>
          </table:table-cell>
          <table:table-cell office:value-type="string" calcext:value-type="string">
            <text:p>Château d'Ittenwiller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OH44H</text:p>
          </table:table-cell>
          <table:table-cell office:value-type="string" calcext:value-type="string">
            <text:p>68 - Haut-Rhin | Colmar | 006 rue des Augustins</text:p>
          </table:table-cell>
          <table:table-cell office:value-type="string" calcext:value-type="string">
            <text:p>Chancellerie (ancienne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avaux de couverture, reprise enduit, structures en bois + pierres à prévoir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OHRUV</text:p>
          </table:table-cell>
          <table:table-cell office:value-type="string" calcext:value-type="string">
            <text:p>67 - Bas-Rhin | Strasbourg | 161 rue Mélanie</text:p>
          </table:table-cell>
          <table:table-cell office:value-type="string" calcext:value-type="string">
            <text:p>Château de Pourtalè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OIRZE</text:p>
          </table:table-cell>
          <table:table-cell office:value-type="string" calcext:value-type="string">
            <text:p>67 - Bas-Rhin | Wissembourg | avenue de la Sous-Préfecture</text:p>
          </table:table-cell>
          <table:table-cell office:value-type="string" calcext:value-type="string">
            <text:p>Eglise et chapelle Saints-Pierre-et-Paul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itraux MAUVAIS ETAT, désordres structurels dans contreforts cloître, parements ext dégradé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OJ13Q</text:p>
          </table:table-cell>
          <table:table-cell office:value-type="string" calcext:value-type="string">
            <text:p>67 - Bas-Rhin | Strasbourg | 011 rue Mercière</text:p>
          </table:table-cell>
          <table:table-cell office:value-type="string" calcext:value-type="string">
            <text:p>Immeubl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OJHHY</text:p>
          </table:table-cell>
          <table:table-cell office:value-type="string" calcext:value-type="string">
            <text:p>67 - Bas-Rhin | Saverne | 013 rue des Frère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nduits/Peinture non adaptés. Rev. sol étanche pied façade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OJJLC</text:p>
          </table:table-cell>
          <table:table-cell office:value-type="string" calcext:value-type="string">
            <text:p>68 - Haut-Rhin | Mulhouse | 010 rue Magenta</text:p>
          </table:table-cell>
          <table:table-cell office:value-type="string" calcext:value-type="string">
            <text:p>Eglise catholique Saint-Etienn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ntretien portes à prévoir-Quelques dégradations des parements int. et ext. Bon état général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OKHF9</text:p>
          </table:table-cell>
          <table:table-cell office:value-type="string" calcext:value-type="string">
            <text:p>67 - Bas-Rhin | Strasbourg | 027 rue de la Nuée-Bleue</text:p>
          </table:table-cell>
          <table:table-cell office:value-type="string" calcext:value-type="string">
            <text:p>Immeuble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couverture et éléments de corniche en grès à observe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OLOCE</text:p>
          </table:table-cell>
          <table:table-cell office:value-type="string" calcext:value-type="string">
            <text:p>67 - Bas-Rhin | Lichtenberg</text:p>
          </table:table-cell>
          <table:table-cell office:value-type="string" calcext:value-type="string">
            <text:p>Forteress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7-12-31" calcext:value-type="date">
            <text:p>31/12/2017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vx 2017/18 pont couv tour horloge, stabilisation parement rocher central, tours jumelles et parapet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OMCQV</text:p>
          </table:table-cell>
          <table:table-cell office:value-type="string" calcext:value-type="string">
            <text:p>67 - Bas-Rhin | Molsheim | place de l'Eglise</text:p>
          </table:table-cell>
          <table:table-cell office:value-type="string" calcext:value-type="string">
            <text:p>Mont des Olivier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Manques et épaufrures, graves desquamations, végétation, important développement cryptogamiqu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OMONM</text:p>
          </table:table-cell>
          <table:table-cell office:value-type="string" calcext:value-type="string">
            <text:p>67 - Bas-Rhin | Obernai | 068 070 anciennement 039 041 rue du Général-Gouraud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une grande partie des enduits au RDC sont repris au ciment(teinte et matériaux non conformes)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ON8LO</text:p>
          </table:table-cell>
          <table:table-cell office:value-type="string" calcext:value-type="string">
            <text:p>67 - Bas-Rhin | Wasselonne | Près de la mairie</text:p>
          </table:table-cell>
          <table:table-cell office:value-type="string" calcext:value-type="string">
            <text:p>Fontaine (DEMOLIE)</text:p>
          </table:table-cell>
          <table:table-cell/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OOQ5I</text:p>
          </table:table-cell>
          <table:table-cell office:value-type="string" calcext:value-type="string">
            <text:p>68 - Haut-Rhin | Bergheim | 006 anciennement Marché (place du place du Docteur-Pierre-Walter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çade sur cours non visité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OOROK</text:p>
          </table:table-cell>
          <table:table-cell office:value-type="string" calcext:value-type="string">
            <text:p>67 - Bas-Rhin | Wingen</text:p>
          </table:table-cell>
          <table:table-cell office:value-type="string" calcext:value-type="string">
            <text:p>Château de Loewenstein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OOVI3</text:p>
          </table:table-cell>
          <table:table-cell office:value-type="string" calcext:value-type="string">
            <text:p>67 - Bas-Rhin | Neuwiller-lès-Saverne | rue d'Ingwiller</text:p>
          </table:table-cell>
          <table:table-cell office:value-type="string" calcext:value-type="string">
            <text:p>Cimetière juif (ancien)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manque d'entretien les inscriptions s'estompent 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OP3C6</text:p>
          </table:table-cell>
          <table:table-cell office:value-type="string" calcext:value-type="string">
            <text:p>68 - Haut-Rhin | Masevaux-Niederbruck | 015 rue Meyenberg</text:p>
          </table:table-cell>
          <table:table-cell office:value-type="string" calcext:value-type="string">
            <text:p>Capplerhof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énovation récente, enduits durs et couverture neuve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OPC1M</text:p>
          </table:table-cell>
          <table:table-cell office:value-type="string" calcext:value-type="string">
            <text:p>67 - Bas-Rhin | Froeschwiller</text:p>
          </table:table-cell>
          <table:table-cell office:value-type="string" calcext:value-type="string">
            <text:p>Monument funéraire des Strauss-Durckheim</text:p>
          </table:table-cell>
          <table:table-cell/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OSHOW</text:p>
          </table:table-cell>
          <table:table-cell office:value-type="string" calcext:value-type="string">
            <text:p>67 - Bas-Rhin | Strasbourg | 001 place Saint-Etienn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blière sur rue au 1er étage attaqué par les insectes dits xylophages, fissures apparentes <text:s/>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OTVXL</text:p>
          </table:table-cell>
          <table:table-cell office:value-type="string" calcext:value-type="string">
            <text:p>67 - Bas-Rhin | Marmoutier | C.D. 218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résence de champignon lichenisants, modification de l'altimétrie du sol d'origin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OXUKO</text:p>
          </table:table-cell>
          <table:table-cell office:value-type="string" calcext:value-type="string">
            <text:p>67 - Bas-Rhin | Strasbourg | anciennement Bourse (place de la) place du Maréchal-de-Lattre-de-Tassigny</text:p>
          </table:table-cell>
          <table:table-cell office:value-type="string" calcext:value-type="string">
            <text:p>Monument du Général Desaix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n réalité: propriété de l'Etat (Défense)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OZ9OD</text:p>
          </table:table-cell>
          <table:table-cell office:value-type="string" calcext:value-type="string">
            <text:p>68 - Haut-Rhin | Wittenheim | 027 rue du Général-de-Gaulle</text:p>
          </table:table-cell>
          <table:table-cell office:value-type="string" calcext:value-type="string">
            <text:p>Chevalement du puits de mine Théodore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OZNLF</text:p>
          </table:table-cell>
          <table:table-cell office:value-type="string" calcext:value-type="string">
            <text:p>67 - Bas-Rhin | Strasbourg | 004 rue Martin-Luther</text:p>
          </table:table-cell>
          <table:table-cell office:value-type="string" calcext:value-type="string">
            <text:p>Eglise Saint-Thomas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du côté Nord en 2014-2015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OZQ0N</text:p>
          </table:table-cell>
          <table:table-cell office:value-type="string" calcext:value-type="string">
            <text:p>67 - Bas-Rhin | Strasbourg | 016 place de la Cathédrale</text:p>
          </table:table-cell>
          <table:table-cell office:value-type="string" calcext:value-type="string">
            <text:p>Maison Kammerzell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florescences à rdc , entretien prévue des fresques de Schnug, fissurations instrumentées des grès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P1QC3</text:p>
          </table:table-cell>
          <table:table-cell office:value-type="string" calcext:value-type="string">
            <text:p>68 - Haut-Rhin | Herrlisheim-près-Colmar | Muehlweg</text:p>
          </table:table-cell>
          <table:table-cell office:value-type="string" calcext:value-type="string">
            <text:p>Cimetière israélite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aitement de la végétation à prévoir. Mur de clôture cimenté?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P22LM</text:p>
          </table:table-cell>
          <table:table-cell office:value-type="string" calcext:value-type="string">
            <text:p>67 - Bas-Rhin | Neuwiller-lès-Saverne | 007 rue du Général-Koenig</text:p>
          </table:table-cell>
          <table:table-cell office:value-type="string" calcext:value-type="string">
            <text:p>Mairi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âtiment en fonction il fait l'objet de campagne régulière de travaux d'entretien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P22WT</text:p>
          </table:table-cell>
          <table:table-cell office:value-type="string" calcext:value-type="string">
            <text:p>67 - Bas-Rhin | Sélestat | 006 place d'Arme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montées de sels au niveau des 2 pilier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P2MY8</text:p>
          </table:table-cell>
          <table:table-cell office:value-type="string" calcext:value-type="string">
            <text:p>67 - Bas-Rhin | Lipsheim | 030 impasse de la Gare</text:p>
          </table:table-cell>
          <table:table-cell office:value-type="string" calcext:value-type="string">
            <text:p>Jeu de quilles à relevage manuel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P2N5O</text:p>
          </table:table-cell>
          <table:table-cell office:value-type="string" calcext:value-type="string">
            <text:p>68 - Haut-Rhin | Niederentzen | rue Principale</text:p>
          </table:table-cell>
          <table:table-cell office:value-type="string" calcext:value-type="string">
            <text:p>Eglise catholique Sainte-Agath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xtérieurs à assainir et restaurer, enduits intérieurs étanch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P4VA9</text:p>
          </table:table-cell>
          <table:table-cell office:value-type="string" calcext:value-type="string">
            <text:p>67 - Bas-Rhin | Wangenbourg-Engenthal</text:p>
          </table:table-cell>
          <table:table-cell office:value-type="string" calcext:value-type="string">
            <text:p>Ruines du château de Wangenbourg 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P5CMM</text:p>
          </table:table-cell>
          <table:table-cell office:value-type="string" calcext:value-type="string">
            <text:p>68 - Haut-Rhin | Mulhouse | 077 rue Vauban</text:p>
          </table:table-cell>
          <table:table-cell office:value-type="string" calcext:value-type="string">
            <text:p>Eglise catholique Sainte-Jeanne-d'Arc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oit à reprendre et enduits extérieurs dégradés (pollution + nombreuses fissures et reprises)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P5U0O</text:p>
          </table:table-cell>
          <table:table-cell office:value-type="string" calcext:value-type="string">
            <text:p>68 - Haut-Rhin | Petit-Landau | Butenheim (lieudit)</text:p>
          </table:table-cell>
          <table:table-cell office:value-type="string" calcext:value-type="string">
            <text:p>Château de Butenheim (vestiges du)</text:p>
          </table:table-cell>
          <table:table-cell/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P6AX7</text:p>
          </table:table-cell>
          <table:table-cell office:value-type="string" calcext:value-type="string">
            <text:p>68 - Haut-Rhin | Ribeauvillé | route de Sainte-Marie-aux-Mines</text:p>
          </table:table-cell>
          <table:table-cell office:value-type="string" calcext:value-type="string">
            <text:p>Sanctuaire Notre-Dame de Dusenbach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lieu de pélerinage, entretenu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P6EBX</text:p>
          </table:table-cell>
          <table:table-cell office:value-type="string" calcext:value-type="string">
            <text:p>67 - Bas-Rhin | Strasbourg | 001 002 003 place de la République</text:p>
          </table:table-cell>
          <table:table-cell office:value-type="string" calcext:value-type="string">
            <text:p>Ancien palais impérial allemand</text:p>
          </table:table-cell>
          <table:table-cell office:value-type="string" calcext:value-type="string">
            <text:p>État ministère de la Cultur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estauration des menuiseries programmée, travaux d'entretien à poursuivre (couverture, parc)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P7LMR</text:p>
          </table:table-cell>
          <table:table-cell office:value-type="string" calcext:value-type="string">
            <text:p>67 - Bas-Rhin | Drachenbronn-Birlenbach | 008 rue Louis-Philippe-Kamm</text:p>
          </table:table-cell>
          <table:table-cell office:value-type="string" calcext:value-type="string">
            <text:p>Ecole primai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P821E</text:p>
          </table:table-cell>
          <table:table-cell office:value-type="string" calcext:value-type="string">
            <text:p>68 - Haut-Rhin | Colmar | 037 avenue Clemenceau</text:p>
          </table:table-cell>
          <table:table-cell office:value-type="string" calcext:value-type="string">
            <text:p>Loge maçonnique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avaux d'entretien des menuiseries et reprise couverture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P9ZEH</text:p>
          </table:table-cell>
          <table:table-cell office:value-type="string" calcext:value-type="string">
            <text:p>67 - Bas-Rhin | Rhinau | 016 rue de Boofzheim</text:p>
          </table:table-cell>
          <table:table-cell office:value-type="string" calcext:value-type="string">
            <text:p>Usine List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PA0FZ</text:p>
          </table:table-cell>
          <table:table-cell office:value-type="string" calcext:value-type="string">
            <text:p>67 - Bas-Rhin | Strasbourg | 076 allée de la Robertsau</text:p>
          </table:table-cell>
          <table:table-cell office:value-type="string" calcext:value-type="string">
            <text:p>Hôtel Schützenberger (ancien)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PAAQ3</text:p>
          </table:table-cell>
          <table:table-cell office:value-type="string" calcext:value-type="string">
            <text:p>68 - Haut-Rhin | Kaysersberg Vignoble | 024 rue du Couvent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PACOB</text:p>
          </table:table-cell>
          <table:table-cell office:value-type="string" calcext:value-type="string">
            <text:p>67 - Bas-Rhin | La Petite-Pierre | C.D. 009</text:p>
          </table:table-cell>
          <table:table-cell office:value-type="string" calcext:value-type="string">
            <text:p>Banc-reposoir</text:p>
          </table:table-cell>
          <table:table-cell/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PAIG9</text:p>
          </table:table-cell>
          <table:table-cell office:value-type="string" calcext:value-type="string">
            <text:p>67 - Bas-Rhin | Strasbourg | 011 rue des Juif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eprise ponctuelle de maçonnerie en sous bassement, corniches, balcon. Enduit de façade à refaire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PBZGK</text:p>
          </table:table-cell>
          <table:table-cell office:value-type="string" calcext:value-type="string">
            <text:p>68 - Haut-Rhin | Bergheim | 001 route de Thannenkirch</text:p>
          </table:table-cell>
          <table:table-cell office:value-type="string" calcext:value-type="string">
            <text:p>Commanderie des Templiers (ancienne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entretenu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PC9BF</text:p>
          </table:table-cell>
          <table:table-cell office:value-type="string" calcext:value-type="string">
            <text:p>67 - Bas-Rhin | Ottrott | 051 rue Principale</text:p>
          </table:table-cell>
          <table:table-cell office:value-type="string" calcext:value-type="string">
            <text:p>Domaine de Windeck (ancien)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Parc et ruines non visités. Usures superficielles et salissures de l'enduit ext. Volets vétustes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PCIP8</text:p>
          </table:table-cell>
          <table:table-cell office:value-type="string" calcext:value-type="string">
            <text:p>67 - Bas-Rhin | Haegen</text:p>
          </table:table-cell>
          <table:table-cell office:value-type="string" calcext:value-type="string">
            <text:p>Ruines du château du Grand-Geroldseck 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estauration du mur du palas 2018 - Zones très instables, majorité des élévations à consolider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PCVWY</text:p>
          </table:table-cell>
          <table:table-cell office:value-type="string" calcext:value-type="string">
            <text:p>67 - Bas-Rhin | Sarre-Union | 025 rue de Verdu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7-12-31" calcext:value-type="date">
            <text:p>31/12/2017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Joints frontons et corniche à reprendre. Dégagement pied façade. Purge ragréages ciment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PD5UU</text:p>
          </table:table-cell>
          <table:table-cell office:value-type="string" calcext:value-type="string">
            <text:p>67 - Bas-Rhin | Strasbourg | 003 rue Pierre-Bucher</text:p>
          </table:table-cell>
          <table:table-cell office:value-type="string" calcext:value-type="string">
            <text:p>Corps de garde de la porte des Juifs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voir état 2016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PFPF3</text:p>
          </table:table-cell>
          <table:table-cell office:value-type="string" calcext:value-type="string">
            <text:p>67 - Bas-Rhin | Hangenbieten | rue des Eglises</text:p>
          </table:table-cell>
          <table:table-cell office:value-type="string" calcext:value-type="string">
            <text:p>Eglise protestant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montées capillaires importantes et enduits ciment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PHQT6</text:p>
          </table:table-cell>
          <table:table-cell office:value-type="string" calcext:value-type="string">
            <text:p>67 - Bas-Rhin | Saverne | Grand' rue 137</text:p>
          </table:table-cell>
          <table:table-cell office:value-type="string" calcext:value-type="string">
            <text:p>Hôtel de la Charru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Révision couverture, fissuration à la jonction avec façade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PI117</text:p>
          </table:table-cell>
          <table:table-cell office:value-type="string" calcext:value-type="string">
            <text:p>67 - Bas-Rhin | Strasbourg | 010 place Gutenberg</text:p>
          </table:table-cell>
          <table:table-cell office:value-type="string" calcext:value-type="string">
            <text:p>Chambre du Commerce et de l'Industrie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PJH2I</text:p>
          </table:table-cell>
          <table:table-cell office:value-type="string" calcext:value-type="string">
            <text:p>67 - Bas-Rhin | Strasbourg | 001 quai des Bateliers</text:p>
          </table:table-cell>
          <table:table-cell office:value-type="string" calcext:value-type="string">
            <text:p>Cour du Corbeau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en 2016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PL2CG</text:p>
          </table:table-cell>
          <table:table-cell office:value-type="string" calcext:value-type="string">
            <text:p>67 - Bas-Rhin | Marckolsheim | rue du Rhin</text:p>
          </table:table-cell>
          <table:table-cell office:value-type="string" calcext:value-type="string">
            <text:p>Baraquement de la Siedlung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PMGRM</text:p>
          </table:table-cell>
          <table:table-cell office:value-type="string" calcext:value-type="string">
            <text:p>67 - Bas-Rhin | Matzenheim | 011 hameau de Werde</text:p>
          </table:table-cell>
          <table:table-cell office:value-type="string" calcext:value-type="string">
            <text:p>Domaine de Werd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 ciment sur l'ensemble des bâtiments. travaux de couverture et charpente à prévoir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PNRBI</text:p>
          </table:table-cell>
          <table:table-cell office:value-type="string" calcext:value-type="string">
            <text:p>67 - Bas-Rhin | Strasbourg | 036 quai des Batelier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Altération de l'enduit et du pan de bois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PNS1Q</text:p>
          </table:table-cell>
          <table:table-cell office:value-type="string" calcext:value-type="string">
            <text:p>67 - Bas-Rhin | Ettendorf | rue de l'Eglise</text:p>
          </table:table-cell>
          <table:table-cell office:value-type="string" calcext:value-type="string">
            <text:p>Grande croix de cimetière 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6-12-31" calcext:value-type="date">
            <text:p>31/12/2016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Purge ragréages cimentés, nettoyage, application biocide nivellement préconisés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POC00</text:p>
          </table:table-cell>
          <table:table-cell office:value-type="string" calcext:value-type="string">
            <text:p>67 - Bas-Rhin | Dambach-la-Ville | 008 anciennement 186 place du Marché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POSPE</text:p>
          </table:table-cell>
          <table:table-cell office:value-type="string" calcext:value-type="string">
            <text:p>67 - Bas-Rhin | Bouxwiller | C.D. 073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éléments verticaux et d'assise refait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PPDKU</text:p>
          </table:table-cell>
          <table:table-cell office:value-type="string" calcext:value-type="string">
            <text:p>67 - Bas-Rhin | Rosheim | 006 008 anciennement 041 rue de l'Eglise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ierre de taille du portail à consolider (desquamations)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PPJJ9</text:p>
          </table:table-cell>
          <table:table-cell office:value-type="string" calcext:value-type="string">
            <text:p>68 - Haut-Rhin | Bergheim | rue des Juifs</text:p>
          </table:table-cell>
          <table:table-cell office:value-type="string" calcext:value-type="string">
            <text:p>Synagogu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9-05-29" calcext:value-type="date">
            <text:p>29/05/2019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ntérieurs non visités. Joints du fronton défectueux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PQHJA</text:p>
          </table:table-cell>
          <table:table-cell office:value-type="string" calcext:value-type="string">
            <text:p>67 - Bas-Rhin | Strasbourg | 022 rue Gutenberg anciennement 133 Grand Ru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PSACU</text:p>
          </table:table-cell>
          <table:table-cell office:value-type="string" calcext:value-type="string">
            <text:p>68 - Haut-Rhin | Kaysersberg Vignoble</text:p>
          </table:table-cell>
          <table:table-cell office:value-type="string" calcext:value-type="string">
            <text:p>Eglise catholique Notre-Dame des sept Douleurs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enduits, pierre de taille, couverture défectueux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PTJ9B</text:p>
          </table:table-cell>
          <table:table-cell office:value-type="string" calcext:value-type="string">
            <text:p>68 - Haut-Rhin | Wintzenheim</text:p>
          </table:table-cell>
          <table:table-cell office:value-type="string" calcext:value-type="string">
            <text:p>Gîte d'étape romain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aitement des arases et joints au ciment ?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PTQJF</text:p>
          </table:table-cell>
          <table:table-cell office:value-type="string" calcext:value-type="string">
            <text:p>67 - Bas-Rhin | Strasbourg | quai Saint-Nicolas</text:p>
          </table:table-cell>
          <table:table-cell office:value-type="string" calcext:value-type="string">
            <text:p>Eglise protestante Saint-Nicolas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enduits durs, intérieurs encrassés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PTWJJ</text:p>
          </table:table-cell>
          <table:table-cell office:value-type="string" calcext:value-type="string">
            <text:p>68 - Haut-Rhin | Munster | 011 012 013 place du Marché</text:p>
          </table:table-cell>
          <table:table-cell office:value-type="string" calcext:value-type="string">
            <text:p>Ancien abbaye bénédictine Saint-Grégoi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couverture, menuiseries défectueueses. Mérule combles. végétalisation des arase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PTZ2M</text:p>
          </table:table-cell>
          <table:table-cell office:value-type="string" calcext:value-type="string">
            <text:p>68 - Haut-Rhin | Ribeauvillé | 002 place de l'Ancien-Hôpital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PUMDZ</text:p>
          </table:table-cell>
          <table:table-cell office:value-type="string" calcext:value-type="string">
            <text:p>67 - Bas-Rhin | Strasbourg | 003 005 rue des Moulins</text:p>
          </table:table-cell>
          <table:table-cell office:value-type="string" calcext:value-type="string">
            <text:p>Glacières (anciennes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Légère efflorescences de sel en façade du n°5-système éclusier à repeindre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PURH9</text:p>
          </table:table-cell>
          <table:table-cell office:value-type="string" calcext:value-type="string">
            <text:p>68 - Haut-Rhin | Kaysersberg Vignoble | Erlenbad (lieudit)</text:p>
          </table:table-cell>
          <table:table-cell office:value-type="string" calcext:value-type="string">
            <text:p>Croix du cimetiè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/>
          <table:table-cell office:value-type="string" calcext:value-type="string">
            <text:p>- Statue dégradée au niveau des pieds du Christ; prévoir démoussage <text:s/>du socle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PVCU0</text:p>
          </table:table-cell>
          <table:table-cell office:value-type="string" calcext:value-type="string">
            <text:p>68 - Haut-Rhin | Rouffach | 004 rue de la Potern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PVS9I</text:p>
          </table:table-cell>
          <table:table-cell office:value-type="string" calcext:value-type="string">
            <text:p>67 - Bas-Rhin | Heiligenstein</text:p>
          </table:table-cell>
          <table:table-cell office:value-type="string" calcext:value-type="string">
            <text:p>Château de Landsberg (vestiges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avaux d'entretien trop lacunaire prévoir petite restauration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PWULX</text:p>
          </table:table-cell>
          <table:table-cell office:value-type="string" calcext:value-type="string">
            <text:p>67 - Bas-Rhin | Sélestat | 007 place du Marché-aux-Choux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PY6L8</text:p>
          </table:table-cell>
          <table:table-cell office:value-type="string" calcext:value-type="string">
            <text:p>68 - Haut-Rhin | Ribeauvillé | 004 rue Salzmann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 Fissures sur linteau 1° étage côté cour &amp; sur pignon côté rue des frères Mertian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PYVPP</text:p>
          </table:table-cell>
          <table:table-cell office:value-type="string" calcext:value-type="string">
            <text:p>67 - Bas-Rhin | Nordheim | 011 rue de la Mairie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PYYM9</text:p>
          </table:table-cell>
          <table:table-cell office:value-type="string" calcext:value-type="string">
            <text:p>67 - Bas-Rhin | Boersch | rue de l'Eglise</text:p>
          </table:table-cell>
          <table:table-cell office:value-type="string" calcext:value-type="string">
            <text:p>Chapelle avec Mont des Olivier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aitement de la toiture et du grès 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PZY8N</text:p>
          </table:table-cell>
          <table:table-cell office:value-type="string" calcext:value-type="string">
            <text:p>68 - Haut-Rhin | Colmar | 009 avenue Raymond-Poincaré</text:p>
          </table:table-cell>
          <table:table-cell office:value-type="string" calcext:value-type="string">
            <text:p>Cour d'Appel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avaux d'entretien régulie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Q0PZN</text:p>
          </table:table-cell>
          <table:table-cell office:value-type="string" calcext:value-type="string">
            <text:p>68 - Haut-Rhin | Sewen | rue de l'Eglise</text:p>
          </table:table-cell>
          <table:table-cell office:value-type="string" calcext:value-type="string">
            <text:p>Chapelle du cimetièr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estauration complète prévue 2019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Q1DNN</text:p>
          </table:table-cell>
          <table:table-cell office:value-type="string" calcext:value-type="string">
            <text:p>68 - Haut-Rhin | Turckheim | Grand' rue 002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Encadrement grès rdc à restaurer. Assainissement façades (soubassement notamment) à prévoir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Q1LH5</text:p>
          </table:table-cell>
          <table:table-cell office:value-type="string" calcext:value-type="string">
            <text:p>68 - Haut-Rhin | Colmar | 030 rue des Marchands</text:p>
          </table:table-cell>
          <table:table-cell office:value-type="string" calcext:value-type="string">
            <text:p>Musée Bartholdi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ortail du fond dégradé par remontées capillaires - Sculptures altérées en parties base -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Q1WSL</text:p>
          </table:table-cell>
          <table:table-cell office:value-type="string" calcext:value-type="string">
            <text:p>67 - Bas-Rhin | Strasbourg | 029 rue Bain-aux-Plante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ncadrement de grès mauvais état, fer de protection oxydés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Q32JU</text:p>
          </table:table-cell>
          <table:table-cell office:value-type="string" calcext:value-type="string">
            <text:p>67 - Bas-Rhin | Geispolsheim | rue de l'Eglise</text:p>
          </table:table-cell>
          <table:table-cell office:value-type="string" calcext:value-type="string">
            <text:p>Calvai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montées capillaires important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Q3AS2</text:p>
          </table:table-cell>
          <table:table-cell office:value-type="string" calcext:value-type="string">
            <text:p>68 - Haut-Rhin | Murbach | rue Principale</text:p>
          </table:table-cell>
          <table:table-cell office:value-type="string" calcext:value-type="string">
            <text:p>Abbaye (ancienne)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lancher de la tour effondré, édifice cimenté (pathologies liées à l'humidité), à assainir d'urgenc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Q3XDE</text:p>
          </table:table-cell>
          <table:table-cell office:value-type="string" calcext:value-type="string">
            <text:p>68 - Haut-Rhin | Turckheim | 004 rue des Bénédictins</text:p>
          </table:table-cell>
          <table:table-cell office:value-type="string" calcext:value-type="string">
            <text:p>Abbaye de Munster</text:p>
          </table:table-cell>
          <table:table-cell office:value-type="string" calcext:value-type="string">
            <text:p>privé indiv.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Q4Y9L</text:p>
          </table:table-cell>
          <table:table-cell office:value-type="string" calcext:value-type="string">
            <text:p>67 - Bas-Rhin | Neugartheim-Ittlenheim</text:p>
          </table:table-cell>
          <table:table-cell office:value-type="string" calcext:value-type="string">
            <text:p>Motte féodale du Kochersberg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Q5Q02</text:p>
          </table:table-cell>
          <table:table-cell office:value-type="string" calcext:value-type="string">
            <text:p>67 - Bas-Rhin | Traenheim | 027 rue des Usines</text:p>
          </table:table-cell>
          <table:table-cell office:value-type="string" calcext:value-type="string">
            <text:p>Synagogue (ancienne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Q7CMN</text:p>
          </table:table-cell>
          <table:table-cell office:value-type="string" calcext:value-type="string">
            <text:p>68 - Haut-Rhin | Mulhouse | 002 place de la Réunion</text:p>
          </table:table-cell>
          <table:table-cell office:value-type="string" calcext:value-type="string">
            <text:p>Hôtel de Ville (ancien)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s ciment,remontées capillaires,baies+vitraux+porte endommagés, travaux de couverture à prévoir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QBJG7</text:p>
          </table:table-cell>
          <table:table-cell office:value-type="string" calcext:value-type="string">
            <text:p>68 - Haut-Rhin | Riquewihr | 011 anciennement 012 rue Saint-Nicola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Fissures à sonder sous et côtés Oriel - Raval. avec recrépiss + grès à réparer (couverture non vue) 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QBNIN</text:p>
          </table:table-cell>
          <table:table-cell office:value-type="string" calcext:value-type="string">
            <text:p>68 - Haut-Rhin | Guebwiller | 054 rue de la République</text:p>
          </table:table-cell>
          <table:table-cell office:value-type="string" calcext:value-type="string">
            <text:p>Immeuble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QD9JQ</text:p>
          </table:table-cell>
          <table:table-cell office:value-type="string" calcext:value-type="string">
            <text:p>67 - Bas-Rhin | Sarre-Union | rue des Eglises</text:p>
          </table:table-cell>
          <table:table-cell office:value-type="string" calcext:value-type="string">
            <text:p>Temple réformé (ancien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térieurs non visité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QE073</text:p>
          </table:table-cell>
          <table:table-cell office:value-type="string" calcext:value-type="string">
            <text:p>67 - Bas-Rhin | Hochfelden | 010 012 place du Général-Koenig</text:p>
          </table:table-cell>
          <table:table-cell office:value-type="string" calcext:value-type="string">
            <text:p>Synagogue, ancienne école juive et maison du rabbin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égradation des enduits en partie basse (humidité). Revêtement de sol étanche en pied de façade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QE6BM</text:p>
          </table:table-cell>
          <table:table-cell office:value-type="string" calcext:value-type="string">
            <text:p>68 - Haut-Rhin | Sainte-Marie-aux-Mines | 002 rue Osmont</text:p>
          </table:table-cell>
          <table:table-cell office:value-type="string" calcext:value-type="string">
            <text:p>Théâtre Municipal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avaux en 2014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QEM82</text:p>
          </table:table-cell>
          <table:table-cell office:value-type="string" calcext:value-type="string">
            <text:p>68 - Haut-Rhin | Soultzmatt | Grosser Pfingstberg (lieudit)</text:p>
          </table:table-cell>
          <table:table-cell office:value-type="string" calcext:value-type="string">
            <text:p>Menhir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état stabl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QFJOS</text:p>
          </table:table-cell>
          <table:table-cell office:value-type="string" calcext:value-type="string">
            <text:p>67 - Bas-Rhin | La Petite-Pierre | 024 rue Principale</text:p>
          </table:table-cell>
          <table:table-cell office:value-type="string" calcext:value-type="string">
            <text:p>Maison de garde (ancienne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eu d'entretien sur le bâtiment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QGHZT</text:p>
          </table:table-cell>
          <table:table-cell office:value-type="string" calcext:value-type="string">
            <text:p>68 - Haut-Rhin | Ribeauvillé | 021 rue Klobb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QI6GP</text:p>
          </table:table-cell>
          <table:table-cell office:value-type="string" calcext:value-type="string">
            <text:p>67 - Bas-Rhin | Saverne | place du Général-de-Gaulle</text:p>
          </table:table-cell>
          <table:table-cell office:value-type="string" calcext:value-type="string">
            <text:p>Château des Roha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QI9J7</text:p>
          </table:table-cell>
          <table:table-cell office:value-type="string" calcext:value-type="string">
            <text:p>67 - Bas-Rhin | Benfeld | rue de l'Hôpital</text:p>
          </table:table-cell>
          <table:table-cell office:value-type="string" calcext:value-type="string">
            <text:p>Hôpital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manque d'entretien lente dégradation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QJV04</text:p>
          </table:table-cell>
          <table:table-cell office:value-type="string" calcext:value-type="string">
            <text:p>67 - Bas-Rhin | Saverne | 008 rue des Père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nduits/Peinture non adaptés, Fissures part et d'autre oriel, jambages garage dégradés. Rev sol étan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QK3EV</text:p>
          </table:table-cell>
          <table:table-cell office:value-type="string" calcext:value-type="string">
            <text:p>68 - Haut-Rhin | Horbourg-Wihr | rue de l'Eglise</text:p>
          </table:table-cell>
          <table:table-cell office:value-type="string" calcext:value-type="string">
            <text:p>Eglise mixte de Wihr-en-Plaine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QKJUS</text:p>
          </table:table-cell>
          <table:table-cell office:value-type="string" calcext:value-type="string">
            <text:p>68 - Haut-Rhin | Kaysersberg Vignoble | place Jean-Ittel</text:p>
          </table:table-cell>
          <table:table-cell office:value-type="string" calcext:value-type="string">
            <text:p>Chapelle Saint-Michel et son ossuair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 Présence de moisissures sur la voûte à l'aplomb des ossements ?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QKTV9</text:p>
          </table:table-cell>
          <table:table-cell office:value-type="string" calcext:value-type="string">
            <text:p>68 - Haut-Rhin | Mulhouse | rue de Tivoli</text:p>
          </table:table-cell>
          <table:table-cell office:value-type="string" calcext:value-type="string">
            <text:p>Monument commémoratif "Schweissdissi"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Légère altération de surface du bronze par endroits, soudures disgracieuses aux genoux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QMHGO</text:p>
          </table:table-cell>
          <table:table-cell office:value-type="string" calcext:value-type="string">
            <text:p>68 - Haut-Rhin | Neuf-Brisach | 026 place d'Armes</text:p>
          </table:table-cell>
          <table:table-cell office:value-type="string" calcext:value-type="string">
            <text:p>Eglise catholique Saint-Louis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estauration couvertures en cours- enduits et plafonds à reprendre suite à infiltrations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QNT35</text:p>
          </table:table-cell>
          <table:table-cell office:value-type="string" calcext:value-type="string">
            <text:p>67 - Bas-Rhin | Sarre-Union | Grand' rue 011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Oriel restauré 2016, coniche appuis et trumeau en grès sur rue sculptés, restituée à l'identique <text:s/>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QP2QR</text:p>
          </table:table-cell>
          <table:table-cell office:value-type="string" calcext:value-type="string">
            <text:p>67 - Bas-Rhin | Kintzheim | 092 rue de la Liberté</text:p>
          </table:table-cell>
          <table:table-cell office:value-type="string" calcext:value-type="string">
            <text:p>Domaine Fabvier et parc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mur d'enceinte remontées capillaires, manque d'entretien, parc fermé au public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QQVEV</text:p>
          </table:table-cell>
          <table:table-cell office:value-type="string" calcext:value-type="string">
            <text:p>67 - Bas-Rhin | Strasbourg | 015 rue Brûlé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QQYHH</text:p>
          </table:table-cell>
          <table:table-cell office:value-type="string" calcext:value-type="string">
            <text:p>67 - Bas-Rhin | Bouxwiller | C.D. 232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éléments en grès en partie haute refait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QR4NA</text:p>
          </table:table-cell>
          <table:table-cell office:value-type="string" calcext:value-type="string">
            <text:p>67 - Bas-Rhin | Lochwiller | C.D. 068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résence de mousse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QTMCG</text:p>
          </table:table-cell>
          <table:table-cell office:value-type="string" calcext:value-type="string">
            <text:p>67 - Bas-Rhin | Ottrott</text:p>
          </table:table-cell>
          <table:table-cell office:value-type="string" calcext:value-type="string">
            <text:p>Mur païen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QWWSV</text:p>
          </table:table-cell>
          <table:table-cell office:value-type="string" calcext:value-type="string">
            <text:p>68 - Haut-Rhin | Altkirch | place de la République</text:p>
          </table:table-cell>
          <table:table-cell office:value-type="string" calcext:value-type="string">
            <text:p>Fontaine de la Vierge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leurons et petits pinacles manquants ou cassés. Bordure béton à reprendre partiellement. 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QYB37</text:p>
          </table:table-cell>
          <table:table-cell office:value-type="string" calcext:value-type="string">
            <text:p>68 - Haut-Rhin | Mulhouse | 007 rue Pierre-et-Marie-Curie</text:p>
          </table:table-cell>
          <table:table-cell office:value-type="string" calcext:value-type="string">
            <text:p>Bains Municipaux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Entretien couv.s&amp;zing. à prévoir+reprises suite infiltrations toits terrasses-Nb travaux en régie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QZCSK</text:p>
          </table:table-cell>
          <table:table-cell office:value-type="string" calcext:value-type="string">
            <text:p>68 - Haut-Rhin | Turckheim | 001 rue Wickram</text:p>
          </table:table-cell>
          <table:table-cell office:value-type="string" calcext:value-type="string">
            <text:p>Corps de Gard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Encadrements grès altérés. Enduit dur non adapté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R0LOQ</text:p>
          </table:table-cell>
          <table:table-cell office:value-type="string" calcext:value-type="string">
            <text:p>67 - Bas-Rhin | Haguenau | rue des Dominicains</text:p>
          </table:table-cell>
          <table:table-cell office:value-type="string" calcext:value-type="string">
            <text:p>Sécherie de pommes de pins sylvestr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R0VH2</text:p>
          </table:table-cell>
          <table:table-cell office:value-type="string" calcext:value-type="string">
            <text:p>68 - Haut-Rhin | Bergheim | 004 anciennement Marché (place du rue du Haut-Koenigsbourg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ésordres structurels sur la galerie en boi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R1BQM</text:p>
          </table:table-cell>
          <table:table-cell office:value-type="string" calcext:value-type="string">
            <text:p>68 - Haut-Rhin | Ottmarsheim | 053 rue du Général-de-Gaul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risze en duit déposé dans miroir pans de bois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R27R7</text:p>
          </table:table-cell>
          <table:table-cell office:value-type="string" calcext:value-type="string">
            <text:p>67 - Bas-Rhin | Strasbourg | 004 place du Marché-aux-Poissons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oir constat 2014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R5GRF</text:p>
          </table:table-cell>
          <table:table-cell office:value-type="string" calcext:value-type="string">
            <text:p>67 - Bas-Rhin | Sarre-Union | 001 anciennement 005 rue des Tourneur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issures en façade gouttereau 1er &amp; 2ème, oriel instable fer en "S" en façades, meneaux manquants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R5GTM</text:p>
          </table:table-cell>
          <table:table-cell office:value-type="string" calcext:value-type="string">
            <text:p>68 - Haut-Rhin | Ribeauvillé | Grand' rue 007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R5RRL</text:p>
          </table:table-cell>
          <table:table-cell office:value-type="string" calcext:value-type="string">
            <text:p>67 - Bas-Rhin | Strasbourg | 011 quai des Batelier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R6TTQ</text:p>
          </table:table-cell>
          <table:table-cell office:value-type="string" calcext:value-type="string">
            <text:p>68 - Haut-Rhin | Ribeauvillé | place de l'Hôtel de Ville</text:p>
          </table:table-cell>
          <table:table-cell office:value-type="string" calcext:value-type="string">
            <text:p>Hôtel de Vil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uiles à remplacer (projet de travaux de réfection de façade et couverture en cours)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R7N6Q</text:p>
          </table:table-cell>
          <table:table-cell office:value-type="string" calcext:value-type="string">
            <text:p>67 - Bas-Rhin | Obernai | 024 rue Sainte-Odile</text:p>
          </table:table-cell>
          <table:table-cell office:value-type="string" calcext:value-type="string">
            <text:p>Maison des Bains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estauration récente. Parties basses impactées par l'humidité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RA3QL</text:p>
          </table:table-cell>
          <table:table-cell office:value-type="string" calcext:value-type="string">
            <text:p>67 - Bas-Rhin | Obernai</text:p>
          </table:table-cell>
          <table:table-cell office:value-type="string" calcext:value-type="string">
            <text:p>Remparts (vieux)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nombreux propriétaires conséquences sur les travaux d'entretien non régulier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RBJLN</text:p>
          </table:table-cell>
          <table:table-cell office:value-type="string" calcext:value-type="string">
            <text:p>67 - Bas-Rhin | Boersch | 025 rue du Rempart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enêtre bois, rejet d'eau en aluminium, pan de bois sans traitement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RE8K9</text:p>
          </table:table-cell>
          <table:table-cell office:value-type="string" calcext:value-type="string">
            <text:p>68 - Haut-Rhin | Altkirch | 009 rue Hommaire-de-Hell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Allèges+voutes en encorbellement+pierres éclatées en de nombreux endroits, réparations aléatoires.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REDWS</text:p>
          </table:table-cell>
          <table:table-cell office:value-type="string" calcext:value-type="string">
            <text:p>67 - Bas-Rhin | Wissembourg | 027 anciennement 163 rue Neuv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Grosses reprises ciment + abords très cimentés et insalubres (poubelles). Importantes épaufrures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RFEZM</text:p>
          </table:table-cell>
          <table:table-cell office:value-type="string" calcext:value-type="string">
            <text:p>67 - Bas-Rhin | Dambach-la-Ville | 004 anciennement 487 rue de l'Eglis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RFFTI</text:p>
          </table:table-cell>
          <table:table-cell office:value-type="string" calcext:value-type="string">
            <text:p>67 - Bas-Rhin | Obernai | rue Athic</text:p>
          </table:table-cell>
          <table:table-cell office:value-type="string" calcext:value-type="string">
            <text:p>Maison 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emontées capillair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RGHRN</text:p>
          </table:table-cell>
          <table:table-cell office:value-type="string" calcext:value-type="string">
            <text:p>68 - Haut-Rhin | Ensisheim | 001 place de l'Eglis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RH6NB</text:p>
          </table:table-cell>
          <table:table-cell office:value-type="string" calcext:value-type="string">
            <text:p>68 - Haut-Rhin | Colmar | 015 anciennement Juifs (rue des rue Berthe-Molly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léger délitement pierre de base du portail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RHJFS</text:p>
          </table:table-cell>
          <table:table-cell office:value-type="string" calcext:value-type="string">
            <text:p>68 - Haut-Rhin | Rouffach | 011 rue de la Gendarmeri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Remontées capillaires. 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RHW13</text:p>
          </table:table-cell>
          <table:table-cell office:value-type="string" calcext:value-type="string">
            <text:p>68 - Haut-Rhin | Thann | 5 rue de l'Etang</text:p>
          </table:table-cell>
          <table:table-cell office:value-type="string" calcext:value-type="string">
            <text:p>Patrimoine juif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RJI1K</text:p>
          </table:table-cell>
          <table:table-cell office:value-type="string" calcext:value-type="string">
            <text:p>67 - Bas-Rhin | Strasbourg | 002 rue des Frères</text:p>
          </table:table-cell>
          <table:table-cell office:value-type="string" calcext:value-type="string">
            <text:p>Grand Séminaire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autorisation de travaux délivrée en 2018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RJS76</text:p>
          </table:table-cell>
          <table:table-cell office:value-type="string" calcext:value-type="string">
            <text:p>67 - Bas-Rhin | Strasbourg | 033 rue de la Tour</text:p>
          </table:table-cell>
          <table:table-cell office:value-type="string" calcext:value-type="string">
            <text:p>Tour et pavillon de plaisanc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é en 2016 pour accueillir la maison du Parc naturel urbain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RLAIP</text:p>
          </table:table-cell>
          <table:table-cell office:value-type="string" calcext:value-type="string">
            <text:p>67 - Bas-Rhin | Bischholtz | C.D. 326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ntretenu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RN3UG</text:p>
          </table:table-cell>
          <table:table-cell office:value-type="string" calcext:value-type="string">
            <text:p>68 - Haut-Rhin | Mulhouse | Plusieurs adresses</text:p>
          </table:table-cell>
          <table:table-cell office:value-type="string" calcext:value-type="string">
            <text:p>Square de la Bourse et Place de la Républiqu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lusieurs propriétaires ce qui complique la coordination des travaux de restauration démarré 2013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ROBEG</text:p>
          </table:table-cell>
          <table:table-cell office:value-type="string" calcext:value-type="string">
            <text:p>68 - Haut-Rhin | Bergheim | 003 place du Docteur-Pierre-Walter</text:p>
          </table:table-cell>
          <table:table-cell office:value-type="string" calcext:value-type="string">
            <text:p>Hôtel de Vil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Combles non visité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RS5M9</text:p>
          </table:table-cell>
          <table:table-cell office:value-type="string" calcext:value-type="string">
            <text:p>67 - Bas-Rhin | Wissembourg | rue des Dominicains</text:p>
          </table:table-cell>
          <table:table-cell office:value-type="string" calcext:value-type="string">
            <text:p>Eglise des Dominicains (ancienne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nt. non vus (très remaniés). Enduit fissuré, grès desquamé. Bcp efflorescences + salissur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RT0GD</text:p>
          </table:table-cell>
          <table:table-cell office:value-type="string" calcext:value-type="string">
            <text:p>68 - Haut-Rhin | Rouffach | 002 rue de la Gendarmeri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RTS0T</text:p>
          </table:table-cell>
          <table:table-cell office:value-type="string" calcext:value-type="string">
            <text:p>68 - Haut-Rhin | Riquewihr | 044 rue du Général-de-Gaulle</text:p>
          </table:table-cell>
          <table:table-cell office:value-type="string" calcext:value-type="string">
            <text:p>Maison Zimmer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afraîchiss. porche + faça. arrières -Fronton grès porte Tourelle à restau -5% plafd peint à rafraî.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RVQ93</text:p>
          </table:table-cell>
          <table:table-cell office:value-type="string" calcext:value-type="string">
            <text:p>67 - Bas-Rhin | Dambach-la-Ville | 005 anciennement 200 rue des Our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stauration du bâtiment principal sauf poteau cornier de la coursiv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RWHGH</text:p>
          </table:table-cell>
          <table:table-cell office:value-type="string" calcext:value-type="string">
            <text:p>68 - Haut-Rhin | Guebwiller | 002 rue de Rathsamhausen</text:p>
          </table:table-cell>
          <table:table-cell office:value-type="string" calcext:value-type="string">
            <text:p>Hôtel canonial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Nombreux éléments défectueux en toiture/couverture, réserves sur cheminée, désquamation en façade. 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RX8KV</text:p>
          </table:table-cell>
          <table:table-cell office:value-type="string" calcext:value-type="string">
            <text:p>67 - Bas-Rhin | Wilwisheim | rue du Château</text:p>
          </table:table-cell>
          <table:table-cell office:value-type="string" calcext:value-type="string">
            <text:p>Manoir de Wange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avaux de restauration en cours (2018) sur les grilles, pont d'accès, la chapelle et la fontaine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RYVIR</text:p>
          </table:table-cell>
          <table:table-cell office:value-type="string" calcext:value-type="string">
            <text:p>68 - Haut-Rhin | Pfaffenheim</text:p>
          </table:table-cell>
          <table:table-cell office:value-type="string" calcext:value-type="string">
            <text:p>Eglise catholique Saint-Martin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nduits cimentés + dalle béton du chœur à déposer pour assainissement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S16NG</text:p>
          </table:table-cell>
          <table:table-cell office:value-type="string" calcext:value-type="string">
            <text:p>68 - Haut-Rhin | Rouffach | 011 rue Poincaré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Oriel tuiles manquantes, peinture façades inadaptée, porte cadre cassé, réparations anciennes. 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S28RU</text:p>
          </table:table-cell>
          <table:table-cell office:value-type="string" calcext:value-type="string">
            <text:p>68 - Haut-Rhin | Cernay | 012 rue James-Barbier</text:p>
          </table:table-cell>
          <table:table-cell office:value-type="string" calcext:value-type="string">
            <text:p>Fortifications (anciennes)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20-06-23" calcext:value-type="date">
            <text:p>23/06/2020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S2A40</text:p>
          </table:table-cell>
          <table:table-cell office:value-type="string" calcext:value-type="string">
            <text:p>68 - Haut-Rhin | Thann | 024 rue Saint-Thiébaut</text:p>
          </table:table-cell>
          <table:table-cell office:value-type="string" calcext:value-type="string">
            <text:p>Halle aux blés (ancienne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S2CH8</text:p>
          </table:table-cell>
          <table:table-cell office:value-type="string" calcext:value-type="string">
            <text:p>67 - Bas-Rhin | Strasbourg | place de Bordeaux</text:p>
          </table:table-cell>
          <table:table-cell office:value-type="string" calcext:value-type="string">
            <text:p>Maison de la Radio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le décor mural en céramique de Lurçat est protégé et entretenu. Végétaux, mousse acrotèr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S2ENE</text:p>
          </table:table-cell>
          <table:table-cell office:value-type="string" calcext:value-type="string">
            <text:p>67 - Bas-Rhin | Eichhoffen | 6 place de la Mairie</text:p>
          </table:table-cell>
          <table:table-cell office:value-type="string" calcext:value-type="string">
            <text:p>Chapelle Saint-Jean-Bapt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térieurs pas vus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S3S0K</text:p>
          </table:table-cell>
          <table:table-cell office:value-type="string" calcext:value-type="string">
            <text:p>68 - Haut-Rhin | Soultzmatt | Schaefferthal (lieudit)</text:p>
          </table:table-cell>
          <table:table-cell office:value-type="string" calcext:value-type="string">
            <text:p>Chapelle Sainte-Marie 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eintures murales restaurées en 2014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S4GY2</text:p>
          </table:table-cell>
          <table:table-cell office:value-type="string" calcext:value-type="string">
            <text:p>67 - Bas-Rhin | Rosheim | 108 anciennement 402 rue du Général-de-Gaul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S5X4A</text:p>
          </table:table-cell>
          <table:table-cell office:value-type="string" calcext:value-type="string">
            <text:p>68 - Haut-Rhin | Rouffach | 006 B place de la République</text:p>
          </table:table-cell>
          <table:table-cell office:value-type="string" calcext:value-type="string">
            <text:p>Halle aux blés (ancienne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ppuis de fenêtres Renaissance côté Sud cassés (grès). 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S72KW</text:p>
          </table:table-cell>
          <table:table-cell office:value-type="string" calcext:value-type="string">
            <text:p>67 - Bas-Rhin | Roeschwoog | R.N. 063</text:p>
          </table:table-cell>
          <table:table-cell office:value-type="string" calcext:value-type="string">
            <text:p>Banc-reposoir</text:p>
          </table:table-cell>
          <table:table-cell/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S7LLT</text:p>
          </table:table-cell>
          <table:table-cell office:value-type="string" calcext:value-type="string">
            <text:p>67 - Bas-Rhin | Wangen</text:p>
          </table:table-cell>
          <table:table-cell office:value-type="string" calcext:value-type="string">
            <text:p>Site de l'ancien château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S7QI2</text:p>
          </table:table-cell>
          <table:table-cell office:value-type="string" calcext:value-type="string">
            <text:p>67 - Bas-Rhin | Scherwiller | 030 rue de la Mairi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Oriel sur mur gouttereau, traitement des bois de charpente et couverture à remplacer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S90JV</text:p>
          </table:table-cell>
          <table:table-cell office:value-type="string" calcext:value-type="string">
            <text:p>67 - Bas-Rhin | Strasbourg | 009 rue des Sarcelles</text:p>
          </table:table-cell>
          <table:table-cell office:value-type="string" calcext:value-type="string">
            <text:p>Propriété Schranz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S94VX</text:p>
          </table:table-cell>
          <table:table-cell office:value-type="string" calcext:value-type="string">
            <text:p>68 - Haut-Rhin | Kaysersberg Vignoble</text:p>
          </table:table-cell>
          <table:table-cell office:value-type="string" calcext:value-type="string">
            <text:p>Enceinte du château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Maçonneries instables. Effondrement d'une portion importante en janv 2018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S992O</text:p>
          </table:table-cell>
          <table:table-cell office:value-type="string" calcext:value-type="string">
            <text:p>68 - Haut-Rhin | Aubure | route de Sainte-Marie-aux-Mines</text:p>
          </table:table-cell>
          <table:table-cell office:value-type="string" calcext:value-type="string">
            <text:p>[A RADIER] Eglise catholique Saint-Jacques-le-Majeur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/>
          <table:table-cell office:value-type="string" calcext:value-type="string">
            <text:p>maître autel non visité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SA0DM</text:p>
          </table:table-cell>
          <table:table-cell office:value-type="string" calcext:value-type="string">
            <text:p>67 - Bas-Rhin | Strasbourg | 009 rue des Couples</text:p>
          </table:table-cell>
          <table:table-cell office:value-type="string" calcext:value-type="string">
            <text:p>Hôtel des Couples</text:p>
          </table:table-cell>
          <table:table-cell office:value-type="string" calcext:value-type="string">
            <text:p>établissement public cultuel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SA6KO</text:p>
          </table:table-cell>
          <table:table-cell office:value-type="string" calcext:value-type="string">
            <text:p>67 - Bas-Rhin | Strasbourg | 008 rue du Fossé-des-Tailleurs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SAXCJ</text:p>
          </table:table-cell>
          <table:table-cell office:value-type="string" calcext:value-type="string">
            <text:p>68 - Haut-Rhin | Rouffach | place de la République</text:p>
          </table:table-cell>
          <table:table-cell office:value-type="string" calcext:value-type="string">
            <text:p>Tour des Sorcières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Nombreuses remontées capillaires. 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SB2DF</text:p>
          </table:table-cell>
          <table:table-cell office:value-type="string" calcext:value-type="string">
            <text:p>67 - Bas-Rhin | Uttwiller | C.D. 234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éléments métalliques corrodés, éclatement des grès, cisaillement assis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SBIKV</text:p>
          </table:table-cell>
          <table:table-cell office:value-type="string" calcext:value-type="string">
            <text:p>67 - Bas-Rhin | Wissembourg</text:p>
          </table:table-cell>
          <table:table-cell office:value-type="string" calcext:value-type="string">
            <text:p>Château du Geisberg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our-porche : absence de couverture (bâche) et de menuiseries. Faç. maison du gardien très dégradé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SCE0V</text:p>
          </table:table-cell>
          <table:table-cell office:value-type="string" calcext:value-type="string">
            <text:p>67 - Bas-Rhin | Diemeringen | 010 rue du Vin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ntérieurs non visités. Enduits non adaptés, présence de lichen, révision de la couverture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SEGSD</text:p>
          </table:table-cell>
          <table:table-cell office:value-type="string" calcext:value-type="string">
            <text:p>68 - Haut-Rhin | Munster | 016 rue Alfred-Hartmann</text:p>
          </table:table-cell>
          <table:table-cell office:value-type="string" calcext:value-type="string">
            <text:p>Orangerie des Hartmann (ancienne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les statues et bassins présente un état d'avancement des dégradations important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SFZQD</text:p>
          </table:table-cell>
          <table:table-cell office:value-type="string" calcext:value-type="string">
            <text:p>67 - Bas-Rhin | Knoersheim | C.D. 068</text:p>
          </table:table-cell>
          <table:table-cell office:value-type="string" calcext:value-type="string">
            <text:p>Banc-reposoir napoléonien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SI9SQ</text:p>
          </table:table-cell>
          <table:table-cell office:value-type="string" calcext:value-type="string">
            <text:p>67 - Bas-Rhin | Niederbronn-les-Bains | 003 rue du Couvent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ntérieurs non vu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SJN3Q</text:p>
          </table:table-cell>
          <table:table-cell office:value-type="string" calcext:value-type="string">
            <text:p>68 - Haut-Rhin | Riquewihr</text:p>
          </table:table-cell>
          <table:table-cell office:value-type="string" calcext:value-type="string">
            <text:p>Château de Bilstein (ruines du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Dévégétalisation + Reprise des maçonneries déstabilisées - (escalier bois du donjon à réviser)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SJYCT</text:p>
          </table:table-cell>
          <table:table-cell office:value-type="string" calcext:value-type="string">
            <text:p>68 - Haut-Rhin | Wettolsheim</text:p>
          </table:table-cell>
          <table:table-cell office:value-type="string" calcext:value-type="string">
            <text:p>Château de Hagueneck (rui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aitement des arases sacrificielles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SK3J9</text:p>
          </table:table-cell>
          <table:table-cell office:value-type="string" calcext:value-type="string">
            <text:p>67 - Bas-Rhin | Bouxwiller | 006 anciennement 015 rue des Juif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montées capillaires soubassement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SK8S3</text:p>
          </table:table-cell>
          <table:table-cell office:value-type="string" calcext:value-type="string">
            <text:p>67 - Bas-Rhin | Strasbourg | 016 quai Saint-Nicola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florescences à RDC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SMVXP</text:p>
          </table:table-cell>
          <table:table-cell office:value-type="string" calcext:value-type="string">
            <text:p>68 - Haut-Rhin | Turckheim | Adresses diverses</text:p>
          </table:table-cell>
          <table:table-cell office:value-type="string" calcext:value-type="string">
            <text:p>Enceinte fortifiée urbaine (vestiges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entretien régulier à prévoir (végétaux, arase sacrificielle)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SN3ZY</text:p>
          </table:table-cell>
          <table:table-cell office:value-type="string" calcext:value-type="string">
            <text:p>67 - Bas-Rhin | Strasbourg | 018 rue du Dôme</text:p>
          </table:table-cell>
          <table:table-cell office:value-type="string" calcext:value-type="string">
            <text:p>Maison Spach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/>
          <table:table-cell office:value-type="string" calcext:value-type="string">
            <text:p>voir état 2016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SN9SH</text:p>
          </table:table-cell>
          <table:table-cell office:value-type="string" calcext:value-type="string">
            <text:p>67 - Bas-Rhin | Dieffenbach-au-Val | place de l'Eglise</text:p>
          </table:table-cell>
          <table:table-cell office:value-type="string" calcext:value-type="string">
            <text:p>Eglise catholique Saint-Lauren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ntérieurs pas vus. Voies d'eau sur enduit extérieur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SNUHO</text:p>
          </table:table-cell>
          <table:table-cell office:value-type="string" calcext:value-type="string">
            <text:p>67 - Bas-Rhin | Obersteinbach</text:p>
          </table:table-cell>
          <table:table-cell office:value-type="string" calcext:value-type="string">
            <text:p>Château de Lutzelhardt (ruines du) 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SNYY7</text:p>
          </table:table-cell>
          <table:table-cell office:value-type="string" calcext:value-type="string">
            <text:p>68 - Haut-Rhin | Neuf-Brisach | 004 anciennement 148 place d'Armes</text:p>
          </table:table-cell>
          <table:table-cell office:value-type="string" calcext:value-type="string">
            <text:p>Maison d'officiers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SOF6X</text:p>
          </table:table-cell>
          <table:table-cell office:value-type="string" calcext:value-type="string">
            <text:p>67 - Bas-Rhin | Bernardswiller | 24 rue Sainte-Odile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avaux d'entretien sur les couvertures et réfection des enduits à prévoir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SOHL9</text:p>
          </table:table-cell>
          <table:table-cell office:value-type="string" calcext:value-type="string">
            <text:p>68 - Haut-Rhin | Rixheim | 028 rue Zuber</text:p>
          </table:table-cell>
          <table:table-cell office:value-type="string" calcext:value-type="string">
            <text:p>Manufacture Zuber (ancienne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SPGF8</text:p>
          </table:table-cell>
          <table:table-cell office:value-type="string" calcext:value-type="string">
            <text:p>68 - Haut-Rhin | Dannemarie</text:p>
          </table:table-cell>
          <table:table-cell office:value-type="string" calcext:value-type="string">
            <text:p>Motte féodale</text:p>
          </table:table-cell>
          <table:table-cell/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SRB69</text:p>
          </table:table-cell>
          <table:table-cell office:value-type="string" calcext:value-type="string">
            <text:p>67 - Bas-Rhin | Benfeld | rue du Château</text:p>
          </table:table-cell>
          <table:table-cell office:value-type="string" calcext:value-type="string">
            <text:p>Centre de fermentation des tabac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atchwork de menuiseries pvc, bois et alu. 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SSAU3</text:p>
          </table:table-cell>
          <table:table-cell office:value-type="string" calcext:value-type="string">
            <text:p>67 - Bas-Rhin | Reutenbourg | place de l'Eglise</text:p>
          </table:table-cell>
          <table:table-cell office:value-type="string" calcext:value-type="string">
            <text:p>Eglise catholique Saint-Cyriaqu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STXUZ</text:p>
          </table:table-cell>
          <table:table-cell office:value-type="string" calcext:value-type="string">
            <text:p>67 - Bas-Rhin | Walbourg | rue de l'Eglise</text:p>
          </table:table-cell>
          <table:table-cell office:value-type="string" calcext:value-type="string">
            <text:p>Eglise abbatiale Sainte-Walburge (ancienne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traux MAUVAIS ETAT et sans protection efficac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SW34U</text:p>
          </table:table-cell>
          <table:table-cell office:value-type="string" calcext:value-type="string">
            <text:p>67 - Bas-Rhin | Saverne | 024 rue des Murs</text:p>
          </table:table-cell>
          <table:table-cell office:value-type="string" calcext:value-type="string">
            <text:p>Hôtel de Wangen (ancien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Consolidation grès rue des murs. Révision couverture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SWQZ8</text:p>
          </table:table-cell>
          <table:table-cell office:value-type="string" calcext:value-type="string">
            <text:p>68 - Haut-Rhin | Colmar | 007 place de la Cathédrale</text:p>
          </table:table-cell>
          <table:table-cell office:value-type="string" calcext:value-type="string">
            <text:p>Bâtiments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complète en cours (2017 - 2018)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SWV3A</text:p>
          </table:table-cell>
          <table:table-cell office:value-type="string" calcext:value-type="string">
            <text:p>68 - Haut-Rhin | Durmenach | 015 rue du Château</text:p>
          </table:table-cell>
          <table:table-cell office:value-type="string" calcext:value-type="string">
            <text:p>Manoir de Flaxlanden (ancien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Remontées capillaires extérieures, humidité persistante dans la cave, nez de marches cassés. 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SXAK2</text:p>
          </table:table-cell>
          <table:table-cell office:value-type="string" calcext:value-type="string">
            <text:p>68 - Haut-Rhin | Kaysersberg Vignoble | 054 anciennement Pierre-Kohlmann (rue rue du Général-de-Gaulle</text:p>
          </table:table-cell>
          <table:table-cell office:value-type="string" calcext:value-type="string">
            <text:p>Maison Huffel (ancienne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- Décollement des enduits extérieurs sur soubassement (rue du Collège)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SXTLM</text:p>
          </table:table-cell>
          <table:table-cell office:value-type="string" calcext:value-type="string">
            <text:p>67 - Bas-Rhin | Plobsheim | 052 route de Strasbourg</text:p>
          </table:table-cell>
          <table:table-cell office:value-type="string" calcext:value-type="string">
            <text:p>Maison Lorentz (DEMOLIE)</text:p>
          </table:table-cell>
          <table:table-cell/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SY64L</text:p>
          </table:table-cell>
          <table:table-cell office:value-type="string" calcext:value-type="string">
            <text:p>68 - Haut-Rhin | Riquewihr | 016 017 place des Trois-Eglises</text:p>
          </table:table-cell>
          <table:table-cell office:value-type="string" calcext:value-type="string">
            <text:p>Eglise Notre-Dame (ancienne)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Grès altérés (humidité) -Charpente à réviser - Couverture pan nord à restaurer (intér. non visitées)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SZ1NU</text:p>
          </table:table-cell>
          <table:table-cell office:value-type="string" calcext:value-type="string">
            <text:p>67 - Bas-Rhin | Bernardswiller</text:p>
          </table:table-cell>
          <table:table-cell office:value-type="string" calcext:value-type="string">
            <text:p>Eglise catholique Notre-Dam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couverture ardoises,maçonnerie pierre de taille + chéneaux à revoir.remontées capillaire important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T086R</text:p>
          </table:table-cell>
          <table:table-cell office:value-type="string" calcext:value-type="string">
            <text:p>67 - Bas-Rhin | Saverne</text:p>
          </table:table-cell>
          <table:table-cell office:value-type="string" calcext:value-type="string">
            <text:p>Château Greifenstein (rui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aitement des arases à prévoir. Pierres instable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T0GCN</text:p>
          </table:table-cell>
          <table:table-cell office:value-type="string" calcext:value-type="string">
            <text:p>67 - Bas-Rhin | Blaesheim | rue de la Montagne</text:p>
          </table:table-cell>
          <table:table-cell office:value-type="string" calcext:value-type="string">
            <text:p>Tour sur le Gloeckelsberg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T1AOE</text:p>
          </table:table-cell>
          <table:table-cell office:value-type="string" calcext:value-type="string">
            <text:p>68 - Haut-Rhin | Saint-Hippolyte | rue de la Montée</text:p>
          </table:table-cell>
          <table:table-cell office:value-type="string" calcext:value-type="string">
            <text:p>Enceinte fortifiée urbaine (vestiges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T1YAM</text:p>
          </table:table-cell>
          <table:table-cell office:value-type="string" calcext:value-type="string">
            <text:p>67 - Bas-Rhin | Fegersheim | 046 route de Lyon</text:p>
          </table:table-cell>
          <table:table-cell office:value-type="string" calcext:value-type="string">
            <text:p>Ancien hôtel du maître de post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rampe d'accès PMR,enduit ciment,peinture acrylique, entrainent des pathologies liées à l'humidité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T3UAS</text:p>
          </table:table-cell>
          <table:table-cell office:value-type="string" calcext:value-type="string">
            <text:p>67 - Bas-Rhin | Mutzig</text:p>
          </table:table-cell>
          <table:table-cell office:value-type="string" calcext:value-type="string">
            <text:p>Gisement archéologiqu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é en 2015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T3VRY</text:p>
          </table:table-cell>
          <table:table-cell office:value-type="string" calcext:value-type="string">
            <text:p>67 - Bas-Rhin | Rhinau | rue de l'Hôtel-de-Ville</text:p>
          </table:table-cell>
          <table:table-cell office:value-type="string" calcext:value-type="string">
            <text:p>Eglise catholique Saint-Michel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élévation fortement impacté par les remontées capillaires et dégradation volontair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T5J2H</text:p>
          </table:table-cell>
          <table:table-cell office:value-type="string" calcext:value-type="string">
            <text:p>68 - Haut-Rhin | Wintzenheim</text:p>
          </table:table-cell>
          <table:table-cell office:value-type="string" calcext:value-type="string">
            <text:p>Château de Pflixbourg (ruines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débroussaillage, rejointoiement et stabilisation des murs vers l'entrée du château et autour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T7E6W</text:p>
          </table:table-cell>
          <table:table-cell office:value-type="string" calcext:value-type="string">
            <text:p>67 - Bas-Rhin | Westhoffen | 034 anciennement 142 anciennement Principale (rue rue Birri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Grès à consolider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T8OXX</text:p>
          </table:table-cell>
          <table:table-cell office:value-type="string" calcext:value-type="string">
            <text:p>68 - Haut-Rhin | Ammerschwihr | Grand' rue</text:p>
          </table:table-cell>
          <table:table-cell office:value-type="string" calcext:value-type="string">
            <text:p>Porte Haut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Révision couverture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T8UMD</text:p>
          </table:table-cell>
          <table:table-cell office:value-type="string" calcext:value-type="string">
            <text:p>67 - Bas-Rhin | Lalaye | 057 rue de Charbes</text:p>
          </table:table-cell>
          <table:table-cell office:value-type="string" calcext:value-type="string">
            <text:p>Puits de la mine Haus Österreich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T94GH</text:p>
          </table:table-cell>
          <table:table-cell office:value-type="string" calcext:value-type="string">
            <text:p>68 - Haut-Rhin | Gueberschwihr | 10 (anciennement 09) place de la Mairi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quelques fissurations des marches et du noyau de l'escalier hélicoïdal, semble stable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T9PH5</text:p>
          </table:table-cell>
          <table:table-cell office:value-type="string" calcext:value-type="string">
            <text:p>67 - Bas-Rhin | Huttenheim | 007 rue de la Forêt</text:p>
          </table:table-cell>
          <table:table-cell office:value-type="string" calcext:value-type="string">
            <text:p>Croix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oumis aux intempéri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TADPC</text:p>
          </table:table-cell>
          <table:table-cell office:value-type="string" calcext:value-type="string">
            <text:p>67 - Bas-Rhin | Lauterbourg | 037 place du Château</text:p>
          </table:table-cell>
          <table:table-cell office:value-type="string" calcext:value-type="string">
            <text:p>Château épiscopal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TCX94</text:p>
          </table:table-cell>
          <table:table-cell office:value-type="string" calcext:value-type="string">
            <text:p>67 - Bas-Rhin | Eschwiller</text:p>
          </table:table-cell>
          <table:table-cell office:value-type="string" calcext:value-type="string">
            <text:p>Eglise catholique Notre-Dame de l'Assompti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TDJ6X</text:p>
          </table:table-cell>
          <table:table-cell office:value-type="string" calcext:value-type="string">
            <text:p>68 - Haut-Rhin | Masevaux-Niederbruck | 005 rue du Maréchal-de-Lattre-de-Tassigny</text:p>
          </table:table-cell>
          <table:table-cell office:value-type="string" calcext:value-type="string">
            <text:p>Hôtel de Vil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enuiseries à changer coté ouest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TEFNL</text:p>
          </table:table-cell>
          <table:table-cell office:value-type="string" calcext:value-type="string">
            <text:p>67 - Bas-Rhin | Strasbourg | 007 place Saint-Etienn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estauration des volets à prévoir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TFHOD</text:p>
          </table:table-cell>
          <table:table-cell office:value-type="string" calcext:value-type="string">
            <text:p>67 - Bas-Rhin | Soultz-les-Bains | rue Saint-Maurice</text:p>
          </table:table-cell>
          <table:table-cell office:value-type="string" calcext:value-type="string">
            <text:p>Eglise catholique Saint-Mauric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nt. non vus. Enduit extérieur défectueux + importantes desquamation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TFTV5</text:p>
          </table:table-cell>
          <table:table-cell office:value-type="string" calcext:value-type="string">
            <text:p>67 - Bas-Rhin | Châtenois | chemin du Georgenbrunn</text:p>
          </table:table-cell>
          <table:table-cell office:value-type="string" calcext:value-type="string">
            <text:p>Fontaine de dévotion Saint-Georges dite Le Jeriabrunn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agréage et consolidation partielle à prévoir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TGHUX</text:p>
          </table:table-cell>
          <table:table-cell office:value-type="string" calcext:value-type="string">
            <text:p>67 - Bas-Rhin | Bouxwiller | 62a Grand' rue <text:s/></text:p>
          </table:table-cell>
          <table:table-cell office:value-type="string" calcext:value-type="string">
            <text:p>Ancienne synagogue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Mur de clôture: grès dégradés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TGVWQ</text:p>
          </table:table-cell>
          <table:table-cell office:value-type="string" calcext:value-type="string">
            <text:p>68 - Haut-Rhin | Kaysersberg Vignoble | square du Docteur-Schweitzer</text:p>
          </table:table-cell>
          <table:table-cell office:value-type="string" calcext:value-type="string">
            <text:p>Tour Obertorturm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- Nombreuses fissures sur les quatre mur extérieurs avec <text:s/>présence de témoins; également végétation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THJK8</text:p>
          </table:table-cell>
          <table:table-cell office:value-type="string" calcext:value-type="string">
            <text:p>67 - Bas-Rhin | Saint-Pierre-Bois</text:p>
          </table:table-cell>
          <table:table-cell office:value-type="string" calcext:value-type="string">
            <text:p>Eglise Saint-Gill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avaux d'entretien à prévoir sur les parties basses et les chéneaux 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TJNVT</text:p>
          </table:table-cell>
          <table:table-cell office:value-type="string" calcext:value-type="string">
            <text:p>67 - Bas-Rhin | Marmoutier | place du Général-de-Gaulle</text:p>
          </table:table-cell>
          <table:table-cell office:value-type="string" calcext:value-type="string">
            <text:p>Abbaye bénédictine (ancienne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avaux récents réalisés en 2014 immeuble inscrit, Eglise Abbatiale Saint-Etienne chéneau à revoir.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TKCDU</text:p>
          </table:table-cell>
          <table:table-cell office:value-type="string" calcext:value-type="string">
            <text:p>68 - Haut-Rhin | Ammerschwihr | Grand' rue 020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TKULZ</text:p>
          </table:table-cell>
          <table:table-cell office:value-type="string" calcext:value-type="string">
            <text:p>68 - Haut-Rhin | Ferrette | Schlossberg (lieudit)</text:p>
          </table:table-cell>
          <table:table-cell office:value-type="string" calcext:value-type="string">
            <text:p>Château (ruines)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os travaux d'entretien et de mise en valeur des ruines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TKWWC</text:p>
          </table:table-cell>
          <table:table-cell office:value-type="string" calcext:value-type="string">
            <text:p>67 - Bas-Rhin | Molsheim | Dompeter-Kirche</text:p>
          </table:table-cell>
          <table:table-cell office:value-type="string" calcext:value-type="string">
            <text:p>Eglise Dompeter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ès cimenté, pathologies liées à l'humidité, à assainir d'urgenc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TL59I</text:p>
          </table:table-cell>
          <table:table-cell office:value-type="string" calcext:value-type="string">
            <text:p>67 - Bas-Rhin | Bouxwiller | rue de l'Eglise</text:p>
          </table:table-cell>
          <table:table-cell office:value-type="string" calcext:value-type="string">
            <text:p>Eglise protestant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Assainissement des façades à prévoir. Glacis à reprendre. Intérieurs non visité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TMPWN</text:p>
          </table:table-cell>
          <table:table-cell office:value-type="string" calcext:value-type="string">
            <text:p>67 - Bas-Rhin | Strasbourg | 003 place de l'Hôpital</text:p>
          </table:table-cell>
          <table:table-cell office:value-type="string" calcext:value-type="string">
            <text:p>Hôtel d'Ettenheimmunster (ancien)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2-10-01" calcext:value-type="date">
            <text:p>01/10/2012</text:p>
          </table:table-cell>
          <table:table-cell office:value-type="string" calcext:value-type="string">
            <text:p>b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NK2R</text:p>
          </table:table-cell>
          <table:table-cell office:value-type="string" calcext:value-type="string">
            <text:p>68 - Haut-Rhin | Wintzenheim | 001 rue de la Synagogue</text:p>
          </table:table-cell>
          <table:table-cell office:value-type="string" calcext:value-type="string">
            <text:p>Synagogu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TP42R</text:p>
          </table:table-cell>
          <table:table-cell office:value-type="string" calcext:value-type="string">
            <text:p>68 - Haut-Rhin | Turckheim | 006 rue du Conseil</text:p>
          </table:table-cell>
          <table:table-cell office:value-type="string" calcext:value-type="string">
            <text:p>Hôtel de Vil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Remontées capillaires dans soubassement malgré traitement de sol pavé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TR5RB</text:p>
          </table:table-cell>
          <table:table-cell office:value-type="string" calcext:value-type="string">
            <text:p>68 - Haut-Rhin | Rouffach | 002 anciennement 004 rue du Marché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TTSZK</text:p>
          </table:table-cell>
          <table:table-cell office:value-type="string" calcext:value-type="string">
            <text:p>67 - Bas-Rhin | Strasbourg | rue de la Douane</text:p>
          </table:table-cell>
          <table:table-cell office:value-type="string" calcext:value-type="string">
            <text:p>Douane (ancienne)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du pignon Est en 2014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TUXFA</text:p>
          </table:table-cell>
          <table:table-cell office:value-type="string" calcext:value-type="string">
            <text:p>68 - Haut-Rhin | Ensisheim | 049 rue de la Première-Armée-Française</text:p>
          </table:table-cell>
          <table:table-cell office:value-type="string" calcext:value-type="string">
            <text:p>Maison centrale de détenti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TWQ3N</text:p>
          </table:table-cell>
          <table:table-cell office:value-type="string" calcext:value-type="string">
            <text:p>68 - Haut-Rhin | Riquewihr | 062 anciennement Grand'Rue 078 rue du Général-de-Gaulle</text:p>
          </table:table-cell>
          <table:table-cell office:value-type="string" calcext:value-type="string">
            <text:p>Maison Thalinger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Réparat. enduit - Raval. façades -Révisi. toiture (tuiles/lattage) -Plancher à reconstru. (sinistre)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TX8IC</text:p>
          </table:table-cell>
          <table:table-cell office:value-type="string" calcext:value-type="string">
            <text:p>67 - Bas-Rhin | Steige | 21 Grand' rue .</text:p>
          </table:table-cell>
          <table:table-cell office:value-type="string" calcext:value-type="string">
            <text:p>Eglise paroissiale (ancienne)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TXUKB</text:p>
          </table:table-cell>
          <table:table-cell office:value-type="string" calcext:value-type="string">
            <text:p>67 - Bas-Rhin | Strasbourg | avenue de Colmar</text:p>
          </table:table-cell>
          <table:table-cell office:value-type="string" calcext:value-type="string">
            <text:p>Poste d'aiguillage S.N.C.F.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TYKH2</text:p>
          </table:table-cell>
          <table:table-cell office:value-type="string" calcext:value-type="string">
            <text:p>67 - Bas-Rhin | Strasbourg | 001 003 rue de la Douane</text:p>
          </table:table-cell>
          <table:table-cell office:value-type="string" calcext:value-type="string">
            <text:p>Maison Lauth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TZSYI</text:p>
          </table:table-cell>
          <table:table-cell office:value-type="string" calcext:value-type="string">
            <text:p>67 - Bas-Rhin | Soultz-sous-Forêts | rue des Barons-de-Fleckenstein</text:p>
          </table:table-cell>
          <table:table-cell office:value-type="string" calcext:value-type="string">
            <text:p>Eglise protestante Saints-Pierre-et-Paul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oubassement grès et escalier chœur à reprendr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U011C</text:p>
          </table:table-cell>
          <table:table-cell office:value-type="string" calcext:value-type="string">
            <text:p>67 - Bas-Rhin | Hipsheim</text:p>
          </table:table-cell>
          <table:table-cell office:value-type="string" calcext:value-type="string">
            <text:p>Chapelle Saint-Luda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nduit ciment et peinture acrylique 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U04JP</text:p>
          </table:table-cell>
          <table:table-cell office:value-type="string" calcext:value-type="string">
            <text:p>67 - Bas-Rhin | Barr | rue de l'Eglise</text:p>
          </table:table-cell>
          <table:table-cell office:value-type="string" calcext:value-type="string">
            <text:p>Eglise protestant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U0FE3</text:p>
          </table:table-cell>
          <table:table-cell office:value-type="string" calcext:value-type="string">
            <text:p>67 - Bas-Rhin | Altwiller</text:p>
          </table:table-cell>
          <table:table-cell office:value-type="string" calcext:value-type="string">
            <text:p>Domaine de Bonnefontain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C accordé en 2011. Travaux non réalisés en intégralité. Hors d'eau hors d'air non assuré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U1SHG</text:p>
          </table:table-cell>
          <table:table-cell office:value-type="string" calcext:value-type="string">
            <text:p>67 - Bas-Rhin | Saverne | 028 rue des Murs</text:p>
          </table:table-cell>
          <table:table-cell office:value-type="string" calcext:value-type="string">
            <text:p>Maison (DEMOLIE)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U3PLG</text:p>
          </table:table-cell>
          <table:table-cell office:value-type="string" calcext:value-type="string">
            <text:p>68 - Haut-Rhin | Ribeauvillé | rue du Temple</text:p>
          </table:table-cell>
          <table:table-cell office:value-type="string" calcext:value-type="string">
            <text:p>Jardin du Château Bas des Ribeaupierre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vivier supérieur et intermédiaire, fontaines &amp; statues sans entretien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U4RK1</text:p>
          </table:table-cell>
          <table:table-cell office:value-type="string" calcext:value-type="string">
            <text:p>67 - Bas-Rhin | Diemeringen | Grand rue <text:s/></text:p>
          </table:table-cell>
          <table:table-cell office:value-type="string" calcext:value-type="string">
            <text:p>Eglise protestant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façades et couvertures en 2015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U4V59</text:p>
          </table:table-cell>
          <table:table-cell office:value-type="string" calcext:value-type="string">
            <text:p>68 - Haut-Rhin | Bergheim | 002 anciennement Marché (place du rue du Haut-Koenigsbourg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avaux couverture et enduits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U4VIC</text:p>
          </table:table-cell>
          <table:table-cell office:value-type="string" calcext:value-type="string">
            <text:p>67 - Bas-Rhin | Wissembourg | 005 quai Anselmann</text:p>
          </table:table-cell>
          <table:table-cell office:value-type="string" calcext:value-type="string">
            <text:p>Maison Wagenführer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an de bois sec, enduit ciment fissuré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U4WDN</text:p>
          </table:table-cell>
          <table:table-cell office:value-type="string" calcext:value-type="string">
            <text:p>67 - Bas-Rhin | Strasbourg | 1 place d'Athènes</text:p>
          </table:table-cell>
          <table:table-cell office:value-type="string" calcext:value-type="string">
            <text:p>Faculté de droit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énovation en cours en 2018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U5B8E</text:p>
          </table:table-cell>
          <table:table-cell office:value-type="string" calcext:value-type="string">
            <text:p>68 - Haut-Rhin | Altkirch | rue du Troisième-Zouave</text:p>
          </table:table-cell>
          <table:table-cell office:value-type="string" calcext:value-type="string">
            <text:p>Hôpital Saint-Morand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ortail extérieur : délitements et réparations anciennes au ciment. Peinture chapelle abîmée. </text:p>
          </table:table-cell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U5X2B</text:p>
          </table:table-cell>
          <table:table-cell office:value-type="string" calcext:value-type="string">
            <text:p>67 - Bas-Rhin | Andlau | 017 anciennement 014 rue Docteur-Stoltz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U69N7</text:p>
          </table:table-cell>
          <table:table-cell office:value-type="string" calcext:value-type="string">
            <text:p>67 - Bas-Rhin | Boersch | 020 022 <text:s/>rue Sainte-Odile anciennement Krummengasse 035</text:p>
          </table:table-cell>
          <table:table-cell office:value-type="string" calcext:value-type="string">
            <text:p>Puits Renaissanc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U6WO6</text:p>
          </table:table-cell>
          <table:table-cell office:value-type="string" calcext:value-type="string">
            <text:p>67 - Bas-Rhin | Strasbourg | 005 rue des Hallebarde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U71JB</text:p>
          </table:table-cell>
          <table:table-cell office:value-type="string" calcext:value-type="string">
            <text:p>68 - Haut-Rhin | Ammerschwihr | Im Schloss (lieudit)</text:p>
          </table:table-cell>
          <table:table-cell office:value-type="string" calcext:value-type="string">
            <text:p>Château de Meywihr (vestiges de l'ancien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Vestiges dégagés en mauvais état: pierres instables, murs effondré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U7EBM</text:p>
          </table:table-cell>
          <table:table-cell office:value-type="string" calcext:value-type="string">
            <text:p>68 - Haut-Rhin | Zellenberg | 049 rue de la Fontaine</text:p>
          </table:table-cell>
          <table:table-cell office:value-type="string" calcext:value-type="string">
            <text:p>Enceinte fortifiée urbaine (vestiges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Enduit non adapté (10 rue schlossberg)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UAZ2V</text:p>
          </table:table-cell>
          <table:table-cell office:value-type="string" calcext:value-type="string">
            <text:p>68 - Haut-Rhin | Thann | Ruine Engelbourg (lieudit)</text:p>
          </table:table-cell>
          <table:table-cell office:value-type="string" calcext:value-type="string">
            <text:p>Château d'Engelbourg (ruines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UBLXA</text:p>
          </table:table-cell>
          <table:table-cell office:value-type="string" calcext:value-type="string">
            <text:p>67 - Bas-Rhin | Sélestat | 004 rue du Docteur-Oberkirch</text:p>
          </table:table-cell>
          <table:table-cell office:value-type="string" calcext:value-type="string">
            <text:p>Hôtel Cetty (ancien)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montées de capillarité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UC05M</text:p>
          </table:table-cell>
          <table:table-cell office:value-type="string" calcext:value-type="string">
            <text:p>68 - Haut-Rhin | Bergholtz | 032 rue de l'Eglise</text:p>
          </table:table-cell>
          <table:table-cell office:value-type="string" calcext:value-type="string">
            <text:p>Motte castral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maison construite sur la mott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UCHAN</text:p>
          </table:table-cell>
          <table:table-cell office:value-type="string" calcext:value-type="string">
            <text:p>67 - Bas-Rhin | Hoenheim | 021 rue de la République</text:p>
          </table:table-cell>
          <table:table-cell office:value-type="string" calcext:value-type="string">
            <text:p>Maison d'habitation juive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lambement de la façade Nord relativement important prévoir travaux de restauration + menuiseri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UCIDM</text:p>
          </table:table-cell>
          <table:table-cell office:value-type="string" calcext:value-type="string">
            <text:p>68 - Haut-Rhin | Labaroche</text:p>
          </table:table-cell>
          <table:table-cell office:value-type="string" calcext:value-type="string">
            <text:p>Château de Hohenack (ruines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UCLXW</text:p>
          </table:table-cell>
          <table:table-cell office:value-type="string" calcext:value-type="string">
            <text:p>68 - Haut-Rhin | Wittenheim | Rebberg Grosstueck (lieudit)</text:p>
          </table:table-cell>
          <table:table-cell office:value-type="string" calcext:value-type="string">
            <text:p>Motte féodale 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aménagement des abords en 2013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UE6J3</text:p>
          </table:table-cell>
          <table:table-cell office:value-type="string" calcext:value-type="string">
            <text:p>67 - Bas-Rhin | Betschdorf | 39 rue des Potiers</text:p>
          </table:table-cell>
          <table:table-cell office:value-type="string" calcext:value-type="string">
            <text:p>Unité potière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UFOUV</text:p>
          </table:table-cell>
          <table:table-cell office:value-type="string" calcext:value-type="string">
            <text:p>67 - Bas-Rhin | Bouxwiller | Grand' rue 035-037 anciennement 041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ous-face du porche: dégradation avancé (risque d'effondrement). Couverture mauvais état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UFWA6</text:p>
          </table:table-cell>
          <table:table-cell office:value-type="string" calcext:value-type="string">
            <text:p>67 - Bas-Rhin | Buswiller | 017 rue Principale</text:p>
          </table:table-cell>
          <table:table-cell office:value-type="string" calcext:value-type="string">
            <text:p>Ferme Jacob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alissures façade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UFYLO</text:p>
          </table:table-cell>
          <table:table-cell office:value-type="string" calcext:value-type="string">
            <text:p>68 - Haut-Rhin | Orschwihr | 001 rue du Centre</text:p>
          </table:table-cell>
          <table:table-cell office:value-type="string" calcext:value-type="string">
            <text:p>Château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UGI0J</text:p>
          </table:table-cell>
          <table:table-cell office:value-type="string" calcext:value-type="string">
            <text:p>68 - Haut-Rhin | Bennwihr | place de la Mairie</text:p>
          </table:table-cell>
          <table:table-cell office:value-type="string" calcext:value-type="string">
            <text:p>Monument aux mort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Nombreuses traces de martelag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ULI2F</text:p>
          </table:table-cell>
          <table:table-cell office:value-type="string" calcext:value-type="string">
            <text:p>68 - Haut-Rhin | Muntzenheim | rue Principale</text:p>
          </table:table-cell>
          <table:table-cell office:value-type="string" calcext:value-type="string">
            <text:p>Eglise protestante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couverture à vérifie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ULVRQ</text:p>
          </table:table-cell>
          <table:table-cell office:value-type="string" calcext:value-type="string">
            <text:p>67 - Bas-Rhin | Strasbourg | 025 rue du Jeu-des-Enfant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voir état 2014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UNV01</text:p>
          </table:table-cell>
          <table:table-cell office:value-type="string" calcext:value-type="string">
            <text:p>67 - Bas-Rhin | Strasbourg | 9 place de l'Université</text:p>
          </table:table-cell>
          <table:table-cell office:value-type="string" calcext:value-type="string">
            <text:p>Palais Universitaire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des menuiseries sur cour en 2015, des circulation au 1er en 2017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UOTG8</text:p>
          </table:table-cell>
          <table:table-cell office:value-type="string" calcext:value-type="string">
            <text:p>67 - Bas-Rhin | Haguenau | 24 rue du Maire André Traband</text:p>
          </table:table-cell>
          <table:table-cell office:value-type="string" calcext:value-type="string">
            <text:p>Ancien hôpital militaire et bourgeois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UP3A4</text:p>
          </table:table-cell>
          <table:table-cell office:value-type="string" calcext:value-type="string">
            <text:p>67 - Bas-Rhin | Bischheim | rue du Château d'Angleterre</text:p>
          </table:table-cell>
          <table:table-cell office:value-type="string" calcext:value-type="string">
            <text:p>Château de la Cour d'Angleterre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UQ72O</text:p>
          </table:table-cell>
          <table:table-cell office:value-type="string" calcext:value-type="string">
            <text:p>68 - Haut-Rhin | Wittelsheim | avenue Joseph-Else</text:p>
          </table:table-cell>
          <table:table-cell office:value-type="string" calcext:value-type="string">
            <text:p>Vestiaire/bains-douches du puits Joseph Else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ntretenu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UQ7NA</text:p>
          </table:table-cell>
          <table:table-cell office:value-type="string" calcext:value-type="string">
            <text:p>67 - Bas-Rhin | Sélestat | place Saint-Georges</text:p>
          </table:table-cell>
          <table:table-cell office:value-type="string" calcext:value-type="string">
            <text:p>Église Saint-Georges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rotrection provisoire et travaux d'urgence en 2017.Gros travaux de restauration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URB6N</text:p>
          </table:table-cell>
          <table:table-cell office:value-type="string" calcext:value-type="string">
            <text:p>67 - Bas-Rhin | Westhoffen | 003 rue du Klingeltor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joints ouvert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USGGA</text:p>
          </table:table-cell>
          <table:table-cell office:value-type="string" calcext:value-type="string">
            <text:p>68 - Haut-Rhin | Eschentzwiller | rue de l'Eglise</text:p>
          </table:table-cell>
          <table:table-cell office:value-type="string" calcext:value-type="string">
            <text:p>Eglise catholique Saints-Pierre-et-Pau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restauration pierre de tailles+ enduits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UT0DF</text:p>
          </table:table-cell>
          <table:table-cell office:value-type="string" calcext:value-type="string">
            <text:p>67 - Bas-Rhin | Sélestat | 039 rue des Chevaliers</text:p>
          </table:table-cell>
          <table:table-cell office:value-type="string" calcext:value-type="string">
            <text:p>Auberge des Alliés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écemment restauré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UT1B7</text:p>
          </table:table-cell>
          <table:table-cell office:value-type="string" calcext:value-type="string">
            <text:p>67 - Bas-Rhin | Neuwiller-lès-Saverne | cour du Chapitre</text:p>
          </table:table-cell>
          <table:table-cell office:value-type="string" calcext:value-type="string">
            <text:p>Fontai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cuve non étanche,joints à reprendre et fissures.présence de ciment et efflorescence salin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UT1F6</text:p>
          </table:table-cell>
          <table:table-cell office:value-type="string" calcext:value-type="string">
            <text:p>67 - Bas-Rhin | Benfeld | 012 rue Clemenceau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enduits au ciment, peintures acryliques, mise hors d'eau et hors air 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UTTRS</text:p>
          </table:table-cell>
          <table:table-cell office:value-type="string" calcext:value-type="string">
            <text:p>67 - Bas-Rhin | Reichshoffen | 016 rue du Château</text:p>
          </table:table-cell>
          <table:table-cell office:value-type="string" calcext:value-type="string">
            <text:p>Château de Dietrich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UWS8Z</text:p>
          </table:table-cell>
          <table:table-cell office:value-type="string" calcext:value-type="string">
            <text:p>68 - Haut-Rhin | Riquewihr | 027 anciennement Grand'Rue 031 rue du Général-de-Gaulle</text:p>
          </table:table-cell>
          <table:table-cell office:value-type="string" calcext:value-type="string">
            <text:p>Maison "A l'Ours noir"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UXRHV</text:p>
          </table:table-cell>
          <table:table-cell office:value-type="string" calcext:value-type="string">
            <text:p>67 - Bas-Rhin | La Wantzenau | 001 rue de Angle</text:p>
          </table:table-cell>
          <table:table-cell office:value-type="string" calcext:value-type="string">
            <text:p>Moulin avec pressoirs et tarar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visite sur site adresse non correspondant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UYKUW</text:p>
          </table:table-cell>
          <table:table-cell office:value-type="string" calcext:value-type="string">
            <text:p>67 - Bas-Rhin | Morsbronn-les-Bains | C.D. 250</text:p>
          </table:table-cell>
          <table:table-cell office:value-type="string" calcext:value-type="string">
            <text:p>Banc-reposoir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cisaillement zu niveau du linteau, agrafes métalliques corrodées, éclatements léger des grè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UZVMS</text:p>
          </table:table-cell>
          <table:table-cell office:value-type="string" calcext:value-type="string">
            <text:p>68 - Haut-Rhin | Turckheim | rue des Vignerons</text:p>
          </table:table-cell>
          <table:table-cell office:value-type="string" calcext:value-type="string">
            <text:p>Porte de Brand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V0SWQ</text:p>
          </table:table-cell>
          <table:table-cell office:value-type="string" calcext:value-type="string">
            <text:p>67 - Bas-Rhin | Barr | 030 rue Docteur-Sultzer</text:p>
          </table:table-cell>
          <table:table-cell office:value-type="string" calcext:value-type="string">
            <text:p>Ancien Hôtel Marco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maçonneries saines, entrées cochères en mauvais état projet de restauration en cour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V2B60</text:p>
          </table:table-cell>
          <table:table-cell office:value-type="string" calcext:value-type="string">
            <text:p>67 - Bas-Rhin | Strasbourg | 001 rue de l'Académie</text:p>
          </table:table-cell>
          <table:table-cell office:value-type="string" calcext:value-type="string">
            <text:p>Ecole municipale des arts décoratif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en cours en 2018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V2BGX</text:p>
          </table:table-cell>
          <table:table-cell office:value-type="string" calcext:value-type="string">
            <text:p>67 - Bas-Rhin | Neuwiller-lès-Saverne | 008 cour du Chapitre</text:p>
          </table:table-cell>
          <table:table-cell office:value-type="string" calcext:value-type="string">
            <text:p>Hôtel de la Prévôté du Chapître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Façade principale présente quelques pathologies liées à la présence de ciment et de végétation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V38X3</text:p>
          </table:table-cell>
          <table:table-cell office:value-type="string" calcext:value-type="string">
            <text:p>68 - Haut-Rhin | Habsheim | 090 rue du Général-de-Gaulle</text:p>
          </table:table-cell>
          <table:table-cell office:value-type="string" calcext:value-type="string">
            <text:p>Dorfhus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de la couverture+ charpente en 2016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V3JZ7</text:p>
          </table:table-cell>
          <table:table-cell office:value-type="string" calcext:value-type="string">
            <text:p>67 - Bas-Rhin | Eschbourg</text:p>
          </table:table-cell>
          <table:table-cell office:value-type="string" calcext:value-type="string">
            <text:p>Vestiges de l'ancienne abbaye de Grauftha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Vestiges semi enterrés. Vestiges en élévation fortement dégradés. Démontage été 2018 (archéo)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V3OOU</text:p>
          </table:table-cell>
          <table:table-cell office:value-type="string" calcext:value-type="string">
            <text:p>68 - Haut-Rhin | Colmar | 003 rue Corberon</text:p>
          </table:table-cell>
          <table:table-cell office:value-type="string" calcext:value-type="string">
            <text:p>Maison Fleischhauer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inition façade organique partant en plaques, pierres abîmées en partie basse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V4ASU</text:p>
          </table:table-cell>
          <table:table-cell office:value-type="string" calcext:value-type="string">
            <text:p>67 - Bas-Rhin | Saint-Nabor</text:p>
          </table:table-cell>
          <table:table-cell office:value-type="string" calcext:value-type="string">
            <text:p>Chapelle Saint-Jacques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couverture vétuste, façades à rejointoyer, salissures, mousses. Int non vus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V54EG</text:p>
          </table:table-cell>
          <table:table-cell office:value-type="string" calcext:value-type="string">
            <text:p>67 - Bas-Rhin | Rosenwiller | place de l'Eglise</text:p>
          </table:table-cell>
          <table:table-cell office:value-type="string" calcext:value-type="string">
            <text:p>Eglise catholique de l'Assomption-de-la-Vierge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V5B7U</text:p>
          </table:table-cell>
          <table:table-cell office:value-type="string" calcext:value-type="string">
            <text:p>68 - Haut-Rhin | Colmar | 048 rue des Clefs</text:p>
          </table:table-cell>
          <table:table-cell office:value-type="string" calcext:value-type="string">
            <text:p>Hôtel de Vi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menuiseries non adaptée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V5ZHK</text:p>
          </table:table-cell>
          <table:table-cell office:value-type="string" calcext:value-type="string">
            <text:p>67 - Bas-Rhin | Obernai | Monseigneur-Freppel (rempart)</text:p>
          </table:table-cell>
          <table:table-cell office:value-type="string" calcext:value-type="string">
            <text:p>Eglise paroissiale Saints-Pierre-et-Pau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utel du saint-Sépulcre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V8VQ4</text:p>
          </table:table-cell>
          <table:table-cell office:value-type="string" calcext:value-type="string">
            <text:p>68 - Haut-Rhin | Rouffach</text:p>
          </table:table-cell>
          <table:table-cell office:value-type="string" calcext:value-type="string">
            <text:p>Eglise Notre-Dam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s extérieurs défectueux, peintures intérieures en mauvais état (travaux prévus 2019 ?)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VANFN</text:p>
          </table:table-cell>
          <table:table-cell office:value-type="string" calcext:value-type="string">
            <text:p>67 - Bas-Rhin | Strasbourg | 008 rue des Poule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as de volets au 2ème étage, porte 1628 jambage en grès à remplacer, peinture acrylique en façade 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VAY0F</text:p>
          </table:table-cell>
          <table:table-cell office:value-type="string" calcext:value-type="string">
            <text:p>67 - Bas-Rhin | Strasbourg | 019 rue Brûlée</text:p>
          </table:table-cell>
          <table:table-cell office:value-type="string" calcext:value-type="string">
            <text:p>Hôtel Klinglin (ancien)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oitures bâtiment principal défectueuses, désordres des guérites, du pavillon d'accueil et grilles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VDG9C</text:p>
          </table:table-cell>
          <table:table-cell office:value-type="string" calcext:value-type="string">
            <text:p>67 - Bas-Rhin | Neubois</text:p>
          </table:table-cell>
          <table:table-cell office:value-type="string" calcext:value-type="string">
            <text:p>Château du Frankenbourg (ruines du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uines travaux d'entretien à proursuivre pour consolidation 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VFRLG</text:p>
          </table:table-cell>
          <table:table-cell office:value-type="string" calcext:value-type="string">
            <text:p>67 - Bas-Rhin | Ottrott</text:p>
          </table:table-cell>
          <table:table-cell office:value-type="string" calcext:value-type="string">
            <text:p>Château de Birkenfels (rui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VG005</text:p>
          </table:table-cell>
          <table:table-cell office:value-type="string" calcext:value-type="string">
            <text:p>67 - Bas-Rhin | Orschwiller</text:p>
          </table:table-cell>
          <table:table-cell office:value-type="string" calcext:value-type="string">
            <text:p>Château du Haut-Koenigsbourg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avaux à venir tour bastionnée, bergerie, Thiergarten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VGD61</text:p>
          </table:table-cell>
          <table:table-cell office:value-type="string" calcext:value-type="string">
            <text:p>67 - Bas-Rhin | Ebersmunster</text:p>
          </table:table-cell>
          <table:table-cell office:value-type="string" calcext:value-type="string">
            <text:p>Ancienne église abbatiale Saint-Maurice 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abat son en périls,remontées d'humidité importante, fissures importantes traversantes dans le chœur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VH8GQ</text:p>
          </table:table-cell>
          <table:table-cell office:value-type="string" calcext:value-type="string">
            <text:p>67 - Bas-Rhin | Strasbourg | 018 rue Hannong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rise ponctuelle de maçonnerie, fissures en linteau fenêtre RDCH 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VJ0MF</text:p>
          </table:table-cell>
          <table:table-cell office:value-type="string" calcext:value-type="string">
            <text:p>67 - Bas-Rhin | Bouxwiller | C.D. 059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ien entretenu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VKGZH</text:p>
          </table:table-cell>
          <table:table-cell office:value-type="string" calcext:value-type="string">
            <text:p>67 - Bas-Rhin | Balbronn | rue des Femmes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VLP66</text:p>
          </table:table-cell>
          <table:table-cell office:value-type="string" calcext:value-type="string">
            <text:p>68 - Haut-Rhin | Colmar | 009 rue des Marchand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Mauvais entretien des bois, bois vermoulu à plusieurs endroits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VN2D9</text:p>
          </table:table-cell>
          <table:table-cell office:value-type="string" calcext:value-type="string">
            <text:p>68 - Haut-Rhin | Thann | 004 anciennement Saint-Thiébaut (rue rue du Temp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ès dégradé par peinture inadaptée au support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VP1YG</text:p>
          </table:table-cell>
          <table:table-cell office:value-type="string" calcext:value-type="string">
            <text:p>68 - Haut-Rhin | Colmar | 016 anciennement Armes (place des place de la Cathédrale</text:p>
          </table:table-cell>
          <table:table-cell office:value-type="string" calcext:value-type="string">
            <text:p>Maison Adolph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Quelques fissures dans l'enduit et pierres dégradées, grosse fissure verticale dans mur du schlupf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VQ8Q3</text:p>
          </table:table-cell>
          <table:table-cell office:value-type="string" calcext:value-type="string">
            <text:p>67 - Bas-Rhin | Molsheim | place de l'Hôtel-de-Ville</text:p>
          </table:table-cell>
          <table:table-cell office:value-type="string" calcext:value-type="string">
            <text:p>Boucheries (grand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nt. non vus. Décollement couche finition chaux sur enduit ciment. Humidité sous-face balcon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VQIDN</text:p>
          </table:table-cell>
          <table:table-cell office:value-type="string" calcext:value-type="string">
            <text:p>68 - Haut-Rhin | Turckheim</text:p>
          </table:table-cell>
          <table:table-cell office:value-type="string" calcext:value-type="string">
            <text:p>Porte de Munster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VQK6X</text:p>
          </table:table-cell>
          <table:table-cell office:value-type="string" calcext:value-type="string">
            <text:p>68 - Haut-Rhin | Hattstatt | 011 rue du Bourgrain</text:p>
          </table:table-cell>
          <table:table-cell office:value-type="string" calcext:value-type="string">
            <text:p>Eglise catholique Sainte-Colomb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édifice entretenu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VRCQ1</text:p>
          </table:table-cell>
          <table:table-cell office:value-type="string" calcext:value-type="string">
            <text:p>67 - Bas-Rhin | Haguenau | 002 rue de la Filature</text:p>
          </table:table-cell>
          <table:table-cell office:value-type="string" calcext:value-type="string">
            <text:p>Ancien grenier de l'Hôpital 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Couverture vétuste, fissures, enduit très lacunaire &gt; brique exposée, parties basses cimenté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VT1ZP</text:p>
          </table:table-cell>
          <table:table-cell office:value-type="string" calcext:value-type="string">
            <text:p>68 - Haut-Rhin | Kaysersberg Vignoble | 004 rue de la Commanderie</text:p>
          </table:table-cell>
          <table:table-cell office:value-type="string" calcext:value-type="string">
            <text:p>Grenier de la dîme (ancien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- Rénovation récente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VTAK7</text:p>
          </table:table-cell>
          <table:table-cell office:value-type="string" calcext:value-type="string">
            <text:p>67 - Bas-Rhin | Obernai | 145 anciennement Hell-d'Oberkirch (rue de rue du Général-Gouraud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ncadrement en grès porte d'entrée, jambage et linteaux, à reprendre, fissures en linteaux à l'étage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VTG6L</text:p>
          </table:table-cell>
          <table:table-cell office:value-type="string" calcext:value-type="string">
            <text:p>67 - Bas-Rhin | Sarre-Union | Grand' rue 025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6-12-31" calcext:value-type="date">
            <text:p>31/12/2016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Dégradation volets et motif allège gauch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VXAZP</text:p>
          </table:table-cell>
          <table:table-cell office:value-type="string" calcext:value-type="string">
            <text:p>68 - Haut-Rhin | Turckheim | Grand' rue 049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20-09-15" calcext:value-type="date">
            <text:p>15/09/2020</text:p>
          </table:table-cell>
          <table:table-cell office:value-type="string" calcext:value-type="string">
            <text:p>défectueux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Enduit et peinture non adaptés. Toiture de l'oriel à réviser. Portail en bois altéré en partie basse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VXFZR</text:p>
          </table:table-cell>
          <table:table-cell office:value-type="string" calcext:value-type="string">
            <text:p>67 - Bas-Rhin | Strasbourg | 050 route du Polygone</text:p>
          </table:table-cell>
          <table:table-cell office:value-type="string" calcext:value-type="string">
            <text:p>Maison Bowe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VXXQC</text:p>
          </table:table-cell>
          <table:table-cell office:value-type="string" calcext:value-type="string">
            <text:p>68 - Haut-Rhin | Colmar | Grand' rue 058</text:p>
          </table:table-cell>
          <table:table-cell office:value-type="string" calcext:value-type="string">
            <text:p>Tribunal de Grande Instance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gros désordres en charpente, diag en cour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VYA2S</text:p>
          </table:table-cell>
          <table:table-cell office:value-type="string" calcext:value-type="string">
            <text:p>68 - Haut-Rhin | Mulhouse | 44 avenue Robert-Schuman</text:p>
          </table:table-cell>
          <table:table-cell office:value-type="string" calcext:value-type="string">
            <text:p>Tribunal d'Instance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Entretien courant couv., mitres cheminées, porte principale et tvx entretien/restau. salles audience</text:p>
          </table:table-cell>
          <table:table-cell office:value-type="string" calcext:value-type="string">
            <text:p>pauline.lotz.culture.gouv.fr</text:p>
          </table:table-cell>
        </table:table-row>
        <table:table-row table:style-name="ro1">
          <table:table-cell office:value-type="string" calcext:value-type="string">
            <text:p>IVYB9D</text:p>
          </table:table-cell>
          <table:table-cell office:value-type="string" calcext:value-type="string">
            <text:p>68 - Haut-Rhin | Soultzmatt | Klein Pfingstberg</text:p>
          </table:table-cell>
          <table:table-cell office:value-type="string" calcext:value-type="string">
            <text:p>Cimetière militaire roumai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VZ3W3</text:p>
          </table:table-cell>
          <table:table-cell office:value-type="string" calcext:value-type="string">
            <text:p>67 - Bas-Rhin | Bourgheim | 1 rue de la Kirneck</text:p>
          </table:table-cell>
          <table:table-cell office:value-type="string" calcext:value-type="string">
            <text:p>Eglise paroissiale simultanée Saint-Arbogas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ntérieurs pas vus, voies d'eaux importantes sur enduits extérieures 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W3Z3J</text:p>
          </table:table-cell>
          <table:table-cell office:value-type="string" calcext:value-type="string">
            <text:p>68 - Haut-Rhin | Kaysersberg Vignoble | route d'Ammerschwihr</text:p>
          </table:table-cell>
          <table:table-cell office:value-type="string" calcext:value-type="string">
            <text:p>Chapelle Saint-Wolfgang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- Prévoir démoussage toiture &amp; gouttières; révision complète de la <text:s/>couverture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W444U</text:p>
          </table:table-cell>
          <table:table-cell office:value-type="string" calcext:value-type="string">
            <text:p>67 - Bas-Rhin | Sélestat | 007 rue de l'Hôpital</text:p>
          </table:table-cell>
          <table:table-cell office:value-type="string" calcext:value-type="string">
            <text:p>Couvent des Dominicaines de Sylo (ancien)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compete du cloitre en 2015-2017. PC déposée pour la chapelle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W5M49</text:p>
          </table:table-cell>
          <table:table-cell office:value-type="string" calcext:value-type="string">
            <text:p>68 - Haut-Rhin | Turckheim | place de l'Eglise</text:p>
          </table:table-cell>
          <table:table-cell office:value-type="string" calcext:value-type="string">
            <text:p>Eglise catholique Sainte-Ann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térieurs non vus. Restauration beffroi + bourdon 2018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W60WE</text:p>
          </table:table-cell>
          <table:table-cell office:value-type="string" calcext:value-type="string">
            <text:p>68 - Haut-Rhin | Saint-Hippolyte | place de l'Eglise</text:p>
          </table:table-cell>
          <table:table-cell office:value-type="string" calcext:value-type="string">
            <text:p>Eglise catholique Saint-Hippolyt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aitement des soubassements (placage)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W6HQJ</text:p>
          </table:table-cell>
          <table:table-cell office:value-type="string" calcext:value-type="string">
            <text:p>67 - Bas-Rhin | Strasbourg | 019 rue des Tonnelier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W7VQQ</text:p>
          </table:table-cell>
          <table:table-cell office:value-type="string" calcext:value-type="string">
            <text:p>67 - Bas-Rhin | Strasbourg | 020 rue des Charpentiers</text:p>
          </table:table-cell>
          <table:table-cell office:value-type="string" calcext:value-type="string">
            <text:p>Bain rituel juif présumé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W7ZFK</text:p>
          </table:table-cell>
          <table:table-cell office:value-type="string" calcext:value-type="string">
            <text:p>68 - Haut-Rhin | Lucelle</text:p>
          </table:table-cell>
          <table:table-cell office:value-type="string" calcext:value-type="string">
            <text:p>Abbaye cistercienne (vestiges de l'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enduits ciment, peintures acryliques, couverture remanié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W896Q</text:p>
          </table:table-cell>
          <table:table-cell office:value-type="string" calcext:value-type="string">
            <text:p>67 - Bas-Rhin | Strasbourg | 017 rue des Charpentiers</text:p>
          </table:table-cell>
          <table:table-cell office:value-type="string" calcext:value-type="string">
            <text:p>Hôtel de Dartein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W8IZW</text:p>
          </table:table-cell>
          <table:table-cell office:value-type="string" calcext:value-type="string">
            <text:p>68 - Haut-Rhin | Riquewihr | 010 011 012 rue Latérale</text:p>
          </table:table-cell>
          <table:table-cell office:value-type="string" calcext:value-type="string">
            <text:p>Ensemble de maisons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Décors peints faç. n°10 à reprendre - Raval. façades n° 12 (couvert. défectu.) - Révis. toiture n°11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WB35K</text:p>
          </table:table-cell>
          <table:table-cell office:value-type="string" calcext:value-type="string">
            <text:p>67 - Bas-Rhin | Sélestat</text:p>
          </table:table-cell>
          <table:table-cell office:value-type="string" calcext:value-type="string">
            <text:p>Tour Neuv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avaux d'entretien des chéneaux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WB5UR</text:p>
          </table:table-cell>
          <table:table-cell office:value-type="string" calcext:value-type="string">
            <text:p>67 - Bas-Rhin | Baldenheim | 1-3 rue de l'Eglise</text:p>
          </table:table-cell>
          <table:table-cell office:value-type="string" calcext:value-type="string">
            <text:p>Eglise protestant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6-12-31" calcext:value-type="date">
            <text:p>31/12/2016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enduits ciment à purger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WC6DL</text:p>
          </table:table-cell>
          <table:table-cell office:value-type="string" calcext:value-type="string">
            <text:p>67 - Bas-Rhin | Molsheim | avenue de la Gare</text:p>
          </table:table-cell>
          <table:table-cell office:value-type="string" calcext:value-type="string">
            <text:p>Couvent d'Augustines Notre-Dame (ancien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WCZ7L</text:p>
          </table:table-cell>
          <table:table-cell office:value-type="string" calcext:value-type="string">
            <text:p>67 - Bas-Rhin | Strasbourg | 005 rue Sellénick</text:p>
          </table:table-cell>
          <table:table-cell office:value-type="string" calcext:value-type="string">
            <text:p>Palais des Fêt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complète en 2014-2020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WD12V</text:p>
          </table:table-cell>
          <table:table-cell office:value-type="string" calcext:value-type="string">
            <text:p>67 - Bas-Rhin | Strasbourg | place du Général-Eisenhower</text:p>
          </table:table-cell>
          <table:table-cell office:value-type="string" calcext:value-type="string">
            <text:p>Eglise réformée Saint-Pau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assif occidental restauré 2015, ddécors du narthex en 2017. Infiltrations voûte nef et escalier Est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WEO44</text:p>
          </table:table-cell>
          <table:table-cell office:value-type="string" calcext:value-type="string">
            <text:p>68 - Haut-Rhin | Munster | 001 place du Marché</text:p>
          </table:table-cell>
          <table:table-cell office:value-type="string" calcext:value-type="string">
            <text:p>Hôtel de Ville (ancien)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ssainissement de la façade à prévoir (enduit cimenté)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WH045</text:p>
          </table:table-cell>
          <table:table-cell office:value-type="string" calcext:value-type="string">
            <text:p>67 - Bas-Rhin | Obernai | 003 B rue de Gail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rge des sols étanches en pieds de façade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WIEXF</text:p>
          </table:table-cell>
          <table:table-cell office:value-type="string" calcext:value-type="string">
            <text:p>67 - Bas-Rhin | Erstein | rue du Général Leclerc</text:p>
          </table:table-cell>
          <table:table-cell office:value-type="string" calcext:value-type="string">
            <text:p>Cité ouvrièr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WM863</text:p>
          </table:table-cell>
          <table:table-cell office:value-type="string" calcext:value-type="string">
            <text:p>68 - Haut-Rhin | Rouffach | 002 rue de la Potern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WMI99</text:p>
          </table:table-cell>
          <table:table-cell office:value-type="string" calcext:value-type="string">
            <text:p>68 - Haut-Rhin | Hartmannswiller | dans la forêt communale</text:p>
          </table:table-cell>
          <table:table-cell office:value-type="string" calcext:value-type="string">
            <text:p>Champ de bataille de l'Hartmannswillerkopf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WMN9A</text:p>
          </table:table-cell>
          <table:table-cell office:value-type="string" calcext:value-type="string">
            <text:p>67 - Bas-Rhin | Strasbourg | 015 quai Saint-Nicola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WO7X4</text:p>
          </table:table-cell>
          <table:table-cell office:value-type="string" calcext:value-type="string">
            <text:p>67 - Bas-Rhin | Lampertheim | 006 rue Pfettisheim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récent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WOVOC</text:p>
          </table:table-cell>
          <table:table-cell office:value-type="string" calcext:value-type="string">
            <text:p>67 - Bas-Rhin | Saverne | rue Poincaré</text:p>
          </table:table-cell>
          <table:table-cell office:value-type="string" calcext:value-type="string">
            <text:p>Couvent des Récollets (ancien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Partie basse cloître dégradée. Intérieurs non visités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WP0JT</text:p>
          </table:table-cell>
          <table:table-cell office:value-type="string" calcext:value-type="string">
            <text:p>68 - Haut-Rhin | Riquewihr | 015 anciennement 018 B rue des Trois-Eglises</text:p>
          </table:table-cell>
          <table:table-cell office:value-type="string" calcext:value-type="string">
            <text:p>Maison de la Sage-Femme <text:s/>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WP8TW</text:p>
          </table:table-cell>
          <table:table-cell office:value-type="string" calcext:value-type="string">
            <text:p>67 - Bas-Rhin | Niederbronn-les-Bains</text:p>
          </table:table-cell>
          <table:table-cell office:value-type="string" calcext:value-type="string">
            <text:p>Château de Wasenbourg (ruines du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WQ7TH</text:p>
          </table:table-cell>
          <table:table-cell office:value-type="string" calcext:value-type="string">
            <text:p>68 - Haut-Rhin | Colmar | Grand' rue 029</text:p>
          </table:table-cell>
          <table:table-cell office:value-type="string" calcext:value-type="string">
            <text:p>Douane (ancienne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Étude préalable Duplat ACMH 2018. Infiltrations en toitures.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WQB67</text:p>
          </table:table-cell>
          <table:table-cell office:value-type="string" calcext:value-type="string">
            <text:p>67 - Bas-Rhin | Strasbourg | 004 rue Mercièr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WRCBE</text:p>
          </table:table-cell>
          <table:table-cell office:value-type="string" calcext:value-type="string">
            <text:p>67 - Bas-Rhin | Oberhaslach</text:p>
          </table:table-cell>
          <table:table-cell office:value-type="string" calcext:value-type="string">
            <text:p>Château du Nideck (ruines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WRWWF</text:p>
          </table:table-cell>
          <table:table-cell office:value-type="string" calcext:value-type="string">
            <text:p>67 - Bas-Rhin | Strasbourg | 023 quai Saint-Nicolas</text:p>
          </table:table-cell>
          <table:table-cell office:value-type="string" calcext:value-type="string">
            <text:p>Musée alsacie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florescence en rdc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WSOCB</text:p>
          </table:table-cell>
          <table:table-cell office:value-type="string" calcext:value-type="string">
            <text:p>68 - Haut-Rhin | Colmar | avenue Raymond-Poincaré</text:p>
          </table:table-cell>
          <table:table-cell office:value-type="string" calcext:value-type="string">
            <text:p>Château d'eau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WTY2H</text:p>
          </table:table-cell>
          <table:table-cell office:value-type="string" calcext:value-type="string">
            <text:p>67 - Bas-Rhin | Sélestat | 17 rue de la Première-Armée</text:p>
          </table:table-cell>
          <table:table-cell office:value-type="string" calcext:value-type="string">
            <text:p>Tribunal d'Instance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avaux de couverture, enduits et reprise ponctuelle de grès (corniche, encadrement) à prévoir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WU2UJ</text:p>
          </table:table-cell>
          <table:table-cell office:value-type="string" calcext:value-type="string">
            <text:p>67 - Bas-Rhin | Strasbourg | 027 quai des Batelier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florescence en rdc, traitement pan de bois, infiltrations en corniche, nettoyage du chéneau.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WV597</text:p>
          </table:table-cell>
          <table:table-cell office:value-type="string" calcext:value-type="string">
            <text:p>67 - Bas-Rhin | Strasbourg | Grand' rue 079</text:p>
          </table:table-cell>
          <table:table-cell office:value-type="string" calcext:value-type="string">
            <text:p>Maison Ferrier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voir état 2016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WX9WO</text:p>
          </table:table-cell>
          <table:table-cell office:value-type="string" calcext:value-type="string">
            <text:p>67 - Bas-Rhin | Neuwiller-lès-Saverne | 001 anciennement Gare (rue de la rue du Général-Koenig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enduit en parties basses à reprendre et entretient sur les éléments en pierre de taille + couvertur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WXX5B</text:p>
          </table:table-cell>
          <table:table-cell office:value-type="string" calcext:value-type="string">
            <text:p>68 - Haut-Rhin | Wihr-au-Val | place du 18-Juin-1940</text:p>
          </table:table-cell>
          <table:table-cell office:value-type="string" calcext:value-type="string">
            <text:p>Chapelle du cimetiè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ntérieur non vu. Couverture à réviser. Enduit cimenté (efflorescences)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WXYV8</text:p>
          </table:table-cell>
          <table:table-cell office:value-type="string" calcext:value-type="string">
            <text:p>67 - Bas-Rhin | Andlau</text:p>
          </table:table-cell>
          <table:table-cell office:value-type="string" calcext:value-type="string">
            <text:p>Ruines du château de Spesbourg 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WYCQH</text:p>
          </table:table-cell>
          <table:table-cell office:value-type="string" calcext:value-type="string">
            <text:p>68 - Haut-Rhin | Ensisheim | 047 anciennement Grand'Rue 047 rue de la Première-Armée-Française</text:p>
          </table:table-cell>
          <table:table-cell office:value-type="string" calcext:value-type="string">
            <text:p>Hôtel de la Couronn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X05QS</text:p>
          </table:table-cell>
          <table:table-cell office:value-type="string" calcext:value-type="string">
            <text:p>68 - Haut-Rhin | Riquewihr | place Voltaire</text:p>
          </table:table-cell>
          <table:table-cell office:value-type="string" calcext:value-type="string">
            <text:p>Hôtel de Vil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X1KYL</text:p>
          </table:table-cell>
          <table:table-cell office:value-type="string" calcext:value-type="string">
            <text:p>67 - Bas-Rhin | Wolfskirchen | C.D. 055</text:p>
          </table:table-cell>
          <table:table-cell office:value-type="string" calcext:value-type="string">
            <text:p>Banc-reposoir napoléonien</text:p>
          </table:table-cell>
          <table:table-cell/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X1Z1X</text:p>
          </table:table-cell>
          <table:table-cell office:value-type="string" calcext:value-type="string">
            <text:p>68 - Haut-Rhin | Flaxlanden | 004 rue des Bergers</text:p>
          </table:table-cell>
          <table:table-cell office:value-type="string" calcext:value-type="string">
            <text:p>Maison "Landwerlin"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estauration couverture-menuiseries- maçonneries, pas d'affectation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X27KB</text:p>
          </table:table-cell>
          <table:table-cell office:value-type="string" calcext:value-type="string">
            <text:p>67 - Bas-Rhin | Fegersheim</text:p>
          </table:table-cell>
          <table:table-cell office:value-type="string" calcext:value-type="string">
            <text:p>Eglise catholique Saint-Mauric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einture intérieure à restaurer(acrylique aujourd'hui), enduit ciment sur l'ensemble de l'édifice 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X2PUF</text:p>
          </table:table-cell>
          <table:table-cell office:value-type="string" calcext:value-type="string">
            <text:p>67 - Bas-Rhin | Wissembourg | 003 anciennement 094 rue de la Lain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Corniche instable, importantes épaufrures sur les jambages, entablement pulvérulent, encroutements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X2QR7</text:p>
          </table:table-cell>
          <table:table-cell office:value-type="string" calcext:value-type="string">
            <text:p>67 - Bas-Rhin | Roppenheim | rue Principale</text:p>
          </table:table-cell>
          <table:table-cell office:value-type="string" calcext:value-type="string">
            <text:p>Eglise protestant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X3ZEF</text:p>
          </table:table-cell>
          <table:table-cell office:value-type="string" calcext:value-type="string">
            <text:p>67 - Bas-Rhin | Châtenois | rue de l'Eglise</text:p>
          </table:table-cell>
          <table:table-cell office:value-type="string" calcext:value-type="string">
            <text:p>Château (restes du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X45U0</text:p>
          </table:table-cell>
          <table:table-cell office:value-type="string" calcext:value-type="string">
            <text:p>68 - Haut-Rhin | Colmar | place des Dominicains</text:p>
          </table:table-cell>
          <table:table-cell office:value-type="string" calcext:value-type="string">
            <text:p>Puit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Épaufrures à la base gauche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X7HL2</text:p>
          </table:table-cell>
          <table:table-cell office:value-type="string" calcext:value-type="string">
            <text:p>68 - Haut-Rhin | Oberlarg | chemin rural</text:p>
          </table:table-cell>
          <table:table-cell office:value-type="string" calcext:value-type="string">
            <text:p>Ferme "La Vacherie"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âtiment d'habitation:versement+flambement important+fissures. ferme:plancher à 85%dégradé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X8720</text:p>
          </table:table-cell>
          <table:table-cell office:value-type="string" calcext:value-type="string">
            <text:p>67 - Bas-Rhin | Obernai | rue du Général-Gouraud</text:p>
          </table:table-cell>
          <table:table-cell office:value-type="string" calcext:value-type="string">
            <text:p>Hôtel de Vi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restauration en cours (menuiseries, traitement remontées capillaires, couverture)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X87MI</text:p>
          </table:table-cell>
          <table:table-cell office:value-type="string" calcext:value-type="string">
            <text:p>67 - Bas-Rhin | Strasbourg | 006 place Saint-Etienn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voir état 2014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X98SE</text:p>
          </table:table-cell>
          <table:table-cell office:value-type="string" calcext:value-type="string">
            <text:p>67 - Bas-Rhin | Sarre-Union | Grand' rue 037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6-12-31" calcext:value-type="date">
            <text:p>31/12/2016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moyen</text:p>
          </table:table-cell>
          <table:table-cell/>
          <table:table-cell office:value-type="string" calcext:value-type="string">
            <text:p>Toiture non visible. Soubassement à reprendr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XA94O</text:p>
          </table:table-cell>
          <table:table-cell office:value-type="string" calcext:value-type="string">
            <text:p>67 - Bas-Rhin | Strasbourg | 010 rue des Dentelles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maison d'angle travaux effectués en 2017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XBU85</text:p>
          </table:table-cell>
          <table:table-cell office:value-type="string" calcext:value-type="string">
            <text:p>68 - Haut-Rhin | Bergheim | 005 anciennement 001 place de l'Eglise</text:p>
          </table:table-cell>
          <table:table-cell office:value-type="string" calcext:value-type="string">
            <text:p>Ecole (ancienne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Assainissement des façades à prévoir (enduit cimenté). Combles non visité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XCFGF</text:p>
          </table:table-cell>
          <table:table-cell office:value-type="string" calcext:value-type="string">
            <text:p>68 - Haut-Rhin | Obermorschwiller | rue de l'Eglise</text:p>
          </table:table-cell>
          <table:table-cell office:value-type="string" calcext:value-type="string">
            <text:p>Eglise catholique Saint-Sébastie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nduit très étanche, intérieur non visité (remontées capillaires?), couverture et EP refaite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XCGJA</text:p>
          </table:table-cell>
          <table:table-cell office:value-type="string" calcext:value-type="string">
            <text:p>68 - Haut-Rhin | Lapoutroie | rue de l'Abbé-Simon</text:p>
          </table:table-cell>
          <table:table-cell office:value-type="string" calcext:value-type="string">
            <text:p>Eglise catholique Sainte-Odi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6-12-31" calcext:value-type="date">
            <text:p>31/12/2016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Ventilation partie basse vitrail à prévoir (condensation et coulures)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XD7BO</text:p>
          </table:table-cell>
          <table:table-cell office:value-type="string" calcext:value-type="string">
            <text:p>68 - Haut-Rhin | Issenheim | 009 rue de Cernay</text:p>
          </table:table-cell>
          <table:table-cell office:value-type="string" calcext:value-type="string">
            <text:p>Filature Gas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oiture mauvais état, défaut d'étanchéité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XEBXT</text:p>
          </table:table-cell>
          <table:table-cell office:value-type="string" calcext:value-type="string">
            <text:p>67 - Bas-Rhin | Strasbourg | 021 rue Sainte-Barb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XHFZ3</text:p>
          </table:table-cell>
          <table:table-cell office:value-type="string" calcext:value-type="string">
            <text:p>68 - Haut-Rhin | Riquewihr | 011 012 013 rue de la Première-Armée</text:p>
          </table:table-cell>
          <table:table-cell office:value-type="string" calcext:value-type="string">
            <text:p>Cour des Evêques de Strasbourg (ancienne)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ignon n° 11 : ravalement en partie sup. - Révision couvertures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XHGCJ</text:p>
          </table:table-cell>
          <table:table-cell office:value-type="string" calcext:value-type="string">
            <text:p>67 - Bas-Rhin | Sarre-Union | Grand' rue 009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porte sur cour non visitée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XIBU4</text:p>
          </table:table-cell>
          <table:table-cell office:value-type="string" calcext:value-type="string">
            <text:p>67 - Bas-Rhin | Neuwiller-lès-Saverne | Dans le cimetière</text:p>
          </table:table-cell>
          <table:table-cell office:value-type="string" calcext:value-type="string">
            <text:p>Monument du général Clark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aucun travaux d'entretien, présence de mousse et quelques fissures sur le socle de la colon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XIK8T</text:p>
          </table:table-cell>
          <table:table-cell office:value-type="string" calcext:value-type="string">
            <text:p>67 - Bas-Rhin | Nordhouse | C.D. 888</text:p>
          </table:table-cell>
          <table:table-cell office:value-type="string" calcext:value-type="string">
            <text:p>Banc-reposoir 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XIO7H</text:p>
          </table:table-cell>
          <table:table-cell office:value-type="string" calcext:value-type="string">
            <text:p>68 - Haut-Rhin | Walbach | 001 rue du Château</text:p>
          </table:table-cell>
          <table:table-cell office:value-type="string" calcext:value-type="string">
            <text:p>Château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travaux de restauration 2014-2017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XJNB6</text:p>
          </table:table-cell>
          <table:table-cell office:value-type="string" calcext:value-type="string">
            <text:p>67 - Bas-Rhin | Butten | Forêt domaniale de Sarre-Union</text:p>
          </table:table-cell>
          <table:table-cell office:value-type="string" calcext:value-type="string">
            <text:p>Ancienne église paroissiale du village disparu de Birsbach dite Heidenkirche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XJZSV</text:p>
          </table:table-cell>
          <table:table-cell office:value-type="string" calcext:value-type="string">
            <text:p>68 - Haut-Rhin | Westhalten | 012 rue de l'Eglis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XLFVF</text:p>
          </table:table-cell>
          <table:table-cell office:value-type="string" calcext:value-type="string">
            <text:p>67 - Bas-Rhin | Lampertsloch | rue du Château-Le-Bel</text:p>
          </table:table-cell>
          <table:table-cell office:value-type="string" calcext:value-type="string">
            <text:p>Ferme-château Le Bel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eul pavillon restaurant en bon état - Interventions d'urgence à prévoir sur les dépendanc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XLH2A</text:p>
          </table:table-cell>
          <table:table-cell office:value-type="string" calcext:value-type="string">
            <text:p>68 - Haut-Rhin | Colmar | 007 rue Bartholdi</text:p>
          </table:table-cell>
          <table:table-cell office:value-type="string" calcext:value-type="string">
            <text:p>Immeubl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aces de rouille sur portail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XLO9I</text:p>
          </table:table-cell>
          <table:table-cell office:value-type="string" calcext:value-type="string">
            <text:p>67 - Bas-Rhin | Epfig | rue Sainte-Marguerite</text:p>
          </table:table-cell>
          <table:table-cell office:value-type="string" calcext:value-type="string">
            <text:p>Chapelle Sainte-Marguerit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Mousses importantes sur la couverture, efflorescences salines en pied de façades + mousses et lychen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XM3DU</text:p>
          </table:table-cell>
          <table:table-cell office:value-type="string" calcext:value-type="string">
            <text:p>67 - Bas-Rhin | Dorlisheim | 003 rue de la Paix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ouverture à réviser, dégradations superficielles PDT, escalier intérieur non vu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XN2UY</text:p>
          </table:table-cell>
          <table:table-cell office:value-type="string" calcext:value-type="string">
            <text:p>68 - Haut-Rhin | Altkirch | 006 rue de la Vieille-Porte</text:p>
          </table:table-cell>
          <table:table-cell office:value-type="string" calcext:value-type="string">
            <text:p>Maison et sa tour sur la muraill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complète 2014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XN9LS</text:p>
          </table:table-cell>
          <table:table-cell office:value-type="string" calcext:value-type="string">
            <text:p>68 - Haut-Rhin | Osenbach | rue de l'Eglise</text:p>
          </table:table-cell>
          <table:table-cell office:value-type="string" calcext:value-type="string">
            <text:p>Eglise catholique Saint-Etienn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complète des extérieurs 2018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XNAF2</text:p>
          </table:table-cell>
          <table:table-cell office:value-type="string" calcext:value-type="string">
            <text:p>68 - Haut-Rhin | Ottmarsheim | rue de l'Eglise</text:p>
          </table:table-cell>
          <table:table-cell office:value-type="string" calcext:value-type="string">
            <text:p>Eglise catholique Saints-Pierre-et-Paul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avaux de restauration en cour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XNTDC</text:p>
          </table:table-cell>
          <table:table-cell office:value-type="string" calcext:value-type="string">
            <text:p>68 - Haut-Rhin | Munster | place du Marché</text:p>
          </table:table-cell>
          <table:table-cell office:value-type="string" calcext:value-type="string">
            <text:p>Fontaine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7-12-31" calcext:value-type="date">
            <text:p>31/12/2017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Margelles très dégradées. Mécanisme défaillant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XPHNI</text:p>
          </table:table-cell>
          <table:table-cell office:value-type="string" calcext:value-type="string">
            <text:p>67 - Bas-Rhin | Sélestat | 042 rue des Chevalier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C accordé en 2015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XPKFI</text:p>
          </table:table-cell>
          <table:table-cell office:value-type="string" calcext:value-type="string">
            <text:p>68 - Haut-Rhin | Guebwiller | 001 anciennement Château (rue du rue du 4-Février</text:p>
          </table:table-cell>
          <table:table-cell office:value-type="string" calcext:value-type="string">
            <text:p>Hôtel du Grand-Doyenné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XPXXD</text:p>
          </table:table-cell>
          <table:table-cell office:value-type="string" calcext:value-type="string">
            <text:p>68 - Haut-Rhin | Colmar | 3 impasse Hoffmeister</text:p>
          </table:table-cell>
          <table:table-cell office:value-type="string" calcext:value-type="string">
            <text:p>Cour d'Assises</text:p>
          </table:table-cell>
          <table:table-cell office:value-type="string" calcext:value-type="string">
            <text:p>État ministère autre que ministère de la Cultur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couverture à revoir, pierres de taille épauffrées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XPYEN</text:p>
          </table:table-cell>
          <table:table-cell office:value-type="string" calcext:value-type="string">
            <text:p>68 - Haut-Rhin | Ensisheim | faubourg Saint-Martin</text:p>
          </table:table-cell>
          <table:table-cell office:value-type="string" calcext:value-type="string">
            <text:p>Cimetière Saint-Martin (DETRUIT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/>
          <table:table-cell office:value-type="string" calcext:value-type="string">
            <text:p>détruit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XQ31P</text:p>
          </table:table-cell>
          <table:table-cell office:value-type="string" calcext:value-type="string">
            <text:p>68 - Haut-Rhin | Kaysersberg Vignoble | place Jean-Ittel</text:p>
          </table:table-cell>
          <table:table-cell office:value-type="string" calcext:value-type="string">
            <text:p>Eglise catholique de l'Invention de la Sainte-Croix</text:p>
          </table:table-cell>
          <table:table-cell/>
          <table:table-cell office:value-type="string" calcext:value-type="string">
            <text:p>protection mixt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- Nef: joints cimentés. Clocher+Nef: nature des enduits à vérifier. 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XQGF3</text:p>
          </table:table-cell>
          <table:table-cell office:value-type="string" calcext:value-type="string">
            <text:p>67 - Bas-Rhin | Strasbourg | 001 place du Château</text:p>
          </table:table-cell>
          <table:table-cell office:value-type="string" calcext:value-type="string">
            <text:p>Lycée Fustel-de-Coulanges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complète en 2015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XQIUP</text:p>
          </table:table-cell>
          <table:table-cell office:value-type="string" calcext:value-type="string">
            <text:p>67 - Bas-Rhin | Strasbourg | 006 rue des Moulins</text:p>
          </table:table-cell>
          <table:table-cell office:value-type="string" calcext:value-type="string">
            <text:p>Immeuble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Restauré en 2017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XS4U7</text:p>
          </table:table-cell>
          <table:table-cell office:value-type="string" calcext:value-type="string">
            <text:p>67 - Bas-Rhin | Bernardswiller | 11 rue des Soeurs</text:p>
          </table:table-cell>
          <table:table-cell office:value-type="string" calcext:value-type="string">
            <text:p>Puit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onsolidations ponctuelles au mortier de ciment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XSBBM</text:p>
          </table:table-cell>
          <table:table-cell office:value-type="string" calcext:value-type="string">
            <text:p>68 - Haut-Rhin | Riquewihr | 038 anciennement Grand'Rue 037 rue du Général-de-Gaulle</text:p>
          </table:table-cell>
          <table:table-cell office:value-type="string" calcext:value-type="string">
            <text:p>Hôtel de Berkheim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4-12-31" calcext:value-type="date">
            <text:p>31/12/2014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ppuis grès de la cave et du rdc à réparer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XSRD6</text:p>
          </table:table-cell>
          <table:table-cell office:value-type="string" calcext:value-type="string">
            <text:p>67 - Bas-Rhin | Weiterswiller | rue Principale</text:p>
          </table:table-cell>
          <table:table-cell office:value-type="string" calcext:value-type="string">
            <text:p>Eglise protestante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XUHXO</text:p>
          </table:table-cell>
          <table:table-cell office:value-type="string" calcext:value-type="string">
            <text:p>67 - Bas-Rhin | Osthouse | rue du Château</text:p>
          </table:table-cell>
          <table:table-cell office:value-type="string" calcext:value-type="string">
            <text:p>Eglise catholique Saint-Barthélemy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XWT70</text:p>
          </table:table-cell>
          <table:table-cell office:value-type="string" calcext:value-type="string">
            <text:p>68 - Haut-Rhin | Colmar | 001 rue Unterlinden</text:p>
          </table:table-cell>
          <table:table-cell office:value-type="string" calcext:value-type="string">
            <text:p>Musée d'Unterlinden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stauration 2012, remontées capillaires (chapelle) et problème structurel (plafRDC) études en cours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XX21P</text:p>
          </table:table-cell>
          <table:table-cell office:value-type="string" calcext:value-type="string">
            <text:p>67 - Bas-Rhin | Andlau</text:p>
          </table:table-cell>
          <table:table-cell office:value-type="string" calcext:value-type="string">
            <text:p>Église Saints-Pierre-et-Pau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La couverture est à restaurer (tuiles poreuses), les maçonneries saines pathologies liées à humidité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XY3SR</text:p>
          </table:table-cell>
          <table:table-cell office:value-type="string" calcext:value-type="string">
            <text:p>68 - Haut-Rhin | Huningue | 023 rue Barbanègre</text:p>
          </table:table-cell>
          <table:table-cell office:value-type="string" calcext:value-type="string">
            <text:p>Eglise catholique Saint-Louis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6-05-03" calcext:value-type="date">
            <text:p>03/05/2016</text:p>
          </table:table-cell>
          <table:table-cell office:value-type="string" calcext:value-type="string">
            <text:p>moy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XYQ9A</text:p>
          </table:table-cell>
          <table:table-cell office:value-type="string" calcext:value-type="string">
            <text:p>67 - Bas-Rhin | Strasbourg | 011 place Saint-Etienn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XZ5OA</text:p>
          </table:table-cell>
          <table:table-cell office:value-type="string" calcext:value-type="string">
            <text:p>67 - Bas-Rhin | Kutzenhausen</text:p>
          </table:table-cell>
          <table:table-cell office:value-type="string" calcext:value-type="string">
            <text:p>Banc-reposoir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/2 de la structure en grès est manquant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XZQCY</text:p>
          </table:table-cell>
          <table:table-cell office:value-type="string" calcext:value-type="string">
            <text:p>67 - Bas-Rhin | Haguenau | 206 Grand' rue . </text:p>
          </table:table-cell>
          <table:table-cell office:value-type="string" calcext:value-type="string">
            <text:p>Eglise Saint-Nicola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Joints lavés soubassement grès. Importants encroûtements noirs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Y014P</text:p>
          </table:table-cell>
          <table:table-cell office:value-type="string" calcext:value-type="string">
            <text:p>67 - Bas-Rhin | Strasbourg | 8-10 rue des Mérovingiens</text:p>
          </table:table-cell>
          <table:table-cell office:value-type="string" calcext:value-type="string">
            <text:p>Ensemble paroissial Saint-Arbogast</text:p>
          </table:table-cell>
          <table:table-cell office:value-type="string" calcext:value-type="string">
            <text:p>établissement public cultuel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Y1J1Q</text:p>
          </table:table-cell>
          <table:table-cell office:value-type="string" calcext:value-type="string">
            <text:p>68 - Haut-Rhin | Ammerschwihr | Grand' rue</text:p>
          </table:table-cell>
          <table:table-cell office:value-type="string" calcext:value-type="string">
            <text:p>Fontaine de l'Homme Sauvag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Épaufrures. Efflorescences salines sur la cuv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Y2B0A</text:p>
          </table:table-cell>
          <table:table-cell office:value-type="string" calcext:value-type="string">
            <text:p>68 - Haut-Rhin | Eguisheim | 001 anciennement Grand'Rue 211 place Château Saint-Léon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Couverture: tuiles à remplacer (projet de travaux pour transformation en restaurant en cours)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Y2U47</text:p>
          </table:table-cell>
          <table:table-cell office:value-type="string" calcext:value-type="string">
            <text:p>68 - Haut-Rhin | Guémar | 005 rue du Château</text:p>
          </table:table-cell>
          <table:table-cell office:value-type="string" calcext:value-type="string">
            <text:p>Fortification (anciennes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nduits porte haute à revoir (humidité). Percements sur une des tours autorisés ?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Y44AX</text:p>
          </table:table-cell>
          <table:table-cell office:value-type="string" calcext:value-type="string">
            <text:p>68 - Haut-Rhin | Altkirch | rue du Troisième-Zouave</text:p>
          </table:table-cell>
          <table:table-cell office:value-type="string" calcext:value-type="string">
            <text:p>Eglise Saint-Morand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Y4CCE</text:p>
          </table:table-cell>
          <table:table-cell office:value-type="string" calcext:value-type="string">
            <text:p>67 - Bas-Rhin | Châtenois | rue du Maréchal-Foch</text:p>
          </table:table-cell>
          <table:table-cell office:value-type="string" calcext:value-type="string">
            <text:p>Chapelle Sainte-Croix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Y4SJU</text:p>
          </table:table-cell>
          <table:table-cell office:value-type="string" calcext:value-type="string">
            <text:p>67 - Bas-Rhin | Westhoffen | 032 anciennement 140 anciennement Principale (rue rue Birri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Consolidation à effectuer sur le grès, surtout parties sculptées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Y729C</text:p>
          </table:table-cell>
          <table:table-cell office:value-type="string" calcext:value-type="string">
            <text:p>67 - Bas-Rhin | Wimmenau</text:p>
          </table:table-cell>
          <table:table-cell office:value-type="string" calcext:value-type="string">
            <text:p>Eglise protestant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Y7AYS</text:p>
          </table:table-cell>
          <table:table-cell office:value-type="string" calcext:value-type="string">
            <text:p>68 - Haut-Rhin | Kaysersberg Vignoble</text:p>
          </table:table-cell>
          <table:table-cell office:value-type="string" calcext:value-type="string">
            <text:p>Château des Ifs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Tvx réalisés sur dépendances, passage d'entrée, murs de clôture. Intérieurs non visités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YDBPD</text:p>
          </table:table-cell>
          <table:table-cell office:value-type="string" calcext:value-type="string">
            <text:p>68 - Haut-Rhin | Colmar | Grand' rue 011 013 015 017 019</text:p>
          </table:table-cell>
          <table:table-cell office:value-type="string" calcext:value-type="string">
            <text:p>Arcades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joints ouverts, nombreuses pierres de taille cassées ou délitées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YFZGL</text:p>
          </table:table-cell>
          <table:table-cell office:value-type="string" calcext:value-type="string">
            <text:p>67 - Bas-Rhin | Strasbourg | 013 rue Fischart</text:p>
          </table:table-cell>
          <table:table-cell office:value-type="string" calcext:value-type="string">
            <text:p>Villa 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ien entretenue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YG4YI</text:p>
          </table:table-cell>
          <table:table-cell office:value-type="string" calcext:value-type="string">
            <text:p>68 - Haut-Rhin | Masevaux-Niederbruck | 016 place des Allié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xcellent état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YG5AC</text:p>
          </table:table-cell>
          <table:table-cell office:value-type="string" calcext:value-type="string">
            <text:p>68 - Haut-Rhin | Neuf-Brisach | place du Marché</text:p>
          </table:table-cell>
          <table:table-cell office:value-type="string" calcext:value-type="string">
            <text:p>Hôtel de Vil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Achèvement restauration façades/charpente/couverture en avril 2018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YHM21</text:p>
          </table:table-cell>
          <table:table-cell office:value-type="string" calcext:value-type="string">
            <text:p>68 - Haut-Rhin | Ammerschwihr | 001 place du Vieux-Marché</text:p>
          </table:table-cell>
          <table:table-cell office:value-type="string" calcext:value-type="string">
            <text:p>Enceinte fortifiée urbaine (ancienne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ettoyage à prévoir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YHU2C</text:p>
          </table:table-cell>
          <table:table-cell office:value-type="string" calcext:value-type="string">
            <text:p>68 - Haut-Rhin | Herrlisheim-près-Colmar | 008 anciennement 161 rue Principale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Jambage gauche fortement altéré. Encadrement pierre altéré. Joints cimentés. Croûte noire.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YJFAM</text:p>
          </table:table-cell>
          <table:table-cell office:value-type="string" calcext:value-type="string">
            <text:p>68 - Haut-Rhin | Kaysersberg Vignoble | place Henri-Jaeglé</text:p>
          </table:table-cell>
          <table:table-cell office:value-type="string" calcext:value-type="string">
            <text:p>Tour Kesslerturm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/>
          <table:table-cell office:value-type="string" calcext:value-type="string">
            <text:p>- Prévoir enlèvement végétation (lierre ou vigne vierge).</text:p>
          </table:table-cell>
          <table:table-cell office:value-type="string" calcext:value-type="string">
            <text:p>philippe.forges.culture.gouv.fr</text:p>
          </table:table-cell>
        </table:table-row>
        <table:table-row table:style-name="ro1">
          <table:table-cell office:value-type="string" calcext:value-type="string">
            <text:p>IYKZP1</text:p>
          </table:table-cell>
          <table:table-cell office:value-type="string" calcext:value-type="string">
            <text:p>68 - Haut-Rhin | Masevaux-Niederbruck | 014 place des Allié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résence de bouchons en ciment/platre, ouvrant en bon état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YL03D</text:p>
          </table:table-cell>
          <table:table-cell office:value-type="string" calcext:value-type="string">
            <text:p>68 - Haut-Rhin | Colmar | 011 anciennement Mercière (rue rue des Marchands</text:p>
          </table:table-cell>
          <table:table-cell office:value-type="string" calcext:value-type="string">
            <text:p>Maison Pfister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2013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YL2BZ</text:p>
          </table:table-cell>
          <table:table-cell office:value-type="string" calcext:value-type="string">
            <text:p>68 - Haut-Rhin | Colmar | 009 rue de Turenne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ersonne privée physiqu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ersement oriel, pierres cassées, fissures, escalier en vis cassé, bois non entretenus, xylophages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YN8B4</text:p>
          </table:table-cell>
          <table:table-cell office:value-type="string" calcext:value-type="string">
            <text:p>67 - Bas-Rhin | Haguenau | 55-57 Grand' rue .</text:p>
          </table:table-cell>
          <table:table-cell office:value-type="string" calcext:value-type="string">
            <text:p>Ancien hôtel du bailli Hoffmann </text:p>
          </table:table-cell>
          <table:table-cell office:value-type="string" calcext:value-type="string">
            <text:p>personne privée moral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lissures importantes, pierre de taille pulvérulente et desquamée, sous-face balcons mauvais état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YS2HA</text:p>
          </table:table-cell>
          <table:table-cell office:value-type="string" calcext:value-type="string">
            <text:p>68 - Haut-Rhin | Kaysersberg Vignoble</text:p>
          </table:table-cell>
          <table:table-cell office:value-type="string" calcext:value-type="string">
            <text:p>Château de Reichenstein (ancien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enduits défectueux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YSEUO</text:p>
          </table:table-cell>
          <table:table-cell office:value-type="string" calcext:value-type="string">
            <text:p>68 - Haut-Rhin | Colmar | 006 rue Morel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eintures organiques cloquées, pierres de taille avec peintures écaillées </text:p>
          </table:table-cell>
          <table:table-cell office:value-type="string" calcext:value-type="string">
            <text:p>gregory.schott.culture.gouv.fr</text:p>
          </table:table-cell>
        </table:table-row>
        <table:table-row table:style-name="ro1">
          <table:table-cell office:value-type="string" calcext:value-type="string">
            <text:p>IYTAJ0</text:p>
          </table:table-cell>
          <table:table-cell office:value-type="string" calcext:value-type="string">
            <text:p>67 - Bas-Rhin | Neuwiller-lès-Saverne | cour du Chapître</text:p>
          </table:table-cell>
          <table:table-cell office:value-type="string" calcext:value-type="string">
            <text:p>Chapelle Saint-Nicolas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ucun entretien ni mise en valeur des vestiges presence de mouss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YTCNH</text:p>
          </table:table-cell>
          <table:table-cell office:value-type="string" calcext:value-type="string">
            <text:p>68 - Haut-Rhin | Altkirch | place de la République</text:p>
          </table:table-cell>
          <table:table-cell office:value-type="string" calcext:value-type="string">
            <text:p>Porte de ville (vieille)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complète 2015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YTIUT</text:p>
          </table:table-cell>
          <table:table-cell office:value-type="string" calcext:value-type="string">
            <text:p>67 - Bas-Rhin | Strasbourg | 003 quai Saint-Thomas</text:p>
          </table:table-cell>
          <table:table-cell office:value-type="string" calcext:value-type="string">
            <text:p>Hôtel Weitz (ancien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YTQPJ</text:p>
          </table:table-cell>
          <table:table-cell office:value-type="string" calcext:value-type="string">
            <text:p>67 - Bas-Rhin | Wangen</text:p>
          </table:table-cell>
          <table:table-cell office:value-type="string" calcext:value-type="string">
            <text:p>Eglise simultanée Saint-Etienn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YUG31</text:p>
          </table:table-cell>
          <table:table-cell office:value-type="string" calcext:value-type="string">
            <text:p>67 - Bas-Rhin | Dambach-la-Ville | 013 anciennement 185 place du Marché</text:p>
          </table:table-cell>
          <table:table-cell office:value-type="string" calcext:value-type="string">
            <text:p>Auberge de la Couronn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YW59B</text:p>
          </table:table-cell>
          <table:table-cell office:value-type="string" calcext:value-type="string">
            <text:p>67 - Bas-Rhin | Stotzheim | 021 rue du Bas-Village</text:p>
          </table:table-cell>
          <table:table-cell office:value-type="string" calcext:value-type="string">
            <text:p>Château de Grünstein</text:p>
          </table:table-cell>
          <table:table-cell/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YXRHH</text:p>
          </table:table-cell>
          <table:table-cell office:value-type="string" calcext:value-type="string">
            <text:p>67 - Bas-Rhin | Dambach-la-Ville | 2 rue des Tonneliers anciennement 179 place du marché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Z0U94</text:p>
          </table:table-cell>
          <table:table-cell office:value-type="string" calcext:value-type="string">
            <text:p>67 - Bas-Rhin | Strasbourg | 001 rue des Pontonniers</text:p>
          </table:table-cell>
          <table:table-cell office:value-type="string" calcext:value-type="string">
            <text:p>Lycée international des Pontonnier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uites en toiture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Z29YY</text:p>
          </table:table-cell>
          <table:table-cell office:value-type="string" calcext:value-type="string">
            <text:p>67 - Bas-Rhin | Wolfskirchen</text:p>
          </table:table-cell>
          <table:table-cell office:value-type="string" calcext:value-type="string">
            <text:p>Pont sur l'Isch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2-09-26" calcext:value-type="date">
            <text:p>26/09/2012</text:p>
          </table:table-cell>
          <table:table-cell office:value-type="string" calcext:value-type="string">
            <text:p>moy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Z2H67</text:p>
          </table:table-cell>
          <table:table-cell office:value-type="string" calcext:value-type="string">
            <text:p>67 - Bas-Rhin | Obernai</text:p>
          </table:table-cell>
          <table:table-cell office:value-type="string" calcext:value-type="string">
            <text:p>Halle aux blés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esquamation partielle des grès en parties basses. entretien régulier.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Z3RE3</text:p>
          </table:table-cell>
          <table:table-cell office:value-type="string" calcext:value-type="string">
            <text:p>67 - Bas-Rhin | Drulingen | 039 rue du Général-Leclerc</text:p>
          </table:table-cell>
          <table:table-cell office:value-type="string" calcext:value-type="string">
            <text:p>Domain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Z4FA5</text:p>
          </table:table-cell>
          <table:table-cell office:value-type="string" calcext:value-type="string">
            <text:p>68 - Haut-Rhin | Huningue | place Abbatucci</text:p>
          </table:table-cell>
          <table:table-cell office:value-type="string" calcext:value-type="string">
            <text:p>Monument du Général Abbatucci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é en 2014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Z4GJQ</text:p>
          </table:table-cell>
          <table:table-cell office:value-type="string" calcext:value-type="string">
            <text:p>67 - Bas-Rhin | Obermodern-Zutzendorf</text:p>
          </table:table-cell>
          <table:table-cell office:value-type="string" calcext:value-type="string">
            <text:p>Eglise protestant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Z6NHT</text:p>
          </table:table-cell>
          <table:table-cell office:value-type="string" calcext:value-type="string">
            <text:p>67 - Bas-Rhin | Fort-Louis</text:p>
          </table:table-cell>
          <table:table-cell office:value-type="string" calcext:value-type="string">
            <text:p>Eglise catholique Saint-Louis (DEMOLIE)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2-09-25" calcext:value-type="date">
            <text:p>25/09/2012</text:p>
          </table:table-cell>
          <table:table-cell office:value-type="string" calcext:value-type="string">
            <text:p>b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Z7O2U</text:p>
          </table:table-cell>
          <table:table-cell office:value-type="string" calcext:value-type="string">
            <text:p>68 - Haut-Rhin | Riquewihr | 006 rue des Ecuries</text:p>
          </table:table-cell>
          <table:table-cell office:value-type="string" calcext:value-type="string">
            <text:p>Maison Méquille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aval. des façades : grès, pans de bois, menuiseries - Plafonds peints à restaurer (non entretenus)</text:p>
          </table:table-cell>
          <table:table-cell office:value-type="string" calcext:value-type="string">
            <text:p>michele.broisin.culture.gouv.fr</text:p>
          </table:table-cell>
        </table:table-row>
        <table:table-row table:style-name="ro1">
          <table:table-cell office:value-type="string" calcext:value-type="string">
            <text:p>IZ8QGM</text:p>
          </table:table-cell>
          <table:table-cell office:value-type="string" calcext:value-type="string">
            <text:p>67 - Bas-Rhin | Strasbourg | 027 rue Bain-aux-Plantes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oiture à remplacer, grès, appui, jambage de fenêtre à remplacer <text:s text:c="24"/>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Z9RGK</text:p>
          </table:table-cell>
          <table:table-cell office:value-type="string" calcext:value-type="string">
            <text:p>67 - Bas-Rhin | Surbourg | place de l'Eglise</text:p>
          </table:table-cell>
          <table:table-cell office:value-type="string" calcext:value-type="string">
            <text:p>Collégiale (ancienne)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stauré en 2017-2018, mais façades extérieures à rejointoyer ou enduire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Z9SC5</text:p>
          </table:table-cell>
          <table:table-cell office:value-type="string" calcext:value-type="string">
            <text:p>68 - Haut-Rhin | Wittenheim | rue Jean-Jacques-Henner</text:p>
          </table:table-cell>
          <table:table-cell office:value-type="string" calcext:value-type="string">
            <text:p>Eglise catholique Sainte-Barbe</text:p>
          </table:table-cell>
          <table:table-cell office:value-type="string" calcext:value-type="string">
            <text:p>société privé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/>
          <table:table-cell office:value-type="string" calcext:value-type="string">
            <text:p>remontées capillaires importantes 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ZAA72</text:p>
          </table:table-cell>
          <table:table-cell office:value-type="string" calcext:value-type="string">
            <text:p>68 - Haut-Rhin | Altkirch | place de la République</text:p>
          </table:table-cell>
          <table:table-cell office:value-type="string" calcext:value-type="string">
            <text:p>Hôtel de Ville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emontées capillaires, travaux d'entretien à prévoir sur la couverture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ZAJ64</text:p>
          </table:table-cell>
          <table:table-cell office:value-type="string" calcext:value-type="string">
            <text:p>68 - Haut-Rhin | Masevaux-Niederbruck | place du Lieutenant-Colonel-de-Gayardon</text:p>
          </table:table-cell>
          <table:table-cell office:value-type="string" calcext:value-type="string">
            <text:p>Eglise catholique Saint-Marti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ouvertines refaites à la fin des années 1990,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ZCIRV</text:p>
          </table:table-cell>
          <table:table-cell office:value-type="string" calcext:value-type="string">
            <text:p>67 - Bas-Rhin | Obernai | 11 rue du Château</text:p>
          </table:table-cell>
          <table:table-cell office:value-type="string" calcext:value-type="string">
            <text:p>Eglise Saint-Jean-Baptiste-d'Oberlinden (vestiges) 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anque d'entretien et mise en valeur à revoir, aujourd'hui ouvert au public et aux dégradations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ZE5N2</text:p>
          </table:table-cell>
          <table:table-cell office:value-type="string" calcext:value-type="string">
            <text:p>67 - Bas-Rhin | Strasbourg | 004 005 place Sainte-Aurélie</text:p>
          </table:table-cell>
          <table:table-cell office:value-type="string" calcext:value-type="string">
            <text:p>Eglise protestante Sainte-Aurélie</text:p>
          </table:table-cell>
          <table:table-cell office:value-type="string" calcext:value-type="string">
            <text:p>établissement public cultuel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tauration complète en 2014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ZHJFR</text:p>
          </table:table-cell>
          <table:table-cell office:value-type="string" calcext:value-type="string">
            <text:p>68 - Haut-Rhin | Bergheim | 004 route de Thannenkirch</text:p>
          </table:table-cell>
          <table:table-cell office:value-type="string" calcext:value-type="string">
            <text:p>Château de Reichenberg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eprises ponctuelles couverture, charpente, maçonnerie à prévoir. Antériorités administratives?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ZJ5R8</text:p>
          </table:table-cell>
          <table:table-cell office:value-type="string" calcext:value-type="string">
            <text:p>67 - Bas-Rhin | Dambach-la-Ville | 016 rue Saint-Sébastien</text:p>
          </table:table-cell>
          <table:table-cell office:value-type="string" calcext:value-type="string">
            <text:p>Maisons anciennes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ZLKUN</text:p>
          </table:table-cell>
          <table:table-cell office:value-type="string" calcext:value-type="string">
            <text:p>68 - Haut-Rhin | Gueberschwihr | 010 rue des Forgerons</text:p>
          </table:table-cell>
          <table:table-cell office:value-type="string" calcext:value-type="string">
            <text:p>Ferme de vigner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éri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le papier peint ce dégrade rapidement et devient pulvérulent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ZN8KG</text:p>
          </table:table-cell>
          <table:table-cell office:value-type="string" calcext:value-type="string">
            <text:p>68 - Haut-Rhin | Eguisheim | 003 anciennement Grand'Rue 212 place Château Saint-Léon</text:p>
          </table:table-cell>
          <table:table-cell office:value-type="string" calcext:value-type="string">
            <text:p>Maison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Couverture: tuiles à remplacer (projet de travaux pour transformation en restaurant en cours)</text:p>
          </table:table-cell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ZODDO</text:p>
          </table:table-cell>
          <table:table-cell office:value-type="string" calcext:value-type="string">
            <text:p>68 - Haut-Rhin | Masevaux-Niederbruck | 009 place des Alliés</text:p>
          </table:table-cell>
          <table:table-cell office:value-type="string" calcext:value-type="string">
            <text:p>Abbaye (ancienne)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avaux enduit, menuiserie, abords réalisés en infraction et non conformes en 2014</text:p>
          </table:table-cell>
          <table:table-cell office:value-type="string" calcext:value-type="string">
            <text:p>carole.pezzoli.culture.gouv.fr</text:p>
          </table:table-cell>
        </table:table-row>
        <table:table-row table:style-name="ro1">
          <table:table-cell office:value-type="string" calcext:value-type="string">
            <text:p>IZPAE7</text:p>
          </table:table-cell>
          <table:table-cell office:value-type="string" calcext:value-type="string">
            <text:p>67 - Bas-Rhin | Ingwiller | rue du 11 Novembre</text:p>
          </table:table-cell>
          <table:table-cell office:value-type="string" calcext:value-type="string">
            <text:p>Enceinte fortifié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ZPVBA</text:p>
          </table:table-cell>
          <table:table-cell office:value-type="string" calcext:value-type="string">
            <text:p>67 - Bas-Rhin | Strasbourg | 002 place du Château</text:p>
          </table:table-cell>
          <table:table-cell office:value-type="string" calcext:value-type="string">
            <text:p>Palais des Rohan</text:p>
          </table:table-cell>
          <table:table-cell/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issuration en sous-sol, diagnostic demandé. Désordres nombreux du porche</text:p>
          </table:table-cell>
          <table:table-cell office:value-type="string" calcext:value-type="string">
            <text:p>louis-napoleon.panel.culture.gouv.fr</text:p>
          </table:table-cell>
        </table:table-row>
        <table:table-row table:style-name="ro1">
          <table:table-cell office:value-type="string" calcext:value-type="string">
            <text:p>IZQ6C1</text:p>
          </table:table-cell>
          <table:table-cell office:value-type="string" calcext:value-type="string">
            <text:p>67 - Bas-Rhin | Strasbourg | 001 quai des Moulins</text:p>
          </table:table-cell>
          <table:table-cell office:value-type="string" calcext:value-type="string">
            <text:p>Immeuble</text:p>
          </table:table-cell>
          <table:table-cell/>
          <table:table-cell office:value-type="string" calcext:value-type="string">
            <text:p>classement partiel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zinguerie en bon état, tête de sablière de pan de bois réparé à la résine,couverture rives maçonnées</text:p>
          </table:table-cell>
          <table:table-cell office:value-type="string" calcext:value-type="string">
            <text:p>thierry.grienenberger.culture.gouv.fr</text:p>
          </table:table-cell>
        </table:table-row>
        <table:table-row table:style-name="ro1">
          <table:table-cell office:value-type="string" calcext:value-type="string">
            <text:p>IZS7YS</text:p>
          </table:table-cell>
          <table:table-cell office:value-type="string" calcext:value-type="string">
            <text:p>67 - Bas-Rhin | Bouxwiller | Grand' rue 029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emeline.sellner.culture.gouv.fr</text:p>
          </table:table-cell>
        </table:table-row>
        <table:table-row table:style-name="ro1">
          <table:table-cell office:value-type="string" calcext:value-type="string">
            <text:p>IZSVHL</text:p>
          </table:table-cell>
          <table:table-cell office:value-type="string" calcext:value-type="string">
            <text:p>67 - Bas-Rhin | Wimmenau | 031 032 rue Principale</text:p>
          </table:table-cell>
          <table:table-cell office:value-type="string" calcext:value-type="string">
            <text:p>Maison et moulin à hui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ZTWWM</text:p>
          </table:table-cell>
          <table:table-cell office:value-type="string" calcext:value-type="string">
            <text:p>67 - Bas-Rhin | Eschau | rue de la Première-Division-Blindée</text:p>
          </table:table-cell>
          <table:table-cell office:value-type="string" calcext:value-type="string">
            <text:p>Eglise Saint-Trophime</text:p>
          </table:table-cell>
          <table:table-cell office:value-type="string" calcext:value-type="string">
            <text:p>autre personne publique</text:p>
          </table:table-cell>
          <table:table-cell office:value-type="string" calcext:value-type="string">
            <text:p>classement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ise hors d'eau à prévoir,la couverture ne fait plus son office. maçonneries et charpente à assainir</text:p>
          </table:table-cell>
          <table:table-cell office:value-type="string" calcext:value-type="string">
            <text:p>karim.belabassi.culture.gouv.fr</text:p>
          </table:table-cell>
        </table:table-row>
        <table:table-row table:style-name="ro1">
          <table:table-cell office:value-type="string" calcext:value-type="string">
            <text:p>IZUJTE</text:p>
          </table:table-cell>
          <table:table-cell office:value-type="string" calcext:value-type="string">
            <text:p>68 - Haut-Rhin | Rouffach | 007 place de la République</text:p>
          </table:table-cell>
          <table:table-cell office:value-type="string" calcext:value-type="string">
            <text:p>Maison de l'Oeuvre Notre-Dame (ancienne)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paul-henri.laliere.culture.gouv.fr</text:p>
          </table:table-cell>
        </table:table-row>
        <table:table-row table:style-name="ro1">
          <table:table-cell office:value-type="string" calcext:value-type="string">
            <text:p>IZUTS1</text:p>
          </table:table-cell>
          <table:table-cell office:value-type="string" calcext:value-type="string">
            <text:p>67 - Bas-Rhin | Rosheim | anciennement République (place de la place de l'Hôtel-de-Ville</text:p>
          </table:table-cell>
          <table:table-cell office:value-type="string" calcext:value-type="string">
            <text:p>Puits 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ZVLHR</text:p>
          </table:table-cell>
          <table:table-cell office:value-type="string" calcext:value-type="string">
            <text:p>67 - Bas-Rhin | Odratzheim | 010 rue du Château</text:p>
          </table:table-cell>
          <table:table-cell office:value-type="string" calcext:value-type="string">
            <text:p>Château</text:p>
          </table:table-cell>
          <table:table-cell/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scalier intérieur non vu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ZWI5U</text:p>
          </table:table-cell>
          <table:table-cell office:value-type="string" calcext:value-type="string">
            <text:p>67 - Bas-Rhin | Wissembourg | 002 quai anse lmann</text:p>
          </table:table-cell>
          <table:table-cell office:value-type="string" calcext:value-type="string">
            <text:p>Maison Vogelsberger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ntérieurs non vus. Enduit vétuste, peinture étanche, étanchéité balcon défaillante.</text:p>
          </table:table-cell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ZWIXN</text:p>
          </table:table-cell>
          <table:table-cell office:value-type="string" calcext:value-type="string">
            <text:p>67 - Bas-Rhin | Strasbourg | 011 rue de la Nuée-Bleue</text:p>
          </table:table-cell>
          <table:table-cell office:value-type="string" calcext:value-type="string">
            <text:p>Hôtel de Police (ancien)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eprise ponctuelle des grès, infiltration en couvertures, reprise des chéneaux </text:p>
          </table:table-cell>
          <table:table-cell office:value-type="string" calcext:value-type="string">
            <text:p>marie-helene.caissutti.culture.gouv.fr</text:p>
          </table:table-cell>
        </table:table-row>
        <table:table-row table:style-name="ro1">
          <table:table-cell office:value-type="string" calcext:value-type="string">
            <text:p>IZWO7J</text:p>
          </table:table-cell>
          <table:table-cell office:value-type="string" calcext:value-type="string">
            <text:p>68 - Haut-Rhin | Ensisheim | 006 place de l'Eglise</text:p>
          </table:table-cell>
          <table:table-cell office:value-type="string" calcext:value-type="string">
            <text:p>Hôtel de l'Intendant d'Alsace (ancien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cription partielle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bon</text:p>
          </table:table-cell>
          <table:table-cell table:number-columns-repeated="2"/>
          <table:table-cell office:value-type="string" calcext:value-type="string">
            <text:p>marie.menrath.culture.gouv.fr</text:p>
          </table:table-cell>
        </table:table-row>
        <table:table-row table:style-name="ro1">
          <table:table-cell office:value-type="string" calcext:value-type="string">
            <text:p>IZWY8G</text:p>
          </table:table-cell>
          <table:table-cell office:value-type="string" calcext:value-type="string">
            <text:p>67 - Bas-Rhin | Wingersheim les Quatre Bans</text:p>
          </table:table-cell>
          <table:table-cell office:value-type="string" calcext:value-type="string">
            <text:p>Château (vestiges)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inscription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IZX5YJ</text:p>
          </table:table-cell>
          <table:table-cell office:value-type="string" calcext:value-type="string">
            <text:p>67 - Bas-Rhin | Neubois</text:p>
          </table:table-cell>
          <table:table-cell office:value-type="string" calcext:value-type="string">
            <text:p>Enceinte protohistorique de la Frankenbourg</text:p>
          </table:table-cell>
          <table:table-cell/>
          <table:table-cell office:value-type="string" calcext:value-type="string">
            <text:p>inscription</text:p>
          </table:table-cell>
          <table:table-cell office:value-type="date" office:date-value="2018-12-31" calcext:value-type="date">
            <text:p>31/12/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karim.belabassi.culture.gouv.fr</text:p>
          </table:table-cell>
        </table:table-row>
      </table:table>
      <table:named-expressions/>
      <table:database-ranges>
        <table:database-range table:name="__Anonymous_Sheet_DB__0" table:target-range-address="Export.A1:Export.L13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2-10-27T12:41:13.937000000</meta:creation-date>
    <meta:editing-duration>PT5M11S</meta:editing-duration>
    <meta:editing-cycles>3</meta:editing-cycles>
    <dc:date>2022-10-28T17:01:56.304545650</dc:date>
    <meta:document-statistic meta:table-count="1" meta:cell-count="14707" meta:object-count="0"/>
    <meta:user-defined meta:name="Info 1"/>
    <meta:user-defined meta:name="Info 2"/>
    <meta:user-defined meta:name="Info 3"/>
    <meta:user-defined meta:name="Info 4"/>
  </office:meta>
</office:document-meta>
</file>